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1.0504in" svg:y="0.3307in">
            <draw:object draw:notify-on-update-of-ranges="Sheet1.G2:Sheet1.G231 Sheet1.B1:Sheet1.B1 Sheet1.B2:Sheet1.B231 Sheet1.G2:Sheet1.G231 Sheet1.C1:Sheet1.C1 Sheet1.C2:Sheet1.C231 Sheet1.G2:Sheet1.G231 Sheet1.A1:Sheet1.A1 Sheet1.A2:Sheet1.A231 Sheet1.G2:Sheet1.G231 Sheet1.D1:Sheet1.D1 Sheet1.D2:Sheet1.D231 Sheet1.G2:Sheet1.G231 Sheet1.E1:Sheet1.E1 Sheet1.E2:Sheet1.E231 Sheet1.G2:Sheet1.G231 Sheet1.F1:Sheet1.F1 Sheet1.F2:Sheet1.F2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0295in" svg:y="4.0764in">
            <draw:object draw:notify-on-update-of-ranges="Sheet1.G2:Sheet1.G2 Sheet1.A1:Sheet1.A2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1.0201in" svg:y="7.8094in">
            <draw:object draw:notify-on-update-of-ranges="Sheet1.B1:Sheet1.B1 Sheet1.B2:Sheet1.B2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4.8087in" svg:y="0.5728in">
            <draw:object draw:notify-on-update-of-ranges="Sheet1.C1:Sheet1.C1 Sheet1.C2:Sheet1.C2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1.0126in" svg:y="11.4488in">
            <draw:object draw:notify-on-update-of-ranges="Sheet1.E1:Sheet1.E1 Sheet1.E2:Sheet1.E2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6.2988in" svg:height="3.5429in" svg:x="4.4713in" svg:y="7.6945in">
            <draw:object draw:notify-on-update-of-ranges="Sheet1.F1:Sheet1.F1 Sheet1.F2:Sheet1.F2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6.2988in" svg:height="3.5429in" svg:x="4.7575in" svg:y="4.1913in">
            <draw:object draw:notify-on-update-of-ranges="Sheet1.D1:Sheet1.D1 Sheet1.D2:Sheet1.D2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7.161in" svg:height="4.026in" svg:x="17.5122in" svg:y="0.2197in">
            <draw:object draw:notify-on-update-of-ranges="Sheet1.B1:Sheet1.B1 Sheet1.B2:Sheet1.B231 Sheet1.A1:Sheet1.A1 Sheet1.A2:Sheet1.A231 Sheet1.C1:Sheet1.C1 Sheet1.C2:Sheet1.C2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8" draw:style-name="gr1" draw:text-style-name="P1" svg:width="7.0827in" svg:height="3.8693in" svg:x="17.5122in" svg:y="3.9528in">
            <draw:object draw:notify-on-update-of-ranges="Sheet1.D1:Sheet1.D1 Sheet1.D2:Sheet1.D231 Sheet1.E1:Sheet1.E1 Sheet1.E2:Sheet1.E231 Sheet1.F1:Sheet1.F1 Sheet1.F2:Sheet1.F23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lter, triagiert</text:p>
          </table:table-cell>
          <table:table-cell office:value-type="string" calcext:value-type="string">
            <text:p>Filter, Personalmenge</text:p>
          </table:table-cell>
          <table:table-cell office:value-type="string" calcext:value-type="string">
            <text:p>Berliner Sichtung</text:p>
          </table:table-cell>
          <table:table-cell office:value-type="string" calcext:value-type="string">
            <text:p>Personalpriorität</text:p>
          </table:table-cell>
          <table:table-cell office:value-type="string" calcext:value-type="string">
            <text:p>Triage, <text:s/>Anweisung</text:p>
          </table:table-cell>
          <table:table-cell office:value-type="string" calcext:value-type="string">
            <text:p>Symptom Kombination</text:p>
          </table:table-cell>
          <table:table-cell/>
        </table:table-row>
        <table:table-row table:style-name="ro1">
          <table:table-cell office:value-type="float" office:value="0.000489721999656467" calcext:value-type="float">
            <text:p>0.000489721999656467</text:p>
          </table:table-cell>
          <table:table-cell office:value-type="float" office:value="0.000732690999939223" calcext:value-type="float">
            <text:p>0.000732690999939223</text:p>
          </table:table-cell>
          <table:table-cell office:value-type="float" office:value="0.000876989999596844" calcext:value-type="float">
            <text:p>0.000876989999596844</text:p>
          </table:table-cell>
          <table:table-cell office:value-type="float" office:value="0.00093449399992096" calcext:value-type="float">
            <text:p>0.00093449399992096</text:p>
          </table:table-cell>
          <table:table-cell office:value-type="float" office:value="0.000983622999228828" calcext:value-type="float">
            <text:p>0.000983622999228828</text:p>
          </table:table-cell>
          <table:table-cell office:value-type="float" office:value="0.000407444000302348" calcext:value-type="float">
            <text:p>0.000407444000302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58514999384352" calcext:value-type="float">
            <text:p>0.000158514999384352</text:p>
          </table:table-cell>
          <table:table-cell office:value-type="float" office:value="0.000280815999758488" calcext:value-type="float">
            <text:p>0.000280815999758488</text:p>
          </table:table-cell>
          <table:table-cell office:value-type="float" office:value="0.000315809000312584" calcext:value-type="float">
            <text:p>0.000315809000312584</text:p>
          </table:table-cell>
          <table:table-cell office:value-type="float" office:value="0.000203376000172284" calcext:value-type="float">
            <text:p>0.000203376000172284</text:p>
          </table:table-cell>
          <table:table-cell office:value-type="float" office:value="0.000214305999179487" calcext:value-type="float">
            <text:p>0.000214305999179487</text:p>
          </table:table-cell>
          <table:table-cell office:value-type="float" office:value="0.000280676000329549" calcext:value-type="float">
            <text:p>0.0002806760003295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149069000144664" calcext:value-type="float">
            <text:p>0.000149069000144664</text:p>
          </table:table-cell>
          <table:table-cell office:value-type="float" office:value="0.000297986999612476" calcext:value-type="float">
            <text:p>0.000297986999612476</text:p>
          </table:table-cell>
          <table:table-cell office:value-type="float" office:value="0.000500121000186482" calcext:value-type="float">
            <text:p>0.000500121000186482</text:p>
          </table:table-cell>
          <table:table-cell office:value-type="float" office:value="0.000234572999943339" calcext:value-type="float">
            <text:p>0.000234572999943339</text:p>
          </table:table-cell>
          <table:table-cell office:value-type="float" office:value="0.00015355699997599" calcext:value-type="float">
            <text:p>0.00015355699997599</text:p>
          </table:table-cell>
          <table:table-cell office:value-type="float" office:value="0.00046893499984435" calcext:value-type="float">
            <text:p>0.000468934999844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189332000445575" calcext:value-type="float">
            <text:p>0.000189332000445575</text:p>
          </table:table-cell>
          <table:table-cell office:value-type="float" office:value="0.000321780000376748" calcext:value-type="float">
            <text:p>0.000321780000376748</text:p>
          </table:table-cell>
          <table:table-cell office:value-type="float" office:value="0.000208235000172863" calcext:value-type="float">
            <text:p>0.000208235000172863</text:p>
          </table:table-cell>
          <table:table-cell office:value-type="float" office:value="0.00017440500050725" calcext:value-type="float">
            <text:p>0.00017440500050725</text:p>
          </table:table-cell>
          <table:table-cell office:value-type="float" office:value="0.000175956999555638" calcext:value-type="float">
            <text:p>0.000175956999555638</text:p>
          </table:table-cell>
          <table:table-cell office:value-type="float" office:value="0.000527088999660919" calcext:value-type="float">
            <text:p>0.0005270889996609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332168000568345" calcext:value-type="float">
            <text:p>0.000332168000568345</text:p>
          </table:table-cell>
          <table:table-cell office:value-type="float" office:value="0.000320067000757263" calcext:value-type="float">
            <text:p>0.000320067000757263</text:p>
          </table:table-cell>
          <table:table-cell office:value-type="float" office:value="0.000718954999683774" calcext:value-type="float">
            <text:p>0.000718954999683774</text:p>
          </table:table-cell>
          <table:table-cell office:value-type="float" office:value="0.00026601900026435" calcext:value-type="float">
            <text:p>0.00026601900026435</text:p>
          </table:table-cell>
          <table:table-cell office:value-type="float" office:value="0.000165137000294635" calcext:value-type="float">
            <text:p>0.000165137000294635</text:p>
          </table:table-cell>
          <table:table-cell office:value-type="float" office:value="0.000297686999147118" calcext:value-type="float">
            <text:p>0.0002976869991471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160730000061449" calcext:value-type="float">
            <text:p>0.000160730000061449</text:p>
          </table:table-cell>
          <table:table-cell office:value-type="float" office:value="0.000272852000307466" calcext:value-type="float">
            <text:p>0.000272852000307466</text:p>
          </table:table-cell>
          <table:table-cell office:value-type="float" office:value="0.000189211999895633" calcext:value-type="float">
            <text:p>0.000189211999895633</text:p>
          </table:table-cell>
          <table:table-cell office:value-type="float" office:value="0.000247816999944916" calcext:value-type="float">
            <text:p>0.000247816999944916</text:p>
          </table:table-cell>
          <table:table-cell office:value-type="float" office:value="0.000178701999175246" calcext:value-type="float">
            <text:p>0.000178701999175246</text:p>
          </table:table-cell>
          <table:table-cell office:value-type="float" office:value="0.000236265999774332" calcext:value-type="float">
            <text:p>0.0002362659997743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178913000127068" calcext:value-type="float">
            <text:p>0.000178913000127068</text:p>
          </table:table-cell>
          <table:table-cell office:value-type="float" office:value="0.000244191000092542" calcext:value-type="float">
            <text:p>0.000244191000092542</text:p>
          </table:table-cell>
          <table:table-cell office:value-type="float" office:value="0.0002498009998817" calcext:value-type="float">
            <text:p>0.0002498009998817</text:p>
          </table:table-cell>
          <table:table-cell office:value-type="float" office:value="0.000194420999832801" calcext:value-type="float">
            <text:p>0.000194420999832801</text:p>
          </table:table-cell>
          <table:table-cell office:value-type="float" office:value="0.000179693999598385" calcext:value-type="float">
            <text:p>0.000179693999598385</text:p>
          </table:table-cell>
          <table:table-cell office:value-type="float" office:value="0.000741799000024912" calcext:value-type="float">
            <text:p>0.0007417990000249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181548000000475" calcext:value-type="float">
            <text:p>0.000181548000000475</text:p>
          </table:table-cell>
          <table:table-cell office:value-type="float" office:value="0.00029207699935796" calcext:value-type="float">
            <text:p>0.00029207699935796</text:p>
          </table:table-cell>
          <table:table-cell office:value-type="float" office:value="0.000296816000627587" calcext:value-type="float">
            <text:p>0.000296816000627587</text:p>
          </table:table-cell>
          <table:table-cell office:value-type="float" office:value="0.000221629999941797" calcext:value-type="float">
            <text:p>0.000221629999941797</text:p>
          </table:table-cell>
          <table:table-cell office:value-type="float" office:value="0.000215509000554448" calcext:value-type="float">
            <text:p>0.000215509000554448</text:p>
          </table:table-cell>
          <table:table-cell office:value-type="float" office:value="0.000165780000315863" calcext:value-type="float">
            <text:p>0.0001657800003158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0150029999531398" calcext:value-type="float">
            <text:p>0.000150029999531398</text:p>
          </table:table-cell>
          <table:table-cell office:value-type="float" office:value="0.00038037699960114" calcext:value-type="float">
            <text:p>0.00038037699960114</text:p>
          </table:table-cell>
          <table:table-cell office:value-type="float" office:value="0.000676030999784416" calcext:value-type="float">
            <text:p>0.000676030999784416</text:p>
          </table:table-cell>
          <table:table-cell office:value-type="float" office:value="0.000250752000283683" calcext:value-type="float">
            <text:p>0.000250752000283683</text:p>
          </table:table-cell>
          <table:table-cell office:value-type="float" office:value="0.000221489000068686" calcext:value-type="float">
            <text:p>0.000221489000068686</text:p>
          </table:table-cell>
          <table:table-cell office:value-type="float" office:value="0.000244120999923325" calcext:value-type="float">
            <text:p>0.0002441209999233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00207533999855514" calcext:value-type="float">
            <text:p>0.000207533999855514</text:p>
          </table:table-cell>
          <table:table-cell office:value-type="float" office:value="0.000348157999724208" calcext:value-type="float">
            <text:p>0.000348157999724208</text:p>
          </table:table-cell>
          <table:table-cell office:value-type="float" office:value="0.000659379999888188" calcext:value-type="float">
            <text:p>0.000659379999888188</text:p>
          </table:table-cell>
          <table:table-cell office:value-type="float" office:value="0.000196375000086846" calcext:value-type="float">
            <text:p>0.000196375000086846</text:p>
          </table:table-cell>
          <table:table-cell office:value-type="float" office:value="0.000247396999839111" calcext:value-type="float">
            <text:p>0.000247396999839111</text:p>
          </table:table-cell>
          <table:table-cell office:value-type="float" office:value="0.000901216000784189" calcext:value-type="float">
            <text:p>0.0009012160007841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188691000403196" calcext:value-type="float">
            <text:p>0.000188691000403196</text:p>
          </table:table-cell>
          <table:table-cell office:value-type="float" office:value="0.000309709000248404" calcext:value-type="float">
            <text:p>0.000309709000248404</text:p>
          </table:table-cell>
          <table:table-cell office:value-type="float" office:value="0.00024504200064257" calcext:value-type="float">
            <text:p>0.00024504200064257</text:p>
          </table:table-cell>
          <table:table-cell office:value-type="float" office:value="0.00018828000065696" calcext:value-type="float">
            <text:p>0.00018828000065696</text:p>
          </table:table-cell>
          <table:table-cell office:value-type="float" office:value="0.000154829000166501" calcext:value-type="float">
            <text:p>0.000154829000166501</text:p>
          </table:table-cell>
          <table:table-cell office:value-type="float" office:value="0.000612775999798032" calcext:value-type="float">
            <text:p>0.0006127759997980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00330826999743294" calcext:value-type="float">
            <text:p>0.000330826999743294</text:p>
          </table:table-cell>
          <table:table-cell office:value-type="float" office:value="0.000331779000589449" calcext:value-type="float">
            <text:p>0.000331779000589449</text:p>
          </table:table-cell>
          <table:table-cell office:value-type="float" office:value="0.000487270000121498" calcext:value-type="float">
            <text:p>0.000487270000121498</text:p>
          </table:table-cell>
          <table:table-cell office:value-type="float" office:value="0.000185826000233646" calcext:value-type="float">
            <text:p>0.000185826000233646</text:p>
          </table:table-cell>
          <table:table-cell office:value-type="float" office:value="0.000225075999878754" calcext:value-type="float">
            <text:p>0.000225075999878754</text:p>
          </table:table-cell>
          <table:table-cell office:value-type="float" office:value="0.000611063000178547" calcext:value-type="float">
            <text:p>0.0006110630001785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0152646000060486" calcext:value-type="float">
            <text:p>0.000152646000060486</text:p>
          </table:table-cell>
          <table:table-cell office:value-type="float" office:value="0.000290945999950054" calcext:value-type="float">
            <text:p>0.000290945999950054</text:p>
          </table:table-cell>
          <table:table-cell office:value-type="float" office:value="0.000223282999286312" calcext:value-type="float">
            <text:p>0.000223282999286312</text:p>
          </table:table-cell>
          <table:table-cell office:value-type="float" office:value="0.000196486000277218" calcext:value-type="float">
            <text:p>0.000196486000277218</text:p>
          </table:table-cell>
          <table:table-cell office:value-type="float" office:value="0.000150892999954522" calcext:value-type="float">
            <text:p>0.000150892999954522</text:p>
          </table:table-cell>
          <table:table-cell office:value-type="float" office:value="0.000199390000489075" calcext:value-type="float">
            <text:p>0.0001993900004890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00193660000149976" calcext:value-type="float">
            <text:p>0.000193660000149976</text:p>
          </table:table-cell>
          <table:table-cell office:value-type="float" office:value="0.000324086000546231" calcext:value-type="float">
            <text:p>0.000324086000546231</text:p>
          </table:table-cell>
          <table:table-cell office:value-type="float" office:value="0.000567094999496476" calcext:value-type="float">
            <text:p>0.000567094999496476</text:p>
          </table:table-cell>
          <table:table-cell office:value-type="float" office:value="0.000222262000534101" calcext:value-type="float">
            <text:p>0.000222262000534101</text:p>
          </table:table-cell>
          <table:table-cell office:value-type="float" office:value="0.00023682800019742" calcext:value-type="float">
            <text:p>0.00023682800019742</text:p>
          </table:table-cell>
          <table:table-cell office:value-type="float" office:value="0.00051190499925724" calcext:value-type="float">
            <text:p>0.000511904999257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000215860000025714" calcext:value-type="float">
            <text:p>0.000215860000025714</text:p>
          </table:table-cell>
          <table:table-cell office:value-type="float" office:value="0.000307895999867469" calcext:value-type="float">
            <text:p>0.000307895999867469</text:p>
          </table:table-cell>
          <table:table-cell office:value-type="float" office:value="0.000206554000214965" calcext:value-type="float">
            <text:p>0.000206554000214965</text:p>
          </table:table-cell>
          <table:table-cell office:value-type="float" office:value="0.000268935999883979" calcext:value-type="float">
            <text:p>0.000268935999883979</text:p>
          </table:table-cell>
          <table:table-cell office:value-type="float" office:value="0.000209609000194177" calcext:value-type="float">
            <text:p>0.000209609000194177</text:p>
          </table:table-cell>
          <table:table-cell office:value-type="float" office:value="0.000233873000070162" calcext:value-type="float">
            <text:p>0.0002338730000701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016314499953296" calcext:value-type="float">
            <text:p>0.00016314499953296</text:p>
          </table:table-cell>
          <table:table-cell office:value-type="float" office:value="0.000442148999354686" calcext:value-type="float">
            <text:p>0.000442148999354686</text:p>
          </table:table-cell>
          <table:table-cell office:value-type="float" office:value="0.000493190999804938" calcext:value-type="float">
            <text:p>0.000493190999804938</text:p>
          </table:table-cell>
          <table:table-cell office:value-type="float" office:value="0.000175297000168939" calcext:value-type="float">
            <text:p>0.000175297000168939</text:p>
          </table:table-cell>
          <table:table-cell office:value-type="float" office:value="0.00020024200057378" calcext:value-type="float">
            <text:p>0.00020024200057378</text:p>
          </table:table-cell>
          <table:table-cell office:value-type="float" office:value="0.000663851000354043" calcext:value-type="float">
            <text:p>0.0006638510003540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0238141000409087" calcext:value-type="float">
            <text:p>0.000238141000409087</text:p>
          </table:table-cell>
          <table:table-cell office:value-type="float" office:value="0.00045926100028737" calcext:value-type="float">
            <text:p>0.00045926100028737</text:p>
          </table:table-cell>
          <table:table-cell office:value-type="float" office:value="0.000225447999582684" calcext:value-type="float">
            <text:p>0.000225447999582684</text:p>
          </table:table-cell>
          <table:table-cell office:value-type="float" office:value="0.000170737999724224" calcext:value-type="float">
            <text:p>0.000170737999724224</text:p>
          </table:table-cell>
          <table:table-cell office:value-type="float" office:value="0.000154319000102987" calcext:value-type="float">
            <text:p>0.000154319000102987</text:p>
          </table:table-cell>
          <table:table-cell office:value-type="float" office:value="0.000299350999739545" calcext:value-type="float">
            <text:p>0.0002993509997395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000228163000429049" calcext:value-type="float">
            <text:p>0.000228163000429049</text:p>
          </table:table-cell>
          <table:table-cell office:value-type="float" office:value="0.000282310000329744" calcext:value-type="float">
            <text:p>0.000282310000329744</text:p>
          </table:table-cell>
          <table:table-cell office:value-type="float" office:value="0.000248870000177703" calcext:value-type="float">
            <text:p>0.000248870000177703</text:p>
          </table:table-cell>
          <table:table-cell office:value-type="float" office:value="0.000305452000247897" calcext:value-type="float">
            <text:p>0.000305452000247897</text:p>
          </table:table-cell>
          <table:table-cell office:value-type="float" office:value="0.000290115000098012" calcext:value-type="float">
            <text:p>0.000290115000098012</text:p>
          </table:table-cell>
          <table:table-cell office:value-type="float" office:value="0.000571454000237281" calcext:value-type="float">
            <text:p>0.0005714540002372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0347077999322209" calcext:value-type="float">
            <text:p>0.000347077999322209</text:p>
          </table:table-cell>
          <table:table-cell office:value-type="float" office:value="0.000317815000016708" calcext:value-type="float">
            <text:p>0.000317815000016708</text:p>
          </table:table-cell>
          <table:table-cell office:value-type="float" office:value="0.000378043999262445" calcext:value-type="float">
            <text:p>0.000378043999262445</text:p>
          </table:table-cell>
          <table:table-cell office:value-type="float" office:value="0.000289963999421161" calcext:value-type="float">
            <text:p>0.000289963999421161</text:p>
          </table:table-cell>
          <table:table-cell office:value-type="float" office:value="0.000236256999414763" calcext:value-type="float">
            <text:p>0.000236256999414763</text:p>
          </table:table-cell>
          <table:table-cell office:value-type="float" office:value="0.000774901000113459" calcext:value-type="float">
            <text:p>0.0007749010001134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000197757000023557" calcext:value-type="float">
            <text:p>0.000197757000023557</text:p>
          </table:table-cell>
          <table:table-cell office:value-type="float" office:value="0.000332200999764609" calcext:value-type="float">
            <text:p>0.000332200999764609</text:p>
          </table:table-cell>
          <table:table-cell office:value-type="float" office:value="0.000545666999641981" calcext:value-type="float">
            <text:p>0.000545666999641981</text:p>
          </table:table-cell>
          <table:table-cell office:value-type="float" office:value="0.000298509999993257" calcext:value-type="float">
            <text:p>0.000298509999993257</text:p>
          </table:table-cell>
          <table:table-cell office:value-type="float" office:value="0.000478505000501173" calcext:value-type="float">
            <text:p>0.000478505000501173</text:p>
          </table:table-cell>
          <table:table-cell office:value-type="float" office:value="0.000669840999762528" calcext:value-type="float">
            <text:p>0.0006698409997625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0199140999939118" calcext:value-type="float">
            <text:p>0.000199140999939118</text:p>
          </table:table-cell>
          <table:table-cell office:value-type="float" office:value="0.000541530999726092" calcext:value-type="float">
            <text:p>0.000541530999726092</text:p>
          </table:table-cell>
          <table:table-cell office:value-type="float" office:value="0.00024339100036741" calcext:value-type="float">
            <text:p>0.00024339100036741</text:p>
          </table:table-cell>
          <table:table-cell office:value-type="float" office:value="0.000196255000446399" calcext:value-type="float">
            <text:p>0.000196255000446399</text:p>
          </table:table-cell>
          <table:table-cell office:value-type="float" office:value="0.000279505999969842" calcext:value-type="float">
            <text:p>0.000279505999969842</text:p>
          </table:table-cell>
          <table:table-cell office:value-type="float" office:value="0.000312865999148926" calcext:value-type="float">
            <text:p>0.0003128659991489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000419168999542308" calcext:value-type="float">
            <text:p>0.000419168999542308</text:p>
          </table:table-cell>
          <table:table-cell office:value-type="float" office:value="0.000733978999960527" calcext:value-type="float">
            <text:p>0.000733978999960527</text:p>
          </table:table-cell>
          <table:table-cell office:value-type="float" office:value="0.00116276599965204" calcext:value-type="float">
            <text:p>0.00116276599965204</text:p>
          </table:table-cell>
          <table:table-cell office:value-type="float" office:value="0.000254911999945762" calcext:value-type="float">
            <text:p>0.000254911999945762</text:p>
          </table:table-cell>
          <table:table-cell office:value-type="float" office:value="0.000859385999319784" calcext:value-type="float">
            <text:p>0.000859385999319784</text:p>
          </table:table-cell>
          <table:table-cell office:value-type="float" office:value="0.000504653999996663" calcext:value-type="float">
            <text:p>0.0005046539999966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00210561000130838" calcext:value-type="float">
            <text:p>0.000210561000130838</text:p>
          </table:table-cell>
          <table:table-cell office:value-type="float" office:value="0.000321562999488378" calcext:value-type="float">
            <text:p>0.000321562999488378</text:p>
          </table:table-cell>
          <table:table-cell office:value-type="float" office:value="0.000305533000755531" calcext:value-type="float">
            <text:p>0.000305533000755531</text:p>
          </table:table-cell>
          <table:table-cell office:value-type="float" office:value="0.000213266000173462" calcext:value-type="float">
            <text:p>0.000213266000173462</text:p>
          </table:table-cell>
          <table:table-cell office:value-type="float" office:value="0.000211754000702058" calcext:value-type="float">
            <text:p>0.000211754000702058</text:p>
          </table:table-cell>
          <table:table-cell office:value-type="float" office:value="0.000575973000195518" calcext:value-type="float">
            <text:p>0.0005759730001955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00258648000453832" calcext:value-type="float">
            <text:p>0.000258648000453832</text:p>
          </table:table-cell>
          <table:table-cell office:value-type="float" office:value="0.00035064500025328" calcext:value-type="float">
            <text:p>0.00035064500025328</text:p>
          </table:table-cell>
          <table:table-cell office:value-type="float" office:value="0.000379627000256733" calcext:value-type="float">
            <text:p>0.000379627000256733</text:p>
          </table:table-cell>
          <table:table-cell office:value-type="float" office:value="0.00017574799949216" calcext:value-type="float">
            <text:p>0.00017574799949216</text:p>
          </table:table-cell>
          <table:table-cell office:value-type="float" office:value="0.000243581000177073" calcext:value-type="float">
            <text:p>0.000243581000177073</text:p>
          </table:table-cell>
          <table:table-cell office:value-type="float" office:value="0.000338822999765398" calcext:value-type="float">
            <text:p>0.0003388229997653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000299051999718358" calcext:value-type="float">
            <text:p>0.000299051999718358</text:p>
          </table:table-cell>
          <table:table-cell office:value-type="float" office:value="0.000362896999831719" calcext:value-type="float">
            <text:p>0.000362896999831719</text:p>
          </table:table-cell>
          <table:table-cell office:value-type="float" office:value="0.000336991000040143" calcext:value-type="float">
            <text:p>0.000336991000040143</text:p>
          </table:table-cell>
          <table:table-cell office:value-type="float" office:value="0.000270760999228514" calcext:value-type="float">
            <text:p>0.000270760999228514</text:p>
          </table:table-cell>
          <table:table-cell office:value-type="float" office:value="0.000345645999914268" calcext:value-type="float">
            <text:p>0.000345645999914268</text:p>
          </table:table-cell>
          <table:table-cell office:value-type="float" office:value="0.000590589999774238" calcext:value-type="float">
            <text:p>0.0005905899997742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0337591000061366" calcext:value-type="float">
            <text:p>0.000337591000061366</text:p>
          </table:table-cell>
          <table:table-cell office:value-type="float" office:value="0.000414861999161076" calcext:value-type="float">
            <text:p>0.000414861999161076</text:p>
          </table:table-cell>
          <table:table-cell office:value-type="float" office:value="0.000663892999909876" calcext:value-type="float">
            <text:p>0.000663892999909876</text:p>
          </table:table-cell>
          <table:table-cell office:value-type="float" office:value="0.000319759999911184" calcext:value-type="float">
            <text:p>0.000319759999911184</text:p>
          </table:table-cell>
          <table:table-cell office:value-type="float" office:value="0.000340567000421288" calcext:value-type="float">
            <text:p>0.000340567000421288</text:p>
          </table:table-cell>
          <table:table-cell office:value-type="float" office:value="0.000672849000693532" calcext:value-type="float">
            <text:p>0.0006728490006935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000247097000283247" calcext:value-type="float">
            <text:p>0.000247097000283247</text:p>
          </table:table-cell>
          <table:table-cell office:value-type="float" office:value="0.000295315000585106" calcext:value-type="float">
            <text:p>0.000295315000585106</text:p>
          </table:table-cell>
          <table:table-cell office:value-type="float" office:value="0.000304301000142004" calcext:value-type="float">
            <text:p>0.000304301000142004</text:p>
          </table:table-cell>
          <table:table-cell office:value-type="float" office:value="0.00026263600011589" calcext:value-type="float">
            <text:p>0.00026263600011589</text:p>
          </table:table-cell>
          <table:table-cell office:value-type="float" office:value="0.000190374999874621" calcext:value-type="float">
            <text:p>0.000190374999874621</text:p>
          </table:table-cell>
          <table:table-cell office:value-type="float" office:value="0.000204009999833943" calcext:value-type="float">
            <text:p>0.0002040099998339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000174206000338017" calcext:value-type="float">
            <text:p>0.000174206000338017</text:p>
          </table:table-cell>
          <table:table-cell office:value-type="float" office:value="0.000419299999521172" calcext:value-type="float">
            <text:p>0.000419299999521172</text:p>
          </table:table-cell>
          <table:table-cell office:value-type="float" office:value="0.000187119999282004" calcext:value-type="float">
            <text:p>0.000187119999282004</text:p>
          </table:table-cell>
          <table:table-cell office:value-type="float" office:value="0.000189614000191796" calcext:value-type="float">
            <text:p>0.000189614000191796</text:p>
          </table:table-cell>
          <table:table-cell office:value-type="float" office:value="0.000153087999933632" calcext:value-type="float">
            <text:p>0.000153087999933632</text:p>
          </table:table-cell>
          <table:table-cell office:value-type="float" office:value="0.000310402999275539" calcext:value-type="float">
            <text:p>0.0003104029992755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00216292000004614" calcext:value-type="float">
            <text:p>0.000216292000004614</text:p>
          </table:table-cell>
          <table:table-cell office:value-type="float" office:value="0.000516126999173139" calcext:value-type="float">
            <text:p>0.000516126999173139</text:p>
          </table:table-cell>
          <table:table-cell office:value-type="float" office:value="0.000248150000516034" calcext:value-type="float">
            <text:p>0.000248150000516034</text:p>
          </table:table-cell>
          <table:table-cell office:value-type="float" office:value="0.00023633900036657" calcext:value-type="float">
            <text:p>0.00023633900036657</text:p>
          </table:table-cell>
          <table:table-cell office:value-type="float" office:value="0.000290056000267214" calcext:value-type="float">
            <text:p>0.000290056000267214</text:p>
          </table:table-cell>
          <table:table-cell office:value-type="float" office:value="0.000663883999550308" calcext:value-type="float">
            <text:p>0.0006638839995503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000185586999577936" calcext:value-type="float">
            <text:p>0.000185586999577936</text:p>
          </table:table-cell>
          <table:table-cell office:value-type="float" office:value="0.000549686999875121" calcext:value-type="float">
            <text:p>0.000549686999875121</text:p>
          </table:table-cell>
          <table:table-cell office:value-type="float" office:value="0.000565976999496343" calcext:value-type="float">
            <text:p>0.000565976999496343</text:p>
          </table:table-cell>
          <table:table-cell office:value-type="float" office:value="0.000242950000028941" calcext:value-type="float">
            <text:p>0.000242950000028941</text:p>
          </table:table-cell>
          <table:table-cell office:value-type="float" office:value="0.000245395000092685" calcext:value-type="float">
            <text:p>0.000245395000092685</text:p>
          </table:table-cell>
          <table:table-cell office:value-type="float" office:value="0.00032087199997477" calcext:value-type="float">
            <text:p>0.000320871999974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00188973000149417" calcext:value-type="float">
            <text:p>0.000188973000149417</text:p>
          </table:table-cell>
          <table:table-cell office:value-type="float" office:value="0.000542474999747356" calcext:value-type="float">
            <text:p>0.000542474999747356</text:p>
          </table:table-cell>
          <table:table-cell office:value-type="float" office:value="0.00026564200015855" calcext:value-type="float">
            <text:p>0.00026564200015855</text:p>
          </table:table-cell>
          <table:table-cell office:value-type="float" office:value="0.000290767000478809" calcext:value-type="float">
            <text:p>0.000290767000478809</text:p>
          </table:table-cell>
          <table:table-cell office:value-type="float" office:value="0.000232681999477791" calcext:value-type="float">
            <text:p>0.000232681999477791</text:p>
          </table:table-cell>
          <table:table-cell office:value-type="float" office:value="0.000713403999725415" calcext:value-type="float">
            <text:p>0.000713403999725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000298642000416294" calcext:value-type="float">
            <text:p>0.000298642000416294</text:p>
          </table:table-cell>
          <table:table-cell office:value-type="float" office:value="0.000313018000269949" calcext:value-type="float">
            <text:p>0.000313018000269949</text:p>
          </table:table-cell>
          <table:table-cell office:value-type="float" office:value="0.000694450000082725" calcext:value-type="float">
            <text:p>0.000694450000082725</text:p>
          </table:table-cell>
          <table:table-cell office:value-type="float" office:value="0.000282994000372128" calcext:value-type="float">
            <text:p>0.000282994000372128</text:p>
          </table:table-cell>
          <table:table-cell office:value-type="float" office:value="0.000185537000106706" calcext:value-type="float">
            <text:p>0.000185537000106706</text:p>
          </table:table-cell>
          <table:table-cell office:value-type="float" office:value="0.000616398000602203" calcext:value-type="float">
            <text:p>0.00061639800060220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00302750000628293" calcext:value-type="float">
            <text:p>0.000302750000628293</text:p>
          </table:table-cell>
          <table:table-cell office:value-type="float" office:value="0.00033065999923565" calcext:value-type="float">
            <text:p>0.00033065999923565</text:p>
          </table:table-cell>
          <table:table-cell office:value-type="float" office:value="0.000364591999641561" calcext:value-type="float">
            <text:p>0.000364591999641561</text:p>
          </table:table-cell>
          <table:table-cell office:value-type="float" office:value="0.00030222799978219" calcext:value-type="float">
            <text:p>0.00030222799978219</text:p>
          </table:table-cell>
          <table:table-cell office:value-type="float" office:value="0.000232792000133486" calcext:value-type="float">
            <text:p>0.000232792000133486</text:p>
          </table:table-cell>
          <table:table-cell office:value-type="float" office:value="0.000566396999602148" calcext:value-type="float">
            <text:p>0.0005663969996021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000326813000356196" calcext:value-type="float">
            <text:p>0.000326813000356196</text:p>
          </table:table-cell>
          <table:table-cell office:value-type="float" office:value="0.000455336999948486" calcext:value-type="float">
            <text:p>0.000455336999948486</text:p>
          </table:table-cell>
          <table:table-cell office:value-type="float" office:value="0.000803537999672699" calcext:value-type="float">
            <text:p>0.000803537999672699</text:p>
          </table:table-cell>
          <table:table-cell office:value-type="float" office:value="0.000362677999873995" calcext:value-type="float">
            <text:p>0.000362677999873995</text:p>
          </table:table-cell>
          <table:table-cell office:value-type="float" office:value="0.000589880000006815" calcext:value-type="float">
            <text:p>0.000589880000006815</text:p>
          </table:table-cell>
          <table:table-cell office:value-type="float" office:value="0.000624704000074416" calcext:value-type="float">
            <text:p>0.0006247040000744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000255574000220804" calcext:value-type="float">
            <text:p>0.000255574000220804</text:p>
          </table:table-cell>
          <table:table-cell office:value-type="float" office:value="0.000272935999419133" calcext:value-type="float">
            <text:p>0.000272935999419133</text:p>
          </table:table-cell>
          <table:table-cell office:value-type="float" office:value="0.000576106999687909" calcext:value-type="float">
            <text:p>0.000576106999687909</text:p>
          </table:table-cell>
          <table:table-cell office:value-type="float" office:value="0.000239835999309435" calcext:value-type="float">
            <text:p>0.000239835999309435</text:p>
          </table:table-cell>
          <table:table-cell office:value-type="float" office:value="0.000148439999975381" calcext:value-type="float">
            <text:p>0.000148439999975381</text:p>
          </table:table-cell>
          <table:table-cell office:value-type="float" office:value="0.000370382999790309" calcext:value-type="float">
            <text:p>0.00037038299979030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000145744999827002" calcext:value-type="float">
            <text:p>0.000145744999827002</text:p>
          </table:table-cell>
          <table:table-cell office:value-type="float" office:value="0.000456079000286991" calcext:value-type="float">
            <text:p>0.000456079000286991</text:p>
          </table:table-cell>
          <table:table-cell office:value-type="float" office:value="0.000224358000195934" calcext:value-type="float">
            <text:p>0.000224358000195934</text:p>
          </table:table-cell>
          <table:table-cell office:value-type="float" office:value="0.000348813999153208" calcext:value-type="float">
            <text:p>0.000348813999153208</text:p>
          </table:table-cell>
          <table:table-cell office:value-type="float" office:value="0.000155953000103182" calcext:value-type="float">
            <text:p>0.000155953000103182</text:p>
          </table:table-cell>
          <table:table-cell office:value-type="float" office:value="0.000718895999852975" calcext:value-type="float">
            <text:p>0.00071889599985297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000170639999851119" calcext:value-type="float">
            <text:p>0.000170639999851119</text:p>
          </table:table-cell>
          <table:table-cell office:value-type="float" office:value="0.000283915999716555" calcext:value-type="float">
            <text:p>0.000283915999716555</text:p>
          </table:table-cell>
          <table:table-cell office:value-type="float" office:value="0.000576157000068633" calcext:value-type="float">
            <text:p>0.000576157000068633</text:p>
          </table:table-cell>
          <table:table-cell office:value-type="float" office:value="0.000179036000190536" calcext:value-type="float">
            <text:p>0.000179036000190536</text:p>
          </table:table-cell>
          <table:table-cell office:value-type="float" office:value="0.000188983000043663" calcext:value-type="float">
            <text:p>0.000188983000043663</text:p>
          </table:table-cell>
          <table:table-cell office:value-type="float" office:value="0.000269109000328172" calcext:value-type="float">
            <text:p>0.00026910900032817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000196255999981076" calcext:value-type="float">
            <text:p>0.000196255999981076</text:p>
          </table:table-cell>
          <table:table-cell office:value-type="float" office:value="0.000411246999647119" calcext:value-type="float">
            <text:p>0.000411246999647119</text:p>
          </table:table-cell>
          <table:table-cell office:value-type="float" office:value="0.000598807999267592" calcext:value-type="float">
            <text:p>0.000598807999267592</text:p>
          </table:table-cell>
          <table:table-cell office:value-type="float" office:value="0.000382434999664838" calcext:value-type="float">
            <text:p>0.000382434999664838</text:p>
          </table:table-cell>
          <table:table-cell office:value-type="float" office:value="0.000208569000278658" calcext:value-type="float">
            <text:p>0.000208569000278658</text:p>
          </table:table-cell>
          <table:table-cell office:value-type="float" office:value="0.000688060000356927" calcext:value-type="float">
            <text:p>0.0006880600003569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00052151700037939" calcext:value-type="float">
            <text:p>0.00052151700037939</text:p>
          </table:table-cell>
          <table:table-cell office:value-type="float" office:value="0.000296528000035323" calcext:value-type="float">
            <text:p>0.000296528000035323</text:p>
          </table:table-cell>
          <table:table-cell office:value-type="float" office:value="0.000588539000091259" calcext:value-type="float">
            <text:p>0.000588539000091259</text:p>
          </table:table-cell>
          <table:table-cell office:value-type="float" office:value="0.000395108000702749" calcext:value-type="float">
            <text:p>0.000395108000702749</text:p>
          </table:table-cell>
          <table:table-cell office:value-type="float" office:value="0.000451841000540298" calcext:value-type="float">
            <text:p>0.000451841000540298</text:p>
          </table:table-cell>
          <table:table-cell office:value-type="float" office:value="0.000811173999863968" calcext:value-type="float">
            <text:p>0.0008111739998639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00033516899929964" calcext:value-type="float">
            <text:p>0.00033516899929964</text:p>
          </table:table-cell>
          <table:table-cell office:value-type="float" office:value="0.000304592999782471" calcext:value-type="float">
            <text:p>0.000304592999782471</text:p>
          </table:table-cell>
          <table:table-cell office:value-type="float" office:value="0.000580345000344096" calcext:value-type="float">
            <text:p>0.000580345000344096</text:p>
          </table:table-cell>
          <table:table-cell office:value-type="float" office:value="0.000478250000014668" calcext:value-type="float">
            <text:p>0.000478250000014668</text:p>
          </table:table-cell>
          <table:table-cell office:value-type="float" office:value="0.000165409999681287" calcext:value-type="float">
            <text:p>0.000165409999681287</text:p>
          </table:table-cell>
          <table:table-cell office:value-type="float" office:value="0.000658857999951579" calcext:value-type="float">
            <text:p>0.00065885799995157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00227794000238646" calcext:value-type="float">
            <text:p>0.000227794000238646</text:p>
          </table:table-cell>
          <table:table-cell office:value-type="float" office:value="0.000291739999738638" calcext:value-type="float">
            <text:p>0.000291739999738638</text:p>
          </table:table-cell>
          <table:table-cell office:value-type="float" office:value="0.000632229000075313" calcext:value-type="float">
            <text:p>0.000632229000075313</text:p>
          </table:table-cell>
          <table:table-cell office:value-type="float" office:value="0.00118154700066953" calcext:value-type="float">
            <text:p>0.00118154700066953</text:p>
          </table:table-cell>
          <table:table-cell office:value-type="float" office:value="0.000342111999998451" calcext:value-type="float">
            <text:p>0.000342111999998451</text:p>
          </table:table-cell>
          <table:table-cell office:value-type="float" office:value="0.000281642000118154" calcext:value-type="float">
            <text:p>0.0002816420001181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000164949999998498" calcext:value-type="float">
            <text:p>0.000164949999998498</text:p>
          </table:table-cell>
          <table:table-cell office:value-type="float" office:value="0.00025305999952252" calcext:value-type="float">
            <text:p>0.00025305999952252</text:p>
          </table:table-cell>
          <table:table-cell office:value-type="float" office:value="0.000223666999772831" calcext:value-type="float">
            <text:p>0.000223666999772831</text:p>
          </table:table-cell>
          <table:table-cell office:value-type="float" office:value="0.000199854000129562" calcext:value-type="float">
            <text:p>0.000199854000129562</text:p>
          </table:table-cell>
          <table:table-cell office:value-type="float" office:value="0.000162486000590434" calcext:value-type="float">
            <text:p>0.000162486000590434</text:p>
          </table:table-cell>
          <table:table-cell office:value-type="float" office:value="0.000627913000244007" calcext:value-type="float">
            <text:p>0.0006279130002440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000216052999348904" calcext:value-type="float">
            <text:p>0.000216052999348904</text:p>
          </table:table-cell>
          <table:table-cell office:value-type="float" office:value="0.00036908099991706" calcext:value-type="float">
            <text:p>0.00036908099991706</text:p>
          </table:table-cell>
          <table:table-cell office:value-type="float" office:value="0.00026627399984136" calcext:value-type="float">
            <text:p>0.00026627399984136</text:p>
          </table:table-cell>
          <table:table-cell office:value-type="float" office:value="0.000317828000333975" calcext:value-type="float">
            <text:p>0.000317828000333975</text:p>
          </table:table-cell>
          <table:table-cell office:value-type="float" office:value="0.00017732300057105" calcext:value-type="float">
            <text:p>0.00017732300057105</text:p>
          </table:table-cell>
          <table:table-cell office:value-type="float" office:value="0.000520906999554427" calcext:value-type="float">
            <text:p>0.0005209069995544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000173776000337966" calcext:value-type="float">
            <text:p>0.000173776000337966</text:p>
          </table:table-cell>
          <table:table-cell office:value-type="float" office:value="0.000277795999863883" calcext:value-type="float">
            <text:p>0.000277795999863883</text:p>
          </table:table-cell>
          <table:table-cell office:value-type="float" office:value="0.000200313999812352" calcext:value-type="float">
            <text:p>0.000200313999812352</text:p>
          </table:table-cell>
          <table:table-cell office:value-type="float" office:value="0.000200944999960484" calcext:value-type="float">
            <text:p>0.000200944999960484</text:p>
          </table:table-cell>
          <table:table-cell office:value-type="float" office:value="0.000163437000082922" calcext:value-type="float">
            <text:p>0.000163437000082922</text:p>
          </table:table-cell>
          <table:table-cell office:value-type="float" office:value="0.000365304000297328" calcext:value-type="float">
            <text:p>0.0003653040002973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000301668999782123" calcext:value-type="float">
            <text:p>0.000301668999782123</text:p>
          </table:table-cell>
          <table:table-cell office:value-type="float" office:value="0.000471467999886954" calcext:value-type="float">
            <text:p>0.000471467999886954</text:p>
          </table:table-cell>
          <table:table-cell office:value-type="float" office:value="0.000286731999949552" calcext:value-type="float">
            <text:p>0.000286731999949552</text:p>
          </table:table-cell>
          <table:table-cell office:value-type="float" office:value="0.000260104000517458" calcext:value-type="float">
            <text:p>0.000260104000517458</text:p>
          </table:table-cell>
          <table:table-cell office:value-type="float" office:value="0.000256927000009455" calcext:value-type="float">
            <text:p>0.000256927000009455</text:p>
          </table:table-cell>
          <table:table-cell office:value-type="float" office:value="0.000767696999901091" calcext:value-type="float">
            <text:p>0.00076769699990109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000448986999799672" calcext:value-type="float">
            <text:p>0.000448986999799672</text:p>
          </table:table-cell>
          <table:table-cell office:value-type="float" office:value="0.00027102400053991" calcext:value-type="float">
            <text:p>0.00027102400053991</text:p>
          </table:table-cell>
          <table:table-cell office:value-type="float" office:value="0.000621029999820166" calcext:value-type="float">
            <text:p>0.000621029999820166</text:p>
          </table:table-cell>
          <table:table-cell office:value-type="float" office:value="0.000286692000372568" calcext:value-type="float">
            <text:p>0.000286692000372568</text:p>
          </table:table-cell>
          <table:table-cell office:value-type="float" office:value="0.000314001999868196" calcext:value-type="float">
            <text:p>0.000314001999868196</text:p>
          </table:table-cell>
          <table:table-cell office:value-type="float" office:value="0.000441393000073731" calcext:value-type="float">
            <text:p>0.0004413930000737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000274800000624964" calcext:value-type="float">
            <text:p>0.000274800000624964</text:p>
          </table:table-cell>
          <table:table-cell office:value-type="float" office:value="0.000340390000019397" calcext:value-type="float">
            <text:p>0.000340390000019397</text:p>
          </table:table-cell>
          <table:table-cell office:value-type="float" office:value="0.000593669999943813" calcext:value-type="float">
            <text:p>0.000593669999943813</text:p>
          </table:table-cell>
          <table:table-cell office:value-type="float" office:value="0.00018255200029671" calcext:value-type="float">
            <text:p>0.00018255200029671</text:p>
          </table:table-cell>
          <table:table-cell office:value-type="float" office:value="0.000216744000681501" calcext:value-type="float">
            <text:p>0.000216744000681501</text:p>
          </table:table-cell>
          <table:table-cell office:value-type="float" office:value="0.000582439999561757" calcext:value-type="float">
            <text:p>0.0005824399995617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000306397999338515" calcext:value-type="float">
            <text:p>0.000306397999338515</text:p>
          </table:table-cell>
          <table:table-cell office:value-type="float" office:value="0.00029499699940061" calcext:value-type="float">
            <text:p>0.00029499699940061</text:p>
          </table:table-cell>
          <table:table-cell office:value-type="float" office:value="0.000478429999930086" calcext:value-type="float">
            <text:p>0.000478429999930086</text:p>
          </table:table-cell>
          <table:table-cell office:value-type="float" office:value="0.000243041999965499" calcext:value-type="float">
            <text:p>0.000243041999965499</text:p>
          </table:table-cell>
          <table:table-cell office:value-type="float" office:value="0.000238763999732328" calcext:value-type="float">
            <text:p>0.000238763999732328</text:p>
          </table:table-cell>
          <table:table-cell office:value-type="float" office:value="0.000579674999244162" calcext:value-type="float">
            <text:p>0.00057967499924416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.000244525999733014" calcext:value-type="float">
            <text:p>0.000244525999733014</text:p>
          </table:table-cell>
          <table:table-cell office:value-type="float" office:value="0.000262718000158202" calcext:value-type="float">
            <text:p>0.000262718000158202</text:p>
          </table:table-cell>
          <table:table-cell office:value-type="float" office:value="0.00065396099944337" calcext:value-type="float">
            <text:p>0.00065396099944337</text:p>
          </table:table-cell>
          <table:table-cell office:value-type="float" office:value="0.000253471999712929" calcext:value-type="float">
            <text:p>0.000253471999712929</text:p>
          </table:table-cell>
          <table:table-cell office:value-type="float" office:value="0.000193852999473165" calcext:value-type="float">
            <text:p>0.000193852999473165</text:p>
          </table:table-cell>
          <table:table-cell office:value-type="float" office:value="0.000608639000347466" calcext:value-type="float">
            <text:p>0.00060863900034746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.000220691999857081" calcext:value-type="float">
            <text:p>0.000220691999857081</text:p>
          </table:table-cell>
          <table:table-cell office:value-type="float" office:value="0.000379350999537564" calcext:value-type="float">
            <text:p>0.000379350999537564</text:p>
          </table:table-cell>
          <table:table-cell office:value-type="float" office:value="0.000199152999812213" calcext:value-type="float">
            <text:p>0.000199152999812213</text:p>
          </table:table-cell>
          <table:table-cell office:value-type="float" office:value="0.000289857999632659" calcext:value-type="float">
            <text:p>0.000289857999632659</text:p>
          </table:table-cell>
          <table:table-cell office:value-type="float" office:value="0.000195976999748382" calcext:value-type="float">
            <text:p>0.000195976999748382</text:p>
          </table:table-cell>
          <table:table-cell office:value-type="float" office:value="0.000844569000037154" calcext:value-type="float">
            <text:p>0.0008445690000371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0165231000210042" calcext:value-type="float">
            <text:p>0.000165231000210042</text:p>
          </table:table-cell>
          <table:table-cell office:value-type="float" office:value="0.000288625999928627" calcext:value-type="float">
            <text:p>0.000288625999928627</text:p>
          </table:table-cell>
          <table:table-cell office:value-type="float" office:value="0.000247560999923735" calcext:value-type="float">
            <text:p>0.000247560999923735</text:p>
          </table:table-cell>
          <table:table-cell office:value-type="float" office:value="0.000211515000046347" calcext:value-type="float">
            <text:p>0.000211515000046347</text:p>
          </table:table-cell>
          <table:table-cell office:value-type="float" office:value="0.000183254000148736" calcext:value-type="float">
            <text:p>0.000183254000148736</text:p>
          </table:table-cell>
          <table:table-cell office:value-type="float" office:value="0.000609200000326382" calcext:value-type="float">
            <text:p>0.00060920000032638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000183134000508289" calcext:value-type="float">
            <text:p>0.000183134000508289</text:p>
          </table:table-cell>
          <table:table-cell office:value-type="float" office:value="0.000443687999904796" calcext:value-type="float">
            <text:p>0.000443687999904796</text:p>
          </table:table-cell>
          <table:table-cell office:value-type="float" office:value="0.00049304900039715" calcext:value-type="float">
            <text:p>0.00049304900039715</text:p>
          </table:table-cell>
          <table:table-cell office:value-type="float" office:value="0.000243123000473133" calcext:value-type="float">
            <text:p>0.000243123000473133</text:p>
          </table:table-cell>
          <table:table-cell office:value-type="float" office:value="0.00018943500072055" calcext:value-type="float">
            <text:p>0.00018943500072055</text:p>
          </table:table-cell>
          <table:table-cell office:value-type="float" office:value="0.000625489999947604" calcext:value-type="float">
            <text:p>0.0006254899999476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000300136999612732" calcext:value-type="float">
            <text:p>0.000300136999612732</text:p>
          </table:table-cell>
          <table:table-cell office:value-type="float" office:value="0.000290239000605652" calcext:value-type="float">
            <text:p>0.000290239000605652</text:p>
          </table:table-cell>
          <table:table-cell office:value-type="float" office:value="0.000665421999656246" calcext:value-type="float">
            <text:p>0.000665421999656246</text:p>
          </table:table-cell>
          <table:table-cell office:value-type="float" office:value="0.000291010000182723" calcext:value-type="float">
            <text:p>0.000291010000182723</text:p>
          </table:table-cell>
          <table:table-cell office:value-type="float" office:value="0.00021555300008913" calcext:value-type="float">
            <text:p>0.00021555300008913</text:p>
          </table:table-cell>
          <table:table-cell office:value-type="float" office:value="0.000535156000296411" calcext:value-type="float">
            <text:p>0.0005351560002964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00031899199984764" calcext:value-type="float">
            <text:p>0.00031899199984764</text:p>
          </table:table-cell>
          <table:table-cell office:value-type="float" office:value="0.000296069999421888" calcext:value-type="float">
            <text:p>0.000296069999421888</text:p>
          </table:table-cell>
          <table:table-cell office:value-type="float" office:value="0.000337905999913346" calcext:value-type="float">
            <text:p>0.000337905999913346</text:p>
          </table:table-cell>
          <table:table-cell office:value-type="float" office:value="0.000399487999857229" calcext:value-type="float">
            <text:p>0.000399487999857229</text:p>
          </table:table-cell>
          <table:table-cell office:value-type="float" office:value="0.000261146000411827" calcext:value-type="float">
            <text:p>0.000261146000411827</text:p>
          </table:table-cell>
          <table:table-cell office:value-type="float" office:value="0.000589805000345223" calcext:value-type="float">
            <text:p>0.0005898050003452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000329299999975774" calcext:value-type="float">
            <text:p>0.000329299999975774</text:p>
          </table:table-cell>
          <table:table-cell office:value-type="float" office:value="0.000291209999886632" calcext:value-type="float">
            <text:p>0.000291209999886632</text:p>
          </table:table-cell>
          <table:table-cell office:value-type="float" office:value="0.000702569999702973" calcext:value-type="float">
            <text:p>0.000702569999702973</text:p>
          </table:table-cell>
          <table:table-cell office:value-type="float" office:value="0.000298334000035538" calcext:value-type="float">
            <text:p>0.000298334000035538</text:p>
          </table:table-cell>
          <table:table-cell office:value-type="float" office:value="0.000585487000535068" calcext:value-type="float">
            <text:p>0.000585487000535068</text:p>
          </table:table-cell>
          <table:table-cell office:value-type="float" office:value="0.000540183999873989" calcext:value-type="float">
            <text:p>0.0005401839998739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000175250000211236" calcext:value-type="float">
            <text:p>0.000175250000211236</text:p>
          </table:table-cell>
          <table:table-cell office:value-type="float" office:value="0.000287445000139996" calcext:value-type="float">
            <text:p>0.000287445000139996</text:p>
          </table:table-cell>
          <table:table-cell office:value-type="float" office:value="0.000473474000500573" calcext:value-type="float">
            <text:p>0.000473474000500573</text:p>
          </table:table-cell>
          <table:table-cell office:value-type="float" office:value="0.000184507000085432" calcext:value-type="float">
            <text:p>0.000184507000085432</text:p>
          </table:table-cell>
          <table:table-cell office:value-type="float" office:value="0.000236982000387798" calcext:value-type="float">
            <text:p>0.000236982000387798</text:p>
          </table:table-cell>
          <table:table-cell office:value-type="float" office:value="0.000620492000052764" calcext:value-type="float">
            <text:p>0.00062049200005276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.000218419000702852" calcext:value-type="float">
            <text:p>0.000218419000702852</text:p>
          </table:table-cell>
          <table:table-cell office:value-type="float" office:value="0.000498219000292011" calcext:value-type="float">
            <text:p>0.000498219000292011</text:p>
          </table:table-cell>
          <table:table-cell office:value-type="float" office:value="0.000696701999913785" calcext:value-type="float">
            <text:p>0.000696701999913785</text:p>
          </table:table-cell>
          <table:table-cell office:value-type="float" office:value="0.000300818999676267" calcext:value-type="float">
            <text:p>0.000300818999676267</text:p>
          </table:table-cell>
          <table:table-cell office:value-type="float" office:value="0.000166914999681467" calcext:value-type="float">
            <text:p>0.000166914999681467</text:p>
          </table:table-cell>
          <table:table-cell office:value-type="float" office:value="0.000822110000626708" calcext:value-type="float">
            <text:p>0.00082211000062670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.000166333999914059" calcext:value-type="float">
            <text:p>0.000166333999914059</text:p>
          </table:table-cell>
          <table:table-cell office:value-type="float" office:value="0.000286924000647559" calcext:value-type="float">
            <text:p>0.000286924000647559</text:p>
          </table:table-cell>
          <table:table-cell office:value-type="float" office:value="0.000222957000005408" calcext:value-type="float">
            <text:p>0.000222957000005408</text:p>
          </table:table-cell>
          <table:table-cell office:value-type="float" office:value="0.000235118999626138" calcext:value-type="float">
            <text:p>0.000235118999626138</text:p>
          </table:table-cell>
          <table:table-cell office:value-type="float" office:value="0.000197530999685114" calcext:value-type="float">
            <text:p>0.000197530999685114</text:p>
          </table:table-cell>
          <table:table-cell office:value-type="float" office:value="0.000750579999476031" calcext:value-type="float">
            <text:p>0.00075057999947603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.000271395999334345" calcext:value-type="float">
            <text:p>0.000271395999334345</text:p>
          </table:table-cell>
          <table:table-cell office:value-type="float" office:value="0.000342584999998508" calcext:value-type="float">
            <text:p>0.000342584999998508</text:p>
          </table:table-cell>
          <table:table-cell office:value-type="float" office:value="0.000229739000133122" calcext:value-type="float">
            <text:p>0.000229739000133122</text:p>
          </table:table-cell>
          <table:table-cell office:value-type="float" office:value="0.000443038999947021" calcext:value-type="float">
            <text:p>0.000443038999947021</text:p>
          </table:table-cell>
          <table:table-cell office:value-type="float" office:value="0.000236711999605177" calcext:value-type="float">
            <text:p>0.000236711999605177</text:p>
          </table:table-cell>
          <table:table-cell office:value-type="float" office:value="0.000561655000637984" calcext:value-type="float">
            <text:p>0.00056165500063798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00032552399989072" calcext:value-type="float">
            <text:p>0.00032552399989072</text:p>
          </table:table-cell>
          <table:table-cell office:value-type="float" office:value="0.000255576000199653" calcext:value-type="float">
            <text:p>0.000255576000199653</text:p>
          </table:table-cell>
          <table:table-cell office:value-type="float" office:value="0.000429102999987663" calcext:value-type="float">
            <text:p>0.000429102999987663</text:p>
          </table:table-cell>
          <table:table-cell office:value-type="float" office:value="0.000303593999888108" calcext:value-type="float">
            <text:p>0.000303593999888108</text:p>
          </table:table-cell>
          <table:table-cell office:value-type="float" office:value="0.000402124000174808" calcext:value-type="float">
            <text:p>0.000402124000174808</text:p>
          </table:table-cell>
          <table:table-cell office:value-type="float" office:value="0.000563397999940207" calcext:value-type="float">
            <text:p>0.0005633979999402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000352913999449811" calcext:value-type="float">
            <text:p>0.000352913999449811</text:p>
          </table:table-cell>
          <table:table-cell office:value-type="float" office:value="0.000261877999946591" calcext:value-type="float">
            <text:p>0.000261877999946591</text:p>
          </table:table-cell>
          <table:table-cell office:value-type="float" office:value="0.000342034000823332" calcext:value-type="float">
            <text:p>0.000342034000823332</text:p>
          </table:table-cell>
          <table:table-cell office:value-type="float" office:value="0.000186419999408827" calcext:value-type="float">
            <text:p>0.000186419999408827</text:p>
          </table:table-cell>
          <table:table-cell office:value-type="float" office:value="0.000234227999499126" calcext:value-type="float">
            <text:p>0.000234227999499126</text:p>
          </table:table-cell>
          <table:table-cell office:value-type="float" office:value="0.000805220000074769" calcext:value-type="float">
            <text:p>0.00080522000007476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.000293785999929241" calcext:value-type="float">
            <text:p>0.000293785999929241</text:p>
          </table:table-cell>
          <table:table-cell office:value-type="float" office:value="0.0003030130001207" calcext:value-type="float">
            <text:p>0.0003030130001207</text:p>
          </table:table-cell>
          <table:table-cell office:value-type="float" office:value="0.000463866000245616" calcext:value-type="float">
            <text:p>0.000463866000245616</text:p>
          </table:table-cell>
          <table:table-cell office:value-type="float" office:value="0.000436426999840478" calcext:value-type="float">
            <text:p>0.000436426999840478</text:p>
          </table:table-cell>
          <table:table-cell office:value-type="float" office:value="0.00026191800043307" calcext:value-type="float">
            <text:p>0.00026191800043307</text:p>
          </table:table-cell>
          <table:table-cell office:value-type="float" office:value="0.000639165999928082" calcext:value-type="float">
            <text:p>0.00063916599992808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000154753000060737" calcext:value-type="float">
            <text:p>0.000154753000060737</text:p>
          </table:table-cell>
          <table:table-cell office:value-type="float" office:value="0.000465821000034339" calcext:value-type="float">
            <text:p>0.000465821000034339</text:p>
          </table:table-cell>
          <table:table-cell office:value-type="float" office:value="0.000199585000700608" calcext:value-type="float">
            <text:p>0.000199585000700608</text:p>
          </table:table-cell>
          <table:table-cell office:value-type="float" office:value="0.000231874000746757" calcext:value-type="float">
            <text:p>0.000231874000746757</text:p>
          </table:table-cell>
          <table:table-cell office:value-type="float" office:value="0.000199754999812285" calcext:value-type="float">
            <text:p>0.000199754999812285</text:p>
          </table:table-cell>
          <table:table-cell office:value-type="float" office:value="0.000343267000062042" calcext:value-type="float">
            <text:p>0.00034326700006204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00019071799943049" calcext:value-type="float">
            <text:p>0.00019071799943049</text:p>
          </table:table-cell>
          <table:table-cell office:value-type="float" office:value="0.000464167999780329" calcext:value-type="float">
            <text:p>0.000464167999780329</text:p>
          </table:table-cell>
          <table:table-cell office:value-type="float" office:value="0.000352824999936274" calcext:value-type="float">
            <text:p>0.000352824999936274</text:p>
          </table:table-cell>
          <table:table-cell office:value-type="float" office:value="0.000237054000535863" calcext:value-type="float">
            <text:p>0.000237054000535863</text:p>
          </table:table-cell>
          <table:table-cell office:value-type="float" office:value="0.000161525000294205" calcext:value-type="float">
            <text:p>0.000161525000294205</text:p>
          </table:table-cell>
          <table:table-cell office:value-type="float" office:value="0.000483252999401884" calcext:value-type="float">
            <text:p>0.0004832529994018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.000171684000633832" calcext:value-type="float">
            <text:p>0.000171684000633832</text:p>
          </table:table-cell>
          <table:table-cell office:value-type="float" office:value="0.000317801000164764" calcext:value-type="float">
            <text:p>0.000317801000164764</text:p>
          </table:table-cell>
          <table:table-cell office:value-type="float" office:value="0.000212707999708073" calcext:value-type="float">
            <text:p>0.000212707999708073</text:p>
          </table:table-cell>
          <table:table-cell office:value-type="float" office:value="0.000231002999498742" calcext:value-type="float">
            <text:p>0.000231002999498742</text:p>
          </table:table-cell>
          <table:table-cell office:value-type="float" office:value="0.000218879999920318" calcext:value-type="float">
            <text:p>0.000218879999920318</text:p>
          </table:table-cell>
          <table:table-cell office:value-type="float" office:value="0.000620283999523963" calcext:value-type="float">
            <text:p>0.0006202839995239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000205344999812951" calcext:value-type="float">
            <text:p>0.000205344999812951</text:p>
          </table:table-cell>
          <table:table-cell office:value-type="float" office:value="0.000515622999955667" calcext:value-type="float">
            <text:p>0.000515622999955667</text:p>
          </table:table-cell>
          <table:table-cell office:value-type="float" office:value="0.000838292000480578" calcext:value-type="float">
            <text:p>0.000838292000480578</text:p>
          </table:table-cell>
          <table:table-cell office:value-type="float" office:value="0.000257600999248098" calcext:value-type="float">
            <text:p>0.000257600999248098</text:p>
          </table:table-cell>
          <table:table-cell office:value-type="float" office:value="0.000225110999963363" calcext:value-type="float">
            <text:p>0.000225110999963363</text:p>
          </table:table-cell>
          <table:table-cell office:value-type="float" office:value="0.000792588999502186" calcext:value-type="float">
            <text:p>0.00079258899950218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000247672999648785" calcext:value-type="float">
            <text:p>0.000247672999648785</text:p>
          </table:table-cell>
          <table:table-cell office:value-type="float" office:value="0.000390683999285102" calcext:value-type="float">
            <text:p>0.000390683999285102</text:p>
          </table:table-cell>
          <table:table-cell office:value-type="float" office:value="0.000278167999567813" calcext:value-type="float">
            <text:p>0.000278167999567813</text:p>
          </table:table-cell>
          <table:table-cell office:value-type="float" office:value="0.0002555270002631" calcext:value-type="float">
            <text:p>0.0002555270002631</text:p>
          </table:table-cell>
          <table:table-cell office:value-type="float" office:value="0.000262741000369715" calcext:value-type="float">
            <text:p>0.000262741000369715</text:p>
          </table:table-cell>
          <table:table-cell office:value-type="float" office:value="0.000193002000742126" calcext:value-type="float">
            <text:p>0.00019300200074212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.000344259000485181" calcext:value-type="float">
            <text:p>0.000344259000485181</text:p>
          </table:table-cell>
          <table:table-cell office:value-type="float" office:value="0.00027124600001116" calcext:value-type="float">
            <text:p>0.00027124600001116</text:p>
          </table:table-cell>
          <table:table-cell office:value-type="float" office:value="0.000716348999958427" calcext:value-type="float">
            <text:p>0.000716348999958427</text:p>
          </table:table-cell>
          <table:table-cell office:value-type="float" office:value="0.000333919999320642" calcext:value-type="float">
            <text:p>0.000333919999320642</text:p>
          </table:table-cell>
          <table:table-cell office:value-type="float" office:value="0.000261837999460113" calcext:value-type="float">
            <text:p>0.000261837999460113</text:p>
          </table:table-cell>
          <table:table-cell office:value-type="float" office:value="0.000532803000169224" calcext:value-type="float">
            <text:p>0.00053280300016922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.000269572999968659" calcext:value-type="float">
            <text:p>0.000269572999968659</text:p>
          </table:table-cell>
          <table:table-cell office:value-type="float" office:value="0.000298665999252989" calcext:value-type="float">
            <text:p>0.000298665999252989</text:p>
          </table:table-cell>
          <table:table-cell office:value-type="float" office:value="0.000185019000127795" calcext:value-type="float">
            <text:p>0.000185019000127795</text:p>
          </table:table-cell>
          <table:table-cell office:value-type="float" office:value="0.000244667000515619" calcext:value-type="float">
            <text:p>0.000244667000515619</text:p>
          </table:table-cell>
          <table:table-cell office:value-type="float" office:value="0.000294498999210191" calcext:value-type="float">
            <text:p>0.000294498999210191</text:p>
          </table:table-cell>
          <table:table-cell office:value-type="float" office:value="0.000612019000072905" calcext:value-type="float">
            <text:p>0.00061201900007290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000167777000569913" calcext:value-type="float">
            <text:p>0.000167777000569913</text:p>
          </table:table-cell>
          <table:table-cell office:value-type="float" office:value="0.000274922999778937" calcext:value-type="float">
            <text:p>0.000274922999778937</text:p>
          </table:table-cell>
          <table:table-cell office:value-type="float" office:value="0.000389873000131047" calcext:value-type="float">
            <text:p>0.000389873000131047</text:p>
          </table:table-cell>
          <table:table-cell office:value-type="float" office:value="0.000290441999823088" calcext:value-type="float">
            <text:p>0.000290441999823088</text:p>
          </table:table-cell>
          <table:table-cell office:value-type="float" office:value="0.000158048999765015" calcext:value-type="float">
            <text:p>0.000158048999765015</text:p>
          </table:table-cell>
          <table:table-cell office:value-type="float" office:value="0.000678561999848171" calcext:value-type="float">
            <text:p>0.0006785619998481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000185548999979801" calcext:value-type="float">
            <text:p>0.000185548999979801</text:p>
          </table:table-cell>
          <table:table-cell office:value-type="float" office:value="0.00033150699982798" calcext:value-type="float">
            <text:p>0.00033150699982798</text:p>
          </table:table-cell>
          <table:table-cell office:value-type="float" office:value="0.000439864999862039" calcext:value-type="float">
            <text:p>0.000439864999862039</text:p>
          </table:table-cell>
          <table:table-cell office:value-type="float" office:value="0.000182623999535281" calcext:value-type="float">
            <text:p>0.000182623999535281</text:p>
          </table:table-cell>
          <table:table-cell office:value-type="float" office:value="0.000245929999437067" calcext:value-type="float">
            <text:p>0.000245929999437067</text:p>
          </table:table-cell>
          <table:table-cell office:value-type="float" office:value="0.000422133000029135" calcext:value-type="float">
            <text:p>0.00042213300002913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.000217006999264413" calcext:value-type="float">
            <text:p>0.000217006999264413</text:p>
          </table:table-cell>
          <table:table-cell office:value-type="float" office:value="0.000387177999982669" calcext:value-type="float">
            <text:p>0.000387177999982669</text:p>
          </table:table-cell>
          <table:table-cell office:value-type="float" office:value="0.000190198999916902" calcext:value-type="float">
            <text:p>0.000190198999916902</text:p>
          </table:table-cell>
          <table:table-cell office:value-type="float" office:value="0.000231834000260278" calcext:value-type="float">
            <text:p>0.000231834000260278</text:p>
          </table:table-cell>
          <table:table-cell office:value-type="float" office:value="0.000308664000840508" calcext:value-type="float">
            <text:p>0.000308664000840508</text:p>
          </table:table-cell>
          <table:table-cell office:value-type="float" office:value="0.000303746000099636" calcext:value-type="float">
            <text:p>0.00030374600009963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.000181061000148475" calcext:value-type="float">
            <text:p>0.000181061000148475</text:p>
          </table:table-cell>
          <table:table-cell office:value-type="float" office:value="0.000431438999839884" calcext:value-type="float">
            <text:p>0.000431438999839884</text:p>
          </table:table-cell>
          <table:table-cell office:value-type="float" office:value="0.000739203000193811" calcext:value-type="float">
            <text:p>0.000739203000193811</text:p>
          </table:table-cell>
          <table:table-cell office:value-type="float" office:value="0.000203262000468385" calcext:value-type="float">
            <text:p>0.000203262000468385</text:p>
          </table:table-cell>
          <table:table-cell office:value-type="float" office:value="0.000230841999837139" calcext:value-type="float">
            <text:p>0.000230841999837139</text:p>
          </table:table-cell>
          <table:table-cell office:value-type="float" office:value="0.000539047000529536" calcext:value-type="float">
            <text:p>0.00053904700052953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.000412684999901103" calcext:value-type="float">
            <text:p>0.000412684999901103</text:p>
          </table:table-cell>
          <table:table-cell office:value-type="float" office:value="0.000329673000123876" calcext:value-type="float">
            <text:p>0.000329673000123876</text:p>
          </table:table-cell>
          <table:table-cell office:value-type="float" office:value="0.000619723999989219" calcext:value-type="float">
            <text:p>0.000619723999989219</text:p>
          </table:table-cell>
          <table:table-cell office:value-type="float" office:value="0.000237293999816757" calcext:value-type="float">
            <text:p>0.000237293999816757</text:p>
          </table:table-cell>
          <table:table-cell office:value-type="float" office:value="0.000150183999721776" calcext:value-type="float">
            <text:p>0.000150183999721776</text:p>
          </table:table-cell>
          <table:table-cell office:value-type="float" office:value="0.000680365000334859" calcext:value-type="float">
            <text:p>0.00068036500033485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0.000293647999569657" calcext:value-type="float">
            <text:p>0.000293647999569657</text:p>
          </table:table-cell>
          <table:table-cell office:value-type="float" office:value="0.000304087000586151" calcext:value-type="float">
            <text:p>0.000304087000586151</text:p>
          </table:table-cell>
          <table:table-cell office:value-type="float" office:value="0.000692106999849784" calcext:value-type="float">
            <text:p>0.000692106999849784</text:p>
          </table:table-cell>
          <table:table-cell office:value-type="float" office:value="0.00033446300039941" calcext:value-type="float">
            <text:p>0.00033446300039941</text:p>
          </table:table-cell>
          <table:table-cell office:value-type="float" office:value="0.000161505000505713" calcext:value-type="float">
            <text:p>0.000161505000505713</text:p>
          </table:table-cell>
          <table:table-cell office:value-type="float" office:value="0.000342176999765798" calcext:value-type="float">
            <text:p>0.00034217699976579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000288207999801671" calcext:value-type="float">
            <text:p>0.000288207999801671</text:p>
          </table:table-cell>
          <table:table-cell office:value-type="float" office:value="0.000289960999907635" calcext:value-type="float">
            <text:p>0.000289960999907635</text:p>
          </table:table-cell>
          <table:table-cell office:value-type="float" office:value="0.000611337999544048" calcext:value-type="float">
            <text:p>0.000611337999544048</text:p>
          </table:table-cell>
          <table:table-cell office:value-type="float" office:value="0.00028875899988634" calcext:value-type="float">
            <text:p>0.00028875899988634</text:p>
          </table:table-cell>
          <table:table-cell office:value-type="float" office:value="0.000118246000056388" calcext:value-type="float">
            <text:p>0.000118246000056388</text:p>
          </table:table-cell>
          <table:table-cell office:value-type="float" office:value="0.000598475000515464" calcext:value-type="float">
            <text:p>0.00059847500051546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.000170502000401029" calcext:value-type="float">
            <text:p>0.000170502000401029</text:p>
          </table:table-cell>
          <table:table-cell office:value-type="float" office:value="0.0002592149994598" calcext:value-type="float">
            <text:p>0.0002592149994598</text:p>
          </table:table-cell>
          <table:table-cell office:value-type="float" office:value="0.000202690999685728" calcext:value-type="float">
            <text:p>0.000202690999685728</text:p>
          </table:table-cell>
          <table:table-cell office:value-type="float" office:value="0.000244959000156086" calcext:value-type="float">
            <text:p>0.000244959000156086</text:p>
          </table:table-cell>
          <table:table-cell office:value-type="float" office:value="0.000158469999405497" calcext:value-type="float">
            <text:p>0.000158469999405497</text:p>
          </table:table-cell>
          <table:table-cell office:value-type="float" office:value="0.000665278999804286" calcext:value-type="float">
            <text:p>0.00066527899980428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.00056845200015232" calcext:value-type="float">
            <text:p>0.00056845200015232</text:p>
          </table:table-cell>
          <table:table-cell office:value-type="float" office:value="0.00056521500027884" calcext:value-type="float">
            <text:p>0.00056521500027884</text:p>
          </table:table-cell>
          <table:table-cell office:value-type="float" office:value="0.000245250000261876" calcext:value-type="float">
            <text:p>0.000245250000261876</text:p>
          </table:table-cell>
          <table:table-cell office:value-type="float" office:value="0.000901191000593826" calcext:value-type="float">
            <text:p>0.000901191000593826</text:p>
          </table:table-cell>
          <table:table-cell office:value-type="float" office:value="0.00015089699991222" calcext:value-type="float">
            <text:p>0.00015089699991222</text:p>
          </table:table-cell>
          <table:table-cell office:value-type="float" office:value="0.000553875000150583" calcext:value-type="float">
            <text:p>0.00055387500015058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.00020234099974914" calcext:value-type="float">
            <text:p>0.00020234099974914</text:p>
          </table:table-cell>
          <table:table-cell office:value-type="float" office:value="0.00050497499978519" calcext:value-type="float">
            <text:p>0.00050497499978519</text:p>
          </table:table-cell>
          <table:table-cell office:value-type="float" office:value="0.000212490000194521" calcext:value-type="float">
            <text:p>0.000212490000194521</text:p>
          </table:table-cell>
          <table:table-cell office:value-type="float" office:value="0.000280042999293073" calcext:value-type="float">
            <text:p>0.000280042999293073</text:p>
          </table:table-cell>
          <table:table-cell office:value-type="float" office:value="0.000151968000864144" calcext:value-type="float">
            <text:p>0.000151968000864144</text:p>
          </table:table-cell>
          <table:table-cell office:value-type="float" office:value="0.000302653999824543" calcext:value-type="float">
            <text:p>0.00030265399982454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.000192471999980626" calcext:value-type="float">
            <text:p>0.000192471999980626</text:p>
          </table:table-cell>
          <table:table-cell office:value-type="float" office:value="0.000328781999996863" calcext:value-type="float">
            <text:p>0.000328781999996863</text:p>
          </table:table-cell>
          <table:table-cell office:value-type="float" office:value="0.000285052999970503" calcext:value-type="float">
            <text:p>0.000285052999970503</text:p>
          </table:table-cell>
          <table:table-cell office:value-type="float" office:value="0.000346695000189356" calcext:value-type="float">
            <text:p>0.000346695000189356</text:p>
          </table:table-cell>
          <table:table-cell office:value-type="float" office:value="0.000202911999622302" calcext:value-type="float">
            <text:p>0.000202911999622302</text:p>
          </table:table-cell>
          <table:table-cell office:value-type="float" office:value="0.000650502000098641" calcext:value-type="float">
            <text:p>0.0006505020000986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00304577999486355" calcext:value-type="float">
            <text:p>0.000304577999486355</text:p>
          </table:table-cell>
          <table:table-cell office:value-type="float" office:value="0.00027840999973705" calcext:value-type="float">
            <text:p>0.00027840999973705</text:p>
          </table:table-cell>
          <table:table-cell office:value-type="float" office:value="0.000694993999786675" calcext:value-type="float">
            <text:p>0.000694993999786675</text:p>
          </table:table-cell>
          <table:table-cell office:value-type="float" office:value="0.000237714999457239" calcext:value-type="float">
            <text:p>0.000237714999457239</text:p>
          </table:table-cell>
          <table:table-cell office:value-type="float" office:value="0.000173708000147599" calcext:value-type="float">
            <text:p>0.000173708000147599</text:p>
          </table:table-cell>
          <table:table-cell office:value-type="float" office:value="0.000515503999849898" calcext:value-type="float">
            <text:p>0.00051550399984989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.000172695999935968" calcext:value-type="float">
            <text:p>0.000172695999935968</text:p>
          </table:table-cell>
          <table:table-cell office:value-type="float" office:value="0.000307462999444397" calcext:value-type="float">
            <text:p>0.000307462999444397</text:p>
          </table:table-cell>
          <table:table-cell office:value-type="float" office:value="0.00064547300007689" calcext:value-type="float">
            <text:p>0.00064547300007689</text:p>
          </table:table-cell>
          <table:table-cell office:value-type="float" office:value="0.000403810000534577" calcext:value-type="float">
            <text:p>0.000403810000534577</text:p>
          </table:table-cell>
          <table:table-cell office:value-type="float" office:value="0.000506587999552721" calcext:value-type="float">
            <text:p>0.000506587999552721</text:p>
          </table:table-cell>
          <table:table-cell office:value-type="float" office:value="0.000844738000523648" calcext:value-type="float">
            <text:p>0.00084473800052364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.00027635599963105" calcext:value-type="float">
            <text:p>0.00027635599963105</text:p>
          </table:table-cell>
          <table:table-cell office:value-type="float" office:value="0.000302224000733986" calcext:value-type="float">
            <text:p>0.000302224000733986</text:p>
          </table:table-cell>
          <table:table-cell office:value-type="float" office:value="0.000297205000606482" calcext:value-type="float">
            <text:p>0.000297205000606482</text:p>
          </table:table-cell>
          <table:table-cell office:value-type="float" office:value="0.000263202999121859" calcext:value-type="float">
            <text:p>0.000263202999121859</text:p>
          </table:table-cell>
          <table:table-cell office:value-type="float" office:value="0.000292325999907916" calcext:value-type="float">
            <text:p>0.000292325999907916</text:p>
          </table:table-cell>
          <table:table-cell office:value-type="float" office:value="0.00055960600002436" calcext:value-type="float">
            <text:p>0.0005596060000243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.000248024999564223" calcext:value-type="float">
            <text:p>0.000248024999564223</text:p>
          </table:table-cell>
          <table:table-cell office:value-type="float" office:value="0.000313255000037316" calcext:value-type="float">
            <text:p>0.000313255000037316</text:p>
          </table:table-cell>
          <table:table-cell office:value-type="float" office:value="0.000387821000003896" calcext:value-type="float">
            <text:p>0.000387821000003896</text:p>
          </table:table-cell>
          <table:table-cell office:value-type="float" office:value="0.000217368999983591" calcext:value-type="float">
            <text:p>0.000217368999983591</text:p>
          </table:table-cell>
          <table:table-cell office:value-type="float" office:value="0.000197583000044688" calcext:value-type="float">
            <text:p>0.000197583000044688</text:p>
          </table:table-cell>
          <table:table-cell office:value-type="float" office:value="0.000665251000100398" calcext:value-type="float">
            <text:p>0.00066525100010039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.000191330999768979" calcext:value-type="float">
            <text:p>0.000191330999768979</text:p>
          </table:table-cell>
          <table:table-cell office:value-type="float" office:value="0.000449485000899585" calcext:value-type="float">
            <text:p>0.000449485000899585</text:p>
          </table:table-cell>
          <table:table-cell office:value-type="float" office:value="0.000303266000628355" calcext:value-type="float">
            <text:p>0.000303266000628355</text:p>
          </table:table-cell>
          <table:table-cell office:value-type="float" office:value="0.000434116999713297" calcext:value-type="float">
            <text:p>0.000434116999713297</text:p>
          </table:table-cell>
          <table:table-cell office:value-type="float" office:value="0.000243567000325129" calcext:value-type="float">
            <text:p>0.000243567000325129</text:p>
          </table:table-cell>
          <table:table-cell office:value-type="float" office:value="0.000543185999958951" calcext:value-type="float">
            <text:p>0.00054318599995895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000285013000393519" calcext:value-type="float">
            <text:p>0.000285013000393519</text:p>
          </table:table-cell>
          <table:table-cell office:value-type="float" office:value="0.000294249999569729" calcext:value-type="float">
            <text:p>0.000294249999569729</text:p>
          </table:table-cell>
          <table:table-cell office:value-type="float" office:value="0.000488036000206193" calcext:value-type="float">
            <text:p>0.000488036000206193</text:p>
          </table:table-cell>
          <table:table-cell office:value-type="float" office:value="0.000238247000197589" calcext:value-type="float">
            <text:p>0.000238247000197589</text:p>
          </table:table-cell>
          <table:table-cell office:value-type="float" office:value="0.000304328999845893" calcext:value-type="float">
            <text:p>0.000304328999845893</text:p>
          </table:table-cell>
          <table:table-cell office:value-type="float" office:value="0.000531886000317172" calcext:value-type="float">
            <text:p>0.00053188600031717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00017461999959778" calcext:value-type="float">
            <text:p>0.00017461999959778</text:p>
          </table:table-cell>
          <table:table-cell office:value-type="float" office:value="0.000510486999701243" calcext:value-type="float">
            <text:p>0.000510486999701243</text:p>
          </table:table-cell>
          <table:table-cell office:value-type="float" office:value="0.000300761999824317" calcext:value-type="float">
            <text:p>0.000300761999824317</text:p>
          </table:table-cell>
          <table:table-cell office:value-type="float" office:value="0.00022449200059782" calcext:value-type="float">
            <text:p>0.00022449200059782</text:p>
          </table:table-cell>
          <table:table-cell office:value-type="float" office:value="0.000194406000446179" calcext:value-type="float">
            <text:p>0.000194406000446179</text:p>
          </table:table-cell>
          <table:table-cell office:value-type="float" office:value="0.000866849999511032" calcext:value-type="float">
            <text:p>0.00086684999951103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.000403891000132717" calcext:value-type="float">
            <text:p>0.000403891000132717</text:p>
          </table:table-cell>
          <table:table-cell office:value-type="float" office:value="0.000330928000039421" calcext:value-type="float">
            <text:p>0.000330928000039421</text:p>
          </table:table-cell>
          <table:table-cell office:value-type="float" office:value="0.000653568999950949" calcext:value-type="float">
            <text:p>0.000653568999950949</text:p>
          </table:table-cell>
          <table:table-cell office:value-type="float" office:value="0.000332509999680042" calcext:value-type="float">
            <text:p>0.000332509999680042</text:p>
          </table:table-cell>
          <table:table-cell office:value-type="float" office:value="0.000181673000042792" calcext:value-type="float">
            <text:p>0.000181673000042792</text:p>
          </table:table-cell>
          <table:table-cell office:value-type="float" office:value="0.000687030000335653" calcext:value-type="float">
            <text:p>0.00068703000033565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000179108999873279" calcext:value-type="float">
            <text:p>0.000179108999873279</text:p>
          </table:table-cell>
          <table:table-cell office:value-type="float" office:value="0.000393592999898829" calcext:value-type="float">
            <text:p>0.000393592999898829</text:p>
          </table:table-cell>
          <table:table-cell office:value-type="float" office:value="0.000643700999717112" calcext:value-type="float">
            <text:p>0.000643700999717112</text:p>
          </table:table-cell>
          <table:table-cell office:value-type="float" office:value="0.000205065999580256" calcext:value-type="float">
            <text:p>0.000205065999580256</text:p>
          </table:table-cell>
          <table:table-cell office:value-type="float" office:value="0.000493706000270322" calcext:value-type="float">
            <text:p>0.000493706000270322</text:p>
          </table:table-cell>
          <table:table-cell office:value-type="float" office:value="0.00064282000039384" calcext:value-type="float">
            <text:p>0.000642820000393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.000318423999488004" calcext:value-type="float">
            <text:p>0.000318423999488004</text:p>
          </table:table-cell>
          <table:table-cell office:value-type="float" office:value="0.000280283999927633" calcext:value-type="float">
            <text:p>0.000280283999927633</text:p>
          </table:table-cell>
          <table:table-cell office:value-type="float" office:value="0.000437423000221315" calcext:value-type="float">
            <text:p>0.000437423000221315</text:p>
          </table:table-cell>
          <table:table-cell office:value-type="float" office:value="0.000310358999740856" calcext:value-type="float">
            <text:p>0.000310358999740856</text:p>
          </table:table-cell>
          <table:table-cell office:value-type="float" office:value="0.000310209000417672" calcext:value-type="float">
            <text:p>0.000310209000417672</text:p>
          </table:table-cell>
          <table:table-cell office:value-type="float" office:value="0.000576698000259057" calcext:value-type="float">
            <text:p>0.0005766980002590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000165544000083173" calcext:value-type="float">
            <text:p>0.000165544000083173</text:p>
          </table:table-cell>
          <table:table-cell office:value-type="float" office:value="0.000261099000454124" calcext:value-type="float">
            <text:p>0.000261099000454124</text:p>
          </table:table-cell>
          <table:table-cell office:value-type="float" office:value="0.000659862000247813" calcext:value-type="float">
            <text:p>0.000659862000247813</text:p>
          </table:table-cell>
          <table:table-cell office:value-type="float" office:value="0.000192243999663333" calcext:value-type="float">
            <text:p>0.000192243999663333</text:p>
          </table:table-cell>
          <table:table-cell office:value-type="float" office:value="0.000233108000429638" calcext:value-type="float">
            <text:p>0.000233108000429638</text:p>
          </table:table-cell>
          <table:table-cell office:value-type="float" office:value="0.000283970999589656" calcext:value-type="float">
            <text:p>0.00028397099958965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000192172999959439" calcext:value-type="float">
            <text:p>0.000192172999959439</text:p>
          </table:table-cell>
          <table:table-cell office:value-type="float" office:value="0.000343280999913986" calcext:value-type="float">
            <text:p>0.000343280999913986</text:p>
          </table:table-cell>
          <table:table-cell office:value-type="float" office:value="0.000231895999604603" calcext:value-type="float">
            <text:p>0.000231895999604603</text:p>
          </table:table-cell>
          <table:table-cell office:value-type="float" office:value="0.000283520999801112" calcext:value-type="float">
            <text:p>0.000283520999801112</text:p>
          </table:table-cell>
          <table:table-cell office:value-type="float" office:value="0.000234921000810573" calcext:value-type="float">
            <text:p>0.000234921000810573</text:p>
          </table:table-cell>
          <table:table-cell office:value-type="float" office:value="0.000710053999682714" calcext:value-type="float">
            <text:p>0.00071005399968271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.000184327999704692" calcext:value-type="float">
            <text:p>0.000184327999704692</text:p>
          </table:table-cell>
          <table:table-cell office:value-type="float" office:value="0.000299209000331757" calcext:value-type="float">
            <text:p>0.000299209000331757</text:p>
          </table:table-cell>
          <table:table-cell office:value-type="float" office:value="0.000560528999812959" calcext:value-type="float">
            <text:p>0.000560528999812959</text:p>
          </table:table-cell>
          <table:table-cell office:value-type="float" office:value="0.000228149000577105" calcext:value-type="float">
            <text:p>0.000228149000577105</text:p>
          </table:table-cell>
          <table:table-cell office:value-type="float" office:value="0.000225534000492189" calcext:value-type="float">
            <text:p>0.000225534000492189</text:p>
          </table:table-cell>
          <table:table-cell office:value-type="float" office:value="0.000731203000214009" calcext:value-type="float">
            <text:p>0.0007312030002140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.000157669999680365" calcext:value-type="float">
            <text:p>0.000157669999680365</text:p>
          </table:table-cell>
          <table:table-cell office:value-type="float" office:value="0.000276397999186884" calcext:value-type="float">
            <text:p>0.000276397999186884</text:p>
          </table:table-cell>
          <table:table-cell office:value-type="float" office:value="0.000413229000514548" calcext:value-type="float">
            <text:p>0.000413229000514548</text:p>
          </table:table-cell>
          <table:table-cell office:value-type="float" office:value="0.000193164999473083" calcext:value-type="float">
            <text:p>0.000193164999473083</text:p>
          </table:table-cell>
          <table:table-cell office:value-type="float" office:value="0.000180551999619638" calcext:value-type="float">
            <text:p>0.000180551999619638</text:p>
          </table:table-cell>
          <table:table-cell office:value-type="float" office:value="0.000361413999598881" calcext:value-type="float">
            <text:p>0.00036141399959888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.000264495999545034" calcext:value-type="float">
            <text:p>0.000264495999545034</text:p>
          </table:table-cell>
          <table:table-cell office:value-type="float" office:value="0.00058081699989998" calcext:value-type="float">
            <text:p>0.00058081699989998</text:p>
          </table:table-cell>
          <table:table-cell office:value-type="float" office:value="0.000770374999774504" calcext:value-type="float">
            <text:p>0.000770374999774504</text:p>
          </table:table-cell>
          <table:table-cell office:value-type="float" office:value="0.000317893999635999" calcext:value-type="float">
            <text:p>0.000317893999635999</text:p>
          </table:table-cell>
          <table:table-cell office:value-type="float" office:value="0.000529162000020733" calcext:value-type="float">
            <text:p>0.000529162000020733</text:p>
          </table:table-cell>
          <table:table-cell office:value-type="float" office:value="0.000594992000515049" calcext:value-type="float">
            <text:p>0.0005949920005150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0470343999950273" calcext:value-type="float">
            <text:p>0.000470343999950273</text:p>
          </table:table-cell>
          <table:table-cell office:value-type="float" office:value="0.000517270000273129" calcext:value-type="float">
            <text:p>0.000517270000273129</text:p>
          </table:table-cell>
          <table:table-cell office:value-type="float" office:value="0.000886738999724912" calcext:value-type="float">
            <text:p>0.000886738999724912</text:p>
          </table:table-cell>
          <table:table-cell office:value-type="float" office:value="0.000511209000251256" calcext:value-type="float">
            <text:p>0.000511209000251256</text:p>
          </table:table-cell>
          <table:table-cell office:value-type="float" office:value="0.000676602999192255" calcext:value-type="float">
            <text:p>0.000676602999192255</text:p>
          </table:table-cell>
          <table:table-cell office:value-type="float" office:value="0.000810670000646496" calcext:value-type="float">
            <text:p>0.00081067000064649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.000319436999234313" calcext:value-type="float">
            <text:p>0.000319436999234313</text:p>
          </table:table-cell>
          <table:table-cell office:value-type="float" office:value="0.00031746300010127" calcext:value-type="float">
            <text:p>0.00031746300010127</text:p>
          </table:table-cell>
          <table:table-cell office:value-type="float" office:value="0.000345825000295008" calcext:value-type="float">
            <text:p>0.000345825000295008</text:p>
          </table:table-cell>
          <table:table-cell office:value-type="float" office:value="0.000378304999685497" calcext:value-type="float">
            <text:p>0.000378304999685497</text:p>
          </table:table-cell>
          <table:table-cell office:value-type="float" office:value="0.000229731999752403" calcext:value-type="float">
            <text:p>0.000229731999752403</text:p>
          </table:table-cell>
          <table:table-cell office:value-type="float" office:value="0.000695116999850143" calcext:value-type="float">
            <text:p>0.00069511699985014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.00020094999945286" calcext:value-type="float">
            <text:p>0.00020094999945286</text:p>
          </table:table-cell>
          <table:table-cell office:value-type="float" office:value="0.000315530999614566" calcext:value-type="float">
            <text:p>0.000315530999614566</text:p>
          </table:table-cell>
          <table:table-cell office:value-type="float" office:value="0.000242717000219272" calcext:value-type="float">
            <text:p>0.000242717000219272</text:p>
          </table:table-cell>
          <table:table-cell office:value-type="float" office:value="0.00021598700004688" calcext:value-type="float">
            <text:p>0.00021598700004688</text:p>
          </table:table-cell>
          <table:table-cell office:value-type="float" office:value="0.000321461000567069" calcext:value-type="float">
            <text:p>0.000321461000567069</text:p>
          </table:table-cell>
          <table:table-cell office:value-type="float" office:value="0.000563435999538342" calcext:value-type="float">
            <text:p>0.00056343599953834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.000205887999982224" calcext:value-type="float">
            <text:p>0.000205887999982224</text:p>
          </table:table-cell>
          <table:table-cell office:value-type="float" office:value="0.000396309000279871" calcext:value-type="float">
            <text:p>0.000396309000279871</text:p>
          </table:table-cell>
          <table:table-cell office:value-type="float" office:value="0.000713972999619728" calcext:value-type="float">
            <text:p>0.000713972999619728</text:p>
          </table:table-cell>
          <table:table-cell office:value-type="float" office:value="0.000196180999409989" calcext:value-type="float">
            <text:p>0.000196180999409989</text:p>
          </table:table-cell>
          <table:table-cell office:value-type="float" office:value="0.000190800999916974" calcext:value-type="float">
            <text:p>0.000190800999916974</text:p>
          </table:table-cell>
          <table:table-cell office:value-type="float" office:value="0.000886890999936441" calcext:value-type="float">
            <text:p>0.00088689099993644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000226025999836565" calcext:value-type="float">
            <text:p>0.000226025999836565</text:p>
          </table:table-cell>
          <table:table-cell office:value-type="float" office:value="0.000379277999854821" calcext:value-type="float">
            <text:p>0.000379277999854821</text:p>
          </table:table-cell>
          <table:table-cell office:value-type="float" office:value="0.000271199000053457" calcext:value-type="float">
            <text:p>0.000271199000053457</text:p>
          </table:table-cell>
          <table:table-cell office:value-type="float" office:value="0.000283210999441508" calcext:value-type="float">
            <text:p>0.000283210999441508</text:p>
          </table:table-cell>
          <table:table-cell office:value-type="float" office:value="0.000170602999787661" calcext:value-type="float">
            <text:p>0.000170602999787661</text:p>
          </table:table-cell>
          <table:table-cell office:value-type="float" office:value="0.00114117900011479" calcext:value-type="float">
            <text:p>0.001141179000114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0276097000096343" calcext:value-type="float">
            <text:p>0.000276097000096343</text:p>
          </table:table-cell>
          <table:table-cell office:value-type="float" office:value="0.00029262799944263" calcext:value-type="float">
            <text:p>0.00029262799944263</text:p>
          </table:table-cell>
          <table:table-cell office:value-type="float" office:value="0.000403242000174942" calcext:value-type="float">
            <text:p>0.000403242000174942</text:p>
          </table:table-cell>
          <table:table-cell office:value-type="float" office:value="0.000321641000482487" calcext:value-type="float">
            <text:p>0.000321641000482487</text:p>
          </table:table-cell>
          <table:table-cell office:value-type="float" office:value="0.000283981999928073" calcext:value-type="float">
            <text:p>0.000283981999928073</text:p>
          </table:table-cell>
          <table:table-cell office:value-type="float" office:value="0.000635618999694998" calcext:value-type="float">
            <text:p>0.00063561899969499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.000710585999513569" calcext:value-type="float">
            <text:p>0.000710585999513569</text:p>
          </table:table-cell>
          <table:table-cell office:value-type="float" office:value="0.000267692000306852" calcext:value-type="float">
            <text:p>0.000267692000306852</text:p>
          </table:table-cell>
          <table:table-cell office:value-type="float" office:value="0.000696762000188755" calcext:value-type="float">
            <text:p>0.000696762000188755</text:p>
          </table:table-cell>
          <table:table-cell office:value-type="float" office:value="0.000325759000588732" calcext:value-type="float">
            <text:p>0.000325759000588732</text:p>
          </table:table-cell>
          <table:table-cell office:value-type="float" office:value="0.000276679000307922" calcext:value-type="float">
            <text:p>0.000276679000307922</text:p>
          </table:table-cell>
          <table:table-cell office:value-type="float" office:value="0.000664380999296554" calcext:value-type="float">
            <text:p>0.00066438099929655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.000358419000804133" calcext:value-type="float">
            <text:p>0.000358419000804133</text:p>
          </table:table-cell>
          <table:table-cell office:value-type="float" office:value="0.000280405000012252" calcext:value-type="float">
            <text:p>0.000280405000012252</text:p>
          </table:table-cell>
          <table:table-cell office:value-type="float" office:value="0.000424251000367804" calcext:value-type="float">
            <text:p>0.000424251000367804</text:p>
          </table:table-cell>
          <table:table-cell office:value-type="float" office:value="0.000228369999604183" calcext:value-type="float">
            <text:p>0.000228369999604183</text:p>
          </table:table-cell>
          <table:table-cell office:value-type="float" office:value="0.00039424499937013" calcext:value-type="float">
            <text:p>0.00039424499937013</text:p>
          </table:table-cell>
          <table:table-cell office:value-type="float" office:value="0.000663300000269373" calcext:value-type="float">
            <text:p>0.00066330000026937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.000225965000026918" calcext:value-type="float">
            <text:p>0.000225965000026918</text:p>
          </table:table-cell>
          <table:table-cell office:value-type="float" office:value="0.000313757000185433" calcext:value-type="float">
            <text:p>0.000313757000185433</text:p>
          </table:table-cell>
          <table:table-cell office:value-type="float" office:value="0.00061013200047455" calcext:value-type="float">
            <text:p>0.00061013200047455</text:p>
          </table:table-cell>
          <table:table-cell office:value-type="float" office:value="0.000305923000269104" calcext:value-type="float">
            <text:p>0.000305923000269104</text:p>
          </table:table-cell>
          <table:table-cell office:value-type="float" office:value="0.000421585000367486" calcext:value-type="float">
            <text:p>0.000421585000367486</text:p>
          </table:table-cell>
          <table:table-cell office:value-type="float" office:value="0.000139134999699309" calcext:value-type="float">
            <text:p>0.0001391349996993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00018665300012799" calcext:value-type="float">
            <text:p>0.00018665300012799</text:p>
          </table:table-cell>
          <table:table-cell office:value-type="float" office:value="0.000469954999971378" calcext:value-type="float">
            <text:p>0.000469954999971378</text:p>
          </table:table-cell>
          <table:table-cell office:value-type="float" office:value="0.000258435999967332" calcext:value-type="float">
            <text:p>0.000258435999967332</text:p>
          </table:table-cell>
          <table:table-cell office:value-type="float" office:value="0.000317864999487938" calcext:value-type="float">
            <text:p>0.000317864999487938</text:p>
          </table:table-cell>
          <table:table-cell office:value-type="float" office:value="0.000280094999652647" calcext:value-type="float">
            <text:p>0.000280094999652647</text:p>
          </table:table-cell>
          <table:table-cell office:value-type="float" office:value="0.000289001999590255" calcext:value-type="float">
            <text:p>0.00028900199959025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.000157440000293718" calcext:value-type="float">
            <text:p>0.000157440000293718</text:p>
          </table:table-cell>
          <table:table-cell office:value-type="float" office:value="0.000321372000144038" calcext:value-type="float">
            <text:p>0.000321372000144038</text:p>
          </table:table-cell>
          <table:table-cell office:value-type="float" office:value="0.000408722999964084" calcext:value-type="float">
            <text:p>0.000408722999964084</text:p>
          </table:table-cell>
          <table:table-cell office:value-type="float" office:value="0.000316241999826161" calcext:value-type="float">
            <text:p>0.000316241999826161</text:p>
          </table:table-cell>
          <table:table-cell office:value-type="float" office:value="0.000175362999470963" calcext:value-type="float">
            <text:p>0.000175362999470963</text:p>
          </table:table-cell>
          <table:table-cell office:value-type="float" office:value="0.00094853599966882" calcext:value-type="float">
            <text:p>0.0009485359996688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.000198595999790996" calcext:value-type="float">
            <text:p>0.000198595999790996</text:p>
          </table:table-cell>
          <table:table-cell office:value-type="float" office:value="0.00028434300020308" calcext:value-type="float">
            <text:p>0.00028434300020308</text:p>
          </table:table-cell>
          <table:table-cell office:value-type="float" office:value="0.000465176000034262" calcext:value-type="float">
            <text:p>0.000465176000034262</text:p>
          </table:table-cell>
          <table:table-cell office:value-type="float" office:value="0.000224753999646055" calcext:value-type="float">
            <text:p>0.000224753999646055</text:p>
          </table:table-cell>
          <table:table-cell office:value-type="float" office:value="0.000198736000129429" calcext:value-type="float">
            <text:p>0.000198736000129429</text:p>
          </table:table-cell>
          <table:table-cell office:value-type="float" office:value="0.000687175000166462" calcext:value-type="float">
            <text:p>0.00068717500016646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.000263514999460313" calcext:value-type="float">
            <text:p>0.000263514999460313</text:p>
          </table:table-cell>
          <table:table-cell office:value-type="float" office:value="0.000288801999886346" calcext:value-type="float">
            <text:p>0.000288801999886346</text:p>
          </table:table-cell>
          <table:table-cell office:value-type="float" office:value="0.000371703999917372" calcext:value-type="float">
            <text:p>0.000371703999917372</text:p>
          </table:table-cell>
          <table:table-cell office:value-type="float" office:value="0.000184460000127729" calcext:value-type="float">
            <text:p>0.000184460000127729</text:p>
          </table:table-cell>
          <table:table-cell office:value-type="float" office:value="0.000218502999814518" calcext:value-type="float">
            <text:p>0.000218502999814518</text:p>
          </table:table-cell>
          <table:table-cell office:value-type="float" office:value="0.000515239000378642" calcext:value-type="float">
            <text:p>0.00051523900037864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000300282999887713" calcext:value-type="float">
            <text:p>0.000300282999887713</text:p>
          </table:table-cell>
          <table:table-cell office:value-type="float" office:value="0.000271300000349584" calcext:value-type="float">
            <text:p>0.000271300000349584</text:p>
          </table:table-cell>
          <table:table-cell office:value-type="float" office:value="0.000753516999793646" calcext:value-type="float">
            <text:p>0.000753516999793646</text:p>
          </table:table-cell>
          <table:table-cell office:value-type="float" office:value="0.000309089000438689" calcext:value-type="float">
            <text:p>0.000309089000438689</text:p>
          </table:table-cell>
          <table:table-cell office:value-type="float" office:value="0.000179130000105943" calcext:value-type="float">
            <text:p>0.000179130000105943</text:p>
          </table:table-cell>
          <table:table-cell office:value-type="float" office:value="0.000482167000882328" calcext:value-type="float">
            <text:p>0.00048216700088232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.000342339999406249" calcext:value-type="float">
            <text:p>0.000342339999406249</text:p>
          </table:table-cell>
          <table:table-cell office:value-type="float" office:value="0.000251012000262563" calcext:value-type="float">
            <text:p>0.000251012000262563</text:p>
          </table:table-cell>
          <table:table-cell office:value-type="float" office:value="0.000615643999481108" calcext:value-type="float">
            <text:p>0.000615643999481108</text:p>
          </table:table-cell>
          <table:table-cell office:value-type="float" office:value="0.000541527000677888" calcext:value-type="float">
            <text:p>0.000541527000677888</text:p>
          </table:table-cell>
          <table:table-cell office:value-type="float" office:value="0.000378486999579763" calcext:value-type="float">
            <text:p>0.000378486999579763</text:p>
          </table:table-cell>
          <table:table-cell office:value-type="float" office:value="0.000623238000116544" calcext:value-type="float">
            <text:p>0.0006232380001165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000329987999975856" calcext:value-type="float">
            <text:p>0.000329987999975856</text:p>
          </table:table-cell>
          <table:table-cell office:value-type="float" office:value="0.000304189999951632" calcext:value-type="float">
            <text:p>0.000304189999951632</text:p>
          </table:table-cell>
          <table:table-cell office:value-type="float" office:value="0.000627274999715155" calcext:value-type="float">
            <text:p>0.000627274999715155</text:p>
          </table:table-cell>
          <table:table-cell office:value-type="float" office:value="0.000175123000190069" calcext:value-type="float">
            <text:p>0.000175123000190069</text:p>
          </table:table-cell>
          <table:table-cell office:value-type="float" office:value="0.000265007999587397" calcext:value-type="float">
            <text:p>0.000265007999587397</text:p>
          </table:table-cell>
          <table:table-cell office:value-type="float" office:value="0.000562817000172799" calcext:value-type="float">
            <text:p>0.00056281700017279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0.000166036000337044" calcext:value-type="float">
            <text:p>0.000166036000337044</text:p>
          </table:table-cell>
          <table:table-cell office:value-type="float" office:value="0.000274225999419286" calcext:value-type="float">
            <text:p>0.000274225999419286</text:p>
          </table:table-cell>
          <table:table-cell office:value-type="float" office:value="0.00021999499949743" calcext:value-type="float">
            <text:p>0.00021999499949743</text:p>
          </table:table-cell>
          <table:table-cell office:value-type="float" office:value="0.000200479000341147" calcext:value-type="float">
            <text:p>0.000200479000341147</text:p>
          </table:table-cell>
          <table:table-cell office:value-type="float" office:value="0.00023057499947754" calcext:value-type="float">
            <text:p>0.00023057499947754</text:p>
          </table:table-cell>
          <table:table-cell office:value-type="float" office:value="0.000301504999697499" calcext:value-type="float">
            <text:p>0.00030150499969749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000244931999986875" calcext:value-type="float">
            <text:p>0.000244931999986875</text:p>
          </table:table-cell>
          <table:table-cell office:value-type="float" office:value="0.000598233000346227" calcext:value-type="float">
            <text:p>0.000598233000346227</text:p>
          </table:table-cell>
          <table:table-cell office:value-type="float" office:value="0.00025156399988191" calcext:value-type="float">
            <text:p>0.00025156399988191</text:p>
          </table:table-cell>
          <table:table-cell office:value-type="float" office:value="0.000278352999885101" calcext:value-type="float">
            <text:p>0.000278352999885101</text:p>
          </table:table-cell>
          <table:table-cell office:value-type="float" office:value="0.000266400999862526" calcext:value-type="float">
            <text:p>0.000266400999862526</text:p>
          </table:table-cell>
          <table:table-cell office:value-type="float" office:value="0.000835759999972652" calcext:value-type="float">
            <text:p>0.00083575999997265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0.00018015200021182" calcext:value-type="float">
            <text:p>0.00018015200021182</text:p>
          </table:table-cell>
          <table:table-cell office:value-type="float" office:value="0.000317906000418589" calcext:value-type="float">
            <text:p>0.000317906000418589</text:p>
          </table:table-cell>
          <table:table-cell office:value-type="float" office:value="0.000713855999492807" calcext:value-type="float">
            <text:p>0.000713855999492807</text:p>
          </table:table-cell>
          <table:table-cell office:value-type="float" office:value="0.000260189000073296" calcext:value-type="float">
            <text:p>0.000260189000073296</text:p>
          </table:table-cell>
          <table:table-cell office:value-type="float" office:value="0.00016304000018863" calcext:value-type="float">
            <text:p>0.00016304000018863</text:p>
          </table:table-cell>
          <table:table-cell office:value-type="float" office:value="0.000355195000338426" calcext:value-type="float">
            <text:p>0.00035519500033842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0.000246474000050512" calcext:value-type="float">
            <text:p>0.000246474000050512</text:p>
          </table:table-cell>
          <table:table-cell office:value-type="float" office:value="0.000307606999740528" calcext:value-type="float">
            <text:p>0.000307606999740528</text:p>
          </table:table-cell>
          <table:table-cell office:value-type="float" office:value="0.000174741999217076" calcext:value-type="float">
            <text:p>0.000174741999217076</text:p>
          </table:table-cell>
          <table:table-cell office:value-type="float" office:value="0.000209695999728865" calcext:value-type="float">
            <text:p>0.000209695999728865</text:p>
          </table:table-cell>
          <table:table-cell office:value-type="float" office:value="0.000180062000254111" calcext:value-type="float">
            <text:p>0.000180062000254111</text:p>
          </table:table-cell>
          <table:table-cell office:value-type="float" office:value="0.000173560000803263" calcext:value-type="float">
            <text:p>0.00017356000080326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0.000331251000716293" calcext:value-type="float">
            <text:p>0.000331251000716293</text:p>
          </table:table-cell>
          <table:table-cell office:value-type="float" office:value="0.000380972000129987" calcext:value-type="float">
            <text:p>0.000380972000129987</text:p>
          </table:table-cell>
          <table:table-cell office:value-type="float" office:value="0.000849094999466615" calcext:value-type="float">
            <text:p>0.000849094999466615</text:p>
          </table:table-cell>
          <table:table-cell office:value-type="float" office:value="0.000246253999648616" calcext:value-type="float">
            <text:p>0.000246253999648616</text:p>
          </table:table-cell>
          <table:table-cell office:value-type="float" office:value="0.000177967999661632" calcext:value-type="float">
            <text:p>0.000177967999661632</text:p>
          </table:table-cell>
          <table:table-cell office:value-type="float" office:value="0.000688839999384072" calcext:value-type="float">
            <text:p>0.00068883999938407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00037090400019224" calcext:value-type="float">
            <text:p>0.00037090400019224</text:p>
          </table:table-cell>
          <table:table-cell office:value-type="float" office:value="0.000341900000421447" calcext:value-type="float">
            <text:p>0.000341900000421447</text:p>
          </table:table-cell>
          <table:table-cell office:value-type="float" office:value="0.000631965000138735" calcext:value-type="float">
            <text:p>0.000631965000138735</text:p>
          </table:table-cell>
          <table:table-cell office:value-type="float" office:value="0.000351938999301638" calcext:value-type="float">
            <text:p>0.000351938999301638</text:p>
          </table:table-cell>
          <table:table-cell office:value-type="float" office:value="0.000158742999701644" calcext:value-type="float">
            <text:p>0.000158742999701644</text:p>
          </table:table-cell>
          <table:table-cell office:value-type="float" office:value="0.000575510999624385" calcext:value-type="float">
            <text:p>0.00057551099962438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0.000249450000410434" calcext:value-type="float">
            <text:p>0.000249450000410434</text:p>
          </table:table-cell>
          <table:table-cell office:value-type="float" office:value="0.00023710699952062" calcext:value-type="float">
            <text:p>0.00023710699952062</text:p>
          </table:table-cell>
          <table:table-cell office:value-type="float" office:value="0.000469695999527175" calcext:value-type="float">
            <text:p>0.000469695999527175</text:p>
          </table:table-cell>
          <table:table-cell office:value-type="float" office:value="0.000292919000457914" calcext:value-type="float">
            <text:p>0.000292919000457914</text:p>
          </table:table-cell>
          <table:table-cell office:value-type="float" office:value="0.000426186000368034" calcext:value-type="float">
            <text:p>0.000426186000368034</text:p>
          </table:table-cell>
          <table:table-cell office:value-type="float" office:value="0.000660787999549939" calcext:value-type="float">
            <text:p>0.00066078799954993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0.000171407000379986" calcext:value-type="float">
            <text:p>0.000171407000379986</text:p>
          </table:table-cell>
          <table:table-cell office:value-type="float" office:value="0.000364483000339533" calcext:value-type="float">
            <text:p>0.000364483000339533</text:p>
          </table:table-cell>
          <table:table-cell office:value-type="float" office:value="0.000421095999627141" calcext:value-type="float">
            <text:p>0.000421095999627141</text:p>
          </table:table-cell>
          <table:table-cell office:value-type="float" office:value="0.000208835999728763" calcext:value-type="float">
            <text:p>0.000208835999728763</text:p>
          </table:table-cell>
          <table:table-cell office:value-type="float" office:value="0.000231436999456491" calcext:value-type="float">
            <text:p>0.000231436999456491</text:p>
          </table:table-cell>
          <table:table-cell office:value-type="float" office:value="0.000796198999523767" calcext:value-type="float">
            <text:p>0.00079619899952376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0.000438668999777292" calcext:value-type="float">
            <text:p>0.000438668999777292</text:p>
          </table:table-cell>
          <table:table-cell office:value-type="float" office:value="0.000288172000182385" calcext:value-type="float">
            <text:p>0.000288172000182385</text:p>
          </table:table-cell>
          <table:table-cell office:value-type="float" office:value="0.000489332999677572" calcext:value-type="float">
            <text:p>0.000489332999677572</text:p>
          </table:table-cell>
          <table:table-cell office:value-type="float" office:value="0.000261172000136867" calcext:value-type="float">
            <text:p>0.000261172000136867</text:p>
          </table:table-cell>
          <table:table-cell office:value-type="float" office:value="0.000266611999904853" calcext:value-type="float">
            <text:p>0.000266611999904853</text:p>
          </table:table-cell>
          <table:table-cell office:value-type="float" office:value="0.000594707999880484" calcext:value-type="float">
            <text:p>0.0005947079998804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00024895899969124" calcext:value-type="float">
            <text:p>0.00024895899969124</text:p>
          </table:table-cell>
          <table:table-cell office:value-type="float" office:value="0.000294473000394646" calcext:value-type="float">
            <text:p>0.000294473000394646</text:p>
          </table:table-cell>
          <table:table-cell office:value-type="float" office:value="0.000432809000812995" calcext:value-type="float">
            <text:p>0.000432809000812995</text:p>
          </table:table-cell>
          <table:table-cell office:value-type="float" office:value="0.000285996999991767" calcext:value-type="float">
            <text:p>0.000285996999991767</text:p>
          </table:table-cell>
          <table:table-cell office:value-type="float" office:value="0.000303881000036199" calcext:value-type="float">
            <text:p>0.000303881000036199</text:p>
          </table:table-cell>
          <table:table-cell office:value-type="float" office:value="0.000588916999731737" calcext:value-type="float">
            <text:p>0.0005889169997317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.00021220100006758" calcext:value-type="float">
            <text:p>0.00021220100006758</text:p>
          </table:table-cell>
          <table:table-cell office:value-type="float" office:value="0.000301375999697484" calcext:value-type="float">
            <text:p>0.000301375999697484</text:p>
          </table:table-cell>
          <table:table-cell office:value-type="float" office:value="0.000220866999370628" calcext:value-type="float">
            <text:p>0.000220866999370628</text:p>
          </table:table-cell>
          <table:table-cell office:value-type="float" office:value="0.000229674000365776" calcext:value-type="float">
            <text:p>0.000229674000365776</text:p>
          </table:table-cell>
          <table:table-cell office:value-type="float" office:value="0.000192174000403611" calcext:value-type="float">
            <text:p>0.000192174000403611</text:p>
          </table:table-cell>
          <table:table-cell office:value-type="float" office:value="0.000282760999652965" calcext:value-type="float">
            <text:p>0.00028276099965296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0.000234672999795293" calcext:value-type="float">
            <text:p>0.000234672999795293</text:p>
          </table:table-cell>
          <table:table-cell office:value-type="float" office:value="0.000308880000375211" calcext:value-type="float">
            <text:p>0.000308880000375211</text:p>
          </table:table-cell>
          <table:table-cell office:value-type="float" office:value="0.000231607000387157" calcext:value-type="float">
            <text:p>0.000231607000387157</text:p>
          </table:table-cell>
          <table:table-cell office:value-type="float" office:value="0.000336721999701695" calcext:value-type="float">
            <text:p>0.000336721999701695</text:p>
          </table:table-cell>
          <table:table-cell office:value-type="float" office:value="0.000305835000290244" calcext:value-type="float">
            <text:p>0.000305835000290244</text:p>
          </table:table-cell>
          <table:table-cell office:value-type="float" office:value="0.000580009999794129" calcext:value-type="float">
            <text:p>0.00058000999979412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0.00030875999982527" calcext:value-type="float">
            <text:p>0.00030875999982527</text:p>
          </table:table-cell>
          <table:table-cell office:value-type="float" office:value="0.000234522000027937" calcext:value-type="float">
            <text:p>0.000234522000027937</text:p>
          </table:table-cell>
          <table:table-cell office:value-type="float" office:value="0.000457344000096782" calcext:value-type="float">
            <text:p>0.000457344000096782</text:p>
          </table:table-cell>
          <table:table-cell office:value-type="float" office:value="0.000369601999409497" calcext:value-type="float">
            <text:p>0.000369601999409497</text:p>
          </table:table-cell>
          <table:table-cell office:value-type="float" office:value="0.00031841700001678" calcext:value-type="float">
            <text:p>0.00031841700001678</text:p>
          </table:table-cell>
          <table:table-cell office:value-type="float" office:value="0.000674154000080307" calcext:value-type="float">
            <text:p>0.00067415400008030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0.000378427999748965" calcext:value-type="float">
            <text:p>0.000378427999748965</text:p>
          </table:table-cell>
          <table:table-cell office:value-type="float" office:value="0.000375673000235111" calcext:value-type="float">
            <text:p>0.000375673000235111</text:p>
          </table:table-cell>
          <table:table-cell office:value-type="float" office:value="0.000748811999983445" calcext:value-type="float">
            <text:p>0.000748811999983445</text:p>
          </table:table-cell>
          <table:table-cell office:value-type="float" office:value="0.000529998000274645" calcext:value-type="float">
            <text:p>0.000529998000274645</text:p>
          </table:table-cell>
          <table:table-cell office:value-type="float" office:value="0.000751216000026034" calcext:value-type="float">
            <text:p>0.000751216000026034</text:p>
          </table:table-cell>
          <table:table-cell office:value-type="float" office:value="0.000766885000302864" calcext:value-type="float">
            <text:p>0.00076688500030286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0.000168982000104734" calcext:value-type="float">
            <text:p>0.000168982000104734</text:p>
          </table:table-cell>
          <table:table-cell office:value-type="float" office:value="0.000295084999379469" calcext:value-type="float">
            <text:p>0.000295084999379469</text:p>
          </table:table-cell>
          <table:table-cell office:value-type="float" office:value="0.000176927000211435" calcext:value-type="float">
            <text:p>0.000176927000211435</text:p>
          </table:table-cell>
          <table:table-cell office:value-type="float" office:value="0.000218473999666458" calcext:value-type="float">
            <text:p>0.000218473999666458</text:p>
          </table:table-cell>
          <table:table-cell office:value-type="float" office:value="0.000273946000561409" calcext:value-type="float">
            <text:p>0.000273946000561409</text:p>
          </table:table-cell>
          <table:table-cell office:value-type="float" office:value="0.000290867000330763" calcext:value-type="float">
            <text:p>0.00029086700033076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.000244812000346428" calcext:value-type="float">
            <text:p>0.000244812000346428</text:p>
          </table:table-cell>
          <table:table-cell office:value-type="float" office:value="0.000318348000291735" calcext:value-type="float">
            <text:p>0.000318348000291735</text:p>
          </table:table-cell>
          <table:table-cell office:value-type="float" office:value="0.000226318000386527" calcext:value-type="float">
            <text:p>0.000226318000386527</text:p>
          </table:table-cell>
          <table:table-cell office:value-type="float" office:value="0.000240694000240182" calcext:value-type="float">
            <text:p>0.000240694000240182</text:p>
          </table:table-cell>
          <table:table-cell office:value-type="float" office:value="0.000269848999778333" calcext:value-type="float">
            <text:p>0.000269848999778333</text:p>
          </table:table-cell>
          <table:table-cell office:value-type="float" office:value="0.000793123999756062" calcext:value-type="float">
            <text:p>0.00079312399975606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0.000185201999556739" calcext:value-type="float">
            <text:p>0.000185201999556739</text:p>
          </table:table-cell>
          <table:table-cell office:value-type="float" office:value="0.00050943099995493" calcext:value-type="float">
            <text:p>0.00050943099995493</text:p>
          </table:table-cell>
          <table:table-cell office:value-type="float" office:value="0.000380702999791538" calcext:value-type="float">
            <text:p>0.000380702999791538</text:p>
          </table:table-cell>
          <table:table-cell office:value-type="float" office:value="0.000219937000110804" calcext:value-type="float">
            <text:p>0.000219937000110804</text:p>
          </table:table-cell>
          <table:table-cell office:value-type="float" office:value="0.000203565999981947" calcext:value-type="float">
            <text:p>0.000203565999981947</text:p>
          </table:table-cell>
          <table:table-cell office:value-type="float" office:value="0.000447146000624343" calcext:value-type="float">
            <text:p>0.00044714600062434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.00016222900012508" calcext:value-type="float">
            <text:p>0.00016222900012508</text:p>
          </table:table-cell>
          <table:table-cell office:value-type="float" office:value="0.000452235000011569" calcext:value-type="float">
            <text:p>0.000452235000011569</text:p>
          </table:table-cell>
          <table:table-cell office:value-type="float" office:value="0.000893299999916053" calcext:value-type="float">
            <text:p>0.000893299999916053</text:p>
          </table:table-cell>
          <table:table-cell office:value-type="float" office:value="0.000224374000026728" calcext:value-type="float">
            <text:p>0.000224374000026728</text:p>
          </table:table-cell>
          <table:table-cell office:value-type="float" office:value="0.000277092000033008" calcext:value-type="float">
            <text:p>0.000277092000033008</text:p>
          </table:table-cell>
          <table:table-cell office:value-type="float" office:value="0.000802260999989812" calcext:value-type="float">
            <text:p>0.00080226099998981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0.000408013000196661" calcext:value-type="float">
            <text:p>0.000408013000196661</text:p>
          </table:table-cell>
          <table:table-cell office:value-type="float" office:value="0.000235043999964546" calcext:value-type="float">
            <text:p>0.000235043999964546</text:p>
          </table:table-cell>
          <table:table-cell office:value-type="float" office:value="0.000473103999865998" calcext:value-type="float">
            <text:p>0.000473103999865998</text:p>
          </table:table-cell>
          <table:table-cell office:value-type="float" office:value="0.000310524000269652" calcext:value-type="float">
            <text:p>0.000310524000269652</text:p>
          </table:table-cell>
          <table:table-cell office:value-type="float" office:value="0.000248690000262286" calcext:value-type="float">
            <text:p>0.000248690000262286</text:p>
          </table:table-cell>
          <table:table-cell office:value-type="float" office:value="0.000704761999259063" calcext:value-type="float">
            <text:p>0.00070476199925906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000221139000132098" calcext:value-type="float">
            <text:p>0.000221139000132098</text:p>
          </table:table-cell>
          <table:table-cell office:value-type="float" office:value="0.000237449000451306" calcext:value-type="float">
            <text:p>0.000237449000451306</text:p>
          </table:table-cell>
          <table:table-cell office:value-type="float" office:value="0.000356458000169368" calcext:value-type="float">
            <text:p>0.000356458000169368</text:p>
          </table:table-cell>
          <table:table-cell office:value-type="float" office:value="0.000309320999804186" calcext:value-type="float">
            <text:p>0.000309320999804186</text:p>
          </table:table-cell>
          <table:table-cell office:value-type="float" office:value="0.000325321000673284" calcext:value-type="float">
            <text:p>0.000325321000673284</text:p>
          </table:table-cell>
          <table:table-cell office:value-type="float" office:value="0.000678073000017321" calcext:value-type="float">
            <text:p>0.00067807300001732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.000311896999846795" calcext:value-type="float">
            <text:p>0.000311896999846795</text:p>
          </table:table-cell>
          <table:table-cell office:value-type="float" office:value="0.000285477000034007" calcext:value-type="float">
            <text:p>0.000285477000034007</text:p>
          </table:table-cell>
          <table:table-cell office:value-type="float" office:value="0.000314560999868263" calcext:value-type="float">
            <text:p>0.000314560999868263</text:p>
          </table:table-cell>
          <table:table-cell office:value-type="float" office:value="0.000308339999719465" calcext:value-type="float">
            <text:p>0.000308339999719465</text:p>
          </table:table-cell>
          <table:table-cell office:value-type="float" office:value="0.000209938000807597" calcext:value-type="float">
            <text:p>0.000209938000807597</text:p>
          </table:table-cell>
          <table:table-cell office:value-type="float" office:value="0.000586733000091044" calcext:value-type="float">
            <text:p>0.00058673300009104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.000154084999849147" calcext:value-type="float">
            <text:p>0.000154084999849147</text:p>
          </table:table-cell>
          <table:table-cell office:value-type="float" office:value="0.000263818000348692" calcext:value-type="float">
            <text:p>0.000263818000348692</text:p>
          </table:table-cell>
          <table:table-cell office:value-type="float" office:value="0.000435003999882611" calcext:value-type="float">
            <text:p>0.000435003999882611</text:p>
          </table:table-cell>
          <table:table-cell office:value-type="float" office:value="0.00022010699922248" calcext:value-type="float">
            <text:p>0.00022010699922248</text:p>
          </table:table-cell>
          <table:table-cell office:value-type="float" office:value="0.000252176000685722" calcext:value-type="float">
            <text:p>0.000252176000685722</text:p>
          </table:table-cell>
          <table:table-cell office:value-type="float" office:value="0.000672784000016691" calcext:value-type="float">
            <text:p>0.00067278400001669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000209726999855775" calcext:value-type="float">
            <text:p>0.000209726999855775</text:p>
          </table:table-cell>
          <table:table-cell office:value-type="float" office:value="0.00028096000005462" calcext:value-type="float">
            <text:p>0.00028096000005462</text:p>
          </table:table-cell>
          <table:table-cell office:value-type="float" office:value="0.00020760400002473" calcext:value-type="float">
            <text:p>0.00020760400002473</text:p>
          </table:table-cell>
          <table:table-cell office:value-type="float" office:value="0.000214315999983228" calcext:value-type="float">
            <text:p>0.000214315999983228</text:p>
          </table:table-cell>
          <table:table-cell office:value-type="float" office:value="0.000159373999849777" calcext:value-type="float">
            <text:p>0.000159373999849777</text:p>
          </table:table-cell>
          <table:table-cell office:value-type="float" office:value="0.000560627000595559" calcext:value-type="float">
            <text:p>0.00056062700059555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0.000162020000061602" calcext:value-type="float">
            <text:p>0.000162020000061602</text:p>
          </table:table-cell>
          <table:table-cell office:value-type="float" office:value="0.000389870999242703" calcext:value-type="float">
            <text:p>0.000389870999242703</text:p>
          </table:table-cell>
          <table:table-cell office:value-type="float" office:value="0.000237068000387808" calcext:value-type="float">
            <text:p>0.000237068000387808</text:p>
          </table:table-cell>
          <table:table-cell office:value-type="float" office:value="0.000181815999894752" calcext:value-type="float">
            <text:p>0.000181815999894752</text:p>
          </table:table-cell>
          <table:table-cell office:value-type="float" office:value="0.000307598999825132" calcext:value-type="float">
            <text:p>0.000307598999825132</text:p>
          </table:table-cell>
          <table:table-cell office:value-type="float" office:value="0.000368752000213135" calcext:value-type="float">
            <text:p>0.0003687520002131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00019956899996032" calcext:value-type="float">
            <text:p>0.00019956899996032</text:p>
          </table:table-cell>
          <table:table-cell office:value-type="float" office:value="0.000282082000012451" calcext:value-type="float">
            <text:p>0.000282082000012451</text:p>
          </table:table-cell>
          <table:table-cell office:value-type="float" office:value="0.000655922000078135" calcext:value-type="float">
            <text:p>0.000655922000078135</text:p>
          </table:table-cell>
          <table:table-cell office:value-type="float" office:value="0.000246094999965862" calcext:value-type="float">
            <text:p>0.000246094999965862</text:p>
          </table:table-cell>
          <table:table-cell office:value-type="float" office:value="0.000226118000682618" calcext:value-type="float">
            <text:p>0.000226118000682618</text:p>
          </table:table-cell>
          <table:table-cell office:value-type="float" office:value="0.000815869000689418" calcext:value-type="float">
            <text:p>0.00081586900068941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.000390883000363829" calcext:value-type="float">
            <text:p>0.000390883000363829</text:p>
          </table:table-cell>
          <table:table-cell office:value-type="float" office:value="0.000390010999581136" calcext:value-type="float">
            <text:p>0.000390010999581136</text:p>
          </table:table-cell>
          <table:table-cell office:value-type="float" office:value="0.000613404000432638" calcext:value-type="float">
            <text:p>0.000613404000432638</text:p>
          </table:table-cell>
          <table:table-cell office:value-type="float" office:value="0.000295266000648553" calcext:value-type="float">
            <text:p>0.000295266000648553</text:p>
          </table:table-cell>
          <table:table-cell office:value-type="float" office:value="0.000170796000020346" calcext:value-type="float">
            <text:p>0.000170796000020346</text:p>
          </table:table-cell>
          <table:table-cell office:value-type="float" office:value="0.000689454999701411" calcext:value-type="float">
            <text:p>0.00068945499970141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000321153999720991" calcext:value-type="float">
            <text:p>0.000321153999720991</text:p>
          </table:table-cell>
          <table:table-cell office:value-type="float" office:value="0.000461653000456863" calcext:value-type="float">
            <text:p>0.000461653000456863</text:p>
          </table:table-cell>
          <table:table-cell office:value-type="float" office:value="0.000376906999917992" calcext:value-type="float">
            <text:p>0.000376906999917992</text:p>
          </table:table-cell>
          <table:table-cell office:value-type="float" office:value="0.000367528999959177" calcext:value-type="float">
            <text:p>0.000367528999959177</text:p>
          </table:table-cell>
          <table:table-cell office:value-type="float" office:value="0.000385052000638098" calcext:value-type="float">
            <text:p>0.000385052000638098</text:p>
          </table:table-cell>
          <table:table-cell office:value-type="float" office:value="0.000936130999434681" calcext:value-type="float">
            <text:p>0.00093613099943468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000313930999254808" calcext:value-type="float">
            <text:p>0.000313930999254808</text:p>
          </table:table-cell>
          <table:table-cell office:value-type="float" office:value="0.000307608999719378" calcext:value-type="float">
            <text:p>0.000307608999719378</text:p>
          </table:table-cell>
          <table:table-cell office:value-type="float" office:value="0.000533335999534756" calcext:value-type="float">
            <text:p>0.000533335999534756</text:p>
          </table:table-cell>
          <table:table-cell office:value-type="float" office:value="0.000316435000058846" calcext:value-type="float">
            <text:p>0.000316435000058846</text:p>
          </table:table-cell>
          <table:table-cell office:value-type="float" office:value="0.000164783999935025" calcext:value-type="float">
            <text:p>0.000164783999935025</text:p>
          </table:table-cell>
          <table:table-cell office:value-type="float" office:value="0.000622741000370297" calcext:value-type="float">
            <text:p>0.00062274100037029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000239193000197702" calcext:value-type="float">
            <text:p>0.000239193000197702</text:p>
          </table:table-cell>
          <table:table-cell office:value-type="float" office:value="0.000528988999576541" calcext:value-type="float">
            <text:p>0.000528988999576541</text:p>
          </table:table-cell>
          <table:table-cell office:value-type="float" office:value="0.000202363999960653" calcext:value-type="float">
            <text:p>0.000202363999960653</text:p>
          </table:table-cell>
          <table:table-cell office:value-type="float" office:value="0.000218715000301017" calcext:value-type="float">
            <text:p>0.000218715000301017</text:p>
          </table:table-cell>
          <table:table-cell office:value-type="float" office:value="0.00023771999985911" calcext:value-type="float">
            <text:p>0.00023771999985911</text:p>
          </table:table-cell>
          <table:table-cell office:value-type="float" office:value="0.000818364999759069" calcext:value-type="float">
            <text:p>0.00081836499975906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00029989500035299" calcext:value-type="float">
            <text:p>0.00029989500035299</text:p>
          </table:table-cell>
          <table:table-cell office:value-type="float" office:value="0.000321213999995962" calcext:value-type="float">
            <text:p>0.000321213999995962</text:p>
          </table:table-cell>
          <table:table-cell office:value-type="float" office:value="0.000722146999578399" calcext:value-type="float">
            <text:p>0.000722146999578399</text:p>
          </table:table-cell>
          <table:table-cell office:value-type="float" office:value="0.000250133000008645" calcext:value-type="float">
            <text:p>0.000250133000008645</text:p>
          </table:table-cell>
          <table:table-cell office:value-type="float" office:value="0.000266473000010592" calcext:value-type="float">
            <text:p>0.000266473000010592</text:p>
          </table:table-cell>
          <table:table-cell office:value-type="float" office:value="0.000804528999651666" calcext:value-type="float">
            <text:p>0.00080452899965166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000310845999592857" calcext:value-type="float">
            <text:p>0.000310845999592857</text:p>
          </table:table-cell>
          <table:table-cell office:value-type="float" office:value="0.000398928000322485" calcext:value-type="float">
            <text:p>0.000398928000322485</text:p>
          </table:table-cell>
          <table:table-cell office:value-type="float" office:value="0.000754386000153318" calcext:value-type="float">
            <text:p>0.000754386000153318</text:p>
          </table:table-cell>
          <table:table-cell office:value-type="float" office:value="0.000216379999983474" calcext:value-type="float">
            <text:p>0.000216379999983474</text:p>
          </table:table-cell>
          <table:table-cell office:value-type="float" office:value="0.000268125999355107" calcext:value-type="float">
            <text:p>0.000268125999355107</text:p>
          </table:table-cell>
          <table:table-cell office:value-type="float" office:value="0.000311546999910206" calcext:value-type="float">
            <text:p>0.00031154699991020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000192737000361376" calcext:value-type="float">
            <text:p>0.000192737000361376</text:p>
          </table:table-cell>
          <table:table-cell office:value-type="float" office:value="0.000426308999522007" calcext:value-type="float">
            <text:p>0.000426308999522007</text:p>
          </table:table-cell>
          <table:table-cell office:value-type="float" office:value="0.000842849999571627" calcext:value-type="float">
            <text:p>0.000842849999571627</text:p>
          </table:table-cell>
          <table:table-cell office:value-type="float" office:value="0.000260110999988683" calcext:value-type="float">
            <text:p>0.000260110999988683</text:p>
          </table:table-cell>
          <table:table-cell office:value-type="float" office:value="0.000399299000491737" calcext:value-type="float">
            <text:p>0.000399299000491737</text:p>
          </table:table-cell>
          <table:table-cell office:value-type="float" office:value="0.000595391999922867" calcext:value-type="float">
            <text:p>0.00059539199992286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000267544999587699" calcext:value-type="float">
            <text:p>0.000267544999587699</text:p>
          </table:table-cell>
          <table:table-cell office:value-type="float" office:value="0.000281431000075827" calcext:value-type="float">
            <text:p>0.000281431000075827</text:p>
          </table:table-cell>
          <table:table-cell office:value-type="float" office:value="0.000563182999940182" calcext:value-type="float">
            <text:p>0.000563182999940182</text:p>
          </table:table-cell>
          <table:table-cell office:value-type="float" office:value="0.000309203000142588" calcext:value-type="float">
            <text:p>0.000309203000142588</text:p>
          </table:table-cell>
          <table:table-cell office:value-type="float" office:value="0.000498403000165126" calcext:value-type="float">
            <text:p>0.000498403000165126</text:p>
          </table:table-cell>
          <table:table-cell office:value-type="float" office:value="0.000152661999891279" calcext:value-type="float">
            <text:p>0.00015266199989127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000395862999539531" calcext:value-type="float">
            <text:p>0.000395862999539531</text:p>
          </table:table-cell>
          <table:table-cell office:value-type="float" office:value="0.000168141000358446" calcext:value-type="float">
            <text:p>0.000168141000358446</text:p>
          </table:table-cell>
          <table:table-cell office:value-type="float" office:value="0.0008083960001386" calcext:value-type="float">
            <text:p>0.0008083960001386</text:p>
          </table:table-cell>
          <table:table-cell office:value-type="float" office:value="0.000413714999922377" calcext:value-type="float">
            <text:p>0.000413714999922377</text:p>
          </table:table-cell>
          <table:table-cell office:value-type="float" office:value="0.000531444000444026" calcext:value-type="float">
            <text:p>0.000531444000444026</text:p>
          </table:table-cell>
          <table:table-cell office:value-type="float" office:value="0.000415638999584189" calcext:value-type="float">
            <text:p>0.00041563899958418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000136933000248973" calcext:value-type="float">
            <text:p>0.000136933000248973</text:p>
          </table:table-cell>
          <table:table-cell office:value-type="float" office:value="0.000287611999738147" calcext:value-type="float">
            <text:p>0.000287611999738147</text:p>
          </table:table-cell>
          <table:table-cell office:value-type="float" office:value="0.000655724000353075" calcext:value-type="float">
            <text:p>0.000655724000353075</text:p>
          </table:table-cell>
          <table:table-cell office:value-type="float" office:value="0.000330672000018239" calcext:value-type="float">
            <text:p>0.000330672000018239</text:p>
          </table:table-cell>
          <table:table-cell office:value-type="float" office:value="0.000281962000372005" calcext:value-type="float">
            <text:p>0.000281962000372005</text:p>
          </table:table-cell>
          <table:table-cell office:value-type="float" office:value="0.000635096000223712" calcext:value-type="float">
            <text:p>0.0006350960002237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000169013000231644" calcext:value-type="float">
            <text:p>0.000169013000231644</text:p>
          </table:table-cell>
          <table:table-cell office:value-type="float" office:value="0.000271462999990035" calcext:value-type="float">
            <text:p>0.000271462999990035</text:p>
          </table:table-cell>
          <table:table-cell office:value-type="float" office:value="0.000397977000829997" calcext:value-type="float">
            <text:p>0.000397977000829997</text:p>
          </table:table-cell>
          <table:table-cell office:value-type="float" office:value="0.000241448000451783" calcext:value-type="float">
            <text:p>0.000241448000451783</text:p>
          </table:table-cell>
          <table:table-cell office:value-type="float" office:value="0.000153584999679879" calcext:value-type="float">
            <text:p>0.000153584999679879</text:p>
          </table:table-cell>
          <table:table-cell office:value-type="float" office:value="0.000621120999312552" calcext:value-type="float">
            <text:p>0.00062112099931255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00308280999888666" calcext:value-type="float">
            <text:p>0.000308280999888666</text:p>
          </table:table-cell>
          <table:table-cell office:value-type="float" office:value="0.000474278000183404" calcext:value-type="float">
            <text:p>0.000474278000183404</text:p>
          </table:table-cell>
          <table:table-cell office:value-type="float" office:value="0.000282783999864478" calcext:value-type="float">
            <text:p>0.000282783999864478</text:p>
          </table:table-cell>
          <table:table-cell office:value-type="float" office:value="0.000223283999730484" calcext:value-type="float">
            <text:p>0.000223283999730484</text:p>
          </table:table-cell>
          <table:table-cell office:value-type="float" office:value="0.000190864000614965" calcext:value-type="float">
            <text:p>0.000190864000614965</text:p>
          </table:table-cell>
          <table:table-cell office:value-type="float" office:value="0.000596415000472916" calcext:value-type="float">
            <text:p>0.00059641500047291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00143315000059374" calcext:value-type="float">
            <text:p>0.000143315000059374</text:p>
          </table:table-cell>
          <table:table-cell office:value-type="float" office:value="0.000444012000116345" calcext:value-type="float">
            <text:p>0.000444012000116345</text:p>
          </table:table-cell>
          <table:table-cell office:value-type="float" office:value="0.000271974000497721" calcext:value-type="float">
            <text:p>0.000271974000497721</text:p>
          </table:table-cell>
          <table:table-cell office:value-type="float" office:value="0.000281761999758601" calcext:value-type="float">
            <text:p>0.000281761999758601</text:p>
          </table:table-cell>
          <table:table-cell office:value-type="float" office:value="0.000159586000336276" calcext:value-type="float">
            <text:p>0.000159586000336276</text:p>
          </table:table-cell>
          <table:table-cell office:value-type="float" office:value="0.000313760999233637" calcext:value-type="float">
            <text:p>0.00031376099923363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00187908000043535" calcext:value-type="float">
            <text:p>0.000187908000043535</text:p>
          </table:table-cell>
          <table:table-cell office:value-type="float" office:value="0.000454051000815525" calcext:value-type="float">
            <text:p>0.000454051000815525</text:p>
          </table:table-cell>
          <table:table-cell office:value-type="float" office:value="0.000357662000169512" calcext:value-type="float">
            <text:p>0.000357662000169512</text:p>
          </table:table-cell>
          <table:table-cell office:value-type="float" office:value="0.00030721899929631" calcext:value-type="float">
            <text:p>0.00030721899929631</text:p>
          </table:table-cell>
          <table:table-cell office:value-type="float" office:value="0.000170276000062586" calcext:value-type="float">
            <text:p>0.000170276000062586</text:p>
          </table:table-cell>
          <table:table-cell office:value-type="float" office:value="0.000534769999831042" calcext:value-type="float">
            <text:p>0.00053476999983104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000317328000164707" calcext:value-type="float">
            <text:p>0.000317328000164707</text:p>
          </table:table-cell>
          <table:table-cell office:value-type="float" office:value="0.0002958180002679" calcext:value-type="float">
            <text:p>0.0002958180002679</text:p>
          </table:table-cell>
          <table:table-cell office:value-type="float" office:value="0.000757874000555603" calcext:value-type="float">
            <text:p>0.000757874000555603</text:p>
          </table:table-cell>
          <table:table-cell office:value-type="float" office:value="0.000455944999885105" calcext:value-type="float">
            <text:p>0.000455944999885105</text:p>
          </table:table-cell>
          <table:table-cell office:value-type="float" office:value="0.000254581999797665" calcext:value-type="float">
            <text:p>0.000254581999797665</text:p>
          </table:table-cell>
          <table:table-cell office:value-type="float" office:value="0.000630378000096243" calcext:value-type="float">
            <text:p>0.00063037800009624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0.000226518999625114" calcext:value-type="float">
            <text:p>0.000226518999625114</text:p>
          </table:table-cell>
          <table:table-cell office:value-type="float" office:value="0.000245514999733132" calcext:value-type="float">
            <text:p>0.000245514999733132</text:p>
          </table:table-cell>
          <table:table-cell office:value-type="float" office:value="0.000524482000400894" calcext:value-type="float">
            <text:p>0.000524482000400894</text:p>
          </table:table-cell>
          <table:table-cell office:value-type="float" office:value="0.000341963000209944" calcext:value-type="float">
            <text:p>0.000341963000209944</text:p>
          </table:table-cell>
          <table:table-cell office:value-type="float" office:value="0.000551641999663843" calcext:value-type="float">
            <text:p>0.000551641999663843</text:p>
          </table:table-cell>
          <table:table-cell office:value-type="float" office:value="0.000653119999697083" calcext:value-type="float">
            <text:p>0.00065311999969708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0.000240495999605628" calcext:value-type="float">
            <text:p>0.000240495999605628</text:p>
          </table:table-cell>
          <table:table-cell office:value-type="float" office:value="0.000377770000341116" calcext:value-type="float">
            <text:p>0.000377770000341116</text:p>
          </table:table-cell>
          <table:table-cell office:value-type="float" office:value="0.00063284299994848" calcext:value-type="float">
            <text:p>0.00063284299994848</text:p>
          </table:table-cell>
          <table:table-cell office:value-type="float" office:value="0.000165417000062007" calcext:value-type="float">
            <text:p>0.000165417000062007</text:p>
          </table:table-cell>
          <table:table-cell office:value-type="float" office:value="0.000365638000403123" calcext:value-type="float">
            <text:p>0.000365638000403123</text:p>
          </table:table-cell>
          <table:table-cell office:value-type="float" office:value="0.000750539999899047" calcext:value-type="float">
            <text:p>0.00075053999989904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0.000218004000089422" calcext:value-type="float">
            <text:p>0.000218004000089422</text:p>
          </table:table-cell>
          <table:table-cell office:value-type="float" office:value="0.000266875000306754" calcext:value-type="float">
            <text:p>0.000266875000306754</text:p>
          </table:table-cell>
          <table:table-cell office:value-type="float" office:value="0.000598859999627166" calcext:value-type="float">
            <text:p>0.000598859999627166</text:p>
          </table:table-cell>
          <table:table-cell office:value-type="float" office:value="0.00021653099975083" calcext:value-type="float">
            <text:p>0.00021653099975083</text:p>
          </table:table-cell>
          <table:table-cell office:value-type="float" office:value="0.000230587999794807" calcext:value-type="float">
            <text:p>0.000230587999794807</text:p>
          </table:table-cell>
          <table:table-cell office:value-type="float" office:value="0.000270260999968741" calcext:value-type="float">
            <text:p>0.00027026099996874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0.00025403100062249" calcext:value-type="float">
            <text:p>0.00025403100062249</text:p>
          </table:table-cell>
          <table:table-cell office:value-type="float" office:value="0.000562473000172759" calcext:value-type="float">
            <text:p>0.000562473000172759</text:p>
          </table:table-cell>
          <table:table-cell office:value-type="float" office:value="0.000236548999964725" calcext:value-type="float">
            <text:p>0.000236548999964725</text:p>
          </table:table-cell>
          <table:table-cell office:value-type="float" office:value="0.000330161999954726" calcext:value-type="float">
            <text:p>0.000330161999954726</text:p>
          </table:table-cell>
          <table:table-cell office:value-type="float" office:value="0.000146651000250131" calcext:value-type="float">
            <text:p>0.000146651000250131</text:p>
          </table:table-cell>
          <table:table-cell office:value-type="float" office:value="0.000568833999750495" calcext:value-type="float">
            <text:p>0.00056883399975049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0.000201072999516327" calcext:value-type="float">
            <text:p>0.000201072999516327</text:p>
          </table:table-cell>
          <table:table-cell office:value-type="float" office:value="0.000371348000044236" calcext:value-type="float">
            <text:p>0.000371348000044236</text:p>
          </table:table-cell>
          <table:table-cell office:value-type="float" office:value="0.000248921000093105" calcext:value-type="float">
            <text:p>0.000248921000093105</text:p>
          </table:table-cell>
          <table:table-cell office:value-type="float" office:value="0.000225277999561513" calcext:value-type="float">
            <text:p>0.000225277999561513</text:p>
          </table:table-cell>
          <table:table-cell office:value-type="float" office:value="0.000184472000000824" calcext:value-type="float">
            <text:p>0.000184472000000824</text:p>
          </table:table-cell>
          <table:table-cell office:value-type="float" office:value="0.000553826000214031" calcext:value-type="float">
            <text:p>0.0005538260002140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0.000137846000143327" calcext:value-type="float">
            <text:p>0.000137846000143327</text:p>
          </table:table-cell>
          <table:table-cell office:value-type="float" office:value="0.000451347000307578" calcext:value-type="float">
            <text:p>0.000451347000307578</text:p>
          </table:table-cell>
          <table:table-cell office:value-type="float" office:value="0.000880112000231748" calcext:value-type="float">
            <text:p>0.000880112000231748</text:p>
          </table:table-cell>
          <table:table-cell office:value-type="float" office:value="0.00029589899986604" calcext:value-type="float">
            <text:p>0.00029589899986604</text:p>
          </table:table-cell>
          <table:table-cell office:value-type="float" office:value="0.000208006000320893" calcext:value-type="float">
            <text:p>0.000208006000320893</text:p>
          </table:table-cell>
          <table:table-cell office:value-type="float" office:value="0.000246676999267947" calcext:value-type="float">
            <text:p>0.00024667699926794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0.000348426000527979" calcext:value-type="float">
            <text:p>0.000348426000527979</text:p>
          </table:table-cell>
          <table:table-cell office:value-type="float" office:value="0.000296408999929554" calcext:value-type="float">
            <text:p>0.000296408999929554</text:p>
          </table:table-cell>
          <table:table-cell office:value-type="float" office:value="0.00059647599937307" calcext:value-type="float">
            <text:p>0.00059647599937307</text:p>
          </table:table-cell>
          <table:table-cell office:value-type="float" office:value="0.000392638000448642" calcext:value-type="float">
            <text:p>0.000392638000448642</text:p>
          </table:table-cell>
          <table:table-cell office:value-type="float" office:value="0.000255874000686163" calcext:value-type="float">
            <text:p>0.000255874000686163</text:p>
          </table:table-cell>
          <table:table-cell office:value-type="float" office:value="0.000231819999498839" calcext:value-type="float">
            <text:p>0.00023181999949883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0.000261385000158043" calcext:value-type="float">
            <text:p>0.000261385000158043</text:p>
          </table:table-cell>
          <table:table-cell office:value-type="float" office:value="0.000322267999763426" calcext:value-type="float">
            <text:p>0.000322267999763426</text:p>
          </table:table-cell>
          <table:table-cell office:value-type="float" office:value="0.000623475999418588" calcext:value-type="float">
            <text:p>0.000623475999418588</text:p>
          </table:table-cell>
          <table:table-cell office:value-type="float" office:value="0.00026774599973578" calcext:value-type="float">
            <text:p>0.00026774599973578</text:p>
          </table:table-cell>
          <table:table-cell office:value-type="float" office:value="0.000301217999549408" calcext:value-type="float">
            <text:p>0.000301217999549408</text:p>
          </table:table-cell>
          <table:table-cell office:value-type="float" office:value="0.000529141000697564" calcext:value-type="float">
            <text:p>0.00052914100069756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0.000276443000075233" calcext:value-type="float">
            <text:p>0.000276443000075233</text:p>
          </table:table-cell>
          <table:table-cell office:value-type="float" office:value="0.00022133099992061" calcext:value-type="float">
            <text:p>0.00022133099992061</text:p>
          </table:table-cell>
          <table:table-cell office:value-type="float" office:value="0.000448611999672721" calcext:value-type="float">
            <text:p>0.000448611999672721</text:p>
          </table:table-cell>
          <table:table-cell office:value-type="float" office:value="0.000250845000664412" calcext:value-type="float">
            <text:p>0.000250845000664412</text:p>
          </table:table-cell>
          <table:table-cell office:value-type="float" office:value="0.000149526999848604" calcext:value-type="float">
            <text:p>0.000149526999848604</text:p>
          </table:table-cell>
          <table:table-cell office:value-type="float" office:value="0.000612384999840288" calcext:value-type="float">
            <text:p>0.00061238499984028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.000171978999787825" calcext:value-type="float">
            <text:p>0.000171978999787825</text:p>
          </table:table-cell>
          <table:table-cell office:value-type="float" office:value="0.000265202000264253" calcext:value-type="float">
            <text:p>0.000265202000264253</text:p>
          </table:table-cell>
          <table:table-cell office:value-type="float" office:value="0.000232561999837344" calcext:value-type="float">
            <text:p>0.000232561999837344</text:p>
          </table:table-cell>
          <table:table-cell office:value-type="float" office:value="0.000215240000215999" calcext:value-type="float">
            <text:p>0.000215240000215999</text:p>
          </table:table-cell>
          <table:table-cell office:value-type="float" office:value="0.000216491999708523" calcext:value-type="float">
            <text:p>0.000216491999708523</text:p>
          </table:table-cell>
          <table:table-cell office:value-type="float" office:value="0.000291281000500021" calcext:value-type="float">
            <text:p>0.00029128100050002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0.000183180000021821" calcext:value-type="float">
            <text:p>0.000183180000021821</text:p>
          </table:table-cell>
          <table:table-cell office:value-type="float" office:value="0.000306568999803858" calcext:value-type="float">
            <text:p>0.000306568999803858</text:p>
          </table:table-cell>
          <table:table-cell office:value-type="float" office:value="0.000271905000772676" calcext:value-type="float">
            <text:p>0.000271905000772676</text:p>
          </table:table-cell>
          <table:table-cell office:value-type="float" office:value="0.000228844999583089" calcext:value-type="float">
            <text:p>0.000228844999583089</text:p>
          </table:table-cell>
          <table:table-cell office:value-type="float" office:value="0.000205671000003349" calcext:value-type="float">
            <text:p>0.000205671000003349</text:p>
          </table:table-cell>
          <table:table-cell office:value-type="float" office:value="0.000575167000533838" calcext:value-type="float">
            <text:p>0.00057516700053383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0.00016871300067578" calcext:value-type="float">
            <text:p>0.00016871300067578</text:p>
          </table:table-cell>
          <table:table-cell office:value-type="float" office:value="0.000278305999927397" calcext:value-type="float">
            <text:p>0.000278305999927397</text:p>
          </table:table-cell>
          <table:table-cell office:value-type="float" office:value="0.00030893399980414" calcext:value-type="float">
            <text:p>0.00030893399980414</text:p>
          </table:table-cell>
          <table:table-cell office:value-type="float" office:value="0.000276812999800313" calcext:value-type="float">
            <text:p>0.000276812999800313</text:p>
          </table:table-cell>
          <table:table-cell office:value-type="float" office:value="0.000204379000024346" calcext:value-type="float">
            <text:p>0.000204379000024346</text:p>
          </table:table-cell>
          <table:table-cell office:value-type="float" office:value="0.000653262000014365" calcext:value-type="float">
            <text:p>0.00065326200001436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0.000367882999853464" calcext:value-type="float">
            <text:p>0.000367882999853464</text:p>
          </table:table-cell>
          <table:table-cell office:value-type="float" office:value="0.000419126999986474" calcext:value-type="float">
            <text:p>0.000419126999986474</text:p>
          </table:table-cell>
          <table:table-cell office:value-type="float" office:value="0.000195972999790683" calcext:value-type="float">
            <text:p>0.000195972999790683</text:p>
          </table:table-cell>
          <table:table-cell office:value-type="float" office:value="0.000323980999382911" calcext:value-type="float">
            <text:p>0.000323980999382911</text:p>
          </table:table-cell>
          <table:table-cell office:value-type="float" office:value="0.000209658999665407" calcext:value-type="float">
            <text:p>0.000209658999665407</text:p>
          </table:table-cell>
          <table:table-cell office:value-type="float" office:value="0.000275440999757848" calcext:value-type="float">
            <text:p>0.00027544099975784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.000234365000324033" calcext:value-type="float">
            <text:p>0.000234365000324033</text:p>
          </table:table-cell>
          <table:table-cell office:value-type="float" office:value="0.000338097000167181" calcext:value-type="float">
            <text:p>0.000338097000167181</text:p>
          </table:table-cell>
          <table:table-cell office:value-type="float" office:value="0.000620371999502822" calcext:value-type="float">
            <text:p>0.000620371999502822</text:p>
          </table:table-cell>
          <table:table-cell office:value-type="float" office:value="0.000300497000353062" calcext:value-type="float">
            <text:p>0.000300497000353062</text:p>
          </table:table-cell>
          <table:table-cell office:value-type="float" office:value="0.000140911000016786" calcext:value-type="float">
            <text:p>0.000140911000016786</text:p>
          </table:table-cell>
          <table:table-cell office:value-type="float" office:value="0.000545651999345864" calcext:value-type="float">
            <text:p>0.0005456519993458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0.000229304999265878" calcext:value-type="float">
            <text:p>0.000229304999265878</text:p>
          </table:table-cell>
          <table:table-cell office:value-type="float" office:value="0.00021887599996262" calcext:value-type="float">
            <text:p>0.00021887599996262</text:p>
          </table:table-cell>
          <table:table-cell office:value-type="float" office:value="0.00065947400071309" calcext:value-type="float">
            <text:p>0.00065947400071309</text:p>
          </table:table-cell>
          <table:table-cell office:value-type="float" office:value="0.000241668999478861" calcext:value-type="float">
            <text:p>0.000241668999478861</text:p>
          </table:table-cell>
          <table:table-cell office:value-type="float" office:value="0.000196896000488778" calcext:value-type="float">
            <text:p>0.000196896000488778</text:p>
          </table:table-cell>
          <table:table-cell office:value-type="float" office:value="0.000792781000200193" calcext:value-type="float">
            <text:p>0.00079278100020019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0.000344609000421769" calcext:value-type="float">
            <text:p>0.000344609000421769</text:p>
          </table:table-cell>
          <table:table-cell office:value-type="float" office:value="0.000449564000518876" calcext:value-type="float">
            <text:p>0.000449564000518876</text:p>
          </table:table-cell>
          <table:table-cell office:value-type="float" office:value="0.00104322600054729" calcext:value-type="float">
            <text:p>0.00104322600054729</text:p>
          </table:table-cell>
          <table:table-cell office:value-type="float" office:value="0.000306930000078864" calcext:value-type="float">
            <text:p>0.000306930000078864</text:p>
          </table:table-cell>
          <table:table-cell office:value-type="float" office:value="0.000852152000334172" calcext:value-type="float">
            <text:p>0.000852152000334172</text:p>
          </table:table-cell>
          <table:table-cell office:value-type="float" office:value="0.000890683000761783" calcext:value-type="float">
            <text:p>0.00089068300076178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0.000194891999854008" calcext:value-type="float">
            <text:p>0.000194891999854008</text:p>
          </table:table-cell>
          <table:table-cell office:value-type="float" office:value="0.000354318000063358" calcext:value-type="float">
            <text:p>0.000354318000063358</text:p>
          </table:table-cell>
          <table:table-cell office:value-type="float" office:value="0.000206233000426437" calcext:value-type="float">
            <text:p>0.000206233000426437</text:p>
          </table:table-cell>
          <table:table-cell office:value-type="float" office:value="0.000279539000075601" calcext:value-type="float">
            <text:p>0.000279539000075601</text:p>
          </table:table-cell>
          <table:table-cell office:value-type="float" office:value="0.000154637000377988" calcext:value-type="float">
            <text:p>0.000154637000377988</text:p>
          </table:table-cell>
          <table:table-cell office:value-type="float" office:value="0.000630950999948254" calcext:value-type="float">
            <text:p>0.00063095099994825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0.000167802000760275" calcext:value-type="float">
            <text:p>0.000167802000760275</text:p>
          </table:table-cell>
          <table:table-cell office:value-type="float" office:value="0.000310246000481129" calcext:value-type="float">
            <text:p>0.000310246000481129</text:p>
          </table:table-cell>
          <table:table-cell office:value-type="float" office:value="0.000293045000034908" calcext:value-type="float">
            <text:p>0.000293045000034908</text:p>
          </table:table-cell>
          <table:table-cell office:value-type="float" office:value="0.0001928579995365" calcext:value-type="float">
            <text:p>0.0001928579995365</text:p>
          </table:table-cell>
          <table:table-cell office:value-type="float" office:value="0.000226069999371248" calcext:value-type="float">
            <text:p>0.000226069999371248</text:p>
          </table:table-cell>
          <table:table-cell office:value-type="float" office:value="0.000315496000439452" calcext:value-type="float">
            <text:p>0.00031549600043945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0.000257077999776811" calcext:value-type="float">
            <text:p>0.000257077999776811</text:p>
          </table:table-cell>
          <table:table-cell office:value-type="float" office:value="0.000277937000646489" calcext:value-type="float">
            <text:p>0.000277937000646489</text:p>
          </table:table-cell>
          <table:table-cell office:value-type="float" office:value="0.000316106999889598" calcext:value-type="float">
            <text:p>0.000316106999889598</text:p>
          </table:table-cell>
          <table:table-cell office:value-type="float" office:value="0.000197757000023557" calcext:value-type="float">
            <text:p>0.000197757000023557</text:p>
          </table:table-cell>
          <table:table-cell office:value-type="float" office:value="0.000156941000568622" calcext:value-type="float">
            <text:p>0.000156941000568622</text:p>
          </table:table-cell>
          <table:table-cell office:value-type="float" office:value="0.000318110000080196" calcext:value-type="float">
            <text:p>0.00031811000008019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0.000344148999829486" calcext:value-type="float">
            <text:p>0.000344148999829486</text:p>
          </table:table-cell>
          <table:table-cell office:value-type="float" office:value="0.000458190999779617" calcext:value-type="float">
            <text:p>0.000458190999779617</text:p>
          </table:table-cell>
          <table:table-cell office:value-type="float" office:value="0.000815183999293367" calcext:value-type="float">
            <text:p>0.000815183999293367</text:p>
          </table:table-cell>
          <table:table-cell office:value-type="float" office:value="0.000294227000267711" calcext:value-type="float">
            <text:p>0.000294227000267711</text:p>
          </table:table-cell>
          <table:table-cell office:value-type="float" office:value="0.000307741999677091" calcext:value-type="float">
            <text:p>0.000307741999677091</text:p>
          </table:table-cell>
          <table:table-cell office:value-type="float" office:value="0.000522519999321958" calcext:value-type="float">
            <text:p>0.00052251999932195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0.000332366999828082" calcext:value-type="float">
            <text:p>0.000332366999828082</text:p>
          </table:table-cell>
          <table:table-cell office:value-type="float" office:value="0.000287773999843921" calcext:value-type="float">
            <text:p>0.000287773999843921</text:p>
          </table:table-cell>
          <table:table-cell office:value-type="float" office:value="0.000568886999644747" calcext:value-type="float">
            <text:p>0.000568886999644747</text:p>
          </table:table-cell>
          <table:table-cell office:value-type="float" office:value="0.00032607499997539" calcext:value-type="float">
            <text:p>0.00032607499997539</text:p>
          </table:table-cell>
          <table:table-cell office:value-type="float" office:value="0.000316388000101142" calcext:value-type="float">
            <text:p>0.000316388000101142</text:p>
          </table:table-cell>
          <table:table-cell office:value-type="float" office:value="0.000148305000038818" calcext:value-type="float">
            <text:p>0.00014830500003881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0.000237931999436114" calcext:value-type="float">
            <text:p>0.000237931999436114</text:p>
          </table:table-cell>
          <table:table-cell office:value-type="float" office:value="0.000307351000628842" calcext:value-type="float">
            <text:p>0.000307351000628842</text:p>
          </table:table-cell>
          <table:table-cell office:value-type="float" office:value="0.000619219999862253" calcext:value-type="float">
            <text:p>0.000619219999862253</text:p>
          </table:table-cell>
          <table:table-cell office:value-type="float" office:value="0.000263388999883318" calcext:value-type="float">
            <text:p>0.000263388999883318</text:p>
          </table:table-cell>
          <table:table-cell office:value-type="float" office:value="0.00031250999927579" calcext:value-type="float">
            <text:p>0.00031250999927579</text:p>
          </table:table-cell>
          <table:table-cell office:value-type="float" office:value="0.000630642000032822" calcext:value-type="float">
            <text:p>0.00063064200003282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0.000409451000450645" calcext:value-type="float">
            <text:p>0.000409451000450645</text:p>
          </table:table-cell>
          <table:table-cell office:value-type="float" office:value="0.000374215000192635" calcext:value-type="float">
            <text:p>0.000374215000192635</text:p>
          </table:table-cell>
          <table:table-cell office:value-type="float" office:value="0.000416382999901543" calcext:value-type="float">
            <text:p>0.000416382999901543</text:p>
          </table:table-cell>
          <table:table-cell office:value-type="float" office:value="0.000289758000690199" calcext:value-type="float">
            <text:p>0.000289758000690199</text:p>
          </table:table-cell>
          <table:table-cell office:value-type="float" office:value="0.000346875000104774" calcext:value-type="float">
            <text:p>0.000346875000104774</text:p>
          </table:table-cell>
          <table:table-cell office:value-type="float" office:value="0.000579086000470852" calcext:value-type="float">
            <text:p>0.00057908600047085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0.000142324999615084" calcext:value-type="float">
            <text:p>0.000142324999615084</text:p>
          </table:table-cell>
          <table:table-cell office:value-type="float" office:value="0.000311789000079443" calcext:value-type="float">
            <text:p>0.000311789000079443</text:p>
          </table:table-cell>
          <table:table-cell office:value-type="float" office:value="0.00019552300000214" calcext:value-type="float">
            <text:p>0.00019552300000214</text:p>
          </table:table-cell>
          <table:table-cell office:value-type="float" office:value="0.000218285999835643" calcext:value-type="float">
            <text:p>0.000218285999835643</text:p>
          </table:table-cell>
          <table:table-cell office:value-type="float" office:value="0.000143828000545909" calcext:value-type="float">
            <text:p>0.000143828000545909</text:p>
          </table:table-cell>
          <table:table-cell office:value-type="float" office:value="0.000634438999441045" calcext:value-type="float">
            <text:p>0.00063443899944104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0.000245736999204382" calcext:value-type="float">
            <text:p>0.000245736999204382</text:p>
          </table:table-cell>
          <table:table-cell office:value-type="float" office:value="0.000339340000209631" calcext:value-type="float">
            <text:p>0.000339340000209631</text:p>
          </table:table-cell>
          <table:table-cell office:value-type="float" office:value="0.00019982199955848" calcext:value-type="float">
            <text:p>0.00019982199955848</text:p>
          </table:table-cell>
          <table:table-cell office:value-type="float" office:value="0.000269491000835842" calcext:value-type="float">
            <text:p>0.000269491000835842</text:p>
          </table:table-cell>
          <table:table-cell office:value-type="float" office:value="0.000127516999782529" calcext:value-type="float">
            <text:p>0.000127516999782529</text:p>
          </table:table-cell>
          <table:table-cell office:value-type="float" office:value="0.000333459000103176" calcext:value-type="float">
            <text:p>0.00033345900010317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0.000204640000447398" calcext:value-type="float">
            <text:p>0.000204640000447398</text:p>
          </table:table-cell>
          <table:table-cell office:value-type="float" office:value="0.000353307000295899" calcext:value-type="float">
            <text:p>0.000353307000295899</text:p>
          </table:table-cell>
          <table:table-cell office:value-type="float" office:value="0.000253541000347468" calcext:value-type="float">
            <text:p>0.000253541000347468</text:p>
          </table:table-cell>
          <table:table-cell office:value-type="float" office:value="0.000359769000169763" calcext:value-type="float">
            <text:p>0.000359769000169763</text:p>
          </table:table-cell>
          <table:table-cell office:value-type="float" office:value="0.000175235999449797" calcext:value-type="float">
            <text:p>0.000175235999449797</text:p>
          </table:table-cell>
          <table:table-cell office:value-type="float" office:value="0.000654657000268344" calcext:value-type="float">
            <text:p>0.00065465700026834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0.000154788000145345" calcext:value-type="float">
            <text:p>0.000154788000145345</text:p>
          </table:table-cell>
          <table:table-cell office:value-type="float" office:value="0.000293825999506225" calcext:value-type="float">
            <text:p>0.000293825999506225</text:p>
          </table:table-cell>
          <table:table-cell office:value-type="float" office:value="0.000245016000008036" calcext:value-type="float">
            <text:p>0.000245016000008036</text:p>
          </table:table-cell>
          <table:table-cell office:value-type="float" office:value="0.000291672000457766" calcext:value-type="float">
            <text:p>0.000291672000457766</text:p>
          </table:table-cell>
          <table:table-cell office:value-type="float" office:value="0.000178240999957779" calcext:value-type="float">
            <text:p>0.000178240999957779</text:p>
          </table:table-cell>
          <table:table-cell office:value-type="float" office:value="0.000844139000037103" calcext:value-type="float">
            <text:p>0.00084413900003710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0.000564779999876919" calcext:value-type="float">
            <text:p>0.000564779999876919</text:p>
          </table:table-cell>
          <table:table-cell office:value-type="float" office:value="0.000370658999599982" calcext:value-type="float">
            <text:p>0.000370658999599982</text:p>
          </table:table-cell>
          <table:table-cell office:value-type="float" office:value="0.000855480000609532" calcext:value-type="float">
            <text:p>0.000855480000609532</text:p>
          </table:table-cell>
          <table:table-cell office:value-type="float" office:value="0.000482978000036383" calcext:value-type="float">
            <text:p>0.000482978000036383</text:p>
          </table:table-cell>
          <table:table-cell office:value-type="float" office:value="0.00041646500085335" calcext:value-type="float">
            <text:p>0.00041646500085335</text:p>
          </table:table-cell>
          <table:table-cell office:value-type="float" office:value="0.000642194000647578" calcext:value-type="float">
            <text:p>0.00064219400064757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0.000269070000285865" calcext:value-type="float">
            <text:p>0.000269070000285865</text:p>
          </table:table-cell>
          <table:table-cell office:value-type="float" office:value="0.000346685000295111" calcext:value-type="float">
            <text:p>0.000346685000295111</text:p>
          </table:table-cell>
          <table:table-cell office:value-type="float" office:value="0.000839080000332615" calcext:value-type="float">
            <text:p>0.000839080000332615</text:p>
          </table:table-cell>
          <table:table-cell office:value-type="float" office:value="0.000608191000537772" calcext:value-type="float">
            <text:p>0.000608191000537772</text:p>
          </table:table-cell>
          <table:table-cell office:value-type="float" office:value="0.000546024999493966" calcext:value-type="float">
            <text:p>0.000546024999493966</text:p>
          </table:table-cell>
          <table:table-cell office:value-type="float" office:value="0.000561773999834259" calcext:value-type="float">
            <text:p>0.00056177399983425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000497353999890038" calcext:value-type="float">
            <text:p>0.000497353999890038</text:p>
          </table:table-cell>
          <table:table-cell office:value-type="float" office:value="0.000302020999697561" calcext:value-type="float">
            <text:p>0.000302020999697561</text:p>
          </table:table-cell>
          <table:table-cell office:value-type="float" office:value="0.00078646200017829" calcext:value-type="float">
            <text:p>0.00078646200017829</text:p>
          </table:table-cell>
          <table:table-cell office:value-type="float" office:value="0.000335553999320837" calcext:value-type="float">
            <text:p>0.000335553999320837</text:p>
          </table:table-cell>
          <table:table-cell office:value-type="float" office:value="0.000527359999978216" calcext:value-type="float">
            <text:p>0.000527359999978216</text:p>
          </table:table-cell>
          <table:table-cell office:value-type="float" office:value="0.000756206000005477" calcext:value-type="float">
            <text:p>0.00075620600000547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0.00030499799959216" calcext:value-type="float">
            <text:p>0.00030499799959216</text:p>
          </table:table-cell>
          <table:table-cell office:value-type="float" office:value="0.000344682000104513" calcext:value-type="float">
            <text:p>0.000344682000104513</text:p>
          </table:table-cell>
          <table:table-cell office:value-type="float" office:value="0.000272757000857382" calcext:value-type="float">
            <text:p>0.000272757000857382</text:p>
          </table:table-cell>
          <table:table-cell office:value-type="float" office:value="0.000346274000548874" calcext:value-type="float">
            <text:p>0.000346274000548874</text:p>
          </table:table-cell>
          <table:table-cell office:value-type="float" office:value="0.000197807999938959" calcext:value-type="float">
            <text:p>0.000197807999938959</text:p>
          </table:table-cell>
          <table:table-cell office:value-type="float" office:value="0.000973902000623639" calcext:value-type="float">
            <text:p>0.00097390200062363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0.000189001999387983" calcext:value-type="float">
            <text:p>0.000189001999387983</text:p>
          </table:table-cell>
          <table:table-cell office:value-type="float" office:value="0.000500490999911563" calcext:value-type="float">
            <text:p>0.000500490999911563</text:p>
          </table:table-cell>
          <table:table-cell office:value-type="float" office:value="0.000303224999697704" calcext:value-type="float">
            <text:p>0.000303224999697704</text:p>
          </table:table-cell>
          <table:table-cell office:value-type="float" office:value="0.000212074000046414" calcext:value-type="float">
            <text:p>0.000212074000046414</text:p>
          </table:table-cell>
          <table:table-cell office:value-type="float" office:value="0.000207866999517137" calcext:value-type="float">
            <text:p>0.000207866999517137</text:p>
          </table:table-cell>
          <table:table-cell office:value-type="float" office:value="0.000369506999959412" calcext:value-type="float">
            <text:p>0.00036950699995941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0.000198889999410312" calcext:value-type="float">
            <text:p>0.000198889999410312</text:p>
          </table:table-cell>
          <table:table-cell office:value-type="float" office:value="0.000289908999548061" calcext:value-type="float">
            <text:p>0.000289908999548061</text:p>
          </table:table-cell>
          <table:table-cell office:value-type="float" office:value="0.000299958000141487" calcext:value-type="float">
            <text:p>0.000299958000141487</text:p>
          </table:table-cell>
          <table:table-cell office:value-type="float" office:value="0.00033438200080127" calcext:value-type="float">
            <text:p>0.00033438200080127</text:p>
          </table:table-cell>
          <table:table-cell office:value-type="float" office:value="0.000205581999580318" calcext:value-type="float">
            <text:p>0.000205581999580318</text:p>
          </table:table-cell>
          <table:table-cell office:value-type="float" office:value="0.000715531000423653" calcext:value-type="float">
            <text:p>0.00071553100042365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0.000161671000569186" calcext:value-type="float">
            <text:p>0.000161671000569186</text:p>
          </table:table-cell>
          <table:table-cell office:value-type="float" office:value="0.000315876999593456" calcext:value-type="float">
            <text:p>0.000315876999593456</text:p>
          </table:table-cell>
          <table:table-cell office:value-type="float" office:value="0.000622638000095321" calcext:value-type="float">
            <text:p>0.000622638000095321</text:p>
          </table:table-cell>
          <table:table-cell office:value-type="float" office:value="0.000251307999860728" calcext:value-type="float">
            <text:p>0.000251307999860728</text:p>
          </table:table-cell>
          <table:table-cell office:value-type="float" office:value="0.000196926000171516" calcext:value-type="float">
            <text:p>0.000196926000171516</text:p>
          </table:table-cell>
          <table:table-cell office:value-type="float" office:value="0.000335794999955397" calcext:value-type="float">
            <text:p>0.00033579499995539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0.00034009299997706" calcext:value-type="float">
            <text:p>0.00034009299997706</text:p>
          </table:table-cell>
          <table:table-cell office:value-type="float" office:value="0.000321938000524824" calcext:value-type="float">
            <text:p>0.000321938000524824</text:p>
          </table:table-cell>
          <table:table-cell office:value-type="float" office:value="0.000667682000312198" calcext:value-type="float">
            <text:p>0.000667682000312198</text:p>
          </table:table-cell>
          <table:table-cell office:value-type="float" office:value="0.000396047000322142" calcext:value-type="float">
            <text:p>0.000396047000322142</text:p>
          </table:table-cell>
          <table:table-cell office:value-type="float" office:value="0.000144519000059518" calcext:value-type="float">
            <text:p>0.000144519000059518</text:p>
          </table:table-cell>
          <table:table-cell office:value-type="float" office:value="0.00023768199935148" calcext:value-type="float">
            <text:p>0.0002376819993514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0.000383213000532123" calcext:value-type="float">
            <text:p>0.000383213000532123</text:p>
          </table:table-cell>
          <table:table-cell office:value-type="float" office:value="0.000408951000281377" calcext:value-type="float">
            <text:p>0.000408951000281377</text:p>
          </table:table-cell>
          <table:table-cell office:value-type="float" office:value="0.000750576000427827" calcext:value-type="float">
            <text:p>0.000750576000427827</text:p>
          </table:table-cell>
          <table:table-cell office:value-type="float" office:value="0.000173182000253291" calcext:value-type="float">
            <text:p>0.000173182000253291</text:p>
          </table:table-cell>
          <table:table-cell office:value-type="float" office:value="0.000225369000872888" calcext:value-type="float">
            <text:p>0.000225369000872888</text:p>
          </table:table-cell>
          <table:table-cell office:value-type="float" office:value="0.000727894000192464" calcext:value-type="float">
            <text:p>0.00072789400019246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0.000290550999125117" calcext:value-type="float">
            <text:p>0.000290550999125117</text:p>
          </table:table-cell>
          <table:table-cell office:value-type="float" office:value="0.000429739000537666" calcext:value-type="float">
            <text:p>0.000429739000537666</text:p>
          </table:table-cell>
          <table:table-cell office:value-type="float" office:value="0.000463372000012896" calcext:value-type="float">
            <text:p>0.000463372000012896</text:p>
          </table:table-cell>
          <table:table-cell office:value-type="float" office:value="0.000311449000037101" calcext:value-type="float">
            <text:p>0.000311449000037101</text:p>
          </table:table-cell>
          <table:table-cell office:value-type="float" office:value="0.000268689999757044" calcext:value-type="float">
            <text:p>0.000268689999757044</text:p>
          </table:table-cell>
          <table:table-cell office:value-type="float" office:value="0.000898792000043613" calcext:value-type="float">
            <text:p>0.00089879200004361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0.000154376999489614" calcext:value-type="float">
            <text:p>0.000154376999489614</text:p>
          </table:table-cell>
          <table:table-cell office:value-type="float" office:value="0.000307883000459697" calcext:value-type="float">
            <text:p>0.000307883000459697</text:p>
          </table:table-cell>
          <table:table-cell office:value-type="float" office:value="0.000165217999892775" calcext:value-type="float">
            <text:p>0.000165217999892775</text:p>
          </table:table-cell>
          <table:table-cell office:value-type="float" office:value="0.00021211500006757" calcext:value-type="float">
            <text:p>0.00021211500006757</text:p>
          </table:table-cell>
          <table:table-cell office:value-type="float" office:value="0.000192298000001756" calcext:value-type="float">
            <text:p>0.000192298000001756</text:p>
          </table:table-cell>
          <table:table-cell office:value-type="float" office:value="0.000362384999789356" calcext:value-type="float">
            <text:p>0.00036238499978935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0.000231230000281357" calcext:value-type="float">
            <text:p>0.000231230000281357</text:p>
          </table:table-cell>
          <table:table-cell office:value-type="float" office:value="0.000312693000523723" calcext:value-type="float">
            <text:p>0.000312693000523723</text:p>
          </table:table-cell>
          <table:table-cell office:value-type="float" office:value="0.000234897000154888" calcext:value-type="float">
            <text:p>0.000234897000154888</text:p>
          </table:table-cell>
          <table:table-cell office:value-type="float" office:value="0.000210572000469256" calcext:value-type="float">
            <text:p>0.000210572000469256</text:p>
          </table:table-cell>
          <table:table-cell office:value-type="float" office:value="0.000239295000028505" calcext:value-type="float">
            <text:p>0.000239295000028505</text:p>
          </table:table-cell>
          <table:table-cell office:value-type="float" office:value="0.000441010999566061" calcext:value-type="float">
            <text:p>0.00044101099956606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000197276999642781" calcext:value-type="float">
            <text:p>0.000197276999642781</text:p>
          </table:table-cell>
          <table:table-cell office:value-type="float" office:value="0.000503598000250349" calcext:value-type="float">
            <text:p>0.000503598000250349</text:p>
          </table:table-cell>
          <table:table-cell office:value-type="float" office:value="0.000279269999737153" calcext:value-type="float">
            <text:p>0.000279269999737153</text:p>
          </table:table-cell>
          <table:table-cell office:value-type="float" office:value="0.000248641999860411" calcext:value-type="float">
            <text:p>0.000248641999860411</text:p>
          </table:table-cell>
          <table:table-cell office:value-type="float" office:value="0.000196306000361801" calcext:value-type="float">
            <text:p>0.000196306000361801</text:p>
          </table:table-cell>
          <table:table-cell office:value-type="float" office:value="0.000678673000038543" calcext:value-type="float">
            <text:p>0.00067867300003854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0.000192357999367232" calcext:value-type="float">
            <text:p>0.000192357999367232</text:p>
          </table:table-cell>
          <table:table-cell office:value-type="float" office:value="0.000447313000222493" calcext:value-type="float">
            <text:p>0.000447313000222493</text:p>
          </table:table-cell>
          <table:table-cell office:value-type="float" office:value="0.000225148999561497" calcext:value-type="float">
            <text:p>0.000225148999561497</text:p>
          </table:table-cell>
          <table:table-cell office:value-type="float" office:value="0.000377563000256487" calcext:value-type="float">
            <text:p>0.000377563000256487</text:p>
          </table:table-cell>
          <table:table-cell office:value-type="float" office:value="0.000297493999823928" calcext:value-type="float">
            <text:p>0.000297493999823928</text:p>
          </table:table-cell>
          <table:table-cell office:value-type="float" office:value="0.000542809999387828" calcext:value-type="float">
            <text:p>0.00054280999938782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0.000275663000138593" calcext:value-type="float">
            <text:p>0.000275663000138593</text:p>
          </table:table-cell>
          <table:table-cell office:value-type="float" office:value="0.00051855599940609" calcext:value-type="float">
            <text:p>0.00051855599940609</text:p>
          </table:table-cell>
          <table:table-cell office:value-type="float" office:value="0.000887281999894185" calcext:value-type="float">
            <text:p>0.000887281999894185</text:p>
          </table:table-cell>
          <table:table-cell office:value-type="float" office:value="0.000412387999858765" calcext:value-type="float">
            <text:p>0.000412387999858765</text:p>
          </table:table-cell>
          <table:table-cell office:value-type="float" office:value="0.000755396000386099" calcext:value-type="float">
            <text:p>0.000755396000386099</text:p>
          </table:table-cell>
          <table:table-cell office:value-type="float" office:value="0.000666921000629372" calcext:value-type="float">
            <text:p>0.00066692100062937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0.000395246000152838" calcext:value-type="float">
            <text:p>0.000395246000152838</text:p>
          </table:table-cell>
          <table:table-cell office:value-type="float" office:value="0.00034602400046424" calcext:value-type="float">
            <text:p>0.00034602400046424</text:p>
          </table:table-cell>
          <table:table-cell office:value-type="float" office:value="0.000736611000320409" calcext:value-type="float">
            <text:p>0.000736611000320409</text:p>
          </table:table-cell>
          <table:table-cell office:value-type="float" office:value="0.000175336999745923" calcext:value-type="float">
            <text:p>0.000175336999745923</text:p>
          </table:table-cell>
          <table:table-cell office:value-type="float" office:value="0.000178903000232822" calcext:value-type="float">
            <text:p>0.000178903000232822</text:p>
          </table:table-cell>
          <table:table-cell office:value-type="float" office:value="0.000598654999521386" calcext:value-type="float">
            <text:p>0.00059865499952138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0.000304457000311231" calcext:value-type="float">
            <text:p>0.000304457000311231</text:p>
          </table:table-cell>
          <table:table-cell office:value-type="float" office:value="0.00031468599991058" calcext:value-type="float">
            <text:p>0.00031468599991058</text:p>
          </table:table-cell>
          <table:table-cell office:value-type="float" office:value="0.000310096999783127" calcext:value-type="float">
            <text:p>0.000310096999783127</text:p>
          </table:table-cell>
          <table:table-cell office:value-type="float" office:value="0.000365951000276254" calcext:value-type="float">
            <text:p>0.000365951000276254</text:p>
          </table:table-cell>
          <table:table-cell office:value-type="float" office:value="0.000261776999650465" calcext:value-type="float">
            <text:p>0.000261776999650465</text:p>
          </table:table-cell>
          <table:table-cell office:value-type="float" office:value="0.000148086000081094" calcext:value-type="float">
            <text:p>0.0001480860000810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0.000251497999670391" calcext:value-type="float">
            <text:p>0.000251497999670391</text:p>
          </table:table-cell>
          <table:table-cell office:value-type="float" office:value="0.00033056500069506" calcext:value-type="float">
            <text:p>0.00033056500069506</text:p>
          </table:table-cell>
          <table:table-cell office:value-type="float" office:value="0.000277216000540648" calcext:value-type="float">
            <text:p>0.000277216000540648</text:p>
          </table:table-cell>
          <table:table-cell office:value-type="float" office:value="0.000206675000299583" calcext:value-type="float">
            <text:p>0.000206675000299583</text:p>
          </table:table-cell>
          <table:table-cell office:value-type="float" office:value="0.000199590999727661" calcext:value-type="float">
            <text:p>0.000199590999727661</text:p>
          </table:table-cell>
          <table:table-cell office:value-type="float" office:value="0.000314054999762448" calcext:value-type="float">
            <text:p>0.00031405499976244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0.000169566000295163" calcext:value-type="float">
            <text:p>0.000169566000295163</text:p>
          </table:table-cell>
          <table:table-cell office:value-type="float" office:value="0.000299438000183727" calcext:value-type="float">
            <text:p>0.000299438000183727</text:p>
          </table:table-cell>
          <table:table-cell office:value-type="float" office:value="0.000243253000007826" calcext:value-type="float">
            <text:p>0.000243253000007826</text:p>
          </table:table-cell>
          <table:table-cell office:value-type="float" office:value="0.00060541800030478" calcext:value-type="float">
            <text:p>0.00060541800030478</text:p>
          </table:table-cell>
          <table:table-cell office:value-type="float" office:value="0.000271595999947749" calcext:value-type="float">
            <text:p>0.000271595999947749</text:p>
          </table:table-cell>
          <table:table-cell office:value-type="float" office:value="0.000671922000037739" calcext:value-type="float">
            <text:p>0.00067192200003773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0.000239286000578431" calcext:value-type="float">
            <text:p>0.000239286000578431</text:p>
          </table:table-cell>
          <table:table-cell office:value-type="float" office:value="0.000631095999779063" calcext:value-type="float">
            <text:p>0.000631095999779063</text:p>
          </table:table-cell>
          <table:table-cell office:value-type="float" office:value="0.000370650999684585" calcext:value-type="float">
            <text:p>0.000370650999684585</text:p>
          </table:table-cell>
          <table:table-cell office:value-type="float" office:value="0.000258341000517248" calcext:value-type="float">
            <text:p>0.000258341000517248</text:p>
          </table:table-cell>
          <table:table-cell office:value-type="float" office:value="0.000193030000446015" calcext:value-type="float">
            <text:p>0.000193030000446015</text:p>
          </table:table-cell>
          <table:table-cell office:value-type="float" office:value="0.000778851000177383" calcext:value-type="float">
            <text:p>0.00077885100017738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0.000222974999815051" calcext:value-type="float">
            <text:p>0.000222974999815051</text:p>
          </table:table-cell>
          <table:table-cell office:value-type="float" office:value="0.000345604000358435" calcext:value-type="float">
            <text:p>0.000345604000358435</text:p>
          </table:table-cell>
          <table:table-cell office:value-type="float" office:value="0.000970958999459981" calcext:value-type="float">
            <text:p>0.000970958999459981</text:p>
          </table:table-cell>
          <table:table-cell office:value-type="float" office:value="0.000241350000578677" calcext:value-type="float">
            <text:p>0.000241350000578677</text:p>
          </table:table-cell>
          <table:table-cell office:value-type="float" office:value="0.000242851999246341" calcext:value-type="float">
            <text:p>0.000242851999246341</text:p>
          </table:table-cell>
          <table:table-cell office:value-type="float" office:value="0.000267096999778005" calcext:value-type="float">
            <text:p>0.0002670969997780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0.00042839800062211" calcext:value-type="float">
            <text:p>0.00042839800062211</text:p>
          </table:table-cell>
          <table:table-cell office:value-type="float" office:value="0.00038347400004568" calcext:value-type="float">
            <text:p>0.00038347400004568</text:p>
          </table:table-cell>
          <table:table-cell office:value-type="float" office:value="0.000852246999784256" calcext:value-type="float">
            <text:p>0.000852246999784256</text:p>
          </table:table-cell>
          <table:table-cell office:value-type="float" office:value="0.000279890999991039" calcext:value-type="float">
            <text:p>0.000279890999991039</text:p>
          </table:table-cell>
          <table:table-cell office:value-type="float" office:value="0.000580010999328806" calcext:value-type="float">
            <text:p>0.000580010999328806</text:p>
          </table:table-cell>
          <table:table-cell office:value-type="float" office:value="0.000762830999519792" calcext:value-type="float">
            <text:p>0.00076283099951979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0003410260005694" calcext:value-type="float">
            <text:p>0.0003410260005694</text:p>
          </table:table-cell>
          <table:table-cell office:value-type="float" office:value="0.000306030000501778" calcext:value-type="float">
            <text:p>0.000306030000501778</text:p>
          </table:table-cell>
          <table:table-cell office:value-type="float" office:value="0.000678804999552085" calcext:value-type="float">
            <text:p>0.000678804999552085</text:p>
          </table:table-cell>
          <table:table-cell office:value-type="float" office:value="0.000659057999655488" calcext:value-type="float">
            <text:p>0.000659057999655488</text:p>
          </table:table-cell>
          <table:table-cell office:value-type="float" office:value="0.000623039999481989" calcext:value-type="float">
            <text:p>0.000623039999481989</text:p>
          </table:table-cell>
          <table:table-cell office:value-type="float" office:value="0.000450338999144151" calcext:value-type="float">
            <text:p>0.0004503389991441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0.000361091999366181" calcext:value-type="float">
            <text:p>0.000361091999366181</text:p>
          </table:table-cell>
          <table:table-cell office:value-type="float" office:value="0.000324494999404124" calcext:value-type="float">
            <text:p>0.000324494999404124</text:p>
          </table:table-cell>
          <table:table-cell office:value-type="float" office:value="0.000886040999830584" calcext:value-type="float">
            <text:p>0.000886040999830584</text:p>
          </table:table-cell>
          <table:table-cell office:value-type="float" office:value="0.000270953999461199" calcext:value-type="float">
            <text:p>0.000270953999461199</text:p>
          </table:table-cell>
          <table:table-cell office:value-type="float" office:value="0.000249484999585547" calcext:value-type="float">
            <text:p>0.000249484999585547</text:p>
          </table:table-cell>
          <table:table-cell office:value-type="float" office:value="0.000841548000607872" calcext:value-type="float">
            <text:p>0.00084154800060787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0.000226553000175045" calcext:value-type="float">
            <text:p>0.000226553000175045</text:p>
          </table:table-cell>
          <table:table-cell office:value-type="float" office:value="0.00031146999936027" calcext:value-type="float">
            <text:p>0.00031146999936027</text:p>
          </table:table-cell>
          <table:table-cell office:value-type="float" office:value="0.00049243800003751" calcext:value-type="float">
            <text:p>0.00049243800003751</text:p>
          </table:table-cell>
          <table:table-cell office:value-type="float" office:value="0.000347738000527897" calcext:value-type="float">
            <text:p>0.000347738000527897</text:p>
          </table:table-cell>
          <table:table-cell office:value-type="float" office:value="0.000235318999330048" calcext:value-type="float">
            <text:p>0.000235318999330048</text:p>
          </table:table-cell>
          <table:table-cell office:value-type="float" office:value="0.000593536000451422" calcext:value-type="float">
            <text:p>0.00059353600045142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0.000160769999638433" calcext:value-type="float">
            <text:p>0.000160769999638433</text:p>
          </table:table-cell>
          <table:table-cell office:value-type="float" office:value="0.000306792000628775" calcext:value-type="float">
            <text:p>0.000306792000628775</text:p>
          </table:table-cell>
          <table:table-cell office:value-type="float" office:value="0.000405906999731087" calcext:value-type="float">
            <text:p>0.000405906999731087</text:p>
          </table:table-cell>
          <table:table-cell office:value-type="float" office:value="0.000254304000009142" calcext:value-type="float">
            <text:p>0.000254304000009142</text:p>
          </table:table-cell>
          <table:table-cell office:value-type="float" office:value="0.000165839000146661" calcext:value-type="float">
            <text:p>0.000165839000146661</text:p>
          </table:table-cell>
          <table:table-cell office:value-type="float" office:value="0.000599788999352313" calcext:value-type="float">
            <text:p>0.00059978899935231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0.000163265000082902" calcext:value-type="float">
            <text:p>0.000163265000082902</text:p>
          </table:table-cell>
          <table:table-cell office:value-type="float" office:value="0.000279349999800615" calcext:value-type="float">
            <text:p>0.000279349999800615</text:p>
          </table:table-cell>
          <table:table-cell office:value-type="float" office:value="0.00028009200013912" calcext:value-type="float">
            <text:p>0.00028009200013912</text:p>
          </table:table-cell>
          <table:table-cell office:value-type="float" office:value="0.000245087000621425" calcext:value-type="float">
            <text:p>0.000245087000621425</text:p>
          </table:table-cell>
          <table:table-cell office:value-type="float" office:value="0.000192309000340174" calcext:value-type="float">
            <text:p>0.000192309000340174</text:p>
          </table:table-cell>
          <table:table-cell office:value-type="float" office:value="0.000622200000179873" calcext:value-type="float">
            <text:p>0.00062220000017987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0.000201025000023947" calcext:value-type="float">
            <text:p>0.000201025000023947</text:p>
          </table:table-cell>
          <table:table-cell office:value-type="float" office:value="0.00035512300019036" calcext:value-type="float">
            <text:p>0.00035512300019036</text:p>
          </table:table-cell>
          <table:table-cell office:value-type="float" office:value="0.000686180000229797" calcext:value-type="float">
            <text:p>0.000686180000229797</text:p>
          </table:table-cell>
          <table:table-cell office:value-type="float" office:value="0.000262047999967763" calcext:value-type="float">
            <text:p>0.000262047999967763</text:p>
          </table:table-cell>
          <table:table-cell office:value-type="float" office:value="0.000237501999436063" calcext:value-type="float">
            <text:p>0.000237501999436063</text:p>
          </table:table-cell>
          <table:table-cell office:value-type="float" office:value="0.000344772000062221" calcext:value-type="float">
            <text:p>0.00034477200006222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0.000369449000572786" calcext:value-type="float">
            <text:p>0.000369449000572786</text:p>
          </table:table-cell>
          <table:table-cell office:value-type="float" office:value="0.000297153999781585" calcext:value-type="float">
            <text:p>0.000297153999781585</text:p>
          </table:table-cell>
          <table:table-cell office:value-type="float" office:value="0.000591572999837808" calcext:value-type="float">
            <text:p>0.000591572999837808</text:p>
          </table:table-cell>
          <table:table-cell office:value-type="float" office:value="0.000324634999742557" calcext:value-type="float">
            <text:p>0.000324634999742557</text:p>
          </table:table-cell>
          <table:table-cell office:value-type="float" office:value="0.000157002999912947" calcext:value-type="float">
            <text:p>0.000157002999912947</text:p>
          </table:table-cell>
          <table:table-cell office:value-type="float" office:value="0.000491816999783623" calcext:value-type="float">
            <text:p>0.00049181699978362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0.000204801999643678" calcext:value-type="float">
            <text:p>0.000204801999643678</text:p>
          </table:table-cell>
          <table:table-cell office:value-type="float" office:value="0.000286032999611052" calcext:value-type="float">
            <text:p>0.000286032999611052</text:p>
          </table:table-cell>
          <table:table-cell office:value-type="float" office:value="0.000607543000114674" calcext:value-type="float">
            <text:p>0.000607543000114674</text:p>
          </table:table-cell>
          <table:table-cell office:value-type="float" office:value="0.000177751999217435" calcext:value-type="float">
            <text:p>0.000177751999217435</text:p>
          </table:table-cell>
          <table:table-cell office:value-type="float" office:value="0.000567929000681033" calcext:value-type="float">
            <text:p>0.000567929000681033</text:p>
          </table:table-cell>
          <table:table-cell office:value-type="float" office:value="0.000606040000093344" calcext:value-type="float">
            <text:p>0.00060604000009334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0.000286845000118774" calcext:value-type="float">
            <text:p>0.000286845000118774</text:p>
          </table:table-cell>
          <table:table-cell office:value-type="float" office:value="0.000360062000254402" calcext:value-type="float">
            <text:p>0.000360062000254402</text:p>
          </table:table-cell>
          <table:table-cell office:value-type="float" office:value="0.000743395999961649" calcext:value-type="float">
            <text:p>0.000743395999961649</text:p>
          </table:table-cell>
          <table:table-cell office:value-type="float" office:value="0.000286643999970693" calcext:value-type="float">
            <text:p>0.000286643999970693</text:p>
          </table:table-cell>
          <table:table-cell office:value-type="float" office:value="0.00016682099976606" calcext:value-type="float">
            <text:p>0.00016682099976606</text:p>
          </table:table-cell>
          <table:table-cell office:value-type="float" office:value="0.000213657999665884" calcext:value-type="float">
            <text:p>0.00021365799966588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0.00014236599963624" calcext:value-type="float">
            <text:p>0.00014236599963624</text:p>
          </table:table-cell>
          <table:table-cell office:value-type="float" office:value="0.000277877999906195" calcext:value-type="float">
            <text:p>0.000277877999906195</text:p>
          </table:table-cell>
          <table:table-cell office:value-type="float" office:value="0.000223547000132385" calcext:value-type="float">
            <text:p>0.000223547000132385</text:p>
          </table:table-cell>
          <table:table-cell office:value-type="float" office:value="0.00018965399976878" calcext:value-type="float">
            <text:p>0.00018965399976878</text:p>
          </table:table-cell>
          <table:table-cell office:value-type="float" office:value="0.000169435999850975" calcext:value-type="float">
            <text:p>0.000169435999850975</text:p>
          </table:table-cell>
          <table:table-cell office:value-type="float" office:value="0.000285713000266696" calcext:value-type="float">
            <text:p>0.00028571300026669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0.000195515000086743" calcext:value-type="float">
            <text:p>0.000195515000086743</text:p>
          </table:table-cell>
          <table:table-cell office:value-type="float" office:value="0.000435202000517165" calcext:value-type="float">
            <text:p>0.000435202000517165</text:p>
          </table:table-cell>
          <table:table-cell office:value-type="float" office:value="0.000530418999915128" calcext:value-type="float">
            <text:p>0.000530418999915128</text:p>
          </table:table-cell>
          <table:table-cell office:value-type="float" office:value="0.000282426000012492" calcext:value-type="float">
            <text:p>0.000282426000012492</text:p>
          </table:table-cell>
          <table:table-cell office:value-type="float" office:value="0.000244124999881024" calcext:value-type="float">
            <text:p>0.000244124999881024</text:p>
          </table:table-cell>
          <table:table-cell office:value-type="float" office:value="0.00032833200020832" calcext:value-type="float">
            <text:p>0.0003283320002083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0.000158836000082374" calcext:value-type="float">
            <text:p>0.000158836000082374</text:p>
          </table:table-cell>
          <table:table-cell office:value-type="float" office:value="0.00037986900042597" calcext:value-type="float">
            <text:p>0.00037986900042597</text:p>
          </table:table-cell>
          <table:table-cell office:value-type="float" office:value="0.000280191999991075" calcext:value-type="float">
            <text:p>0.000280191999991075</text:p>
          </table:table-cell>
          <table:table-cell office:value-type="float" office:value="0.000314697000248998" calcext:value-type="float">
            <text:p>0.000314697000248998</text:p>
          </table:table-cell>
          <table:table-cell office:value-type="float" office:value="0.000207406999834348" calcext:value-type="float">
            <text:p>0.000207406999834348</text:p>
          </table:table-cell>
          <table:table-cell office:value-type="float" office:value="0.000439790000200446" calcext:value-type="float">
            <text:p>0.00043979000020044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0.000236943000345491" calcext:value-type="float">
            <text:p>0.000236943000345491</text:p>
          </table:table-cell>
          <table:table-cell office:value-type="float" office:value="0.000362877000043227" calcext:value-type="float">
            <text:p>0.000362877000043227</text:p>
          </table:table-cell>
          <table:table-cell office:value-type="float" office:value="0.000767061000260583" calcext:value-type="float">
            <text:p>0.000767061000260583</text:p>
          </table:table-cell>
          <table:table-cell office:value-type="float" office:value="0.000236591000430053" calcext:value-type="float">
            <text:p>0.000236591000430053</text:p>
          </table:table-cell>
          <table:table-cell office:value-type="float" office:value="0.00019765799970628" calcext:value-type="float">
            <text:p>0.00019765799970628</text:p>
          </table:table-cell>
          <table:table-cell office:value-type="float" office:value="0.000703342999258894" calcext:value-type="float">
            <text:p>0.00070334299925889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0.000337229999786359" calcext:value-type="float">
            <text:p>0.000337229999786359</text:p>
          </table:table-cell>
          <table:table-cell office:value-type="float" office:value="0.0003037670003323" calcext:value-type="float">
            <text:p>0.0003037670003323</text:p>
          </table:table-cell>
          <table:table-cell office:value-type="float" office:value="0.000158896000357345" calcext:value-type="float">
            <text:p>0.000158896000357345</text:p>
          </table:table-cell>
          <table:table-cell office:value-type="float" office:value="0.000164277000294533" calcext:value-type="float">
            <text:p>0.000164277000294533</text:p>
          </table:table-cell>
          <table:table-cell office:value-type="float" office:value="0.00028201699933561" calcext:value-type="float">
            <text:p>0.00028201699933561</text:p>
          </table:table-cell>
          <table:table-cell office:value-type="float" office:value="0.000576656000703224" calcext:value-type="float">
            <text:p>0.00057665600070322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0.000279111000054399" calcext:value-type="float">
            <text:p>0.000279111000054399</text:p>
          </table:table-cell>
          <table:table-cell office:value-type="float" office:value="0.000219259000004968" calcext:value-type="float">
            <text:p>0.000219259000004968</text:p>
          </table:table-cell>
          <table:table-cell office:value-type="float" office:value="0.000690226999722654" calcext:value-type="float">
            <text:p>0.000690226999722654</text:p>
          </table:table-cell>
          <table:table-cell office:value-type="float" office:value="0.000253162000262819" calcext:value-type="float">
            <text:p>0.000253162000262819</text:p>
          </table:table-cell>
          <table:table-cell office:value-type="float" office:value="0.00025729000026331" calcext:value-type="float">
            <text:p>0.00025729000026331</text:p>
          </table:table-cell>
          <table:table-cell office:value-type="float" office:value="0.000584700999752386" calcext:value-type="float">
            <text:p>0.00058470099975238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0.00032459599970025" calcext:value-type="float">
            <text:p>0.00032459599970025</text:p>
          </table:table-cell>
          <table:table-cell office:value-type="float" office:value="0.000324155000271276" calcext:value-type="float">
            <text:p>0.000324155000271276</text:p>
          </table:table-cell>
          <table:table-cell office:value-type="float" office:value="0.000625998000032268" calcext:value-type="float">
            <text:p>0.000625998000032268</text:p>
          </table:table-cell>
          <table:table-cell office:value-type="float" office:value="0.000218608000068343" calcext:value-type="float">
            <text:p>0.000218608000068343</text:p>
          </table:table-cell>
          <table:table-cell office:value-type="float" office:value="0.000389476999771432" calcext:value-type="float">
            <text:p>0.000389476999771432</text:p>
          </table:table-cell>
          <table:table-cell office:value-type="float" office:value="0.000727708000340499" calcext:value-type="float">
            <text:p>0.00072770800034049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0.000157794999722682" calcext:value-type="float">
            <text:p>0.000157794999722682</text:p>
          </table:table-cell>
          <table:table-cell office:value-type="float" office:value="0.000273761000244122" calcext:value-type="float">
            <text:p>0.000273761000244122</text:p>
          </table:table-cell>
          <table:table-cell office:value-type="float" office:value="0.000557149999622197" calcext:value-type="float">
            <text:p>0.000557149999622197</text:p>
          </table:table-cell>
          <table:table-cell office:value-type="float" office:value="0.000220561999412894" calcext:value-type="float">
            <text:p>0.000220561999412894</text:p>
          </table:table-cell>
          <table:table-cell office:value-type="float" office:value="0.000188742000318598" calcext:value-type="float">
            <text:p>0.000188742000318598</text:p>
          </table:table-cell>
          <table:table-cell office:value-type="float" office:value="0.000583779999942635" calcext:value-type="float">
            <text:p>0.00058377999994263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0.00027459299963084" calcext:value-type="float">
            <text:p>0.00027459299963084</text:p>
          </table:table-cell>
          <table:table-cell office:value-type="float" office:value="0.000393935999454698" calcext:value-type="float">
            <text:p>0.000393935999454698</text:p>
          </table:table-cell>
          <table:table-cell office:value-type="float" office:value="0.000569984000321711" calcext:value-type="float">
            <text:p>0.000569984000321711</text:p>
          </table:table-cell>
          <table:table-cell office:value-type="float" office:value="0.000248084000304516" calcext:value-type="float">
            <text:p>0.000248084000304516</text:p>
          </table:table-cell>
          <table:table-cell office:value-type="float" office:value="0.000254635999226593" calcext:value-type="float">
            <text:p>0.000254635999226593</text:p>
          </table:table-cell>
          <table:table-cell office:value-type="float" office:value="0.000630717999229091" calcext:value-type="float">
            <text:p>0.00063071799922909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0.000182881000000634" calcext:value-type="float">
            <text:p>0.000182881000000634</text:p>
          </table:table-cell>
          <table:table-cell office:value-type="float" office:value="0.000304317999507475" calcext:value-type="float">
            <text:p>0.000304317999507475</text:p>
          </table:table-cell>
          <table:table-cell office:value-type="float" office:value="0.000367165999705321" calcext:value-type="float">
            <text:p>0.000367165999705321</text:p>
          </table:table-cell>
          <table:table-cell office:value-type="float" office:value="0.000249916000029771" calcext:value-type="float">
            <text:p>0.000249916000029771</text:p>
          </table:table-cell>
          <table:table-cell office:value-type="float" office:value="0.00012866999986727" calcext:value-type="float">
            <text:p>0.00012866999986727</text:p>
          </table:table-cell>
          <table:table-cell office:value-type="float" office:value="0.000683806000779441" calcext:value-type="float">
            <text:p>0.00068380600077944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0.000172402000316652" calcext:value-type="float">
            <text:p>0.000172402000316652</text:p>
          </table:table-cell>
          <table:table-cell office:value-type="float" office:value="0.000270143999841821" calcext:value-type="float">
            <text:p>0.000270143999841821</text:p>
          </table:table-cell>
          <table:table-cell office:value-type="float" office:value="0.000381462000405008" calcext:value-type="float">
            <text:p>0.000381462000405008</text:p>
          </table:table-cell>
          <table:table-cell office:value-type="float" office:value="0.000219209000533738" calcext:value-type="float">
            <text:p>0.000219209000533738</text:p>
          </table:table-cell>
          <table:table-cell office:value-type="float" office:value="0.000241339999774937" calcext:value-type="float">
            <text:p>0.000241339999774937</text:p>
          </table:table-cell>
          <table:table-cell office:value-type="float" office:value="0.00051741600054811" calcext:value-type="float">
            <text:p>0.0005174160005481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0.000200042999495054" calcext:value-type="float">
            <text:p>0.000200042999495054</text:p>
          </table:table-cell>
          <table:table-cell office:value-type="float" office:value="0.000305019000734319" calcext:value-type="float">
            <text:p>0.000305019000734319</text:p>
          </table:table-cell>
          <table:table-cell office:value-type="float" office:value="0.000624966999566823" calcext:value-type="float">
            <text:p>0.000624966999566823</text:p>
          </table:table-cell>
          <table:table-cell office:value-type="float" office:value="0.000256950000220968" calcext:value-type="float">
            <text:p>0.000256950000220968</text:p>
          </table:table-cell>
          <table:table-cell office:value-type="float" office:value="0.000276265000138665" calcext:value-type="float">
            <text:p>0.000276265000138665</text:p>
          </table:table-cell>
          <table:table-cell office:value-type="float" office:value="0.000386722000257578" calcext:value-type="float">
            <text:p>0.00038672200025757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0.000275413999588636" calcext:value-type="float">
            <text:p>0.000275413999588636</text:p>
          </table:table-cell>
          <table:table-cell office:value-type="float" office:value="0.000430083000537707" calcext:value-type="float">
            <text:p>0.000430083000537707</text:p>
          </table:table-cell>
          <table:table-cell office:value-type="float" office:value="0.000606591999712691" calcext:value-type="float">
            <text:p>0.000606591999712691</text:p>
          </table:table-cell>
          <table:table-cell office:value-type="float" office:value="0.000292546000309812" calcext:value-type="float">
            <text:p>0.000292546000309812</text:p>
          </table:table-cell>
          <table:table-cell office:value-type="float" office:value="0.00055662900012976" calcext:value-type="float">
            <text:p>0.00055662900012976</text:p>
          </table:table-cell>
          <table:table-cell office:value-type="float" office:value="0.000607734000368509" calcext:value-type="float">
            <text:p>0.00060773400036850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0.000247622000642878" calcext:value-type="float">
            <text:p>0.000247622000642878</text:p>
          </table:table-cell>
          <table:table-cell office:value-type="float" office:value="0.000347358999533753" calcext:value-type="float">
            <text:p>0.000347358999533753</text:p>
          </table:table-cell>
          <table:table-cell office:value-type="float" office:value="0.000418982000155665" calcext:value-type="float">
            <text:p>0.000418982000155665</text:p>
          </table:table-cell>
          <table:table-cell office:value-type="float" office:value="0.000283790000139561" calcext:value-type="float">
            <text:p>0.000283790000139561</text:p>
          </table:table-cell>
          <table:table-cell office:value-type="float" office:value="0.000612673999967228" calcext:value-type="float">
            <text:p>0.000612673999967228</text:p>
          </table:table-cell>
          <table:table-cell office:value-type="float" office:value="0.000609918999543879" calcext:value-type="float">
            <text:p>0.00060991899954387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0.000251780000326107" calcext:value-type="float">
            <text:p>0.000251780000326107</text:p>
          </table:table-cell>
          <table:table-cell office:value-type="float" office:value="0.000267358999735734" calcext:value-type="float">
            <text:p>0.000267358999735734</text:p>
          </table:table-cell>
          <table:table-cell office:value-type="float" office:value="0.000289591000182554" calcext:value-type="float">
            <text:p>0.000289591000182554</text:p>
          </table:table-cell>
          <table:table-cell office:value-type="float" office:value="0.000183613000444893" calcext:value-type="float">
            <text:p>0.000183613000444893</text:p>
          </table:table-cell>
          <table:table-cell office:value-type="float" office:value="0.000190164999366971" calcext:value-type="float">
            <text:p>0.000190164999366971</text:p>
          </table:table-cell>
          <table:table-cell office:value-type="float" office:value="0.000830711999697087" calcext:value-type="float">
            <text:p>0.00083071199969708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0.000206625999453536" calcext:value-type="float">
            <text:p>0.000206625999453536</text:p>
          </table:table-cell>
          <table:table-cell office:value-type="float" office:value="0.000330527999722108" calcext:value-type="float">
            <text:p>0.000330527999722108</text:p>
          </table:table-cell>
          <table:table-cell office:value-type="float" office:value="0.000267029000497132" calcext:value-type="float">
            <text:p>0.000267029000497132</text:p>
          </table:table-cell>
          <table:table-cell office:value-type="float" office:value="0.000196857999981148" calcext:value-type="float">
            <text:p>0.000196857999981148</text:p>
          </table:table-cell>
          <table:table-cell office:value-type="float" office:value="0.000233366000429669" calcext:value-type="float">
            <text:p>0.000233366000429669</text:p>
          </table:table-cell>
          <table:table-cell office:value-type="float" office:value="0.00041644799966889" calcext:value-type="float">
            <text:p>0.0004164479996688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0.000242572999923141" calcext:value-type="float">
            <text:p>0.000242572999923141</text:p>
          </table:table-cell>
          <table:table-cell office:value-type="float" office:value="0.000404845999582903" calcext:value-type="float">
            <text:p>0.000404845999582903</text:p>
          </table:table-cell>
          <table:table-cell office:value-type="float" office:value="0.000237072999880183" calcext:value-type="float">
            <text:p>0.000237072999880183</text:p>
          </table:table-cell>
          <table:table-cell office:value-type="float" office:value="0.000236923000556999" calcext:value-type="float">
            <text:p>0.000236923000556999</text:p>
          </table:table-cell>
          <table:table-cell office:value-type="float" office:value="0.000213068000448402" calcext:value-type="float">
            <text:p>0.000213068000448402</text:p>
          </table:table-cell>
          <table:table-cell office:value-type="float" office:value="0.000331148999975994" calcext:value-type="float">
            <text:p>0.00033114899997599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0.000140011999974377" calcext:value-type="float">
            <text:p>0.000140011999974377</text:p>
          </table:table-cell>
          <table:table-cell office:value-type="float" office:value="0.000301322999803233" calcext:value-type="float">
            <text:p>0.000301322999803233</text:p>
          </table:table-cell>
          <table:table-cell office:value-type="float" office:value="0.000636288999885437" calcext:value-type="float">
            <text:p>0.000636288999885437</text:p>
          </table:table-cell>
          <table:table-cell office:value-type="float" office:value="0.000184264000381518" calcext:value-type="float">
            <text:p>0.000184264000381518</text:p>
          </table:table-cell>
          <table:table-cell office:value-type="float" office:value="0.000155189999532013" calcext:value-type="float">
            <text:p>0.000155189999532013</text:p>
          </table:table-cell>
          <table:table-cell office:value-type="float" office:value="0.000549585999578994" calcext:value-type="float">
            <text:p>0.00054958599957899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0.000329756000610359" calcext:value-type="float">
            <text:p>0.000329756000610359</text:p>
          </table:table-cell>
          <table:table-cell office:value-type="float" office:value="0.000317592999635963" calcext:value-type="float">
            <text:p>0.000317592999635963</text:p>
          </table:table-cell>
          <table:table-cell office:value-type="float" office:value="0.000621029999820166" calcext:value-type="float">
            <text:p>0.000621029999820166</text:p>
          </table:table-cell>
          <table:table-cell office:value-type="float" office:value="0.000319716999911179" calcext:value-type="float">
            <text:p>0.000319716999911179</text:p>
          </table:table-cell>
          <table:table-cell office:value-type="float" office:value="0.000157414000568679" calcext:value-type="float">
            <text:p>0.000157414000568679</text:p>
          </table:table-cell>
          <table:table-cell office:value-type="float" office:value="0.00044265699943935" calcext:value-type="float">
            <text:p>0.0004426569994393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0.000221915000111039" calcext:value-type="float">
            <text:p>0.000221915000111039</text:p>
          </table:table-cell>
          <table:table-cell office:value-type="float" office:value="0.000368648999938159" calcext:value-type="float">
            <text:p>0.000368648999938159</text:p>
          </table:table-cell>
          <table:table-cell office:value-type="float" office:value="0.000591905999499431" calcext:value-type="float">
            <text:p>0.000591905999499431</text:p>
          </table:table-cell>
          <table:table-cell office:value-type="float" office:value="0.000323404000482697" calcext:value-type="float">
            <text:p>0.000323404000482697</text:p>
          </table:table-cell>
          <table:table-cell office:value-type="float" office:value="0.000371945000551932" calcext:value-type="float">
            <text:p>0.000371945000551932</text:p>
          </table:table-cell>
          <table:table-cell office:value-type="float" office:value="0.000568842000575387" calcext:value-type="float">
            <text:p>0.00056884200057538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0.000308415999825229" calcext:value-type="float">
            <text:p>0.000308415999825229</text:p>
          </table:table-cell>
          <table:table-cell office:value-type="float" office:value="0.000286655999843788" calcext:value-type="float">
            <text:p>0.000286655999843788</text:p>
          </table:table-cell>
          <table:table-cell office:value-type="float" office:value="0.000369119000424689" calcext:value-type="float">
            <text:p>0.000369119000424689</text:p>
          </table:table-cell>
          <table:table-cell office:value-type="float" office:value="0.000285713999801374" calcext:value-type="float">
            <text:p>0.000285713999801374</text:p>
          </table:table-cell>
          <table:table-cell office:value-type="float" office:value="0.000244527000177186" calcext:value-type="float">
            <text:p>0.000244527000177186</text:p>
          </table:table-cell>
          <table:table-cell office:value-type="float" office:value="0.000570485999560333" calcext:value-type="float">
            <text:p>0.000570485999560333</text:p>
          </table:table-cell>
          <table:table-cell office:value-type="float" office:value="230" calcext:value-type="float">
            <text:p>2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23:51:33.239167200</meta:creation-date>
    <dc:date>2025-03-21T05:46:09.079699605</dc:date>
    <meta:editing-duration>PT3H43M8S</meta:editing-duration>
    <meta:editing-cycles>4</meta:editing-cycles>
    <meta:generator>LibreOffice/7.3.7.2$Linux_X86_64 LibreOffice_project/30$Build-2</meta:generator>
    <meta:document-statistic meta:table-count="1" meta:cell-count="1616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1cm" chart:symbol-height="0.1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52cm" svg:y="2.956cm" style:legend-expansion="high" chart:style-name="ch2"/>
        <chart:plot-area chart:style-name="ch3" table:cell-range-address="Sheet1.F2:Sheet1.G231 Sheet1.A1:Sheet1.E231 Sheet1.F1:Sheet1.F1" chart:data-source-has-labels="row" svg:x="1.331cm" svg:y="0.18cm" svg:width="10.101cm" svg:height="7.659cm">
          <chart:coordinate-region svg:x="2.614cm" svg:y="0.379cm" svg:width="8.538cm" svg:height="6.813cm"/>
          <chart:axis chart:dimension="x" chart:name="primary-x" chart:style-name="ch4">
            <chart:title svg:x="5.292cm" svg:y="8.019cm" chart:style-name="ch5">
              <text:p>Serveranfrage</text:p>
            </chart:title>
          </chart:axis>
          <chart:axis chart:dimension="y" chart:name="primary-y" chart:style-name="ch6">
            <chart:title svg:x="0.451cm" svg:y="6.302cm" chart:style-name="ch7">
              <text:p>Verarbeitungszeit MonPoly in s</text:p>
            </chart:title>
            <chart:grid chart:style-name="ch8" chart:class="major"/>
          </chart:axis>
          <chart:series chart:style-name="ch9" chart:values-cell-range-address="Sheet1.B2:Sheet1.B231" chart:label-cell-address="Sheet1.B1:Sheet1.B1" chart:class="chart:scatter">
            <chart:domain table:cell-range-address="Sheet1.G2:Sheet1.G231"/>
            <chart:data-point chart:repeated="230"/>
          </chart:series>
          <chart:series chart:style-name="ch10" chart:values-cell-range-address="Sheet1.C2:Sheet1.C231" chart:label-cell-address="Sheet1.C1:Sheet1.C1" chart:class="chart:scatter">
            <chart:data-point chart:repeated="230"/>
          </chart:series>
          <chart:series chart:style-name="ch11" chart:values-cell-range-address="Sheet1.A2:Sheet1.A231" chart:label-cell-address="Sheet1.A1:Sheet1.A1" chart:class="chart:scatter">
            <chart:data-point chart:repeated="230"/>
          </chart:series>
          <chart:series chart:style-name="ch12" chart:values-cell-range-address="Sheet1.D2:Sheet1.D231" chart:label-cell-address="Sheet1.D1:Sheet1.D1" chart:class="chart:scatter">
            <chart:data-point chart:repeated="230"/>
          </chart:series>
          <chart:series chart:style-name="ch13" chart:values-cell-range-address="Sheet1.E2:Sheet1.E231" chart:label-cell-address="Sheet1.E1:Sheet1.E1" chart:class="chart:scatter">
            <chart:data-point chart:repeated="230"/>
          </chart:series>
          <chart:series chart:style-name="ch14" chart:values-cell-range-address="Sheet1.F2:Sheet1.F231" chart:label-cell-address="Sheet1.F1:Sheet1.F1" chart:class="chart:scatter">
            <chart:data-point chart:repeated="2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ilter, Personalmenge</text:p>
                <draw:g>
                  <svg:desc>Sheet1.B1:Sheet1.B1</svg:desc>
                </draw:g>
              </table:table-cell>
              <table:table-cell office:value-type="string">
                <text:p>Berliner Sichtung</text:p>
                <draw:g>
                  <svg:desc>Sheet1.C1:Sheet1.C1</svg:desc>
                </draw:g>
              </table:table-cell>
              <table:table-cell office:value-type="string">
                <text:p>Filter, triagiert</text:p>
                <draw:g>
                  <svg:desc>Sheet1.A1:Sheet1.A1</svg:desc>
                </draw:g>
              </table:table-cell>
              <table:table-cell office:value-type="string">
                <text:p>Personalpriorität</text:p>
                <draw:g>
                  <svg:desc>Sheet1.D1:Sheet1.D1</svg:desc>
                </draw:g>
              </table:table-cell>
              <table:table-cell office:value-type="string">
                <text:p>Triage,  Anweisung</text:p>
                <draw:g>
                  <svg:desc>Sheet1.E1:Sheet1.E1</svg:desc>
                </draw:g>
              </table:table-cell>
              <table:table-cell office:value-type="string">
                <text:p>Symptom Kombination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2:Sheet1.G231</svg:desc>
                </draw:g>
              </table:table-cell>
              <table:table-cell office:value-type="float" office:value="0.000732690999939223">
                <text:p>0.000732690999939223</text:p>
                <draw:g>
                  <svg:desc>Sheet1.B2:Sheet1.B231</svg:desc>
                </draw:g>
              </table:table-cell>
              <table:table-cell office:value-type="float" office:value="0.000876989999596844">
                <text:p>0.000876989999596844</text:p>
                <draw:g>
                  <svg:desc>Sheet1.C2:Sheet1.C231</svg:desc>
                </draw:g>
              </table:table-cell>
              <table:table-cell office:value-type="float" office:value="0.000489721999656467">
                <text:p>0.000489721999656467</text:p>
                <draw:g>
                  <svg:desc>Sheet1.A2:Sheet1.A231</svg:desc>
                </draw:g>
              </table:table-cell>
              <table:table-cell office:value-type="float" office:value="0.00093449399992096">
                <text:p>0.00093449399992096</text:p>
                <draw:g>
                  <svg:desc>Sheet1.D2:Sheet1.D231</svg:desc>
                </draw:g>
              </table:table-cell>
              <table:table-cell office:value-type="float" office:value="0.000983622999228828">
                <text:p>0.000983622999228828</text:p>
                <draw:g>
                  <svg:desc>Sheet1.E2:Sheet1.E231</svg:desc>
                </draw:g>
              </table:table-cell>
              <table:table-cell office:value-type="float" office:value="0.000407444000302348">
                <text:p>0.000407444000302348</text:p>
                <draw:g>
                  <svg:desc>Sheet1.F2:Sheet1.F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80815999758488">
                <text:p>0.000280815999758488</text:p>
              </table:table-cell>
              <table:table-cell office:value-type="float" office:value="0.000315809000312584">
                <text:p>0.000315809000312584</text:p>
              </table:table-cell>
              <table:table-cell office:value-type="float" office:value="0.000158514999384352">
                <text:p>0.000158514999384352</text:p>
              </table:table-cell>
              <table:table-cell office:value-type="float" office:value="0.000203376000172284">
                <text:p>0.000203376000172284</text:p>
              </table:table-cell>
              <table:table-cell office:value-type="float" office:value="0.000214305999179487">
                <text:p>0.000214305999179487</text:p>
              </table:table-cell>
              <table:table-cell office:value-type="float" office:value="0.000280676000329549">
                <text:p>0.000280676000329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297986999612476">
                <text:p>0.000297986999612476</text:p>
              </table:table-cell>
              <table:table-cell office:value-type="float" office:value="0.000500121000186482">
                <text:p>0.000500121000186482</text:p>
              </table:table-cell>
              <table:table-cell office:value-type="float" office:value="0.000149069000144664">
                <text:p>0.000149069000144664</text:p>
              </table:table-cell>
              <table:table-cell office:value-type="float" office:value="0.000234572999943339">
                <text:p>0.000234572999943339</text:p>
              </table:table-cell>
              <table:table-cell office:value-type="float" office:value="0.00015355699997599">
                <text:p>0.00015355699997599</text:p>
              </table:table-cell>
              <table:table-cell office:value-type="float" office:value="0.00046893499984435">
                <text:p>0.00046893499984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321780000376748">
                <text:p>0.000321780000376748</text:p>
              </table:table-cell>
              <table:table-cell office:value-type="float" office:value="0.000208235000172863">
                <text:p>0.000208235000172863</text:p>
              </table:table-cell>
              <table:table-cell office:value-type="float" office:value="0.000189332000445575">
                <text:p>0.000189332000445575</text:p>
              </table:table-cell>
              <table:table-cell office:value-type="float" office:value="0.00017440500050725">
                <text:p>0.00017440500050725</text:p>
              </table:table-cell>
              <table:table-cell office:value-type="float" office:value="0.000175956999555638">
                <text:p>0.000175956999555638</text:p>
              </table:table-cell>
              <table:table-cell office:value-type="float" office:value="0.000527088999660919">
                <text:p>0.0005270889996609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320067000757263">
                <text:p>0.000320067000757263</text:p>
              </table:table-cell>
              <table:table-cell office:value-type="float" office:value="0.000718954999683774">
                <text:p>0.000718954999683774</text:p>
              </table:table-cell>
              <table:table-cell office:value-type="float" office:value="0.000332168000568345">
                <text:p>0.000332168000568345</text:p>
              </table:table-cell>
              <table:table-cell office:value-type="float" office:value="0.00026601900026435">
                <text:p>0.00026601900026435</text:p>
              </table:table-cell>
              <table:table-cell office:value-type="float" office:value="0.000165137000294635">
                <text:p>0.000165137000294635</text:p>
              </table:table-cell>
              <table:table-cell office:value-type="float" office:value="0.000297686999147118">
                <text:p>0.000297686999147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272852000307466">
                <text:p>0.000272852000307466</text:p>
              </table:table-cell>
              <table:table-cell office:value-type="float" office:value="0.000189211999895633">
                <text:p>0.000189211999895633</text:p>
              </table:table-cell>
              <table:table-cell office:value-type="float" office:value="0.000160730000061449">
                <text:p>0.000160730000061449</text:p>
              </table:table-cell>
              <table:table-cell office:value-type="float" office:value="0.000247816999944916">
                <text:p>0.000247816999944916</text:p>
              </table:table-cell>
              <table:table-cell office:value-type="float" office:value="0.000178701999175246">
                <text:p>0.000178701999175246</text:p>
              </table:table-cell>
              <table:table-cell office:value-type="float" office:value="0.000236265999774332">
                <text:p>0.000236265999774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244191000092542">
                <text:p>0.000244191000092542</text:p>
              </table:table-cell>
              <table:table-cell office:value-type="float" office:value="0.0002498009998817">
                <text:p>0.0002498009998817</text:p>
              </table:table-cell>
              <table:table-cell office:value-type="float" office:value="0.000178913000127068">
                <text:p>0.000178913000127068</text:p>
              </table:table-cell>
              <table:table-cell office:value-type="float" office:value="0.000194420999832801">
                <text:p>0.000194420999832801</text:p>
              </table:table-cell>
              <table:table-cell office:value-type="float" office:value="0.000179693999598385">
                <text:p>0.000179693999598385</text:p>
              </table:table-cell>
              <table:table-cell office:value-type="float" office:value="0.000741799000024912">
                <text:p>0.000741799000024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29207699935796">
                <text:p>0.00029207699935796</text:p>
              </table:table-cell>
              <table:table-cell office:value-type="float" office:value="0.000296816000627587">
                <text:p>0.000296816000627587</text:p>
              </table:table-cell>
              <table:table-cell office:value-type="float" office:value="0.000181548000000475">
                <text:p>0.000181548000000475</text:p>
              </table:table-cell>
              <table:table-cell office:value-type="float" office:value="0.000221629999941797">
                <text:p>0.000221629999941797</text:p>
              </table:table-cell>
              <table:table-cell office:value-type="float" office:value="0.000215509000554448">
                <text:p>0.000215509000554448</text:p>
              </table:table-cell>
              <table:table-cell office:value-type="float" office:value="0.000165780000315863">
                <text:p>0.000165780000315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38037699960114">
                <text:p>0.00038037699960114</text:p>
              </table:table-cell>
              <table:table-cell office:value-type="float" office:value="0.000676030999784416">
                <text:p>0.000676030999784416</text:p>
              </table:table-cell>
              <table:table-cell office:value-type="float" office:value="0.000150029999531398">
                <text:p>0.000150029999531398</text:p>
              </table:table-cell>
              <table:table-cell office:value-type="float" office:value="0.000250752000283683">
                <text:p>0.000250752000283683</text:p>
              </table:table-cell>
              <table:table-cell office:value-type="float" office:value="0.000221489000068686">
                <text:p>0.000221489000068686</text:p>
              </table:table-cell>
              <table:table-cell office:value-type="float" office:value="0.000244120999923325">
                <text:p>0.000244120999923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348157999724208">
                <text:p>0.000348157999724208</text:p>
              </table:table-cell>
              <table:table-cell office:value-type="float" office:value="0.000659379999888188">
                <text:p>0.000659379999888188</text:p>
              </table:table-cell>
              <table:table-cell office:value-type="float" office:value="0.000207533999855514">
                <text:p>0.000207533999855514</text:p>
              </table:table-cell>
              <table:table-cell office:value-type="float" office:value="0.000196375000086846">
                <text:p>0.000196375000086846</text:p>
              </table:table-cell>
              <table:table-cell office:value-type="float" office:value="0.000247396999839111">
                <text:p>0.000247396999839111</text:p>
              </table:table-cell>
              <table:table-cell office:value-type="float" office:value="0.000901216000784189">
                <text:p>0.000901216000784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309709000248404">
                <text:p>0.000309709000248404</text:p>
              </table:table-cell>
              <table:table-cell office:value-type="float" office:value="0.00024504200064257">
                <text:p>0.00024504200064257</text:p>
              </table:table-cell>
              <table:table-cell office:value-type="float" office:value="0.000188691000403196">
                <text:p>0.000188691000403196</text:p>
              </table:table-cell>
              <table:table-cell office:value-type="float" office:value="0.00018828000065696">
                <text:p>0.00018828000065696</text:p>
              </table:table-cell>
              <table:table-cell office:value-type="float" office:value="0.000154829000166501">
                <text:p>0.000154829000166501</text:p>
              </table:table-cell>
              <table:table-cell office:value-type="float" office:value="0.000612775999798032">
                <text:p>0.0006127759997980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331779000589449">
                <text:p>0.000331779000589449</text:p>
              </table:table-cell>
              <table:table-cell office:value-type="float" office:value="0.000487270000121498">
                <text:p>0.000487270000121498</text:p>
              </table:table-cell>
              <table:table-cell office:value-type="float" office:value="0.000330826999743294">
                <text:p>0.000330826999743294</text:p>
              </table:table-cell>
              <table:table-cell office:value-type="float" office:value="0.000185826000233646">
                <text:p>0.000185826000233646</text:p>
              </table:table-cell>
              <table:table-cell office:value-type="float" office:value="0.000225075999878754">
                <text:p>0.000225075999878754</text:p>
              </table:table-cell>
              <table:table-cell office:value-type="float" office:value="0.000611063000178547">
                <text:p>0.000611063000178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290945999950054">
                <text:p>0.000290945999950054</text:p>
              </table:table-cell>
              <table:table-cell office:value-type="float" office:value="0.000223282999286312">
                <text:p>0.000223282999286312</text:p>
              </table:table-cell>
              <table:table-cell office:value-type="float" office:value="0.000152646000060486">
                <text:p>0.000152646000060486</text:p>
              </table:table-cell>
              <table:table-cell office:value-type="float" office:value="0.000196486000277218">
                <text:p>0.000196486000277218</text:p>
              </table:table-cell>
              <table:table-cell office:value-type="float" office:value="0.000150892999954522">
                <text:p>0.000150892999954522</text:p>
              </table:table-cell>
              <table:table-cell office:value-type="float" office:value="0.000199390000489075">
                <text:p>0.000199390000489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324086000546231">
                <text:p>0.000324086000546231</text:p>
              </table:table-cell>
              <table:table-cell office:value-type="float" office:value="0.000567094999496476">
                <text:p>0.000567094999496476</text:p>
              </table:table-cell>
              <table:table-cell office:value-type="float" office:value="0.000193660000149976">
                <text:p>0.000193660000149976</text:p>
              </table:table-cell>
              <table:table-cell office:value-type="float" office:value="0.000222262000534101">
                <text:p>0.000222262000534101</text:p>
              </table:table-cell>
              <table:table-cell office:value-type="float" office:value="0.00023682800019742">
                <text:p>0.00023682800019742</text:p>
              </table:table-cell>
              <table:table-cell office:value-type="float" office:value="0.00051190499925724">
                <text:p>0.000511904999257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307895999867469">
                <text:p>0.000307895999867469</text:p>
              </table:table-cell>
              <table:table-cell office:value-type="float" office:value="0.000206554000214965">
                <text:p>0.000206554000214965</text:p>
              </table:table-cell>
              <table:table-cell office:value-type="float" office:value="0.000215860000025714">
                <text:p>0.000215860000025714</text:p>
              </table:table-cell>
              <table:table-cell office:value-type="float" office:value="0.000268935999883979">
                <text:p>0.000268935999883979</text:p>
              </table:table-cell>
              <table:table-cell office:value-type="float" office:value="0.000209609000194177">
                <text:p>0.000209609000194177</text:p>
              </table:table-cell>
              <table:table-cell office:value-type="float" office:value="0.000233873000070162">
                <text:p>0.000233873000070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442148999354686">
                <text:p>0.000442148999354686</text:p>
              </table:table-cell>
              <table:table-cell office:value-type="float" office:value="0.000493190999804938">
                <text:p>0.000493190999804938</text:p>
              </table:table-cell>
              <table:table-cell office:value-type="float" office:value="0.00016314499953296">
                <text:p>0.00016314499953296</text:p>
              </table:table-cell>
              <table:table-cell office:value-type="float" office:value="0.000175297000168939">
                <text:p>0.000175297000168939</text:p>
              </table:table-cell>
              <table:table-cell office:value-type="float" office:value="0.00020024200057378">
                <text:p>0.00020024200057378</text:p>
              </table:table-cell>
              <table:table-cell office:value-type="float" office:value="0.000663851000354043">
                <text:p>0.000663851000354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45926100028737">
                <text:p>0.00045926100028737</text:p>
              </table:table-cell>
              <table:table-cell office:value-type="float" office:value="0.000225447999582684">
                <text:p>0.000225447999582684</text:p>
              </table:table-cell>
              <table:table-cell office:value-type="float" office:value="0.000238141000409087">
                <text:p>0.000238141000409087</text:p>
              </table:table-cell>
              <table:table-cell office:value-type="float" office:value="0.000170737999724224">
                <text:p>0.000170737999724224</text:p>
              </table:table-cell>
              <table:table-cell office:value-type="float" office:value="0.000154319000102987">
                <text:p>0.000154319000102987</text:p>
              </table:table-cell>
              <table:table-cell office:value-type="float" office:value="0.000299350999739545">
                <text:p>0.000299350999739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282310000329744">
                <text:p>0.000282310000329744</text:p>
              </table:table-cell>
              <table:table-cell office:value-type="float" office:value="0.000248870000177703">
                <text:p>0.000248870000177703</text:p>
              </table:table-cell>
              <table:table-cell office:value-type="float" office:value="0.000228163000429049">
                <text:p>0.000228163000429049</text:p>
              </table:table-cell>
              <table:table-cell office:value-type="float" office:value="0.000305452000247897">
                <text:p>0.000305452000247897</text:p>
              </table:table-cell>
              <table:table-cell office:value-type="float" office:value="0.000290115000098012">
                <text:p>0.000290115000098012</text:p>
              </table:table-cell>
              <table:table-cell office:value-type="float" office:value="0.000571454000237281">
                <text:p>0.0005714540002372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317815000016708">
                <text:p>0.000317815000016708</text:p>
              </table:table-cell>
              <table:table-cell office:value-type="float" office:value="0.000378043999262445">
                <text:p>0.000378043999262445</text:p>
              </table:table-cell>
              <table:table-cell office:value-type="float" office:value="0.000347077999322209">
                <text:p>0.000347077999322209</text:p>
              </table:table-cell>
              <table:table-cell office:value-type="float" office:value="0.000289963999421161">
                <text:p>0.000289963999421161</text:p>
              </table:table-cell>
              <table:table-cell office:value-type="float" office:value="0.000236256999414763">
                <text:p>0.000236256999414763</text:p>
              </table:table-cell>
              <table:table-cell office:value-type="float" office:value="0.000774901000113459">
                <text:p>0.000774901000113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332200999764609">
                <text:p>0.000332200999764609</text:p>
              </table:table-cell>
              <table:table-cell office:value-type="float" office:value="0.000545666999641981">
                <text:p>0.000545666999641981</text:p>
              </table:table-cell>
              <table:table-cell office:value-type="float" office:value="0.000197757000023557">
                <text:p>0.000197757000023557</text:p>
              </table:table-cell>
              <table:table-cell office:value-type="float" office:value="0.000298509999993257">
                <text:p>0.000298509999993257</text:p>
              </table:table-cell>
              <table:table-cell office:value-type="float" office:value="0.000478505000501173">
                <text:p>0.000478505000501173</text:p>
              </table:table-cell>
              <table:table-cell office:value-type="float" office:value="0.000669840999762528">
                <text:p>0.000669840999762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541530999726092">
                <text:p>0.000541530999726092</text:p>
              </table:table-cell>
              <table:table-cell office:value-type="float" office:value="0.00024339100036741">
                <text:p>0.00024339100036741</text:p>
              </table:table-cell>
              <table:table-cell office:value-type="float" office:value="0.000199140999939118">
                <text:p>0.000199140999939118</text:p>
              </table:table-cell>
              <table:table-cell office:value-type="float" office:value="0.000196255000446399">
                <text:p>0.000196255000446399</text:p>
              </table:table-cell>
              <table:table-cell office:value-type="float" office:value="0.000279505999969842">
                <text:p>0.000279505999969842</text:p>
              </table:table-cell>
              <table:table-cell office:value-type="float" office:value="0.000312865999148926">
                <text:p>0.0003128659991489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733978999960527">
                <text:p>0.000733978999960527</text:p>
              </table:table-cell>
              <table:table-cell office:value-type="float" office:value="0.00116276599965204">
                <text:p>0.00116276599965204</text:p>
              </table:table-cell>
              <table:table-cell office:value-type="float" office:value="0.000419168999542308">
                <text:p>0.000419168999542308</text:p>
              </table:table-cell>
              <table:table-cell office:value-type="float" office:value="0.000254911999945762">
                <text:p>0.000254911999945762</text:p>
              </table:table-cell>
              <table:table-cell office:value-type="float" office:value="0.000859385999319784">
                <text:p>0.000859385999319784</text:p>
              </table:table-cell>
              <table:table-cell office:value-type="float" office:value="0.000504653999996663">
                <text:p>0.000504653999996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321562999488378">
                <text:p>0.000321562999488378</text:p>
              </table:table-cell>
              <table:table-cell office:value-type="float" office:value="0.000305533000755531">
                <text:p>0.000305533000755531</text:p>
              </table:table-cell>
              <table:table-cell office:value-type="float" office:value="0.000210561000130838">
                <text:p>0.000210561000130838</text:p>
              </table:table-cell>
              <table:table-cell office:value-type="float" office:value="0.000213266000173462">
                <text:p>0.000213266000173462</text:p>
              </table:table-cell>
              <table:table-cell office:value-type="float" office:value="0.000211754000702058">
                <text:p>0.000211754000702058</text:p>
              </table:table-cell>
              <table:table-cell office:value-type="float" office:value="0.000575973000195518">
                <text:p>0.000575973000195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35064500025328">
                <text:p>0.00035064500025328</text:p>
              </table:table-cell>
              <table:table-cell office:value-type="float" office:value="0.000379627000256733">
                <text:p>0.000379627000256733</text:p>
              </table:table-cell>
              <table:table-cell office:value-type="float" office:value="0.000258648000453832">
                <text:p>0.000258648000453832</text:p>
              </table:table-cell>
              <table:table-cell office:value-type="float" office:value="0.00017574799949216">
                <text:p>0.00017574799949216</text:p>
              </table:table-cell>
              <table:table-cell office:value-type="float" office:value="0.000243581000177073">
                <text:p>0.000243581000177073</text:p>
              </table:table-cell>
              <table:table-cell office:value-type="float" office:value="0.000338822999765398">
                <text:p>0.0003388229997653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362896999831719">
                <text:p>0.000362896999831719</text:p>
              </table:table-cell>
              <table:table-cell office:value-type="float" office:value="0.000336991000040143">
                <text:p>0.000336991000040143</text:p>
              </table:table-cell>
              <table:table-cell office:value-type="float" office:value="0.000299051999718358">
                <text:p>0.000299051999718358</text:p>
              </table:table-cell>
              <table:table-cell office:value-type="float" office:value="0.000270760999228514">
                <text:p>0.000270760999228514</text:p>
              </table:table-cell>
              <table:table-cell office:value-type="float" office:value="0.000345645999914268">
                <text:p>0.000345645999914268</text:p>
              </table:table-cell>
              <table:table-cell office:value-type="float" office:value="0.000590589999774238">
                <text:p>0.000590589999774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414861999161076">
                <text:p>0.000414861999161076</text:p>
              </table:table-cell>
              <table:table-cell office:value-type="float" office:value="0.000663892999909876">
                <text:p>0.000663892999909876</text:p>
              </table:table-cell>
              <table:table-cell office:value-type="float" office:value="0.000337591000061366">
                <text:p>0.000337591000061366</text:p>
              </table:table-cell>
              <table:table-cell office:value-type="float" office:value="0.000319759999911184">
                <text:p>0.000319759999911184</text:p>
              </table:table-cell>
              <table:table-cell office:value-type="float" office:value="0.000340567000421288">
                <text:p>0.000340567000421288</text:p>
              </table:table-cell>
              <table:table-cell office:value-type="float" office:value="0.000672849000693532">
                <text:p>0.0006728490006935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295315000585106">
                <text:p>0.000295315000585106</text:p>
              </table:table-cell>
              <table:table-cell office:value-type="float" office:value="0.000304301000142004">
                <text:p>0.000304301000142004</text:p>
              </table:table-cell>
              <table:table-cell office:value-type="float" office:value="0.000247097000283247">
                <text:p>0.000247097000283247</text:p>
              </table:table-cell>
              <table:table-cell office:value-type="float" office:value="0.00026263600011589">
                <text:p>0.00026263600011589</text:p>
              </table:table-cell>
              <table:table-cell office:value-type="float" office:value="0.000190374999874621">
                <text:p>0.000190374999874621</text:p>
              </table:table-cell>
              <table:table-cell office:value-type="float" office:value="0.000204009999833943">
                <text:p>0.0002040099998339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419299999521172">
                <text:p>0.000419299999521172</text:p>
              </table:table-cell>
              <table:table-cell office:value-type="float" office:value="0.000187119999282004">
                <text:p>0.000187119999282004</text:p>
              </table:table-cell>
              <table:table-cell office:value-type="float" office:value="0.000174206000338017">
                <text:p>0.000174206000338017</text:p>
              </table:table-cell>
              <table:table-cell office:value-type="float" office:value="0.000189614000191796">
                <text:p>0.000189614000191796</text:p>
              </table:table-cell>
              <table:table-cell office:value-type="float" office:value="0.000153087999933632">
                <text:p>0.000153087999933632</text:p>
              </table:table-cell>
              <table:table-cell office:value-type="float" office:value="0.000310402999275539">
                <text:p>0.0003104029992755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516126999173139">
                <text:p>0.000516126999173139</text:p>
              </table:table-cell>
              <table:table-cell office:value-type="float" office:value="0.000248150000516034">
                <text:p>0.000248150000516034</text:p>
              </table:table-cell>
              <table:table-cell office:value-type="float" office:value="0.000216292000004614">
                <text:p>0.000216292000004614</text:p>
              </table:table-cell>
              <table:table-cell office:value-type="float" office:value="0.00023633900036657">
                <text:p>0.00023633900036657</text:p>
              </table:table-cell>
              <table:table-cell office:value-type="float" office:value="0.000290056000267214">
                <text:p>0.000290056000267214</text:p>
              </table:table-cell>
              <table:table-cell office:value-type="float" office:value="0.000663883999550308">
                <text:p>0.000663883999550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549686999875121">
                <text:p>0.000549686999875121</text:p>
              </table:table-cell>
              <table:table-cell office:value-type="float" office:value="0.000565976999496343">
                <text:p>0.000565976999496343</text:p>
              </table:table-cell>
              <table:table-cell office:value-type="float" office:value="0.000185586999577936">
                <text:p>0.000185586999577936</text:p>
              </table:table-cell>
              <table:table-cell office:value-type="float" office:value="0.000242950000028941">
                <text:p>0.000242950000028941</text:p>
              </table:table-cell>
              <table:table-cell office:value-type="float" office:value="0.000245395000092685">
                <text:p>0.000245395000092685</text:p>
              </table:table-cell>
              <table:table-cell office:value-type="float" office:value="0.00032087199997477">
                <text:p>0.00032087199997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542474999747356">
                <text:p>0.000542474999747356</text:p>
              </table:table-cell>
              <table:table-cell office:value-type="float" office:value="0.00026564200015855">
                <text:p>0.00026564200015855</text:p>
              </table:table-cell>
              <table:table-cell office:value-type="float" office:value="0.000188973000149417">
                <text:p>0.000188973000149417</text:p>
              </table:table-cell>
              <table:table-cell office:value-type="float" office:value="0.000290767000478809">
                <text:p>0.000290767000478809</text:p>
              </table:table-cell>
              <table:table-cell office:value-type="float" office:value="0.000232681999477791">
                <text:p>0.000232681999477791</text:p>
              </table:table-cell>
              <table:table-cell office:value-type="float" office:value="0.000713403999725415">
                <text:p>0.000713403999725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313018000269949">
                <text:p>0.000313018000269949</text:p>
              </table:table-cell>
              <table:table-cell office:value-type="float" office:value="0.000694450000082725">
                <text:p>0.000694450000082725</text:p>
              </table:table-cell>
              <table:table-cell office:value-type="float" office:value="0.000298642000416294">
                <text:p>0.000298642000416294</text:p>
              </table:table-cell>
              <table:table-cell office:value-type="float" office:value="0.000282994000372128">
                <text:p>0.000282994000372128</text:p>
              </table:table-cell>
              <table:table-cell office:value-type="float" office:value="0.000185537000106706">
                <text:p>0.000185537000106706</text:p>
              </table:table-cell>
              <table:table-cell office:value-type="float" office:value="0.000616398000602203">
                <text:p>0.0006163980006022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033065999923565">
                <text:p>0.00033065999923565</text:p>
              </table:table-cell>
              <table:table-cell office:value-type="float" office:value="0.000364591999641561">
                <text:p>0.000364591999641561</text:p>
              </table:table-cell>
              <table:table-cell office:value-type="float" office:value="0.000302750000628293">
                <text:p>0.000302750000628293</text:p>
              </table:table-cell>
              <table:table-cell office:value-type="float" office:value="0.00030222799978219">
                <text:p>0.00030222799978219</text:p>
              </table:table-cell>
              <table:table-cell office:value-type="float" office:value="0.000232792000133486">
                <text:p>0.000232792000133486</text:p>
              </table:table-cell>
              <table:table-cell office:value-type="float" office:value="0.000566396999602148">
                <text:p>0.000566396999602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0455336999948486">
                <text:p>0.000455336999948486</text:p>
              </table:table-cell>
              <table:table-cell office:value-type="float" office:value="0.000803537999672699">
                <text:p>0.000803537999672699</text:p>
              </table:table-cell>
              <table:table-cell office:value-type="float" office:value="0.000326813000356196">
                <text:p>0.000326813000356196</text:p>
              </table:table-cell>
              <table:table-cell office:value-type="float" office:value="0.000362677999873995">
                <text:p>0.000362677999873995</text:p>
              </table:table-cell>
              <table:table-cell office:value-type="float" office:value="0.000589880000006815">
                <text:p>0.000589880000006815</text:p>
              </table:table-cell>
              <table:table-cell office:value-type="float" office:value="0.000624704000074416">
                <text:p>0.000624704000074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272935999419133">
                <text:p>0.000272935999419133</text:p>
              </table:table-cell>
              <table:table-cell office:value-type="float" office:value="0.000576106999687909">
                <text:p>0.000576106999687909</text:p>
              </table:table-cell>
              <table:table-cell office:value-type="float" office:value="0.000255574000220804">
                <text:p>0.000255574000220804</text:p>
              </table:table-cell>
              <table:table-cell office:value-type="float" office:value="0.000239835999309435">
                <text:p>0.000239835999309435</text:p>
              </table:table-cell>
              <table:table-cell office:value-type="float" office:value="0.000148439999975381">
                <text:p>0.000148439999975381</text:p>
              </table:table-cell>
              <table:table-cell office:value-type="float" office:value="0.000370382999790309">
                <text:p>0.000370382999790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456079000286991">
                <text:p>0.000456079000286991</text:p>
              </table:table-cell>
              <table:table-cell office:value-type="float" office:value="0.000224358000195934">
                <text:p>0.000224358000195934</text:p>
              </table:table-cell>
              <table:table-cell office:value-type="float" office:value="0.000145744999827002">
                <text:p>0.000145744999827002</text:p>
              </table:table-cell>
              <table:table-cell office:value-type="float" office:value="0.000348813999153208">
                <text:p>0.000348813999153208</text:p>
              </table:table-cell>
              <table:table-cell office:value-type="float" office:value="0.000155953000103182">
                <text:p>0.000155953000103182</text:p>
              </table:table-cell>
              <table:table-cell office:value-type="float" office:value="0.000718895999852975">
                <text:p>0.0007188959998529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283915999716555">
                <text:p>0.000283915999716555</text:p>
              </table:table-cell>
              <table:table-cell office:value-type="float" office:value="0.000576157000068633">
                <text:p>0.000576157000068633</text:p>
              </table:table-cell>
              <table:table-cell office:value-type="float" office:value="0.000170639999851119">
                <text:p>0.000170639999851119</text:p>
              </table:table-cell>
              <table:table-cell office:value-type="float" office:value="0.000179036000190536">
                <text:p>0.000179036000190536</text:p>
              </table:table-cell>
              <table:table-cell office:value-type="float" office:value="0.000188983000043663">
                <text:p>0.000188983000043663</text:p>
              </table:table-cell>
              <table:table-cell office:value-type="float" office:value="0.000269109000328172">
                <text:p>0.000269109000328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0411246999647119">
                <text:p>0.000411246999647119</text:p>
              </table:table-cell>
              <table:table-cell office:value-type="float" office:value="0.000598807999267592">
                <text:p>0.000598807999267592</text:p>
              </table:table-cell>
              <table:table-cell office:value-type="float" office:value="0.000196255999981076">
                <text:p>0.000196255999981076</text:p>
              </table:table-cell>
              <table:table-cell office:value-type="float" office:value="0.000382434999664838">
                <text:p>0.000382434999664838</text:p>
              </table:table-cell>
              <table:table-cell office:value-type="float" office:value="0.000208569000278658">
                <text:p>0.000208569000278658</text:p>
              </table:table-cell>
              <table:table-cell office:value-type="float" office:value="0.000688060000356927">
                <text:p>0.0006880600003569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296528000035323">
                <text:p>0.000296528000035323</text:p>
              </table:table-cell>
              <table:table-cell office:value-type="float" office:value="0.000588539000091259">
                <text:p>0.000588539000091259</text:p>
              </table:table-cell>
              <table:table-cell office:value-type="float" office:value="0.00052151700037939">
                <text:p>0.00052151700037939</text:p>
              </table:table-cell>
              <table:table-cell office:value-type="float" office:value="0.000395108000702749">
                <text:p>0.000395108000702749</text:p>
              </table:table-cell>
              <table:table-cell office:value-type="float" office:value="0.000451841000540298">
                <text:p>0.000451841000540298</text:p>
              </table:table-cell>
              <table:table-cell office:value-type="float" office:value="0.000811173999863968">
                <text:p>0.0008111739998639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304592999782471">
                <text:p>0.000304592999782471</text:p>
              </table:table-cell>
              <table:table-cell office:value-type="float" office:value="0.000580345000344096">
                <text:p>0.000580345000344096</text:p>
              </table:table-cell>
              <table:table-cell office:value-type="float" office:value="0.00033516899929964">
                <text:p>0.00033516899929964</text:p>
              </table:table-cell>
              <table:table-cell office:value-type="float" office:value="0.000478250000014668">
                <text:p>0.000478250000014668</text:p>
              </table:table-cell>
              <table:table-cell office:value-type="float" office:value="0.000165409999681287">
                <text:p>0.000165409999681287</text:p>
              </table:table-cell>
              <table:table-cell office:value-type="float" office:value="0.000658857999951579">
                <text:p>0.0006588579999515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291739999738638">
                <text:p>0.000291739999738638</text:p>
              </table:table-cell>
              <table:table-cell office:value-type="float" office:value="0.000632229000075313">
                <text:p>0.000632229000075313</text:p>
              </table:table-cell>
              <table:table-cell office:value-type="float" office:value="0.000227794000238646">
                <text:p>0.000227794000238646</text:p>
              </table:table-cell>
              <table:table-cell office:value-type="float" office:value="0.00118154700066953">
                <text:p>0.00118154700066953</text:p>
              </table:table-cell>
              <table:table-cell office:value-type="float" office:value="0.000342111999998451">
                <text:p>0.000342111999998451</text:p>
              </table:table-cell>
              <table:table-cell office:value-type="float" office:value="0.000281642000118154">
                <text:p>0.000281642000118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025305999952252">
                <text:p>0.00025305999952252</text:p>
              </table:table-cell>
              <table:table-cell office:value-type="float" office:value="0.000223666999772831">
                <text:p>0.000223666999772831</text:p>
              </table:table-cell>
              <table:table-cell office:value-type="float" office:value="0.000164949999998498">
                <text:p>0.000164949999998498</text:p>
              </table:table-cell>
              <table:table-cell office:value-type="float" office:value="0.000199854000129562">
                <text:p>0.000199854000129562</text:p>
              </table:table-cell>
              <table:table-cell office:value-type="float" office:value="0.000162486000590434">
                <text:p>0.000162486000590434</text:p>
              </table:table-cell>
              <table:table-cell office:value-type="float" office:value="0.000627913000244007">
                <text:p>0.000627913000244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036908099991706">
                <text:p>0.00036908099991706</text:p>
              </table:table-cell>
              <table:table-cell office:value-type="float" office:value="0.00026627399984136">
                <text:p>0.00026627399984136</text:p>
              </table:table-cell>
              <table:table-cell office:value-type="float" office:value="0.000216052999348904">
                <text:p>0.000216052999348904</text:p>
              </table:table-cell>
              <table:table-cell office:value-type="float" office:value="0.000317828000333975">
                <text:p>0.000317828000333975</text:p>
              </table:table-cell>
              <table:table-cell office:value-type="float" office:value="0.00017732300057105">
                <text:p>0.00017732300057105</text:p>
              </table:table-cell>
              <table:table-cell office:value-type="float" office:value="0.000520906999554427">
                <text:p>0.0005209069995544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0277795999863883">
                <text:p>0.000277795999863883</text:p>
              </table:table-cell>
              <table:table-cell office:value-type="float" office:value="0.000200313999812352">
                <text:p>0.000200313999812352</text:p>
              </table:table-cell>
              <table:table-cell office:value-type="float" office:value="0.000173776000337966">
                <text:p>0.000173776000337966</text:p>
              </table:table-cell>
              <table:table-cell office:value-type="float" office:value="0.000200944999960484">
                <text:p>0.000200944999960484</text:p>
              </table:table-cell>
              <table:table-cell office:value-type="float" office:value="0.000163437000082922">
                <text:p>0.000163437000082922</text:p>
              </table:table-cell>
              <table:table-cell office:value-type="float" office:value="0.000365304000297328">
                <text:p>0.000365304000297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0471467999886954">
                <text:p>0.000471467999886954</text:p>
              </table:table-cell>
              <table:table-cell office:value-type="float" office:value="0.000286731999949552">
                <text:p>0.000286731999949552</text:p>
              </table:table-cell>
              <table:table-cell office:value-type="float" office:value="0.000301668999782123">
                <text:p>0.000301668999782123</text:p>
              </table:table-cell>
              <table:table-cell office:value-type="float" office:value="0.000260104000517458">
                <text:p>0.000260104000517458</text:p>
              </table:table-cell>
              <table:table-cell office:value-type="float" office:value="0.000256927000009455">
                <text:p>0.000256927000009455</text:p>
              </table:table-cell>
              <table:table-cell office:value-type="float" office:value="0.000767696999901091">
                <text:p>0.0007676969999010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027102400053991">
                <text:p>0.00027102400053991</text:p>
              </table:table-cell>
              <table:table-cell office:value-type="float" office:value="0.000621029999820166">
                <text:p>0.000621029999820166</text:p>
              </table:table-cell>
              <table:table-cell office:value-type="float" office:value="0.000448986999799672">
                <text:p>0.000448986999799672</text:p>
              </table:table-cell>
              <table:table-cell office:value-type="float" office:value="0.000286692000372568">
                <text:p>0.000286692000372568</text:p>
              </table:table-cell>
              <table:table-cell office:value-type="float" office:value="0.000314001999868196">
                <text:p>0.000314001999868196</text:p>
              </table:table-cell>
              <table:table-cell office:value-type="float" office:value="0.000441393000073731">
                <text:p>0.000441393000073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0340390000019397">
                <text:p>0.000340390000019397</text:p>
              </table:table-cell>
              <table:table-cell office:value-type="float" office:value="0.000593669999943813">
                <text:p>0.000593669999943813</text:p>
              </table:table-cell>
              <table:table-cell office:value-type="float" office:value="0.000274800000624964">
                <text:p>0.000274800000624964</text:p>
              </table:table-cell>
              <table:table-cell office:value-type="float" office:value="0.00018255200029671">
                <text:p>0.00018255200029671</text:p>
              </table:table-cell>
              <table:table-cell office:value-type="float" office:value="0.000216744000681501">
                <text:p>0.000216744000681501</text:p>
              </table:table-cell>
              <table:table-cell office:value-type="float" office:value="0.000582439999561757">
                <text:p>0.0005824399995617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029499699940061">
                <text:p>0.00029499699940061</text:p>
              </table:table-cell>
              <table:table-cell office:value-type="float" office:value="0.000478429999930086">
                <text:p>0.000478429999930086</text:p>
              </table:table-cell>
              <table:table-cell office:value-type="float" office:value="0.000306397999338515">
                <text:p>0.000306397999338515</text:p>
              </table:table-cell>
              <table:table-cell office:value-type="float" office:value="0.000243041999965499">
                <text:p>0.000243041999965499</text:p>
              </table:table-cell>
              <table:table-cell office:value-type="float" office:value="0.000238763999732328">
                <text:p>0.000238763999732328</text:p>
              </table:table-cell>
              <table:table-cell office:value-type="float" office:value="0.000579674999244162">
                <text:p>0.0005796749992441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0262718000158202">
                <text:p>0.000262718000158202</text:p>
              </table:table-cell>
              <table:table-cell office:value-type="float" office:value="0.00065396099944337">
                <text:p>0.00065396099944337</text:p>
              </table:table-cell>
              <table:table-cell office:value-type="float" office:value="0.000244525999733014">
                <text:p>0.000244525999733014</text:p>
              </table:table-cell>
              <table:table-cell office:value-type="float" office:value="0.000253471999712929">
                <text:p>0.000253471999712929</text:p>
              </table:table-cell>
              <table:table-cell office:value-type="float" office:value="0.000193852999473165">
                <text:p>0.000193852999473165</text:p>
              </table:table-cell>
              <table:table-cell office:value-type="float" office:value="0.000608639000347466">
                <text:p>0.0006086390003474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379350999537564">
                <text:p>0.000379350999537564</text:p>
              </table:table-cell>
              <table:table-cell office:value-type="float" office:value="0.000199152999812213">
                <text:p>0.000199152999812213</text:p>
              </table:table-cell>
              <table:table-cell office:value-type="float" office:value="0.000220691999857081">
                <text:p>0.000220691999857081</text:p>
              </table:table-cell>
              <table:table-cell office:value-type="float" office:value="0.000289857999632659">
                <text:p>0.000289857999632659</text:p>
              </table:table-cell>
              <table:table-cell office:value-type="float" office:value="0.000195976999748382">
                <text:p>0.000195976999748382</text:p>
              </table:table-cell>
              <table:table-cell office:value-type="float" office:value="0.000844569000037154">
                <text:p>0.000844569000037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288625999928627">
                <text:p>0.000288625999928627</text:p>
              </table:table-cell>
              <table:table-cell office:value-type="float" office:value="0.000247560999923735">
                <text:p>0.000247560999923735</text:p>
              </table:table-cell>
              <table:table-cell office:value-type="float" office:value="0.000165231000210042">
                <text:p>0.000165231000210042</text:p>
              </table:table-cell>
              <table:table-cell office:value-type="float" office:value="0.000211515000046347">
                <text:p>0.000211515000046347</text:p>
              </table:table-cell>
              <table:table-cell office:value-type="float" office:value="0.000183254000148736">
                <text:p>0.000183254000148736</text:p>
              </table:table-cell>
              <table:table-cell office:value-type="float" office:value="0.000609200000326382">
                <text:p>0.0006092000003263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443687999904796">
                <text:p>0.000443687999904796</text:p>
              </table:table-cell>
              <table:table-cell office:value-type="float" office:value="0.00049304900039715">
                <text:p>0.00049304900039715</text:p>
              </table:table-cell>
              <table:table-cell office:value-type="float" office:value="0.000183134000508289">
                <text:p>0.000183134000508289</text:p>
              </table:table-cell>
              <table:table-cell office:value-type="float" office:value="0.000243123000473133">
                <text:p>0.000243123000473133</text:p>
              </table:table-cell>
              <table:table-cell office:value-type="float" office:value="0.00018943500072055">
                <text:p>0.00018943500072055</text:p>
              </table:table-cell>
              <table:table-cell office:value-type="float" office:value="0.000625489999947604">
                <text:p>0.0006254899999476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0290239000605652">
                <text:p>0.000290239000605652</text:p>
              </table:table-cell>
              <table:table-cell office:value-type="float" office:value="0.000665421999656246">
                <text:p>0.000665421999656246</text:p>
              </table:table-cell>
              <table:table-cell office:value-type="float" office:value="0.000300136999612732">
                <text:p>0.000300136999612732</text:p>
              </table:table-cell>
              <table:table-cell office:value-type="float" office:value="0.000291010000182723">
                <text:p>0.000291010000182723</text:p>
              </table:table-cell>
              <table:table-cell office:value-type="float" office:value="0.00021555300008913">
                <text:p>0.00021555300008913</text:p>
              </table:table-cell>
              <table:table-cell office:value-type="float" office:value="0.000535156000296411">
                <text:p>0.0005351560002964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296069999421888">
                <text:p>0.000296069999421888</text:p>
              </table:table-cell>
              <table:table-cell office:value-type="float" office:value="0.000337905999913346">
                <text:p>0.000337905999913346</text:p>
              </table:table-cell>
              <table:table-cell office:value-type="float" office:value="0.00031899199984764">
                <text:p>0.00031899199984764</text:p>
              </table:table-cell>
              <table:table-cell office:value-type="float" office:value="0.000399487999857229">
                <text:p>0.000399487999857229</text:p>
              </table:table-cell>
              <table:table-cell office:value-type="float" office:value="0.000261146000411827">
                <text:p>0.000261146000411827</text:p>
              </table:table-cell>
              <table:table-cell office:value-type="float" office:value="0.000589805000345223">
                <text:p>0.000589805000345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291209999886632">
                <text:p>0.000291209999886632</text:p>
              </table:table-cell>
              <table:table-cell office:value-type="float" office:value="0.000702569999702973">
                <text:p>0.000702569999702973</text:p>
              </table:table-cell>
              <table:table-cell office:value-type="float" office:value="0.000329299999975774">
                <text:p>0.000329299999975774</text:p>
              </table:table-cell>
              <table:table-cell office:value-type="float" office:value="0.000298334000035538">
                <text:p>0.000298334000035538</text:p>
              </table:table-cell>
              <table:table-cell office:value-type="float" office:value="0.000585487000535068">
                <text:p>0.000585487000535068</text:p>
              </table:table-cell>
              <table:table-cell office:value-type="float" office:value="0.000540183999873989">
                <text:p>0.0005401839998739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287445000139996">
                <text:p>0.000287445000139996</text:p>
              </table:table-cell>
              <table:table-cell office:value-type="float" office:value="0.000473474000500573">
                <text:p>0.000473474000500573</text:p>
              </table:table-cell>
              <table:table-cell office:value-type="float" office:value="0.000175250000211236">
                <text:p>0.000175250000211236</text:p>
              </table:table-cell>
              <table:table-cell office:value-type="float" office:value="0.000184507000085432">
                <text:p>0.000184507000085432</text:p>
              </table:table-cell>
              <table:table-cell office:value-type="float" office:value="0.000236982000387798">
                <text:p>0.000236982000387798</text:p>
              </table:table-cell>
              <table:table-cell office:value-type="float" office:value="0.000620492000052764">
                <text:p>0.0006204920000527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498219000292011">
                <text:p>0.000498219000292011</text:p>
              </table:table-cell>
              <table:table-cell office:value-type="float" office:value="0.000696701999913785">
                <text:p>0.000696701999913785</text:p>
              </table:table-cell>
              <table:table-cell office:value-type="float" office:value="0.000218419000702852">
                <text:p>0.000218419000702852</text:p>
              </table:table-cell>
              <table:table-cell office:value-type="float" office:value="0.000300818999676267">
                <text:p>0.000300818999676267</text:p>
              </table:table-cell>
              <table:table-cell office:value-type="float" office:value="0.000166914999681467">
                <text:p>0.000166914999681467</text:p>
              </table:table-cell>
              <table:table-cell office:value-type="float" office:value="0.000822110000626708">
                <text:p>0.000822110000626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286924000647559">
                <text:p>0.000286924000647559</text:p>
              </table:table-cell>
              <table:table-cell office:value-type="float" office:value="0.000222957000005408">
                <text:p>0.000222957000005408</text:p>
              </table:table-cell>
              <table:table-cell office:value-type="float" office:value="0.000166333999914059">
                <text:p>0.000166333999914059</text:p>
              </table:table-cell>
              <table:table-cell office:value-type="float" office:value="0.000235118999626138">
                <text:p>0.000235118999626138</text:p>
              </table:table-cell>
              <table:table-cell office:value-type="float" office:value="0.000197530999685114">
                <text:p>0.000197530999685114</text:p>
              </table:table-cell>
              <table:table-cell office:value-type="float" office:value="0.000750579999476031">
                <text:p>0.000750579999476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342584999998508">
                <text:p>0.000342584999998508</text:p>
              </table:table-cell>
              <table:table-cell office:value-type="float" office:value="0.000229739000133122">
                <text:p>0.000229739000133122</text:p>
              </table:table-cell>
              <table:table-cell office:value-type="float" office:value="0.000271395999334345">
                <text:p>0.000271395999334345</text:p>
              </table:table-cell>
              <table:table-cell office:value-type="float" office:value="0.000443038999947021">
                <text:p>0.000443038999947021</text:p>
              </table:table-cell>
              <table:table-cell office:value-type="float" office:value="0.000236711999605177">
                <text:p>0.000236711999605177</text:p>
              </table:table-cell>
              <table:table-cell office:value-type="float" office:value="0.000561655000637984">
                <text:p>0.0005616550006379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255576000199653">
                <text:p>0.000255576000199653</text:p>
              </table:table-cell>
              <table:table-cell office:value-type="float" office:value="0.000429102999987663">
                <text:p>0.000429102999987663</text:p>
              </table:table-cell>
              <table:table-cell office:value-type="float" office:value="0.00032552399989072">
                <text:p>0.00032552399989072</text:p>
              </table:table-cell>
              <table:table-cell office:value-type="float" office:value="0.000303593999888108">
                <text:p>0.000303593999888108</text:p>
              </table:table-cell>
              <table:table-cell office:value-type="float" office:value="0.000402124000174808">
                <text:p>0.000402124000174808</text:p>
              </table:table-cell>
              <table:table-cell office:value-type="float" office:value="0.000563397999940207">
                <text:p>0.0005633979999402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261877999946591">
                <text:p>0.000261877999946591</text:p>
              </table:table-cell>
              <table:table-cell office:value-type="float" office:value="0.000342034000823332">
                <text:p>0.000342034000823332</text:p>
              </table:table-cell>
              <table:table-cell office:value-type="float" office:value="0.000352913999449811">
                <text:p>0.000352913999449811</text:p>
              </table:table-cell>
              <table:table-cell office:value-type="float" office:value="0.000186419999408827">
                <text:p>0.000186419999408827</text:p>
              </table:table-cell>
              <table:table-cell office:value-type="float" office:value="0.000234227999499126">
                <text:p>0.000234227999499126</text:p>
              </table:table-cell>
              <table:table-cell office:value-type="float" office:value="0.000805220000074769">
                <text:p>0.0008052200000747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3030130001207">
                <text:p>0.0003030130001207</text:p>
              </table:table-cell>
              <table:table-cell office:value-type="float" office:value="0.000463866000245616">
                <text:p>0.000463866000245616</text:p>
              </table:table-cell>
              <table:table-cell office:value-type="float" office:value="0.000293785999929241">
                <text:p>0.000293785999929241</text:p>
              </table:table-cell>
              <table:table-cell office:value-type="float" office:value="0.000436426999840478">
                <text:p>0.000436426999840478</text:p>
              </table:table-cell>
              <table:table-cell office:value-type="float" office:value="0.00026191800043307">
                <text:p>0.00026191800043307</text:p>
              </table:table-cell>
              <table:table-cell office:value-type="float" office:value="0.000639165999928082">
                <text:p>0.0006391659999280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465821000034339">
                <text:p>0.000465821000034339</text:p>
              </table:table-cell>
              <table:table-cell office:value-type="float" office:value="0.000199585000700608">
                <text:p>0.000199585000700608</text:p>
              </table:table-cell>
              <table:table-cell office:value-type="float" office:value="0.000154753000060737">
                <text:p>0.000154753000060737</text:p>
              </table:table-cell>
              <table:table-cell office:value-type="float" office:value="0.000231874000746757">
                <text:p>0.000231874000746757</text:p>
              </table:table-cell>
              <table:table-cell office:value-type="float" office:value="0.000199754999812285">
                <text:p>0.000199754999812285</text:p>
              </table:table-cell>
              <table:table-cell office:value-type="float" office:value="0.000343267000062042">
                <text:p>0.0003432670000620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0464167999780329">
                <text:p>0.000464167999780329</text:p>
              </table:table-cell>
              <table:table-cell office:value-type="float" office:value="0.000352824999936274">
                <text:p>0.000352824999936274</text:p>
              </table:table-cell>
              <table:table-cell office:value-type="float" office:value="0.00019071799943049">
                <text:p>0.00019071799943049</text:p>
              </table:table-cell>
              <table:table-cell office:value-type="float" office:value="0.000237054000535863">
                <text:p>0.000237054000535863</text:p>
              </table:table-cell>
              <table:table-cell office:value-type="float" office:value="0.000161525000294205">
                <text:p>0.000161525000294205</text:p>
              </table:table-cell>
              <table:table-cell office:value-type="float" office:value="0.000483252999401884">
                <text:p>0.000483252999401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0317801000164764">
                <text:p>0.000317801000164764</text:p>
              </table:table-cell>
              <table:table-cell office:value-type="float" office:value="0.000212707999708073">
                <text:p>0.000212707999708073</text:p>
              </table:table-cell>
              <table:table-cell office:value-type="float" office:value="0.000171684000633832">
                <text:p>0.000171684000633832</text:p>
              </table:table-cell>
              <table:table-cell office:value-type="float" office:value="0.000231002999498742">
                <text:p>0.000231002999498742</text:p>
              </table:table-cell>
              <table:table-cell office:value-type="float" office:value="0.000218879999920318">
                <text:p>0.000218879999920318</text:p>
              </table:table-cell>
              <table:table-cell office:value-type="float" office:value="0.000620283999523963">
                <text:p>0.0006202839995239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515622999955667">
                <text:p>0.000515622999955667</text:p>
              </table:table-cell>
              <table:table-cell office:value-type="float" office:value="0.000838292000480578">
                <text:p>0.000838292000480578</text:p>
              </table:table-cell>
              <table:table-cell office:value-type="float" office:value="0.000205344999812951">
                <text:p>0.000205344999812951</text:p>
              </table:table-cell>
              <table:table-cell office:value-type="float" office:value="0.000257600999248098">
                <text:p>0.000257600999248098</text:p>
              </table:table-cell>
              <table:table-cell office:value-type="float" office:value="0.000225110999963363">
                <text:p>0.000225110999963363</text:p>
              </table:table-cell>
              <table:table-cell office:value-type="float" office:value="0.000792588999502186">
                <text:p>0.0007925889995021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0390683999285102">
                <text:p>0.000390683999285102</text:p>
              </table:table-cell>
              <table:table-cell office:value-type="float" office:value="0.000278167999567813">
                <text:p>0.000278167999567813</text:p>
              </table:table-cell>
              <table:table-cell office:value-type="float" office:value="0.000247672999648785">
                <text:p>0.000247672999648785</text:p>
              </table:table-cell>
              <table:table-cell office:value-type="float" office:value="0.0002555270002631">
                <text:p>0.0002555270002631</text:p>
              </table:table-cell>
              <table:table-cell office:value-type="float" office:value="0.000262741000369715">
                <text:p>0.000262741000369715</text:p>
              </table:table-cell>
              <table:table-cell office:value-type="float" office:value="0.000193002000742126">
                <text:p>0.0001930020007421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027124600001116">
                <text:p>0.00027124600001116</text:p>
              </table:table-cell>
              <table:table-cell office:value-type="float" office:value="0.000716348999958427">
                <text:p>0.000716348999958427</text:p>
              </table:table-cell>
              <table:table-cell office:value-type="float" office:value="0.000344259000485181">
                <text:p>0.000344259000485181</text:p>
              </table:table-cell>
              <table:table-cell office:value-type="float" office:value="0.000333919999320642">
                <text:p>0.000333919999320642</text:p>
              </table:table-cell>
              <table:table-cell office:value-type="float" office:value="0.000261837999460113">
                <text:p>0.000261837999460113</text:p>
              </table:table-cell>
              <table:table-cell office:value-type="float" office:value="0.000532803000169224">
                <text:p>0.0005328030001692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0298665999252989">
                <text:p>0.000298665999252989</text:p>
              </table:table-cell>
              <table:table-cell office:value-type="float" office:value="0.000185019000127795">
                <text:p>0.000185019000127795</text:p>
              </table:table-cell>
              <table:table-cell office:value-type="float" office:value="0.000269572999968659">
                <text:p>0.000269572999968659</text:p>
              </table:table-cell>
              <table:table-cell office:value-type="float" office:value="0.000244667000515619">
                <text:p>0.000244667000515619</text:p>
              </table:table-cell>
              <table:table-cell office:value-type="float" office:value="0.000294498999210191">
                <text:p>0.000294498999210191</text:p>
              </table:table-cell>
              <table:table-cell office:value-type="float" office:value="0.000612019000072905">
                <text:p>0.0006120190000729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0274922999778937">
                <text:p>0.000274922999778937</text:p>
              </table:table-cell>
              <table:table-cell office:value-type="float" office:value="0.000389873000131047">
                <text:p>0.000389873000131047</text:p>
              </table:table-cell>
              <table:table-cell office:value-type="float" office:value="0.000167777000569913">
                <text:p>0.000167777000569913</text:p>
              </table:table-cell>
              <table:table-cell office:value-type="float" office:value="0.000290441999823088">
                <text:p>0.000290441999823088</text:p>
              </table:table-cell>
              <table:table-cell office:value-type="float" office:value="0.000158048999765015">
                <text:p>0.000158048999765015</text:p>
              </table:table-cell>
              <table:table-cell office:value-type="float" office:value="0.000678561999848171">
                <text:p>0.0006785619998481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033150699982798">
                <text:p>0.00033150699982798</text:p>
              </table:table-cell>
              <table:table-cell office:value-type="float" office:value="0.000439864999862039">
                <text:p>0.000439864999862039</text:p>
              </table:table-cell>
              <table:table-cell office:value-type="float" office:value="0.000185548999979801">
                <text:p>0.000185548999979801</text:p>
              </table:table-cell>
              <table:table-cell office:value-type="float" office:value="0.000182623999535281">
                <text:p>0.000182623999535281</text:p>
              </table:table-cell>
              <table:table-cell office:value-type="float" office:value="0.000245929999437067">
                <text:p>0.000245929999437067</text:p>
              </table:table-cell>
              <table:table-cell office:value-type="float" office:value="0.000422133000029135">
                <text:p>0.0004221330000291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0387177999982669">
                <text:p>0.000387177999982669</text:p>
              </table:table-cell>
              <table:table-cell office:value-type="float" office:value="0.000190198999916902">
                <text:p>0.000190198999916902</text:p>
              </table:table-cell>
              <table:table-cell office:value-type="float" office:value="0.000217006999264413">
                <text:p>0.000217006999264413</text:p>
              </table:table-cell>
              <table:table-cell office:value-type="float" office:value="0.000231834000260278">
                <text:p>0.000231834000260278</text:p>
              </table:table-cell>
              <table:table-cell office:value-type="float" office:value="0.000308664000840508">
                <text:p>0.000308664000840508</text:p>
              </table:table-cell>
              <table:table-cell office:value-type="float" office:value="0.000303746000099636">
                <text:p>0.0003037460000996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0431438999839884">
                <text:p>0.000431438999839884</text:p>
              </table:table-cell>
              <table:table-cell office:value-type="float" office:value="0.000739203000193811">
                <text:p>0.000739203000193811</text:p>
              </table:table-cell>
              <table:table-cell office:value-type="float" office:value="0.000181061000148475">
                <text:p>0.000181061000148475</text:p>
              </table:table-cell>
              <table:table-cell office:value-type="float" office:value="0.000203262000468385">
                <text:p>0.000203262000468385</text:p>
              </table:table-cell>
              <table:table-cell office:value-type="float" office:value="0.000230841999837139">
                <text:p>0.000230841999837139</text:p>
              </table:table-cell>
              <table:table-cell office:value-type="float" office:value="0.000539047000529536">
                <text:p>0.000539047000529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0329673000123876">
                <text:p>0.000329673000123876</text:p>
              </table:table-cell>
              <table:table-cell office:value-type="float" office:value="0.000619723999989219">
                <text:p>0.000619723999989219</text:p>
              </table:table-cell>
              <table:table-cell office:value-type="float" office:value="0.000412684999901103">
                <text:p>0.000412684999901103</text:p>
              </table:table-cell>
              <table:table-cell office:value-type="float" office:value="0.000237293999816757">
                <text:p>0.000237293999816757</text:p>
              </table:table-cell>
              <table:table-cell office:value-type="float" office:value="0.000150183999721776">
                <text:p>0.000150183999721776</text:p>
              </table:table-cell>
              <table:table-cell office:value-type="float" office:value="0.000680365000334859">
                <text:p>0.0006803650003348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0304087000586151">
                <text:p>0.000304087000586151</text:p>
              </table:table-cell>
              <table:table-cell office:value-type="float" office:value="0.000692106999849784">
                <text:p>0.000692106999849784</text:p>
              </table:table-cell>
              <table:table-cell office:value-type="float" office:value="0.000293647999569657">
                <text:p>0.000293647999569657</text:p>
              </table:table-cell>
              <table:table-cell office:value-type="float" office:value="0.00033446300039941">
                <text:p>0.00033446300039941</text:p>
              </table:table-cell>
              <table:table-cell office:value-type="float" office:value="0.000161505000505713">
                <text:p>0.000161505000505713</text:p>
              </table:table-cell>
              <table:table-cell office:value-type="float" office:value="0.000342176999765798">
                <text:p>0.0003421769997657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0289960999907635">
                <text:p>0.000289960999907635</text:p>
              </table:table-cell>
              <table:table-cell office:value-type="float" office:value="0.000611337999544048">
                <text:p>0.000611337999544048</text:p>
              </table:table-cell>
              <table:table-cell office:value-type="float" office:value="0.000288207999801671">
                <text:p>0.000288207999801671</text:p>
              </table:table-cell>
              <table:table-cell office:value-type="float" office:value="0.00028875899988634">
                <text:p>0.00028875899988634</text:p>
              </table:table-cell>
              <table:table-cell office:value-type="float" office:value="0.000118246000056388">
                <text:p>0.000118246000056388</text:p>
              </table:table-cell>
              <table:table-cell office:value-type="float" office:value="0.000598475000515464">
                <text:p>0.000598475000515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02592149994598">
                <text:p>0.0002592149994598</text:p>
              </table:table-cell>
              <table:table-cell office:value-type="float" office:value="0.000202690999685728">
                <text:p>0.000202690999685728</text:p>
              </table:table-cell>
              <table:table-cell office:value-type="float" office:value="0.000170502000401029">
                <text:p>0.000170502000401029</text:p>
              </table:table-cell>
              <table:table-cell office:value-type="float" office:value="0.000244959000156086">
                <text:p>0.000244959000156086</text:p>
              </table:table-cell>
              <table:table-cell office:value-type="float" office:value="0.000158469999405497">
                <text:p>0.000158469999405497</text:p>
              </table:table-cell>
              <table:table-cell office:value-type="float" office:value="0.000665278999804286">
                <text:p>0.0006652789998042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056521500027884">
                <text:p>0.00056521500027884</text:p>
              </table:table-cell>
              <table:table-cell office:value-type="float" office:value="0.000245250000261876">
                <text:p>0.000245250000261876</text:p>
              </table:table-cell>
              <table:table-cell office:value-type="float" office:value="0.00056845200015232">
                <text:p>0.00056845200015232</text:p>
              </table:table-cell>
              <table:table-cell office:value-type="float" office:value="0.000901191000593826">
                <text:p>0.000901191000593826</text:p>
              </table:table-cell>
              <table:table-cell office:value-type="float" office:value="0.00015089699991222">
                <text:p>0.00015089699991222</text:p>
              </table:table-cell>
              <table:table-cell office:value-type="float" office:value="0.000553875000150583">
                <text:p>0.0005538750001505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050497499978519">
                <text:p>0.00050497499978519</text:p>
              </table:table-cell>
              <table:table-cell office:value-type="float" office:value="0.000212490000194521">
                <text:p>0.000212490000194521</text:p>
              </table:table-cell>
              <table:table-cell office:value-type="float" office:value="0.00020234099974914">
                <text:p>0.00020234099974914</text:p>
              </table:table-cell>
              <table:table-cell office:value-type="float" office:value="0.000280042999293073">
                <text:p>0.000280042999293073</text:p>
              </table:table-cell>
              <table:table-cell office:value-type="float" office:value="0.000151968000864144">
                <text:p>0.000151968000864144</text:p>
              </table:table-cell>
              <table:table-cell office:value-type="float" office:value="0.000302653999824543">
                <text:p>0.0003026539998245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0328781999996863">
                <text:p>0.000328781999996863</text:p>
              </table:table-cell>
              <table:table-cell office:value-type="float" office:value="0.000285052999970503">
                <text:p>0.000285052999970503</text:p>
              </table:table-cell>
              <table:table-cell office:value-type="float" office:value="0.000192471999980626">
                <text:p>0.000192471999980626</text:p>
              </table:table-cell>
              <table:table-cell office:value-type="float" office:value="0.000346695000189356">
                <text:p>0.000346695000189356</text:p>
              </table:table-cell>
              <table:table-cell office:value-type="float" office:value="0.000202911999622302">
                <text:p>0.000202911999622302</text:p>
              </table:table-cell>
              <table:table-cell office:value-type="float" office:value="0.000650502000098641">
                <text:p>0.0006505020000986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027840999973705">
                <text:p>0.00027840999973705</text:p>
              </table:table-cell>
              <table:table-cell office:value-type="float" office:value="0.000694993999786675">
                <text:p>0.000694993999786675</text:p>
              </table:table-cell>
              <table:table-cell office:value-type="float" office:value="0.000304577999486355">
                <text:p>0.000304577999486355</text:p>
              </table:table-cell>
              <table:table-cell office:value-type="float" office:value="0.000237714999457239">
                <text:p>0.000237714999457239</text:p>
              </table:table-cell>
              <table:table-cell office:value-type="float" office:value="0.000173708000147599">
                <text:p>0.000173708000147599</text:p>
              </table:table-cell>
              <table:table-cell office:value-type="float" office:value="0.000515503999849898">
                <text:p>0.0005155039998498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0307462999444397">
                <text:p>0.000307462999444397</text:p>
              </table:table-cell>
              <table:table-cell office:value-type="float" office:value="0.00064547300007689">
                <text:p>0.00064547300007689</text:p>
              </table:table-cell>
              <table:table-cell office:value-type="float" office:value="0.000172695999935968">
                <text:p>0.000172695999935968</text:p>
              </table:table-cell>
              <table:table-cell office:value-type="float" office:value="0.000403810000534577">
                <text:p>0.000403810000534577</text:p>
              </table:table-cell>
              <table:table-cell office:value-type="float" office:value="0.000506587999552721">
                <text:p>0.000506587999552721</text:p>
              </table:table-cell>
              <table:table-cell office:value-type="float" office:value="0.000844738000523648">
                <text:p>0.000844738000523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0302224000733986">
                <text:p>0.000302224000733986</text:p>
              </table:table-cell>
              <table:table-cell office:value-type="float" office:value="0.000297205000606482">
                <text:p>0.000297205000606482</text:p>
              </table:table-cell>
              <table:table-cell office:value-type="float" office:value="0.00027635599963105">
                <text:p>0.00027635599963105</text:p>
              </table:table-cell>
              <table:table-cell office:value-type="float" office:value="0.000263202999121859">
                <text:p>0.000263202999121859</text:p>
              </table:table-cell>
              <table:table-cell office:value-type="float" office:value="0.000292325999907916">
                <text:p>0.000292325999907916</text:p>
              </table:table-cell>
              <table:table-cell office:value-type="float" office:value="0.00055960600002436">
                <text:p>0.000559606000024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0313255000037316">
                <text:p>0.000313255000037316</text:p>
              </table:table-cell>
              <table:table-cell office:value-type="float" office:value="0.000387821000003896">
                <text:p>0.000387821000003896</text:p>
              </table:table-cell>
              <table:table-cell office:value-type="float" office:value="0.000248024999564223">
                <text:p>0.000248024999564223</text:p>
              </table:table-cell>
              <table:table-cell office:value-type="float" office:value="0.000217368999983591">
                <text:p>0.000217368999983591</text:p>
              </table:table-cell>
              <table:table-cell office:value-type="float" office:value="0.000197583000044688">
                <text:p>0.000197583000044688</text:p>
              </table:table-cell>
              <table:table-cell office:value-type="float" office:value="0.000665251000100398">
                <text:p>0.0006652510001003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0449485000899585">
                <text:p>0.000449485000899585</text:p>
              </table:table-cell>
              <table:table-cell office:value-type="float" office:value="0.000303266000628355">
                <text:p>0.000303266000628355</text:p>
              </table:table-cell>
              <table:table-cell office:value-type="float" office:value="0.000191330999768979">
                <text:p>0.000191330999768979</text:p>
              </table:table-cell>
              <table:table-cell office:value-type="float" office:value="0.000434116999713297">
                <text:p>0.000434116999713297</text:p>
              </table:table-cell>
              <table:table-cell office:value-type="float" office:value="0.000243567000325129">
                <text:p>0.000243567000325129</text:p>
              </table:table-cell>
              <table:table-cell office:value-type="float" office:value="0.000543185999958951">
                <text:p>0.0005431859999589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0294249999569729">
                <text:p>0.000294249999569729</text:p>
              </table:table-cell>
              <table:table-cell office:value-type="float" office:value="0.000488036000206193">
                <text:p>0.000488036000206193</text:p>
              </table:table-cell>
              <table:table-cell office:value-type="float" office:value="0.000285013000393519">
                <text:p>0.000285013000393519</text:p>
              </table:table-cell>
              <table:table-cell office:value-type="float" office:value="0.000238247000197589">
                <text:p>0.000238247000197589</text:p>
              </table:table-cell>
              <table:table-cell office:value-type="float" office:value="0.000304328999845893">
                <text:p>0.000304328999845893</text:p>
              </table:table-cell>
              <table:table-cell office:value-type="float" office:value="0.000531886000317172">
                <text:p>0.000531886000317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0510486999701243">
                <text:p>0.000510486999701243</text:p>
              </table:table-cell>
              <table:table-cell office:value-type="float" office:value="0.000300761999824317">
                <text:p>0.000300761999824317</text:p>
              </table:table-cell>
              <table:table-cell office:value-type="float" office:value="0.00017461999959778">
                <text:p>0.00017461999959778</text:p>
              </table:table-cell>
              <table:table-cell office:value-type="float" office:value="0.00022449200059782">
                <text:p>0.00022449200059782</text:p>
              </table:table-cell>
              <table:table-cell office:value-type="float" office:value="0.000194406000446179">
                <text:p>0.000194406000446179</text:p>
              </table:table-cell>
              <table:table-cell office:value-type="float" office:value="0.000866849999511032">
                <text:p>0.0008668499995110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0330928000039421">
                <text:p>0.000330928000039421</text:p>
              </table:table-cell>
              <table:table-cell office:value-type="float" office:value="0.000653568999950949">
                <text:p>0.000653568999950949</text:p>
              </table:table-cell>
              <table:table-cell office:value-type="float" office:value="0.000403891000132717">
                <text:p>0.000403891000132717</text:p>
              </table:table-cell>
              <table:table-cell office:value-type="float" office:value="0.000332509999680042">
                <text:p>0.000332509999680042</text:p>
              </table:table-cell>
              <table:table-cell office:value-type="float" office:value="0.000181673000042792">
                <text:p>0.000181673000042792</text:p>
              </table:table-cell>
              <table:table-cell office:value-type="float" office:value="0.000687030000335653">
                <text:p>0.0006870300003356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0393592999898829">
                <text:p>0.000393592999898829</text:p>
              </table:table-cell>
              <table:table-cell office:value-type="float" office:value="0.000643700999717112">
                <text:p>0.000643700999717112</text:p>
              </table:table-cell>
              <table:table-cell office:value-type="float" office:value="0.000179108999873279">
                <text:p>0.000179108999873279</text:p>
              </table:table-cell>
              <table:table-cell office:value-type="float" office:value="0.000205065999580256">
                <text:p>0.000205065999580256</text:p>
              </table:table-cell>
              <table:table-cell office:value-type="float" office:value="0.000493706000270322">
                <text:p>0.000493706000270322</text:p>
              </table:table-cell>
              <table:table-cell office:value-type="float" office:value="0.00064282000039384">
                <text:p>0.000642820000393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0280283999927633">
                <text:p>0.000280283999927633</text:p>
              </table:table-cell>
              <table:table-cell office:value-type="float" office:value="0.000437423000221315">
                <text:p>0.000437423000221315</text:p>
              </table:table-cell>
              <table:table-cell office:value-type="float" office:value="0.000318423999488004">
                <text:p>0.000318423999488004</text:p>
              </table:table-cell>
              <table:table-cell office:value-type="float" office:value="0.000310358999740856">
                <text:p>0.000310358999740856</text:p>
              </table:table-cell>
              <table:table-cell office:value-type="float" office:value="0.000310209000417672">
                <text:p>0.000310209000417672</text:p>
              </table:table-cell>
              <table:table-cell office:value-type="float" office:value="0.000576698000259057">
                <text:p>0.0005766980002590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0261099000454124">
                <text:p>0.000261099000454124</text:p>
              </table:table-cell>
              <table:table-cell office:value-type="float" office:value="0.000659862000247813">
                <text:p>0.000659862000247813</text:p>
              </table:table-cell>
              <table:table-cell office:value-type="float" office:value="0.000165544000083173">
                <text:p>0.000165544000083173</text:p>
              </table:table-cell>
              <table:table-cell office:value-type="float" office:value="0.000192243999663333">
                <text:p>0.000192243999663333</text:p>
              </table:table-cell>
              <table:table-cell office:value-type="float" office:value="0.000233108000429638">
                <text:p>0.000233108000429638</text:p>
              </table:table-cell>
              <table:table-cell office:value-type="float" office:value="0.000283970999589656">
                <text:p>0.000283970999589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0343280999913986">
                <text:p>0.000343280999913986</text:p>
              </table:table-cell>
              <table:table-cell office:value-type="float" office:value="0.000231895999604603">
                <text:p>0.000231895999604603</text:p>
              </table:table-cell>
              <table:table-cell office:value-type="float" office:value="0.000192172999959439">
                <text:p>0.000192172999959439</text:p>
              </table:table-cell>
              <table:table-cell office:value-type="float" office:value="0.000283520999801112">
                <text:p>0.000283520999801112</text:p>
              </table:table-cell>
              <table:table-cell office:value-type="float" office:value="0.000234921000810573">
                <text:p>0.000234921000810573</text:p>
              </table:table-cell>
              <table:table-cell office:value-type="float" office:value="0.000710053999682714">
                <text:p>0.000710053999682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0299209000331757">
                <text:p>0.000299209000331757</text:p>
              </table:table-cell>
              <table:table-cell office:value-type="float" office:value="0.000560528999812959">
                <text:p>0.000560528999812959</text:p>
              </table:table-cell>
              <table:table-cell office:value-type="float" office:value="0.000184327999704692">
                <text:p>0.000184327999704692</text:p>
              </table:table-cell>
              <table:table-cell office:value-type="float" office:value="0.000228149000577105">
                <text:p>0.000228149000577105</text:p>
              </table:table-cell>
              <table:table-cell office:value-type="float" office:value="0.000225534000492189">
                <text:p>0.000225534000492189</text:p>
              </table:table-cell>
              <table:table-cell office:value-type="float" office:value="0.000731203000214009">
                <text:p>0.0007312030002140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0276397999186884">
                <text:p>0.000276397999186884</text:p>
              </table:table-cell>
              <table:table-cell office:value-type="float" office:value="0.000413229000514548">
                <text:p>0.000413229000514548</text:p>
              </table:table-cell>
              <table:table-cell office:value-type="float" office:value="0.000157669999680365">
                <text:p>0.000157669999680365</text:p>
              </table:table-cell>
              <table:table-cell office:value-type="float" office:value="0.000193164999473083">
                <text:p>0.000193164999473083</text:p>
              </table:table-cell>
              <table:table-cell office:value-type="float" office:value="0.000180551999619638">
                <text:p>0.000180551999619638</text:p>
              </table:table-cell>
              <table:table-cell office:value-type="float" office:value="0.000361413999598881">
                <text:p>0.0003614139995988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058081699989998">
                <text:p>0.00058081699989998</text:p>
              </table:table-cell>
              <table:table-cell office:value-type="float" office:value="0.000770374999774504">
                <text:p>0.000770374999774504</text:p>
              </table:table-cell>
              <table:table-cell office:value-type="float" office:value="0.000264495999545034">
                <text:p>0.000264495999545034</text:p>
              </table:table-cell>
              <table:table-cell office:value-type="float" office:value="0.000317893999635999">
                <text:p>0.000317893999635999</text:p>
              </table:table-cell>
              <table:table-cell office:value-type="float" office:value="0.000529162000020733">
                <text:p>0.000529162000020733</text:p>
              </table:table-cell>
              <table:table-cell office:value-type="float" office:value="0.000594992000515049">
                <text:p>0.0005949920005150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0517270000273129">
                <text:p>0.000517270000273129</text:p>
              </table:table-cell>
              <table:table-cell office:value-type="float" office:value="0.000886738999724912">
                <text:p>0.000886738999724912</text:p>
              </table:table-cell>
              <table:table-cell office:value-type="float" office:value="0.000470343999950273">
                <text:p>0.000470343999950273</text:p>
              </table:table-cell>
              <table:table-cell office:value-type="float" office:value="0.000511209000251256">
                <text:p>0.000511209000251256</text:p>
              </table:table-cell>
              <table:table-cell office:value-type="float" office:value="0.000676602999192255">
                <text:p>0.000676602999192255</text:p>
              </table:table-cell>
              <table:table-cell office:value-type="float" office:value="0.000810670000646496">
                <text:p>0.000810670000646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031746300010127">
                <text:p>0.00031746300010127</text:p>
              </table:table-cell>
              <table:table-cell office:value-type="float" office:value="0.000345825000295008">
                <text:p>0.000345825000295008</text:p>
              </table:table-cell>
              <table:table-cell office:value-type="float" office:value="0.000319436999234313">
                <text:p>0.000319436999234313</text:p>
              </table:table-cell>
              <table:table-cell office:value-type="float" office:value="0.000378304999685497">
                <text:p>0.000378304999685497</text:p>
              </table:table-cell>
              <table:table-cell office:value-type="float" office:value="0.000229731999752403">
                <text:p>0.000229731999752403</text:p>
              </table:table-cell>
              <table:table-cell office:value-type="float" office:value="0.000695116999850143">
                <text:p>0.0006951169998501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0315530999614566">
                <text:p>0.000315530999614566</text:p>
              </table:table-cell>
              <table:table-cell office:value-type="float" office:value="0.000242717000219272">
                <text:p>0.000242717000219272</text:p>
              </table:table-cell>
              <table:table-cell office:value-type="float" office:value="0.00020094999945286">
                <text:p>0.00020094999945286</text:p>
              </table:table-cell>
              <table:table-cell office:value-type="float" office:value="0.00021598700004688">
                <text:p>0.00021598700004688</text:p>
              </table:table-cell>
              <table:table-cell office:value-type="float" office:value="0.000321461000567069">
                <text:p>0.000321461000567069</text:p>
              </table:table-cell>
              <table:table-cell office:value-type="float" office:value="0.000563435999538342">
                <text:p>0.0005634359995383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0396309000279871">
                <text:p>0.000396309000279871</text:p>
              </table:table-cell>
              <table:table-cell office:value-type="float" office:value="0.000713972999619728">
                <text:p>0.000713972999619728</text:p>
              </table:table-cell>
              <table:table-cell office:value-type="float" office:value="0.000205887999982224">
                <text:p>0.000205887999982224</text:p>
              </table:table-cell>
              <table:table-cell office:value-type="float" office:value="0.000196180999409989">
                <text:p>0.000196180999409989</text:p>
              </table:table-cell>
              <table:table-cell office:value-type="float" office:value="0.000190800999916974">
                <text:p>0.000190800999916974</text:p>
              </table:table-cell>
              <table:table-cell office:value-type="float" office:value="0.000886890999936441">
                <text:p>0.0008868909999364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0379277999854821">
                <text:p>0.000379277999854821</text:p>
              </table:table-cell>
              <table:table-cell office:value-type="float" office:value="0.000271199000053457">
                <text:p>0.000271199000053457</text:p>
              </table:table-cell>
              <table:table-cell office:value-type="float" office:value="0.000226025999836565">
                <text:p>0.000226025999836565</text:p>
              </table:table-cell>
              <table:table-cell office:value-type="float" office:value="0.000283210999441508">
                <text:p>0.000283210999441508</text:p>
              </table:table-cell>
              <table:table-cell office:value-type="float" office:value="0.000170602999787661">
                <text:p>0.000170602999787661</text:p>
              </table:table-cell>
              <table:table-cell office:value-type="float" office:value="0.00114117900011479">
                <text:p>0.001141179000114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029262799944263">
                <text:p>0.00029262799944263</text:p>
              </table:table-cell>
              <table:table-cell office:value-type="float" office:value="0.000403242000174942">
                <text:p>0.000403242000174942</text:p>
              </table:table-cell>
              <table:table-cell office:value-type="float" office:value="0.000276097000096343">
                <text:p>0.000276097000096343</text:p>
              </table:table-cell>
              <table:table-cell office:value-type="float" office:value="0.000321641000482487">
                <text:p>0.000321641000482487</text:p>
              </table:table-cell>
              <table:table-cell office:value-type="float" office:value="0.000283981999928073">
                <text:p>0.000283981999928073</text:p>
              </table:table-cell>
              <table:table-cell office:value-type="float" office:value="0.000635618999694998">
                <text:p>0.0006356189996949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0267692000306852">
                <text:p>0.000267692000306852</text:p>
              </table:table-cell>
              <table:table-cell office:value-type="float" office:value="0.000696762000188755">
                <text:p>0.000696762000188755</text:p>
              </table:table-cell>
              <table:table-cell office:value-type="float" office:value="0.000710585999513569">
                <text:p>0.000710585999513569</text:p>
              </table:table-cell>
              <table:table-cell office:value-type="float" office:value="0.000325759000588732">
                <text:p>0.000325759000588732</text:p>
              </table:table-cell>
              <table:table-cell office:value-type="float" office:value="0.000276679000307922">
                <text:p>0.000276679000307922</text:p>
              </table:table-cell>
              <table:table-cell office:value-type="float" office:value="0.000664380999296554">
                <text:p>0.0006643809992965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00280405000012252">
                <text:p>0.000280405000012252</text:p>
              </table:table-cell>
              <table:table-cell office:value-type="float" office:value="0.000424251000367804">
                <text:p>0.000424251000367804</text:p>
              </table:table-cell>
              <table:table-cell office:value-type="float" office:value="0.000358419000804133">
                <text:p>0.000358419000804133</text:p>
              </table:table-cell>
              <table:table-cell office:value-type="float" office:value="0.000228369999604183">
                <text:p>0.000228369999604183</text:p>
              </table:table-cell>
              <table:table-cell office:value-type="float" office:value="0.00039424499937013">
                <text:p>0.00039424499937013</text:p>
              </table:table-cell>
              <table:table-cell office:value-type="float" office:value="0.000663300000269373">
                <text:p>0.0006633000002693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00313757000185433">
                <text:p>0.000313757000185433</text:p>
              </table:table-cell>
              <table:table-cell office:value-type="float" office:value="0.00061013200047455">
                <text:p>0.00061013200047455</text:p>
              </table:table-cell>
              <table:table-cell office:value-type="float" office:value="0.000225965000026918">
                <text:p>0.000225965000026918</text:p>
              </table:table-cell>
              <table:table-cell office:value-type="float" office:value="0.000305923000269104">
                <text:p>0.000305923000269104</text:p>
              </table:table-cell>
              <table:table-cell office:value-type="float" office:value="0.000421585000367486">
                <text:p>0.000421585000367486</text:p>
              </table:table-cell>
              <table:table-cell office:value-type="float" office:value="0.000139134999699309">
                <text:p>0.0001391349996993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00469954999971378">
                <text:p>0.000469954999971378</text:p>
              </table:table-cell>
              <table:table-cell office:value-type="float" office:value="0.000258435999967332">
                <text:p>0.000258435999967332</text:p>
              </table:table-cell>
              <table:table-cell office:value-type="float" office:value="0.00018665300012799">
                <text:p>0.00018665300012799</text:p>
              </table:table-cell>
              <table:table-cell office:value-type="float" office:value="0.000317864999487938">
                <text:p>0.000317864999487938</text:p>
              </table:table-cell>
              <table:table-cell office:value-type="float" office:value="0.000280094999652647">
                <text:p>0.000280094999652647</text:p>
              </table:table-cell>
              <table:table-cell office:value-type="float" office:value="0.000289001999590255">
                <text:p>0.000289001999590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00321372000144038">
                <text:p>0.000321372000144038</text:p>
              </table:table-cell>
              <table:table-cell office:value-type="float" office:value="0.000408722999964084">
                <text:p>0.000408722999964084</text:p>
              </table:table-cell>
              <table:table-cell office:value-type="float" office:value="0.000157440000293718">
                <text:p>0.000157440000293718</text:p>
              </table:table-cell>
              <table:table-cell office:value-type="float" office:value="0.000316241999826161">
                <text:p>0.000316241999826161</text:p>
              </table:table-cell>
              <table:table-cell office:value-type="float" office:value="0.000175362999470963">
                <text:p>0.000175362999470963</text:p>
              </table:table-cell>
              <table:table-cell office:value-type="float" office:value="0.00094853599966882">
                <text:p>0.000948535999668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0028434300020308">
                <text:p>0.00028434300020308</text:p>
              </table:table-cell>
              <table:table-cell office:value-type="float" office:value="0.000465176000034262">
                <text:p>0.000465176000034262</text:p>
              </table:table-cell>
              <table:table-cell office:value-type="float" office:value="0.000198595999790996">
                <text:p>0.000198595999790996</text:p>
              </table:table-cell>
              <table:table-cell office:value-type="float" office:value="0.000224753999646055">
                <text:p>0.000224753999646055</text:p>
              </table:table-cell>
              <table:table-cell office:value-type="float" office:value="0.000198736000129429">
                <text:p>0.000198736000129429</text:p>
              </table:table-cell>
              <table:table-cell office:value-type="float" office:value="0.000687175000166462">
                <text:p>0.0006871750001664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0288801999886346">
                <text:p>0.000288801999886346</text:p>
              </table:table-cell>
              <table:table-cell office:value-type="float" office:value="0.000371703999917372">
                <text:p>0.000371703999917372</text:p>
              </table:table-cell>
              <table:table-cell office:value-type="float" office:value="0.000263514999460313">
                <text:p>0.000263514999460313</text:p>
              </table:table-cell>
              <table:table-cell office:value-type="float" office:value="0.000184460000127729">
                <text:p>0.000184460000127729</text:p>
              </table:table-cell>
              <table:table-cell office:value-type="float" office:value="0.000218502999814518">
                <text:p>0.000218502999814518</text:p>
              </table:table-cell>
              <table:table-cell office:value-type="float" office:value="0.000515239000378642">
                <text:p>0.000515239000378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00271300000349584">
                <text:p>0.000271300000349584</text:p>
              </table:table-cell>
              <table:table-cell office:value-type="float" office:value="0.000753516999793646">
                <text:p>0.000753516999793646</text:p>
              </table:table-cell>
              <table:table-cell office:value-type="float" office:value="0.000300282999887713">
                <text:p>0.000300282999887713</text:p>
              </table:table-cell>
              <table:table-cell office:value-type="float" office:value="0.000309089000438689">
                <text:p>0.000309089000438689</text:p>
              </table:table-cell>
              <table:table-cell office:value-type="float" office:value="0.000179130000105943">
                <text:p>0.000179130000105943</text:p>
              </table:table-cell>
              <table:table-cell office:value-type="float" office:value="0.000482167000882328">
                <text:p>0.0004821670008823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0251012000262563">
                <text:p>0.000251012000262563</text:p>
              </table:table-cell>
              <table:table-cell office:value-type="float" office:value="0.000615643999481108">
                <text:p>0.000615643999481108</text:p>
              </table:table-cell>
              <table:table-cell office:value-type="float" office:value="0.000342339999406249">
                <text:p>0.000342339999406249</text:p>
              </table:table-cell>
              <table:table-cell office:value-type="float" office:value="0.000541527000677888">
                <text:p>0.000541527000677888</text:p>
              </table:table-cell>
              <table:table-cell office:value-type="float" office:value="0.000378486999579763">
                <text:p>0.000378486999579763</text:p>
              </table:table-cell>
              <table:table-cell office:value-type="float" office:value="0.000623238000116544">
                <text:p>0.0006232380001165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00304189999951632">
                <text:p>0.000304189999951632</text:p>
              </table:table-cell>
              <table:table-cell office:value-type="float" office:value="0.000627274999715155">
                <text:p>0.000627274999715155</text:p>
              </table:table-cell>
              <table:table-cell office:value-type="float" office:value="0.000329987999975856">
                <text:p>0.000329987999975856</text:p>
              </table:table-cell>
              <table:table-cell office:value-type="float" office:value="0.000175123000190069">
                <text:p>0.000175123000190069</text:p>
              </table:table-cell>
              <table:table-cell office:value-type="float" office:value="0.000265007999587397">
                <text:p>0.000265007999587397</text:p>
              </table:table-cell>
              <table:table-cell office:value-type="float" office:value="0.000562817000172799">
                <text:p>0.0005628170001727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00274225999419286">
                <text:p>0.000274225999419286</text:p>
              </table:table-cell>
              <table:table-cell office:value-type="float" office:value="0.00021999499949743">
                <text:p>0.00021999499949743</text:p>
              </table:table-cell>
              <table:table-cell office:value-type="float" office:value="0.000166036000337044">
                <text:p>0.000166036000337044</text:p>
              </table:table-cell>
              <table:table-cell office:value-type="float" office:value="0.000200479000341147">
                <text:p>0.000200479000341147</text:p>
              </table:table-cell>
              <table:table-cell office:value-type="float" office:value="0.00023057499947754">
                <text:p>0.00023057499947754</text:p>
              </table:table-cell>
              <table:table-cell office:value-type="float" office:value="0.000301504999697499">
                <text:p>0.0003015049996974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00598233000346227">
                <text:p>0.000598233000346227</text:p>
              </table:table-cell>
              <table:table-cell office:value-type="float" office:value="0.00025156399988191">
                <text:p>0.00025156399988191</text:p>
              </table:table-cell>
              <table:table-cell office:value-type="float" office:value="0.000244931999986875">
                <text:p>0.000244931999986875</text:p>
              </table:table-cell>
              <table:table-cell office:value-type="float" office:value="0.000278352999885101">
                <text:p>0.000278352999885101</text:p>
              </table:table-cell>
              <table:table-cell office:value-type="float" office:value="0.000266400999862526">
                <text:p>0.000266400999862526</text:p>
              </table:table-cell>
              <table:table-cell office:value-type="float" office:value="0.000835759999972652">
                <text:p>0.0008357599999726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00317906000418589">
                <text:p>0.000317906000418589</text:p>
              </table:table-cell>
              <table:table-cell office:value-type="float" office:value="0.000713855999492807">
                <text:p>0.000713855999492807</text:p>
              </table:table-cell>
              <table:table-cell office:value-type="float" office:value="0.00018015200021182">
                <text:p>0.00018015200021182</text:p>
              </table:table-cell>
              <table:table-cell office:value-type="float" office:value="0.000260189000073296">
                <text:p>0.000260189000073296</text:p>
              </table:table-cell>
              <table:table-cell office:value-type="float" office:value="0.00016304000018863">
                <text:p>0.00016304000018863</text:p>
              </table:table-cell>
              <table:table-cell office:value-type="float" office:value="0.000355195000338426">
                <text:p>0.0003551950003384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0307606999740528">
                <text:p>0.000307606999740528</text:p>
              </table:table-cell>
              <table:table-cell office:value-type="float" office:value="0.000174741999217076">
                <text:p>0.000174741999217076</text:p>
              </table:table-cell>
              <table:table-cell office:value-type="float" office:value="0.000246474000050512">
                <text:p>0.000246474000050512</text:p>
              </table:table-cell>
              <table:table-cell office:value-type="float" office:value="0.000209695999728865">
                <text:p>0.000209695999728865</text:p>
              </table:table-cell>
              <table:table-cell office:value-type="float" office:value="0.000180062000254111">
                <text:p>0.000180062000254111</text:p>
              </table:table-cell>
              <table:table-cell office:value-type="float" office:value="0.000173560000803263">
                <text:p>0.0001735600008032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00380972000129987">
                <text:p>0.000380972000129987</text:p>
              </table:table-cell>
              <table:table-cell office:value-type="float" office:value="0.000849094999466615">
                <text:p>0.000849094999466615</text:p>
              </table:table-cell>
              <table:table-cell office:value-type="float" office:value="0.000331251000716293">
                <text:p>0.000331251000716293</text:p>
              </table:table-cell>
              <table:table-cell office:value-type="float" office:value="0.000246253999648616">
                <text:p>0.000246253999648616</text:p>
              </table:table-cell>
              <table:table-cell office:value-type="float" office:value="0.000177967999661632">
                <text:p>0.000177967999661632</text:p>
              </table:table-cell>
              <table:table-cell office:value-type="float" office:value="0.000688839999384072">
                <text:p>0.0006888399993840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00341900000421447">
                <text:p>0.000341900000421447</text:p>
              </table:table-cell>
              <table:table-cell office:value-type="float" office:value="0.000631965000138735">
                <text:p>0.000631965000138735</text:p>
              </table:table-cell>
              <table:table-cell office:value-type="float" office:value="0.00037090400019224">
                <text:p>0.00037090400019224</text:p>
              </table:table-cell>
              <table:table-cell office:value-type="float" office:value="0.000351938999301638">
                <text:p>0.000351938999301638</text:p>
              </table:table-cell>
              <table:table-cell office:value-type="float" office:value="0.000158742999701644">
                <text:p>0.000158742999701644</text:p>
              </table:table-cell>
              <table:table-cell office:value-type="float" office:value="0.000575510999624385">
                <text:p>0.0005755109996243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0023710699952062">
                <text:p>0.00023710699952062</text:p>
              </table:table-cell>
              <table:table-cell office:value-type="float" office:value="0.000469695999527175">
                <text:p>0.000469695999527175</text:p>
              </table:table-cell>
              <table:table-cell office:value-type="float" office:value="0.000249450000410434">
                <text:p>0.000249450000410434</text:p>
              </table:table-cell>
              <table:table-cell office:value-type="float" office:value="0.000292919000457914">
                <text:p>0.000292919000457914</text:p>
              </table:table-cell>
              <table:table-cell office:value-type="float" office:value="0.000426186000368034">
                <text:p>0.000426186000368034</text:p>
              </table:table-cell>
              <table:table-cell office:value-type="float" office:value="0.000660787999549939">
                <text:p>0.0006607879995499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00364483000339533">
                <text:p>0.000364483000339533</text:p>
              </table:table-cell>
              <table:table-cell office:value-type="float" office:value="0.000421095999627141">
                <text:p>0.000421095999627141</text:p>
              </table:table-cell>
              <table:table-cell office:value-type="float" office:value="0.000171407000379986">
                <text:p>0.000171407000379986</text:p>
              </table:table-cell>
              <table:table-cell office:value-type="float" office:value="0.000208835999728763">
                <text:p>0.000208835999728763</text:p>
              </table:table-cell>
              <table:table-cell office:value-type="float" office:value="0.000231436999456491">
                <text:p>0.000231436999456491</text:p>
              </table:table-cell>
              <table:table-cell office:value-type="float" office:value="0.000796198999523767">
                <text:p>0.0007961989995237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00288172000182385">
                <text:p>0.000288172000182385</text:p>
              </table:table-cell>
              <table:table-cell office:value-type="float" office:value="0.000489332999677572">
                <text:p>0.000489332999677572</text:p>
              </table:table-cell>
              <table:table-cell office:value-type="float" office:value="0.000438668999777292">
                <text:p>0.000438668999777292</text:p>
              </table:table-cell>
              <table:table-cell office:value-type="float" office:value="0.000261172000136867">
                <text:p>0.000261172000136867</text:p>
              </table:table-cell>
              <table:table-cell office:value-type="float" office:value="0.000266611999904853">
                <text:p>0.000266611999904853</text:p>
              </table:table-cell>
              <table:table-cell office:value-type="float" office:value="0.000594707999880484">
                <text:p>0.0005947079998804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00294473000394646">
                <text:p>0.000294473000394646</text:p>
              </table:table-cell>
              <table:table-cell office:value-type="float" office:value="0.000432809000812995">
                <text:p>0.000432809000812995</text:p>
              </table:table-cell>
              <table:table-cell office:value-type="float" office:value="0.00024895899969124">
                <text:p>0.00024895899969124</text:p>
              </table:table-cell>
              <table:table-cell office:value-type="float" office:value="0.000285996999991767">
                <text:p>0.000285996999991767</text:p>
              </table:table-cell>
              <table:table-cell office:value-type="float" office:value="0.000303881000036199">
                <text:p>0.000303881000036199</text:p>
              </table:table-cell>
              <table:table-cell office:value-type="float" office:value="0.000588916999731737">
                <text:p>0.0005889169997317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00301375999697484">
                <text:p>0.000301375999697484</text:p>
              </table:table-cell>
              <table:table-cell office:value-type="float" office:value="0.000220866999370628">
                <text:p>0.000220866999370628</text:p>
              </table:table-cell>
              <table:table-cell office:value-type="float" office:value="0.00021220100006758">
                <text:p>0.00021220100006758</text:p>
              </table:table-cell>
              <table:table-cell office:value-type="float" office:value="0.000229674000365776">
                <text:p>0.000229674000365776</text:p>
              </table:table-cell>
              <table:table-cell office:value-type="float" office:value="0.000192174000403611">
                <text:p>0.000192174000403611</text:p>
              </table:table-cell>
              <table:table-cell office:value-type="float" office:value="0.000282760999652965">
                <text:p>0.0002827609996529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00308880000375211">
                <text:p>0.000308880000375211</text:p>
              </table:table-cell>
              <table:table-cell office:value-type="float" office:value="0.000231607000387157">
                <text:p>0.000231607000387157</text:p>
              </table:table-cell>
              <table:table-cell office:value-type="float" office:value="0.000234672999795293">
                <text:p>0.000234672999795293</text:p>
              </table:table-cell>
              <table:table-cell office:value-type="float" office:value="0.000336721999701695">
                <text:p>0.000336721999701695</text:p>
              </table:table-cell>
              <table:table-cell office:value-type="float" office:value="0.000305835000290244">
                <text:p>0.000305835000290244</text:p>
              </table:table-cell>
              <table:table-cell office:value-type="float" office:value="0.000580009999794129">
                <text:p>0.0005800099997941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00234522000027937">
                <text:p>0.000234522000027937</text:p>
              </table:table-cell>
              <table:table-cell office:value-type="float" office:value="0.000457344000096782">
                <text:p>0.000457344000096782</text:p>
              </table:table-cell>
              <table:table-cell office:value-type="float" office:value="0.00030875999982527">
                <text:p>0.00030875999982527</text:p>
              </table:table-cell>
              <table:table-cell office:value-type="float" office:value="0.000369601999409497">
                <text:p>0.000369601999409497</text:p>
              </table:table-cell>
              <table:table-cell office:value-type="float" office:value="0.00031841700001678">
                <text:p>0.00031841700001678</text:p>
              </table:table-cell>
              <table:table-cell office:value-type="float" office:value="0.000674154000080307">
                <text:p>0.0006741540000803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00375673000235111">
                <text:p>0.000375673000235111</text:p>
              </table:table-cell>
              <table:table-cell office:value-type="float" office:value="0.000748811999983445">
                <text:p>0.000748811999983445</text:p>
              </table:table-cell>
              <table:table-cell office:value-type="float" office:value="0.000378427999748965">
                <text:p>0.000378427999748965</text:p>
              </table:table-cell>
              <table:table-cell office:value-type="float" office:value="0.000529998000274645">
                <text:p>0.000529998000274645</text:p>
              </table:table-cell>
              <table:table-cell office:value-type="float" office:value="0.000751216000026034">
                <text:p>0.000751216000026034</text:p>
              </table:table-cell>
              <table:table-cell office:value-type="float" office:value="0.000766885000302864">
                <text:p>0.0007668850003028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00295084999379469">
                <text:p>0.000295084999379469</text:p>
              </table:table-cell>
              <table:table-cell office:value-type="float" office:value="0.000176927000211435">
                <text:p>0.000176927000211435</text:p>
              </table:table-cell>
              <table:table-cell office:value-type="float" office:value="0.000168982000104734">
                <text:p>0.000168982000104734</text:p>
              </table:table-cell>
              <table:table-cell office:value-type="float" office:value="0.000218473999666458">
                <text:p>0.000218473999666458</text:p>
              </table:table-cell>
              <table:table-cell office:value-type="float" office:value="0.000273946000561409">
                <text:p>0.000273946000561409</text:p>
              </table:table-cell>
              <table:table-cell office:value-type="float" office:value="0.000290867000330763">
                <text:p>0.0002908670003307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00318348000291735">
                <text:p>0.000318348000291735</text:p>
              </table:table-cell>
              <table:table-cell office:value-type="float" office:value="0.000226318000386527">
                <text:p>0.000226318000386527</text:p>
              </table:table-cell>
              <table:table-cell office:value-type="float" office:value="0.000244812000346428">
                <text:p>0.000244812000346428</text:p>
              </table:table-cell>
              <table:table-cell office:value-type="float" office:value="0.000240694000240182">
                <text:p>0.000240694000240182</text:p>
              </table:table-cell>
              <table:table-cell office:value-type="float" office:value="0.000269848999778333">
                <text:p>0.000269848999778333</text:p>
              </table:table-cell>
              <table:table-cell office:value-type="float" office:value="0.000793123999756062">
                <text:p>0.0007931239997560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050943099995493">
                <text:p>0.00050943099995493</text:p>
              </table:table-cell>
              <table:table-cell office:value-type="float" office:value="0.000380702999791538">
                <text:p>0.000380702999791538</text:p>
              </table:table-cell>
              <table:table-cell office:value-type="float" office:value="0.000185201999556739">
                <text:p>0.000185201999556739</text:p>
              </table:table-cell>
              <table:table-cell office:value-type="float" office:value="0.000219937000110804">
                <text:p>0.000219937000110804</text:p>
              </table:table-cell>
              <table:table-cell office:value-type="float" office:value="0.000203565999981947">
                <text:p>0.000203565999981947</text:p>
              </table:table-cell>
              <table:table-cell office:value-type="float" office:value="0.000447146000624343">
                <text:p>0.0004471460006243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00452235000011569">
                <text:p>0.000452235000011569</text:p>
              </table:table-cell>
              <table:table-cell office:value-type="float" office:value="0.000893299999916053">
                <text:p>0.000893299999916053</text:p>
              </table:table-cell>
              <table:table-cell office:value-type="float" office:value="0.00016222900012508">
                <text:p>0.00016222900012508</text:p>
              </table:table-cell>
              <table:table-cell office:value-type="float" office:value="0.000224374000026728">
                <text:p>0.000224374000026728</text:p>
              </table:table-cell>
              <table:table-cell office:value-type="float" office:value="0.000277092000033008">
                <text:p>0.000277092000033008</text:p>
              </table:table-cell>
              <table:table-cell office:value-type="float" office:value="0.000802260999989812">
                <text:p>0.0008022609999898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00235043999964546">
                <text:p>0.000235043999964546</text:p>
              </table:table-cell>
              <table:table-cell office:value-type="float" office:value="0.000473103999865998">
                <text:p>0.000473103999865998</text:p>
              </table:table-cell>
              <table:table-cell office:value-type="float" office:value="0.000408013000196661">
                <text:p>0.000408013000196661</text:p>
              </table:table-cell>
              <table:table-cell office:value-type="float" office:value="0.000310524000269652">
                <text:p>0.000310524000269652</text:p>
              </table:table-cell>
              <table:table-cell office:value-type="float" office:value="0.000248690000262286">
                <text:p>0.000248690000262286</text:p>
              </table:table-cell>
              <table:table-cell office:value-type="float" office:value="0.000704761999259063">
                <text:p>0.0007047619992590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00237449000451306">
                <text:p>0.000237449000451306</text:p>
              </table:table-cell>
              <table:table-cell office:value-type="float" office:value="0.000356458000169368">
                <text:p>0.000356458000169368</text:p>
              </table:table-cell>
              <table:table-cell office:value-type="float" office:value="0.000221139000132098">
                <text:p>0.000221139000132098</text:p>
              </table:table-cell>
              <table:table-cell office:value-type="float" office:value="0.000309320999804186">
                <text:p>0.000309320999804186</text:p>
              </table:table-cell>
              <table:table-cell office:value-type="float" office:value="0.000325321000673284">
                <text:p>0.000325321000673284</text:p>
              </table:table-cell>
              <table:table-cell office:value-type="float" office:value="0.000678073000017321">
                <text:p>0.0006780730000173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00285477000034007">
                <text:p>0.000285477000034007</text:p>
              </table:table-cell>
              <table:table-cell office:value-type="float" office:value="0.000314560999868263">
                <text:p>0.000314560999868263</text:p>
              </table:table-cell>
              <table:table-cell office:value-type="float" office:value="0.000311896999846795">
                <text:p>0.000311896999846795</text:p>
              </table:table-cell>
              <table:table-cell office:value-type="float" office:value="0.000308339999719465">
                <text:p>0.000308339999719465</text:p>
              </table:table-cell>
              <table:table-cell office:value-type="float" office:value="0.000209938000807597">
                <text:p>0.000209938000807597</text:p>
              </table:table-cell>
              <table:table-cell office:value-type="float" office:value="0.000586733000091044">
                <text:p>0.0005867330000910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00263818000348692">
                <text:p>0.000263818000348692</text:p>
              </table:table-cell>
              <table:table-cell office:value-type="float" office:value="0.000435003999882611">
                <text:p>0.000435003999882611</text:p>
              </table:table-cell>
              <table:table-cell office:value-type="float" office:value="0.000154084999849147">
                <text:p>0.000154084999849147</text:p>
              </table:table-cell>
              <table:table-cell office:value-type="float" office:value="0.00022010699922248">
                <text:p>0.00022010699922248</text:p>
              </table:table-cell>
              <table:table-cell office:value-type="float" office:value="0.000252176000685722">
                <text:p>0.000252176000685722</text:p>
              </table:table-cell>
              <table:table-cell office:value-type="float" office:value="0.000672784000016691">
                <text:p>0.0006727840000166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0028096000005462">
                <text:p>0.00028096000005462</text:p>
              </table:table-cell>
              <table:table-cell office:value-type="float" office:value="0.00020760400002473">
                <text:p>0.00020760400002473</text:p>
              </table:table-cell>
              <table:table-cell office:value-type="float" office:value="0.000209726999855775">
                <text:p>0.000209726999855775</text:p>
              </table:table-cell>
              <table:table-cell office:value-type="float" office:value="0.000214315999983228">
                <text:p>0.000214315999983228</text:p>
              </table:table-cell>
              <table:table-cell office:value-type="float" office:value="0.000159373999849777">
                <text:p>0.000159373999849777</text:p>
              </table:table-cell>
              <table:table-cell office:value-type="float" office:value="0.000560627000595559">
                <text:p>0.0005606270005955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00389870999242703">
                <text:p>0.000389870999242703</text:p>
              </table:table-cell>
              <table:table-cell office:value-type="float" office:value="0.000237068000387808">
                <text:p>0.000237068000387808</text:p>
              </table:table-cell>
              <table:table-cell office:value-type="float" office:value="0.000162020000061602">
                <text:p>0.000162020000061602</text:p>
              </table:table-cell>
              <table:table-cell office:value-type="float" office:value="0.000181815999894752">
                <text:p>0.000181815999894752</text:p>
              </table:table-cell>
              <table:table-cell office:value-type="float" office:value="0.000307598999825132">
                <text:p>0.000307598999825132</text:p>
              </table:table-cell>
              <table:table-cell office:value-type="float" office:value="0.000368752000213135">
                <text:p>0.0003687520002131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00282082000012451">
                <text:p>0.000282082000012451</text:p>
              </table:table-cell>
              <table:table-cell office:value-type="float" office:value="0.000655922000078135">
                <text:p>0.000655922000078135</text:p>
              </table:table-cell>
              <table:table-cell office:value-type="float" office:value="0.00019956899996032">
                <text:p>0.00019956899996032</text:p>
              </table:table-cell>
              <table:table-cell office:value-type="float" office:value="0.000246094999965862">
                <text:p>0.000246094999965862</text:p>
              </table:table-cell>
              <table:table-cell office:value-type="float" office:value="0.000226118000682618">
                <text:p>0.000226118000682618</text:p>
              </table:table-cell>
              <table:table-cell office:value-type="float" office:value="0.000815869000689418">
                <text:p>0.0008158690006894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00390010999581136">
                <text:p>0.000390010999581136</text:p>
              </table:table-cell>
              <table:table-cell office:value-type="float" office:value="0.000613404000432638">
                <text:p>0.000613404000432638</text:p>
              </table:table-cell>
              <table:table-cell office:value-type="float" office:value="0.000390883000363829">
                <text:p>0.000390883000363829</text:p>
              </table:table-cell>
              <table:table-cell office:value-type="float" office:value="0.000295266000648553">
                <text:p>0.000295266000648553</text:p>
              </table:table-cell>
              <table:table-cell office:value-type="float" office:value="0.000170796000020346">
                <text:p>0.000170796000020346</text:p>
              </table:table-cell>
              <table:table-cell office:value-type="float" office:value="0.000689454999701411">
                <text:p>0.0006894549997014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00461653000456863">
                <text:p>0.000461653000456863</text:p>
              </table:table-cell>
              <table:table-cell office:value-type="float" office:value="0.000376906999917992">
                <text:p>0.000376906999917992</text:p>
              </table:table-cell>
              <table:table-cell office:value-type="float" office:value="0.000321153999720991">
                <text:p>0.000321153999720991</text:p>
              </table:table-cell>
              <table:table-cell office:value-type="float" office:value="0.000367528999959177">
                <text:p>0.000367528999959177</text:p>
              </table:table-cell>
              <table:table-cell office:value-type="float" office:value="0.000385052000638098">
                <text:p>0.000385052000638098</text:p>
              </table:table-cell>
              <table:table-cell office:value-type="float" office:value="0.000936130999434681">
                <text:p>0.0009361309994346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00307608999719378">
                <text:p>0.000307608999719378</text:p>
              </table:table-cell>
              <table:table-cell office:value-type="float" office:value="0.000533335999534756">
                <text:p>0.000533335999534756</text:p>
              </table:table-cell>
              <table:table-cell office:value-type="float" office:value="0.000313930999254808">
                <text:p>0.000313930999254808</text:p>
              </table:table-cell>
              <table:table-cell office:value-type="float" office:value="0.000316435000058846">
                <text:p>0.000316435000058846</text:p>
              </table:table-cell>
              <table:table-cell office:value-type="float" office:value="0.000164783999935025">
                <text:p>0.000164783999935025</text:p>
              </table:table-cell>
              <table:table-cell office:value-type="float" office:value="0.000622741000370297">
                <text:p>0.0006227410003702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00528988999576541">
                <text:p>0.000528988999576541</text:p>
              </table:table-cell>
              <table:table-cell office:value-type="float" office:value="0.000202363999960653">
                <text:p>0.000202363999960653</text:p>
              </table:table-cell>
              <table:table-cell office:value-type="float" office:value="0.000239193000197702">
                <text:p>0.000239193000197702</text:p>
              </table:table-cell>
              <table:table-cell office:value-type="float" office:value="0.000218715000301017">
                <text:p>0.000218715000301017</text:p>
              </table:table-cell>
              <table:table-cell office:value-type="float" office:value="0.00023771999985911">
                <text:p>0.00023771999985911</text:p>
              </table:table-cell>
              <table:table-cell office:value-type="float" office:value="0.000818364999759069">
                <text:p>0.0008183649997590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00321213999995962">
                <text:p>0.000321213999995962</text:p>
              </table:table-cell>
              <table:table-cell office:value-type="float" office:value="0.000722146999578399">
                <text:p>0.000722146999578399</text:p>
              </table:table-cell>
              <table:table-cell office:value-type="float" office:value="0.00029989500035299">
                <text:p>0.00029989500035299</text:p>
              </table:table-cell>
              <table:table-cell office:value-type="float" office:value="0.000250133000008645">
                <text:p>0.000250133000008645</text:p>
              </table:table-cell>
              <table:table-cell office:value-type="float" office:value="0.000266473000010592">
                <text:p>0.000266473000010592</text:p>
              </table:table-cell>
              <table:table-cell office:value-type="float" office:value="0.000804528999651666">
                <text:p>0.0008045289996516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00398928000322485">
                <text:p>0.000398928000322485</text:p>
              </table:table-cell>
              <table:table-cell office:value-type="float" office:value="0.000754386000153318">
                <text:p>0.000754386000153318</text:p>
              </table:table-cell>
              <table:table-cell office:value-type="float" office:value="0.000310845999592857">
                <text:p>0.000310845999592857</text:p>
              </table:table-cell>
              <table:table-cell office:value-type="float" office:value="0.000216379999983474">
                <text:p>0.000216379999983474</text:p>
              </table:table-cell>
              <table:table-cell office:value-type="float" office:value="0.000268125999355107">
                <text:p>0.000268125999355107</text:p>
              </table:table-cell>
              <table:table-cell office:value-type="float" office:value="0.000311546999910206">
                <text:p>0.0003115469999102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00426308999522007">
                <text:p>0.000426308999522007</text:p>
              </table:table-cell>
              <table:table-cell office:value-type="float" office:value="0.000842849999571627">
                <text:p>0.000842849999571627</text:p>
              </table:table-cell>
              <table:table-cell office:value-type="float" office:value="0.000192737000361376">
                <text:p>0.000192737000361376</text:p>
              </table:table-cell>
              <table:table-cell office:value-type="float" office:value="0.000260110999988683">
                <text:p>0.000260110999988683</text:p>
              </table:table-cell>
              <table:table-cell office:value-type="float" office:value="0.000399299000491737">
                <text:p>0.000399299000491737</text:p>
              </table:table-cell>
              <table:table-cell office:value-type="float" office:value="0.000595391999922867">
                <text:p>0.0005953919999228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00281431000075827">
                <text:p>0.000281431000075827</text:p>
              </table:table-cell>
              <table:table-cell office:value-type="float" office:value="0.000563182999940182">
                <text:p>0.000563182999940182</text:p>
              </table:table-cell>
              <table:table-cell office:value-type="float" office:value="0.000267544999587699">
                <text:p>0.000267544999587699</text:p>
              </table:table-cell>
              <table:table-cell office:value-type="float" office:value="0.000309203000142588">
                <text:p>0.000309203000142588</text:p>
              </table:table-cell>
              <table:table-cell office:value-type="float" office:value="0.000498403000165126">
                <text:p>0.000498403000165126</text:p>
              </table:table-cell>
              <table:table-cell office:value-type="float" office:value="0.000152661999891279">
                <text:p>0.0001526619998912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00168141000358446">
                <text:p>0.000168141000358446</text:p>
              </table:table-cell>
              <table:table-cell office:value-type="float" office:value="0.0008083960001386">
                <text:p>0.0008083960001386</text:p>
              </table:table-cell>
              <table:table-cell office:value-type="float" office:value="0.000395862999539531">
                <text:p>0.000395862999539531</text:p>
              </table:table-cell>
              <table:table-cell office:value-type="float" office:value="0.000413714999922377">
                <text:p>0.000413714999922377</text:p>
              </table:table-cell>
              <table:table-cell office:value-type="float" office:value="0.000531444000444026">
                <text:p>0.000531444000444026</text:p>
              </table:table-cell>
              <table:table-cell office:value-type="float" office:value="0.000415638999584189">
                <text:p>0.0004156389995841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00287611999738147">
                <text:p>0.000287611999738147</text:p>
              </table:table-cell>
              <table:table-cell office:value-type="float" office:value="0.000655724000353075">
                <text:p>0.000655724000353075</text:p>
              </table:table-cell>
              <table:table-cell office:value-type="float" office:value="0.000136933000248973">
                <text:p>0.000136933000248973</text:p>
              </table:table-cell>
              <table:table-cell office:value-type="float" office:value="0.000330672000018239">
                <text:p>0.000330672000018239</text:p>
              </table:table-cell>
              <table:table-cell office:value-type="float" office:value="0.000281962000372005">
                <text:p>0.000281962000372005</text:p>
              </table:table-cell>
              <table:table-cell office:value-type="float" office:value="0.000635096000223712">
                <text:p>0.0006350960002237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00271462999990035">
                <text:p>0.000271462999990035</text:p>
              </table:table-cell>
              <table:table-cell office:value-type="float" office:value="0.000397977000829997">
                <text:p>0.000397977000829997</text:p>
              </table:table-cell>
              <table:table-cell office:value-type="float" office:value="0.000169013000231644">
                <text:p>0.000169013000231644</text:p>
              </table:table-cell>
              <table:table-cell office:value-type="float" office:value="0.000241448000451783">
                <text:p>0.000241448000451783</text:p>
              </table:table-cell>
              <table:table-cell office:value-type="float" office:value="0.000153584999679879">
                <text:p>0.000153584999679879</text:p>
              </table:table-cell>
              <table:table-cell office:value-type="float" office:value="0.000621120999312552">
                <text:p>0.0006211209993125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00474278000183404">
                <text:p>0.000474278000183404</text:p>
              </table:table-cell>
              <table:table-cell office:value-type="float" office:value="0.000282783999864478">
                <text:p>0.000282783999864478</text:p>
              </table:table-cell>
              <table:table-cell office:value-type="float" office:value="0.000308280999888666">
                <text:p>0.000308280999888666</text:p>
              </table:table-cell>
              <table:table-cell office:value-type="float" office:value="0.000223283999730484">
                <text:p>0.000223283999730484</text:p>
              </table:table-cell>
              <table:table-cell office:value-type="float" office:value="0.000190864000614965">
                <text:p>0.000190864000614965</text:p>
              </table:table-cell>
              <table:table-cell office:value-type="float" office:value="0.000596415000472916">
                <text:p>0.0005964150004729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00444012000116345">
                <text:p>0.000444012000116345</text:p>
              </table:table-cell>
              <table:table-cell office:value-type="float" office:value="0.000271974000497721">
                <text:p>0.000271974000497721</text:p>
              </table:table-cell>
              <table:table-cell office:value-type="float" office:value="0.000143315000059374">
                <text:p>0.000143315000059374</text:p>
              </table:table-cell>
              <table:table-cell office:value-type="float" office:value="0.000281761999758601">
                <text:p>0.000281761999758601</text:p>
              </table:table-cell>
              <table:table-cell office:value-type="float" office:value="0.000159586000336276">
                <text:p>0.000159586000336276</text:p>
              </table:table-cell>
              <table:table-cell office:value-type="float" office:value="0.000313760999233637">
                <text:p>0.0003137609992336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00454051000815525">
                <text:p>0.000454051000815525</text:p>
              </table:table-cell>
              <table:table-cell office:value-type="float" office:value="0.000357662000169512">
                <text:p>0.000357662000169512</text:p>
              </table:table-cell>
              <table:table-cell office:value-type="float" office:value="0.000187908000043535">
                <text:p>0.000187908000043535</text:p>
              </table:table-cell>
              <table:table-cell office:value-type="float" office:value="0.00030721899929631">
                <text:p>0.00030721899929631</text:p>
              </table:table-cell>
              <table:table-cell office:value-type="float" office:value="0.000170276000062586">
                <text:p>0.000170276000062586</text:p>
              </table:table-cell>
              <table:table-cell office:value-type="float" office:value="0.000534769999831042">
                <text:p>0.0005347699998310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002958180002679">
                <text:p>0.0002958180002679</text:p>
              </table:table-cell>
              <table:table-cell office:value-type="float" office:value="0.000757874000555603">
                <text:p>0.000757874000555603</text:p>
              </table:table-cell>
              <table:table-cell office:value-type="float" office:value="0.000317328000164707">
                <text:p>0.000317328000164707</text:p>
              </table:table-cell>
              <table:table-cell office:value-type="float" office:value="0.000455944999885105">
                <text:p>0.000455944999885105</text:p>
              </table:table-cell>
              <table:table-cell office:value-type="float" office:value="0.000254581999797665">
                <text:p>0.000254581999797665</text:p>
              </table:table-cell>
              <table:table-cell office:value-type="float" office:value="0.000630378000096243">
                <text:p>0.0006303780000962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00245514999733132">
                <text:p>0.000245514999733132</text:p>
              </table:table-cell>
              <table:table-cell office:value-type="float" office:value="0.000524482000400894">
                <text:p>0.000524482000400894</text:p>
              </table:table-cell>
              <table:table-cell office:value-type="float" office:value="0.000226518999625114">
                <text:p>0.000226518999625114</text:p>
              </table:table-cell>
              <table:table-cell office:value-type="float" office:value="0.000341963000209944">
                <text:p>0.000341963000209944</text:p>
              </table:table-cell>
              <table:table-cell office:value-type="float" office:value="0.000551641999663843">
                <text:p>0.000551641999663843</text:p>
              </table:table-cell>
              <table:table-cell office:value-type="float" office:value="0.000653119999697083">
                <text:p>0.0006531199996970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00377770000341116">
                <text:p>0.000377770000341116</text:p>
              </table:table-cell>
              <table:table-cell office:value-type="float" office:value="0.00063284299994848">
                <text:p>0.00063284299994848</text:p>
              </table:table-cell>
              <table:table-cell office:value-type="float" office:value="0.000240495999605628">
                <text:p>0.000240495999605628</text:p>
              </table:table-cell>
              <table:table-cell office:value-type="float" office:value="0.000165417000062007">
                <text:p>0.000165417000062007</text:p>
              </table:table-cell>
              <table:table-cell office:value-type="float" office:value="0.000365638000403123">
                <text:p>0.000365638000403123</text:p>
              </table:table-cell>
              <table:table-cell office:value-type="float" office:value="0.000750539999899047">
                <text:p>0.0007505399998990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00266875000306754">
                <text:p>0.000266875000306754</text:p>
              </table:table-cell>
              <table:table-cell office:value-type="float" office:value="0.000598859999627166">
                <text:p>0.000598859999627166</text:p>
              </table:table-cell>
              <table:table-cell office:value-type="float" office:value="0.000218004000089422">
                <text:p>0.000218004000089422</text:p>
              </table:table-cell>
              <table:table-cell office:value-type="float" office:value="0.00021653099975083">
                <text:p>0.00021653099975083</text:p>
              </table:table-cell>
              <table:table-cell office:value-type="float" office:value="0.000230587999794807">
                <text:p>0.000230587999794807</text:p>
              </table:table-cell>
              <table:table-cell office:value-type="float" office:value="0.000270260999968741">
                <text:p>0.0002702609999687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00562473000172759">
                <text:p>0.000562473000172759</text:p>
              </table:table-cell>
              <table:table-cell office:value-type="float" office:value="0.000236548999964725">
                <text:p>0.000236548999964725</text:p>
              </table:table-cell>
              <table:table-cell office:value-type="float" office:value="0.00025403100062249">
                <text:p>0.00025403100062249</text:p>
              </table:table-cell>
              <table:table-cell office:value-type="float" office:value="0.000330161999954726">
                <text:p>0.000330161999954726</text:p>
              </table:table-cell>
              <table:table-cell office:value-type="float" office:value="0.000146651000250131">
                <text:p>0.000146651000250131</text:p>
              </table:table-cell>
              <table:table-cell office:value-type="float" office:value="0.000568833999750495">
                <text:p>0.0005688339997504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00371348000044236">
                <text:p>0.000371348000044236</text:p>
              </table:table-cell>
              <table:table-cell office:value-type="float" office:value="0.000248921000093105">
                <text:p>0.000248921000093105</text:p>
              </table:table-cell>
              <table:table-cell office:value-type="float" office:value="0.000201072999516327">
                <text:p>0.000201072999516327</text:p>
              </table:table-cell>
              <table:table-cell office:value-type="float" office:value="0.000225277999561513">
                <text:p>0.000225277999561513</text:p>
              </table:table-cell>
              <table:table-cell office:value-type="float" office:value="0.000184472000000824">
                <text:p>0.000184472000000824</text:p>
              </table:table-cell>
              <table:table-cell office:value-type="float" office:value="0.000553826000214031">
                <text:p>0.0005538260002140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00451347000307578">
                <text:p>0.000451347000307578</text:p>
              </table:table-cell>
              <table:table-cell office:value-type="float" office:value="0.000880112000231748">
                <text:p>0.000880112000231748</text:p>
              </table:table-cell>
              <table:table-cell office:value-type="float" office:value="0.000137846000143327">
                <text:p>0.000137846000143327</text:p>
              </table:table-cell>
              <table:table-cell office:value-type="float" office:value="0.00029589899986604">
                <text:p>0.00029589899986604</text:p>
              </table:table-cell>
              <table:table-cell office:value-type="float" office:value="0.000208006000320893">
                <text:p>0.000208006000320893</text:p>
              </table:table-cell>
              <table:table-cell office:value-type="float" office:value="0.000246676999267947">
                <text:p>0.0002466769992679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00296408999929554">
                <text:p>0.000296408999929554</text:p>
              </table:table-cell>
              <table:table-cell office:value-type="float" office:value="0.00059647599937307">
                <text:p>0.00059647599937307</text:p>
              </table:table-cell>
              <table:table-cell office:value-type="float" office:value="0.000348426000527979">
                <text:p>0.000348426000527979</text:p>
              </table:table-cell>
              <table:table-cell office:value-type="float" office:value="0.000392638000448642">
                <text:p>0.000392638000448642</text:p>
              </table:table-cell>
              <table:table-cell office:value-type="float" office:value="0.000255874000686163">
                <text:p>0.000255874000686163</text:p>
              </table:table-cell>
              <table:table-cell office:value-type="float" office:value="0.000231819999498839">
                <text:p>0.0002318199994988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00322267999763426">
                <text:p>0.000322267999763426</text:p>
              </table:table-cell>
              <table:table-cell office:value-type="float" office:value="0.000623475999418588">
                <text:p>0.000623475999418588</text:p>
              </table:table-cell>
              <table:table-cell office:value-type="float" office:value="0.000261385000158043">
                <text:p>0.000261385000158043</text:p>
              </table:table-cell>
              <table:table-cell office:value-type="float" office:value="0.00026774599973578">
                <text:p>0.00026774599973578</text:p>
              </table:table-cell>
              <table:table-cell office:value-type="float" office:value="0.000301217999549408">
                <text:p>0.000301217999549408</text:p>
              </table:table-cell>
              <table:table-cell office:value-type="float" office:value="0.000529141000697564">
                <text:p>0.0005291410006975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0022133099992061">
                <text:p>0.00022133099992061</text:p>
              </table:table-cell>
              <table:table-cell office:value-type="float" office:value="0.000448611999672721">
                <text:p>0.000448611999672721</text:p>
              </table:table-cell>
              <table:table-cell office:value-type="float" office:value="0.000276443000075233">
                <text:p>0.000276443000075233</text:p>
              </table:table-cell>
              <table:table-cell office:value-type="float" office:value="0.000250845000664412">
                <text:p>0.000250845000664412</text:p>
              </table:table-cell>
              <table:table-cell office:value-type="float" office:value="0.000149526999848604">
                <text:p>0.000149526999848604</text:p>
              </table:table-cell>
              <table:table-cell office:value-type="float" office:value="0.000612384999840288">
                <text:p>0.0006123849998402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00265202000264253">
                <text:p>0.000265202000264253</text:p>
              </table:table-cell>
              <table:table-cell office:value-type="float" office:value="0.000232561999837344">
                <text:p>0.000232561999837344</text:p>
              </table:table-cell>
              <table:table-cell office:value-type="float" office:value="0.000171978999787825">
                <text:p>0.000171978999787825</text:p>
              </table:table-cell>
              <table:table-cell office:value-type="float" office:value="0.000215240000215999">
                <text:p>0.000215240000215999</text:p>
              </table:table-cell>
              <table:table-cell office:value-type="float" office:value="0.000216491999708523">
                <text:p>0.000216491999708523</text:p>
              </table:table-cell>
              <table:table-cell office:value-type="float" office:value="0.000291281000500021">
                <text:p>0.0002912810005000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00306568999803858">
                <text:p>0.000306568999803858</text:p>
              </table:table-cell>
              <table:table-cell office:value-type="float" office:value="0.000271905000772676">
                <text:p>0.000271905000772676</text:p>
              </table:table-cell>
              <table:table-cell office:value-type="float" office:value="0.000183180000021821">
                <text:p>0.000183180000021821</text:p>
              </table:table-cell>
              <table:table-cell office:value-type="float" office:value="0.000228844999583089">
                <text:p>0.000228844999583089</text:p>
              </table:table-cell>
              <table:table-cell office:value-type="float" office:value="0.000205671000003349">
                <text:p>0.000205671000003349</text:p>
              </table:table-cell>
              <table:table-cell office:value-type="float" office:value="0.000575167000533838">
                <text:p>0.0005751670005338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00278305999927397">
                <text:p>0.000278305999927397</text:p>
              </table:table-cell>
              <table:table-cell office:value-type="float" office:value="0.00030893399980414">
                <text:p>0.00030893399980414</text:p>
              </table:table-cell>
              <table:table-cell office:value-type="float" office:value="0.00016871300067578">
                <text:p>0.00016871300067578</text:p>
              </table:table-cell>
              <table:table-cell office:value-type="float" office:value="0.000276812999800313">
                <text:p>0.000276812999800313</text:p>
              </table:table-cell>
              <table:table-cell office:value-type="float" office:value="0.000204379000024346">
                <text:p>0.000204379000024346</text:p>
              </table:table-cell>
              <table:table-cell office:value-type="float" office:value="0.000653262000014365">
                <text:p>0.0006532620000143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00419126999986474">
                <text:p>0.000419126999986474</text:p>
              </table:table-cell>
              <table:table-cell office:value-type="float" office:value="0.000195972999790683">
                <text:p>0.000195972999790683</text:p>
              </table:table-cell>
              <table:table-cell office:value-type="float" office:value="0.000367882999853464">
                <text:p>0.000367882999853464</text:p>
              </table:table-cell>
              <table:table-cell office:value-type="float" office:value="0.000323980999382911">
                <text:p>0.000323980999382911</text:p>
              </table:table-cell>
              <table:table-cell office:value-type="float" office:value="0.000209658999665407">
                <text:p>0.000209658999665407</text:p>
              </table:table-cell>
              <table:table-cell office:value-type="float" office:value="0.000275440999757848">
                <text:p>0.0002754409997578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0338097000167181">
                <text:p>0.000338097000167181</text:p>
              </table:table-cell>
              <table:table-cell office:value-type="float" office:value="0.000620371999502822">
                <text:p>0.000620371999502822</text:p>
              </table:table-cell>
              <table:table-cell office:value-type="float" office:value="0.000234365000324033">
                <text:p>0.000234365000324033</text:p>
              </table:table-cell>
              <table:table-cell office:value-type="float" office:value="0.000300497000353062">
                <text:p>0.000300497000353062</text:p>
              </table:table-cell>
              <table:table-cell office:value-type="float" office:value="0.000140911000016786">
                <text:p>0.000140911000016786</text:p>
              </table:table-cell>
              <table:table-cell office:value-type="float" office:value="0.000545651999345864">
                <text:p>0.0005456519993458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0021887599996262">
                <text:p>0.00021887599996262</text:p>
              </table:table-cell>
              <table:table-cell office:value-type="float" office:value="0.00065947400071309">
                <text:p>0.00065947400071309</text:p>
              </table:table-cell>
              <table:table-cell office:value-type="float" office:value="0.000229304999265878">
                <text:p>0.000229304999265878</text:p>
              </table:table-cell>
              <table:table-cell office:value-type="float" office:value="0.000241668999478861">
                <text:p>0.000241668999478861</text:p>
              </table:table-cell>
              <table:table-cell office:value-type="float" office:value="0.000196896000488778">
                <text:p>0.000196896000488778</text:p>
              </table:table-cell>
              <table:table-cell office:value-type="float" office:value="0.000792781000200193">
                <text:p>0.0007927810002001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00449564000518876">
                <text:p>0.000449564000518876</text:p>
              </table:table-cell>
              <table:table-cell office:value-type="float" office:value="0.00104322600054729">
                <text:p>0.00104322600054729</text:p>
              </table:table-cell>
              <table:table-cell office:value-type="float" office:value="0.000344609000421769">
                <text:p>0.000344609000421769</text:p>
              </table:table-cell>
              <table:table-cell office:value-type="float" office:value="0.000306930000078864">
                <text:p>0.000306930000078864</text:p>
              </table:table-cell>
              <table:table-cell office:value-type="float" office:value="0.000852152000334172">
                <text:p>0.000852152000334172</text:p>
              </table:table-cell>
              <table:table-cell office:value-type="float" office:value="0.000890683000761783">
                <text:p>0.0008906830007617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00354318000063358">
                <text:p>0.000354318000063358</text:p>
              </table:table-cell>
              <table:table-cell office:value-type="float" office:value="0.000206233000426437">
                <text:p>0.000206233000426437</text:p>
              </table:table-cell>
              <table:table-cell office:value-type="float" office:value="0.000194891999854008">
                <text:p>0.000194891999854008</text:p>
              </table:table-cell>
              <table:table-cell office:value-type="float" office:value="0.000279539000075601">
                <text:p>0.000279539000075601</text:p>
              </table:table-cell>
              <table:table-cell office:value-type="float" office:value="0.000154637000377988">
                <text:p>0.000154637000377988</text:p>
              </table:table-cell>
              <table:table-cell office:value-type="float" office:value="0.000630950999948254">
                <text:p>0.0006309509999482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00310246000481129">
                <text:p>0.000310246000481129</text:p>
              </table:table-cell>
              <table:table-cell office:value-type="float" office:value="0.000293045000034908">
                <text:p>0.000293045000034908</text:p>
              </table:table-cell>
              <table:table-cell office:value-type="float" office:value="0.000167802000760275">
                <text:p>0.000167802000760275</text:p>
              </table:table-cell>
              <table:table-cell office:value-type="float" office:value="0.0001928579995365">
                <text:p>0.0001928579995365</text:p>
              </table:table-cell>
              <table:table-cell office:value-type="float" office:value="0.000226069999371248">
                <text:p>0.000226069999371248</text:p>
              </table:table-cell>
              <table:table-cell office:value-type="float" office:value="0.000315496000439452">
                <text:p>0.0003154960004394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00277937000646489">
                <text:p>0.000277937000646489</text:p>
              </table:table-cell>
              <table:table-cell office:value-type="float" office:value="0.000316106999889598">
                <text:p>0.000316106999889598</text:p>
              </table:table-cell>
              <table:table-cell office:value-type="float" office:value="0.000257077999776811">
                <text:p>0.000257077999776811</text:p>
              </table:table-cell>
              <table:table-cell office:value-type="float" office:value="0.000197757000023557">
                <text:p>0.000197757000023557</text:p>
              </table:table-cell>
              <table:table-cell office:value-type="float" office:value="0.000156941000568622">
                <text:p>0.000156941000568622</text:p>
              </table:table-cell>
              <table:table-cell office:value-type="float" office:value="0.000318110000080196">
                <text:p>0.0003181100000801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00458190999779617">
                <text:p>0.000458190999779617</text:p>
              </table:table-cell>
              <table:table-cell office:value-type="float" office:value="0.000815183999293367">
                <text:p>0.000815183999293367</text:p>
              </table:table-cell>
              <table:table-cell office:value-type="float" office:value="0.000344148999829486">
                <text:p>0.000344148999829486</text:p>
              </table:table-cell>
              <table:table-cell office:value-type="float" office:value="0.000294227000267711">
                <text:p>0.000294227000267711</text:p>
              </table:table-cell>
              <table:table-cell office:value-type="float" office:value="0.000307741999677091">
                <text:p>0.000307741999677091</text:p>
              </table:table-cell>
              <table:table-cell office:value-type="float" office:value="0.000522519999321958">
                <text:p>0.0005225199993219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00287773999843921">
                <text:p>0.000287773999843921</text:p>
              </table:table-cell>
              <table:table-cell office:value-type="float" office:value="0.000568886999644747">
                <text:p>0.000568886999644747</text:p>
              </table:table-cell>
              <table:table-cell office:value-type="float" office:value="0.000332366999828082">
                <text:p>0.000332366999828082</text:p>
              </table:table-cell>
              <table:table-cell office:value-type="float" office:value="0.00032607499997539">
                <text:p>0.00032607499997539</text:p>
              </table:table-cell>
              <table:table-cell office:value-type="float" office:value="0.000316388000101142">
                <text:p>0.000316388000101142</text:p>
              </table:table-cell>
              <table:table-cell office:value-type="float" office:value="0.000148305000038818">
                <text:p>0.0001483050000388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00307351000628842">
                <text:p>0.000307351000628842</text:p>
              </table:table-cell>
              <table:table-cell office:value-type="float" office:value="0.000619219999862253">
                <text:p>0.000619219999862253</text:p>
              </table:table-cell>
              <table:table-cell office:value-type="float" office:value="0.000237931999436114">
                <text:p>0.000237931999436114</text:p>
              </table:table-cell>
              <table:table-cell office:value-type="float" office:value="0.000263388999883318">
                <text:p>0.000263388999883318</text:p>
              </table:table-cell>
              <table:table-cell office:value-type="float" office:value="0.00031250999927579">
                <text:p>0.00031250999927579</text:p>
              </table:table-cell>
              <table:table-cell office:value-type="float" office:value="0.000630642000032822">
                <text:p>0.0006306420000328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00374215000192635">
                <text:p>0.000374215000192635</text:p>
              </table:table-cell>
              <table:table-cell office:value-type="float" office:value="0.000416382999901543">
                <text:p>0.000416382999901543</text:p>
              </table:table-cell>
              <table:table-cell office:value-type="float" office:value="0.000409451000450645">
                <text:p>0.000409451000450645</text:p>
              </table:table-cell>
              <table:table-cell office:value-type="float" office:value="0.000289758000690199">
                <text:p>0.000289758000690199</text:p>
              </table:table-cell>
              <table:table-cell office:value-type="float" office:value="0.000346875000104774">
                <text:p>0.000346875000104774</text:p>
              </table:table-cell>
              <table:table-cell office:value-type="float" office:value="0.000579086000470852">
                <text:p>0.0005790860004708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00311789000079443">
                <text:p>0.000311789000079443</text:p>
              </table:table-cell>
              <table:table-cell office:value-type="float" office:value="0.00019552300000214">
                <text:p>0.00019552300000214</text:p>
              </table:table-cell>
              <table:table-cell office:value-type="float" office:value="0.000142324999615084">
                <text:p>0.000142324999615084</text:p>
              </table:table-cell>
              <table:table-cell office:value-type="float" office:value="0.000218285999835643">
                <text:p>0.000218285999835643</text:p>
              </table:table-cell>
              <table:table-cell office:value-type="float" office:value="0.000143828000545909">
                <text:p>0.000143828000545909</text:p>
              </table:table-cell>
              <table:table-cell office:value-type="float" office:value="0.000634438999441045">
                <text:p>0.0006344389994410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00339340000209631">
                <text:p>0.000339340000209631</text:p>
              </table:table-cell>
              <table:table-cell office:value-type="float" office:value="0.00019982199955848">
                <text:p>0.00019982199955848</text:p>
              </table:table-cell>
              <table:table-cell office:value-type="float" office:value="0.000245736999204382">
                <text:p>0.000245736999204382</text:p>
              </table:table-cell>
              <table:table-cell office:value-type="float" office:value="0.000269491000835842">
                <text:p>0.000269491000835842</text:p>
              </table:table-cell>
              <table:table-cell office:value-type="float" office:value="0.000127516999782529">
                <text:p>0.000127516999782529</text:p>
              </table:table-cell>
              <table:table-cell office:value-type="float" office:value="0.000333459000103176">
                <text:p>0.0003334590001031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00353307000295899">
                <text:p>0.000353307000295899</text:p>
              </table:table-cell>
              <table:table-cell office:value-type="float" office:value="0.000253541000347468">
                <text:p>0.000253541000347468</text:p>
              </table:table-cell>
              <table:table-cell office:value-type="float" office:value="0.000204640000447398">
                <text:p>0.000204640000447398</text:p>
              </table:table-cell>
              <table:table-cell office:value-type="float" office:value="0.000359769000169763">
                <text:p>0.000359769000169763</text:p>
              </table:table-cell>
              <table:table-cell office:value-type="float" office:value="0.000175235999449797">
                <text:p>0.000175235999449797</text:p>
              </table:table-cell>
              <table:table-cell office:value-type="float" office:value="0.000654657000268344">
                <text:p>0.0006546570002683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00293825999506225">
                <text:p>0.000293825999506225</text:p>
              </table:table-cell>
              <table:table-cell office:value-type="float" office:value="0.000245016000008036">
                <text:p>0.000245016000008036</text:p>
              </table:table-cell>
              <table:table-cell office:value-type="float" office:value="0.000154788000145345">
                <text:p>0.000154788000145345</text:p>
              </table:table-cell>
              <table:table-cell office:value-type="float" office:value="0.000291672000457766">
                <text:p>0.000291672000457766</text:p>
              </table:table-cell>
              <table:table-cell office:value-type="float" office:value="0.000178240999957779">
                <text:p>0.000178240999957779</text:p>
              </table:table-cell>
              <table:table-cell office:value-type="float" office:value="0.000844139000037103">
                <text:p>0.0008441390000371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00370658999599982">
                <text:p>0.000370658999599982</text:p>
              </table:table-cell>
              <table:table-cell office:value-type="float" office:value="0.000855480000609532">
                <text:p>0.000855480000609532</text:p>
              </table:table-cell>
              <table:table-cell office:value-type="float" office:value="0.000564779999876919">
                <text:p>0.000564779999876919</text:p>
              </table:table-cell>
              <table:table-cell office:value-type="float" office:value="0.000482978000036383">
                <text:p>0.000482978000036383</text:p>
              </table:table-cell>
              <table:table-cell office:value-type="float" office:value="0.00041646500085335">
                <text:p>0.00041646500085335</text:p>
              </table:table-cell>
              <table:table-cell office:value-type="float" office:value="0.000642194000647578">
                <text:p>0.0006421940006475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00346685000295111">
                <text:p>0.000346685000295111</text:p>
              </table:table-cell>
              <table:table-cell office:value-type="float" office:value="0.000839080000332615">
                <text:p>0.000839080000332615</text:p>
              </table:table-cell>
              <table:table-cell office:value-type="float" office:value="0.000269070000285865">
                <text:p>0.000269070000285865</text:p>
              </table:table-cell>
              <table:table-cell office:value-type="float" office:value="0.000608191000537772">
                <text:p>0.000608191000537772</text:p>
              </table:table-cell>
              <table:table-cell office:value-type="float" office:value="0.000546024999493966">
                <text:p>0.000546024999493966</text:p>
              </table:table-cell>
              <table:table-cell office:value-type="float" office:value="0.000561773999834259">
                <text:p>0.0005617739998342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00302020999697561">
                <text:p>0.000302020999697561</text:p>
              </table:table-cell>
              <table:table-cell office:value-type="float" office:value="0.00078646200017829">
                <text:p>0.00078646200017829</text:p>
              </table:table-cell>
              <table:table-cell office:value-type="float" office:value="0.000497353999890038">
                <text:p>0.000497353999890038</text:p>
              </table:table-cell>
              <table:table-cell office:value-type="float" office:value="0.000335553999320837">
                <text:p>0.000335553999320837</text:p>
              </table:table-cell>
              <table:table-cell office:value-type="float" office:value="0.000527359999978216">
                <text:p>0.000527359999978216</text:p>
              </table:table-cell>
              <table:table-cell office:value-type="float" office:value="0.000756206000005477">
                <text:p>0.0007562060000054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00344682000104513">
                <text:p>0.000344682000104513</text:p>
              </table:table-cell>
              <table:table-cell office:value-type="float" office:value="0.000272757000857382">
                <text:p>0.000272757000857382</text:p>
              </table:table-cell>
              <table:table-cell office:value-type="float" office:value="0.00030499799959216">
                <text:p>0.00030499799959216</text:p>
              </table:table-cell>
              <table:table-cell office:value-type="float" office:value="0.000346274000548874">
                <text:p>0.000346274000548874</text:p>
              </table:table-cell>
              <table:table-cell office:value-type="float" office:value="0.000197807999938959">
                <text:p>0.000197807999938959</text:p>
              </table:table-cell>
              <table:table-cell office:value-type="float" office:value="0.000973902000623639">
                <text:p>0.0009739020006236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00500490999911563">
                <text:p>0.000500490999911563</text:p>
              </table:table-cell>
              <table:table-cell office:value-type="float" office:value="0.000303224999697704">
                <text:p>0.000303224999697704</text:p>
              </table:table-cell>
              <table:table-cell office:value-type="float" office:value="0.000189001999387983">
                <text:p>0.000189001999387983</text:p>
              </table:table-cell>
              <table:table-cell office:value-type="float" office:value="0.000212074000046414">
                <text:p>0.000212074000046414</text:p>
              </table:table-cell>
              <table:table-cell office:value-type="float" office:value="0.000207866999517137">
                <text:p>0.000207866999517137</text:p>
              </table:table-cell>
              <table:table-cell office:value-type="float" office:value="0.000369506999959412">
                <text:p>0.0003695069999594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00289908999548061">
                <text:p>0.000289908999548061</text:p>
              </table:table-cell>
              <table:table-cell office:value-type="float" office:value="0.000299958000141487">
                <text:p>0.000299958000141487</text:p>
              </table:table-cell>
              <table:table-cell office:value-type="float" office:value="0.000198889999410312">
                <text:p>0.000198889999410312</text:p>
              </table:table-cell>
              <table:table-cell office:value-type="float" office:value="0.00033438200080127">
                <text:p>0.00033438200080127</text:p>
              </table:table-cell>
              <table:table-cell office:value-type="float" office:value="0.000205581999580318">
                <text:p>0.000205581999580318</text:p>
              </table:table-cell>
              <table:table-cell office:value-type="float" office:value="0.000715531000423653">
                <text:p>0.0007155310004236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00315876999593456">
                <text:p>0.000315876999593456</text:p>
              </table:table-cell>
              <table:table-cell office:value-type="float" office:value="0.000622638000095321">
                <text:p>0.000622638000095321</text:p>
              </table:table-cell>
              <table:table-cell office:value-type="float" office:value="0.000161671000569186">
                <text:p>0.000161671000569186</text:p>
              </table:table-cell>
              <table:table-cell office:value-type="float" office:value="0.000251307999860728">
                <text:p>0.000251307999860728</text:p>
              </table:table-cell>
              <table:table-cell office:value-type="float" office:value="0.000196926000171516">
                <text:p>0.000196926000171516</text:p>
              </table:table-cell>
              <table:table-cell office:value-type="float" office:value="0.000335794999955397">
                <text:p>0.0003357949999553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00321938000524824">
                <text:p>0.000321938000524824</text:p>
              </table:table-cell>
              <table:table-cell office:value-type="float" office:value="0.000667682000312198">
                <text:p>0.000667682000312198</text:p>
              </table:table-cell>
              <table:table-cell office:value-type="float" office:value="0.00034009299997706">
                <text:p>0.00034009299997706</text:p>
              </table:table-cell>
              <table:table-cell office:value-type="float" office:value="0.000396047000322142">
                <text:p>0.000396047000322142</text:p>
              </table:table-cell>
              <table:table-cell office:value-type="float" office:value="0.000144519000059518">
                <text:p>0.000144519000059518</text:p>
              </table:table-cell>
              <table:table-cell office:value-type="float" office:value="0.00023768199935148">
                <text:p>0.000237681999351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00408951000281377">
                <text:p>0.000408951000281377</text:p>
              </table:table-cell>
              <table:table-cell office:value-type="float" office:value="0.000750576000427827">
                <text:p>0.000750576000427827</text:p>
              </table:table-cell>
              <table:table-cell office:value-type="float" office:value="0.000383213000532123">
                <text:p>0.000383213000532123</text:p>
              </table:table-cell>
              <table:table-cell office:value-type="float" office:value="0.000173182000253291">
                <text:p>0.000173182000253291</text:p>
              </table:table-cell>
              <table:table-cell office:value-type="float" office:value="0.000225369000872888">
                <text:p>0.000225369000872888</text:p>
              </table:table-cell>
              <table:table-cell office:value-type="float" office:value="0.000727894000192464">
                <text:p>0.0007278940001924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00429739000537666">
                <text:p>0.000429739000537666</text:p>
              </table:table-cell>
              <table:table-cell office:value-type="float" office:value="0.000463372000012896">
                <text:p>0.000463372000012896</text:p>
              </table:table-cell>
              <table:table-cell office:value-type="float" office:value="0.000290550999125117">
                <text:p>0.000290550999125117</text:p>
              </table:table-cell>
              <table:table-cell office:value-type="float" office:value="0.000311449000037101">
                <text:p>0.000311449000037101</text:p>
              </table:table-cell>
              <table:table-cell office:value-type="float" office:value="0.000268689999757044">
                <text:p>0.000268689999757044</text:p>
              </table:table-cell>
              <table:table-cell office:value-type="float" office:value="0.000898792000043613">
                <text:p>0.0008987920000436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00307883000459697">
                <text:p>0.000307883000459697</text:p>
              </table:table-cell>
              <table:table-cell office:value-type="float" office:value="0.000165217999892775">
                <text:p>0.000165217999892775</text:p>
              </table:table-cell>
              <table:table-cell office:value-type="float" office:value="0.000154376999489614">
                <text:p>0.000154376999489614</text:p>
              </table:table-cell>
              <table:table-cell office:value-type="float" office:value="0.00021211500006757">
                <text:p>0.00021211500006757</text:p>
              </table:table-cell>
              <table:table-cell office:value-type="float" office:value="0.000192298000001756">
                <text:p>0.000192298000001756</text:p>
              </table:table-cell>
              <table:table-cell office:value-type="float" office:value="0.000362384999789356">
                <text:p>0.0003623849997893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00312693000523723">
                <text:p>0.000312693000523723</text:p>
              </table:table-cell>
              <table:table-cell office:value-type="float" office:value="0.000234897000154888">
                <text:p>0.000234897000154888</text:p>
              </table:table-cell>
              <table:table-cell office:value-type="float" office:value="0.000231230000281357">
                <text:p>0.000231230000281357</text:p>
              </table:table-cell>
              <table:table-cell office:value-type="float" office:value="0.000210572000469256">
                <text:p>0.000210572000469256</text:p>
              </table:table-cell>
              <table:table-cell office:value-type="float" office:value="0.000239295000028505">
                <text:p>0.000239295000028505</text:p>
              </table:table-cell>
              <table:table-cell office:value-type="float" office:value="0.000441010999566061">
                <text:p>0.0004410109995660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00503598000250349">
                <text:p>0.000503598000250349</text:p>
              </table:table-cell>
              <table:table-cell office:value-type="float" office:value="0.000279269999737153">
                <text:p>0.000279269999737153</text:p>
              </table:table-cell>
              <table:table-cell office:value-type="float" office:value="0.000197276999642781">
                <text:p>0.000197276999642781</text:p>
              </table:table-cell>
              <table:table-cell office:value-type="float" office:value="0.000248641999860411">
                <text:p>0.000248641999860411</text:p>
              </table:table-cell>
              <table:table-cell office:value-type="float" office:value="0.000196306000361801">
                <text:p>0.000196306000361801</text:p>
              </table:table-cell>
              <table:table-cell office:value-type="float" office:value="0.000678673000038543">
                <text:p>0.0006786730000385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00447313000222493">
                <text:p>0.000447313000222493</text:p>
              </table:table-cell>
              <table:table-cell office:value-type="float" office:value="0.000225148999561497">
                <text:p>0.000225148999561497</text:p>
              </table:table-cell>
              <table:table-cell office:value-type="float" office:value="0.000192357999367232">
                <text:p>0.000192357999367232</text:p>
              </table:table-cell>
              <table:table-cell office:value-type="float" office:value="0.000377563000256487">
                <text:p>0.000377563000256487</text:p>
              </table:table-cell>
              <table:table-cell office:value-type="float" office:value="0.000297493999823928">
                <text:p>0.000297493999823928</text:p>
              </table:table-cell>
              <table:table-cell office:value-type="float" office:value="0.000542809999387828">
                <text:p>0.0005428099993878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0051855599940609">
                <text:p>0.00051855599940609</text:p>
              </table:table-cell>
              <table:table-cell office:value-type="float" office:value="0.000887281999894185">
                <text:p>0.000887281999894185</text:p>
              </table:table-cell>
              <table:table-cell office:value-type="float" office:value="0.000275663000138593">
                <text:p>0.000275663000138593</text:p>
              </table:table-cell>
              <table:table-cell office:value-type="float" office:value="0.000412387999858765">
                <text:p>0.000412387999858765</text:p>
              </table:table-cell>
              <table:table-cell office:value-type="float" office:value="0.000755396000386099">
                <text:p>0.000755396000386099</text:p>
              </table:table-cell>
              <table:table-cell office:value-type="float" office:value="0.000666921000629372">
                <text:p>0.0006669210006293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0034602400046424">
                <text:p>0.00034602400046424</text:p>
              </table:table-cell>
              <table:table-cell office:value-type="float" office:value="0.000736611000320409">
                <text:p>0.000736611000320409</text:p>
              </table:table-cell>
              <table:table-cell office:value-type="float" office:value="0.000395246000152838">
                <text:p>0.000395246000152838</text:p>
              </table:table-cell>
              <table:table-cell office:value-type="float" office:value="0.000175336999745923">
                <text:p>0.000175336999745923</text:p>
              </table:table-cell>
              <table:table-cell office:value-type="float" office:value="0.000178903000232822">
                <text:p>0.000178903000232822</text:p>
              </table:table-cell>
              <table:table-cell office:value-type="float" office:value="0.000598654999521386">
                <text:p>0.0005986549995213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0031468599991058">
                <text:p>0.00031468599991058</text:p>
              </table:table-cell>
              <table:table-cell office:value-type="float" office:value="0.000310096999783127">
                <text:p>0.000310096999783127</text:p>
              </table:table-cell>
              <table:table-cell office:value-type="float" office:value="0.000304457000311231">
                <text:p>0.000304457000311231</text:p>
              </table:table-cell>
              <table:table-cell office:value-type="float" office:value="0.000365951000276254">
                <text:p>0.000365951000276254</text:p>
              </table:table-cell>
              <table:table-cell office:value-type="float" office:value="0.000261776999650465">
                <text:p>0.000261776999650465</text:p>
              </table:table-cell>
              <table:table-cell office:value-type="float" office:value="0.000148086000081094">
                <text:p>0.0001480860000810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0033056500069506">
                <text:p>0.00033056500069506</text:p>
              </table:table-cell>
              <table:table-cell office:value-type="float" office:value="0.000277216000540648">
                <text:p>0.000277216000540648</text:p>
              </table:table-cell>
              <table:table-cell office:value-type="float" office:value="0.000251497999670391">
                <text:p>0.000251497999670391</text:p>
              </table:table-cell>
              <table:table-cell office:value-type="float" office:value="0.000206675000299583">
                <text:p>0.000206675000299583</text:p>
              </table:table-cell>
              <table:table-cell office:value-type="float" office:value="0.000199590999727661">
                <text:p>0.000199590999727661</text:p>
              </table:table-cell>
              <table:table-cell office:value-type="float" office:value="0.000314054999762448">
                <text:p>0.0003140549997624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00299438000183727">
                <text:p>0.000299438000183727</text:p>
              </table:table-cell>
              <table:table-cell office:value-type="float" office:value="0.000243253000007826">
                <text:p>0.000243253000007826</text:p>
              </table:table-cell>
              <table:table-cell office:value-type="float" office:value="0.000169566000295163">
                <text:p>0.000169566000295163</text:p>
              </table:table-cell>
              <table:table-cell office:value-type="float" office:value="0.00060541800030478">
                <text:p>0.00060541800030478</text:p>
              </table:table-cell>
              <table:table-cell office:value-type="float" office:value="0.000271595999947749">
                <text:p>0.000271595999947749</text:p>
              </table:table-cell>
              <table:table-cell office:value-type="float" office:value="0.000671922000037739">
                <text:p>0.0006719220000377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00631095999779063">
                <text:p>0.000631095999779063</text:p>
              </table:table-cell>
              <table:table-cell office:value-type="float" office:value="0.000370650999684585">
                <text:p>0.000370650999684585</text:p>
              </table:table-cell>
              <table:table-cell office:value-type="float" office:value="0.000239286000578431">
                <text:p>0.000239286000578431</text:p>
              </table:table-cell>
              <table:table-cell office:value-type="float" office:value="0.000258341000517248">
                <text:p>0.000258341000517248</text:p>
              </table:table-cell>
              <table:table-cell office:value-type="float" office:value="0.000193030000446015">
                <text:p>0.000193030000446015</text:p>
              </table:table-cell>
              <table:table-cell office:value-type="float" office:value="0.000778851000177383">
                <text:p>0.0007788510001773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00345604000358435">
                <text:p>0.000345604000358435</text:p>
              </table:table-cell>
              <table:table-cell office:value-type="float" office:value="0.000970958999459981">
                <text:p>0.000970958999459981</text:p>
              </table:table-cell>
              <table:table-cell office:value-type="float" office:value="0.000222974999815051">
                <text:p>0.000222974999815051</text:p>
              </table:table-cell>
              <table:table-cell office:value-type="float" office:value="0.000241350000578677">
                <text:p>0.000241350000578677</text:p>
              </table:table-cell>
              <table:table-cell office:value-type="float" office:value="0.000242851999246341">
                <text:p>0.000242851999246341</text:p>
              </table:table-cell>
              <table:table-cell office:value-type="float" office:value="0.000267096999778005">
                <text:p>0.0002670969997780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038347400004568">
                <text:p>0.00038347400004568</text:p>
              </table:table-cell>
              <table:table-cell office:value-type="float" office:value="0.000852246999784256">
                <text:p>0.000852246999784256</text:p>
              </table:table-cell>
              <table:table-cell office:value-type="float" office:value="0.00042839800062211">
                <text:p>0.00042839800062211</text:p>
              </table:table-cell>
              <table:table-cell office:value-type="float" office:value="0.000279890999991039">
                <text:p>0.000279890999991039</text:p>
              </table:table-cell>
              <table:table-cell office:value-type="float" office:value="0.000580010999328806">
                <text:p>0.000580010999328806</text:p>
              </table:table-cell>
              <table:table-cell office:value-type="float" office:value="0.000762830999519792">
                <text:p>0.0007628309995197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00306030000501778">
                <text:p>0.000306030000501778</text:p>
              </table:table-cell>
              <table:table-cell office:value-type="float" office:value="0.000678804999552085">
                <text:p>0.000678804999552085</text:p>
              </table:table-cell>
              <table:table-cell office:value-type="float" office:value="0.0003410260005694">
                <text:p>0.0003410260005694</text:p>
              </table:table-cell>
              <table:table-cell office:value-type="float" office:value="0.000659057999655488">
                <text:p>0.000659057999655488</text:p>
              </table:table-cell>
              <table:table-cell office:value-type="float" office:value="0.000623039999481989">
                <text:p>0.000623039999481989</text:p>
              </table:table-cell>
              <table:table-cell office:value-type="float" office:value="0.000450338999144151">
                <text:p>0.0004503389991441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00324494999404124">
                <text:p>0.000324494999404124</text:p>
              </table:table-cell>
              <table:table-cell office:value-type="float" office:value="0.000886040999830584">
                <text:p>0.000886040999830584</text:p>
              </table:table-cell>
              <table:table-cell office:value-type="float" office:value="0.000361091999366181">
                <text:p>0.000361091999366181</text:p>
              </table:table-cell>
              <table:table-cell office:value-type="float" office:value="0.000270953999461199">
                <text:p>0.000270953999461199</text:p>
              </table:table-cell>
              <table:table-cell office:value-type="float" office:value="0.000249484999585547">
                <text:p>0.000249484999585547</text:p>
              </table:table-cell>
              <table:table-cell office:value-type="float" office:value="0.000841548000607872">
                <text:p>0.0008415480006078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0031146999936027">
                <text:p>0.00031146999936027</text:p>
              </table:table-cell>
              <table:table-cell office:value-type="float" office:value="0.00049243800003751">
                <text:p>0.00049243800003751</text:p>
              </table:table-cell>
              <table:table-cell office:value-type="float" office:value="0.000226553000175045">
                <text:p>0.000226553000175045</text:p>
              </table:table-cell>
              <table:table-cell office:value-type="float" office:value="0.000347738000527897">
                <text:p>0.000347738000527897</text:p>
              </table:table-cell>
              <table:table-cell office:value-type="float" office:value="0.000235318999330048">
                <text:p>0.000235318999330048</text:p>
              </table:table-cell>
              <table:table-cell office:value-type="float" office:value="0.000593536000451422">
                <text:p>0.0005935360004514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00306792000628775">
                <text:p>0.000306792000628775</text:p>
              </table:table-cell>
              <table:table-cell office:value-type="float" office:value="0.000405906999731087">
                <text:p>0.000405906999731087</text:p>
              </table:table-cell>
              <table:table-cell office:value-type="float" office:value="0.000160769999638433">
                <text:p>0.000160769999638433</text:p>
              </table:table-cell>
              <table:table-cell office:value-type="float" office:value="0.000254304000009142">
                <text:p>0.000254304000009142</text:p>
              </table:table-cell>
              <table:table-cell office:value-type="float" office:value="0.000165839000146661">
                <text:p>0.000165839000146661</text:p>
              </table:table-cell>
              <table:table-cell office:value-type="float" office:value="0.000599788999352313">
                <text:p>0.0005997889993523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00279349999800615">
                <text:p>0.000279349999800615</text:p>
              </table:table-cell>
              <table:table-cell office:value-type="float" office:value="0.00028009200013912">
                <text:p>0.00028009200013912</text:p>
              </table:table-cell>
              <table:table-cell office:value-type="float" office:value="0.000163265000082902">
                <text:p>0.000163265000082902</text:p>
              </table:table-cell>
              <table:table-cell office:value-type="float" office:value="0.000245087000621425">
                <text:p>0.000245087000621425</text:p>
              </table:table-cell>
              <table:table-cell office:value-type="float" office:value="0.000192309000340174">
                <text:p>0.000192309000340174</text:p>
              </table:table-cell>
              <table:table-cell office:value-type="float" office:value="0.000622200000179873">
                <text:p>0.0006222000001798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0035512300019036">
                <text:p>0.00035512300019036</text:p>
              </table:table-cell>
              <table:table-cell office:value-type="float" office:value="0.000686180000229797">
                <text:p>0.000686180000229797</text:p>
              </table:table-cell>
              <table:table-cell office:value-type="float" office:value="0.000201025000023947">
                <text:p>0.000201025000023947</text:p>
              </table:table-cell>
              <table:table-cell office:value-type="float" office:value="0.000262047999967763">
                <text:p>0.000262047999967763</text:p>
              </table:table-cell>
              <table:table-cell office:value-type="float" office:value="0.000237501999436063">
                <text:p>0.000237501999436063</text:p>
              </table:table-cell>
              <table:table-cell office:value-type="float" office:value="0.000344772000062221">
                <text:p>0.0003447720000622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00297153999781585">
                <text:p>0.000297153999781585</text:p>
              </table:table-cell>
              <table:table-cell office:value-type="float" office:value="0.000591572999837808">
                <text:p>0.000591572999837808</text:p>
              </table:table-cell>
              <table:table-cell office:value-type="float" office:value="0.000369449000572786">
                <text:p>0.000369449000572786</text:p>
              </table:table-cell>
              <table:table-cell office:value-type="float" office:value="0.000324634999742557">
                <text:p>0.000324634999742557</text:p>
              </table:table-cell>
              <table:table-cell office:value-type="float" office:value="0.000157002999912947">
                <text:p>0.000157002999912947</text:p>
              </table:table-cell>
              <table:table-cell office:value-type="float" office:value="0.000491816999783623">
                <text:p>0.0004918169997836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00286032999611052">
                <text:p>0.000286032999611052</text:p>
              </table:table-cell>
              <table:table-cell office:value-type="float" office:value="0.000607543000114674">
                <text:p>0.000607543000114674</text:p>
              </table:table-cell>
              <table:table-cell office:value-type="float" office:value="0.000204801999643678">
                <text:p>0.000204801999643678</text:p>
              </table:table-cell>
              <table:table-cell office:value-type="float" office:value="0.000177751999217435">
                <text:p>0.000177751999217435</text:p>
              </table:table-cell>
              <table:table-cell office:value-type="float" office:value="0.000567929000681033">
                <text:p>0.000567929000681033</text:p>
              </table:table-cell>
              <table:table-cell office:value-type="float" office:value="0.000606040000093344">
                <text:p>0.0006060400000933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00360062000254402">
                <text:p>0.000360062000254402</text:p>
              </table:table-cell>
              <table:table-cell office:value-type="float" office:value="0.000743395999961649">
                <text:p>0.000743395999961649</text:p>
              </table:table-cell>
              <table:table-cell office:value-type="float" office:value="0.000286845000118774">
                <text:p>0.000286845000118774</text:p>
              </table:table-cell>
              <table:table-cell office:value-type="float" office:value="0.000286643999970693">
                <text:p>0.000286643999970693</text:p>
              </table:table-cell>
              <table:table-cell office:value-type="float" office:value="0.00016682099976606">
                <text:p>0.00016682099976606</text:p>
              </table:table-cell>
              <table:table-cell office:value-type="float" office:value="0.000213657999665884">
                <text:p>0.0002136579996658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00277877999906195">
                <text:p>0.000277877999906195</text:p>
              </table:table-cell>
              <table:table-cell office:value-type="float" office:value="0.000223547000132385">
                <text:p>0.000223547000132385</text:p>
              </table:table-cell>
              <table:table-cell office:value-type="float" office:value="0.00014236599963624">
                <text:p>0.00014236599963624</text:p>
              </table:table-cell>
              <table:table-cell office:value-type="float" office:value="0.00018965399976878">
                <text:p>0.00018965399976878</text:p>
              </table:table-cell>
              <table:table-cell office:value-type="float" office:value="0.000169435999850975">
                <text:p>0.000169435999850975</text:p>
              </table:table-cell>
              <table:table-cell office:value-type="float" office:value="0.000285713000266696">
                <text:p>0.0002857130002666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00435202000517165">
                <text:p>0.000435202000517165</text:p>
              </table:table-cell>
              <table:table-cell office:value-type="float" office:value="0.000530418999915128">
                <text:p>0.000530418999915128</text:p>
              </table:table-cell>
              <table:table-cell office:value-type="float" office:value="0.000195515000086743">
                <text:p>0.000195515000086743</text:p>
              </table:table-cell>
              <table:table-cell office:value-type="float" office:value="0.000282426000012492">
                <text:p>0.000282426000012492</text:p>
              </table:table-cell>
              <table:table-cell office:value-type="float" office:value="0.000244124999881024">
                <text:p>0.000244124999881024</text:p>
              </table:table-cell>
              <table:table-cell office:value-type="float" office:value="0.00032833200020832">
                <text:p>0.000328332000208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0037986900042597">
                <text:p>0.00037986900042597</text:p>
              </table:table-cell>
              <table:table-cell office:value-type="float" office:value="0.000280191999991075">
                <text:p>0.000280191999991075</text:p>
              </table:table-cell>
              <table:table-cell office:value-type="float" office:value="0.000158836000082374">
                <text:p>0.000158836000082374</text:p>
              </table:table-cell>
              <table:table-cell office:value-type="float" office:value="0.000314697000248998">
                <text:p>0.000314697000248998</text:p>
              </table:table-cell>
              <table:table-cell office:value-type="float" office:value="0.000207406999834348">
                <text:p>0.000207406999834348</text:p>
              </table:table-cell>
              <table:table-cell office:value-type="float" office:value="0.000439790000200446">
                <text:p>0.0004397900002004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00362877000043227">
                <text:p>0.000362877000043227</text:p>
              </table:table-cell>
              <table:table-cell office:value-type="float" office:value="0.000767061000260583">
                <text:p>0.000767061000260583</text:p>
              </table:table-cell>
              <table:table-cell office:value-type="float" office:value="0.000236943000345491">
                <text:p>0.000236943000345491</text:p>
              </table:table-cell>
              <table:table-cell office:value-type="float" office:value="0.000236591000430053">
                <text:p>0.000236591000430053</text:p>
              </table:table-cell>
              <table:table-cell office:value-type="float" office:value="0.00019765799970628">
                <text:p>0.00019765799970628</text:p>
              </table:table-cell>
              <table:table-cell office:value-type="float" office:value="0.000703342999258894">
                <text:p>0.0007033429992588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003037670003323">
                <text:p>0.0003037670003323</text:p>
              </table:table-cell>
              <table:table-cell office:value-type="float" office:value="0.000158896000357345">
                <text:p>0.000158896000357345</text:p>
              </table:table-cell>
              <table:table-cell office:value-type="float" office:value="0.000337229999786359">
                <text:p>0.000337229999786359</text:p>
              </table:table-cell>
              <table:table-cell office:value-type="float" office:value="0.000164277000294533">
                <text:p>0.000164277000294533</text:p>
              </table:table-cell>
              <table:table-cell office:value-type="float" office:value="0.00028201699933561">
                <text:p>0.00028201699933561</text:p>
              </table:table-cell>
              <table:table-cell office:value-type="float" office:value="0.000576656000703224">
                <text:p>0.0005766560007032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00219259000004968">
                <text:p>0.000219259000004968</text:p>
              </table:table-cell>
              <table:table-cell office:value-type="float" office:value="0.000690226999722654">
                <text:p>0.000690226999722654</text:p>
              </table:table-cell>
              <table:table-cell office:value-type="float" office:value="0.000279111000054399">
                <text:p>0.000279111000054399</text:p>
              </table:table-cell>
              <table:table-cell office:value-type="float" office:value="0.000253162000262819">
                <text:p>0.000253162000262819</text:p>
              </table:table-cell>
              <table:table-cell office:value-type="float" office:value="0.00025729000026331">
                <text:p>0.00025729000026331</text:p>
              </table:table-cell>
              <table:table-cell office:value-type="float" office:value="0.000584700999752386">
                <text:p>0.0005847009997523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00324155000271276">
                <text:p>0.000324155000271276</text:p>
              </table:table-cell>
              <table:table-cell office:value-type="float" office:value="0.000625998000032268">
                <text:p>0.000625998000032268</text:p>
              </table:table-cell>
              <table:table-cell office:value-type="float" office:value="0.00032459599970025">
                <text:p>0.00032459599970025</text:p>
              </table:table-cell>
              <table:table-cell office:value-type="float" office:value="0.000218608000068343">
                <text:p>0.000218608000068343</text:p>
              </table:table-cell>
              <table:table-cell office:value-type="float" office:value="0.000389476999771432">
                <text:p>0.000389476999771432</text:p>
              </table:table-cell>
              <table:table-cell office:value-type="float" office:value="0.000727708000340499">
                <text:p>0.0007277080003404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00273761000244122">
                <text:p>0.000273761000244122</text:p>
              </table:table-cell>
              <table:table-cell office:value-type="float" office:value="0.000557149999622197">
                <text:p>0.000557149999622197</text:p>
              </table:table-cell>
              <table:table-cell office:value-type="float" office:value="0.000157794999722682">
                <text:p>0.000157794999722682</text:p>
              </table:table-cell>
              <table:table-cell office:value-type="float" office:value="0.000220561999412894">
                <text:p>0.000220561999412894</text:p>
              </table:table-cell>
              <table:table-cell office:value-type="float" office:value="0.000188742000318598">
                <text:p>0.000188742000318598</text:p>
              </table:table-cell>
              <table:table-cell office:value-type="float" office:value="0.000583779999942635">
                <text:p>0.0005837799999426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00393935999454698">
                <text:p>0.000393935999454698</text:p>
              </table:table-cell>
              <table:table-cell office:value-type="float" office:value="0.000569984000321711">
                <text:p>0.000569984000321711</text:p>
              </table:table-cell>
              <table:table-cell office:value-type="float" office:value="0.00027459299963084">
                <text:p>0.00027459299963084</text:p>
              </table:table-cell>
              <table:table-cell office:value-type="float" office:value="0.000248084000304516">
                <text:p>0.000248084000304516</text:p>
              </table:table-cell>
              <table:table-cell office:value-type="float" office:value="0.000254635999226593">
                <text:p>0.000254635999226593</text:p>
              </table:table-cell>
              <table:table-cell office:value-type="float" office:value="0.000630717999229091">
                <text:p>0.0006307179992290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00304317999507475">
                <text:p>0.000304317999507475</text:p>
              </table:table-cell>
              <table:table-cell office:value-type="float" office:value="0.000367165999705321">
                <text:p>0.000367165999705321</text:p>
              </table:table-cell>
              <table:table-cell office:value-type="float" office:value="0.000182881000000634">
                <text:p>0.000182881000000634</text:p>
              </table:table-cell>
              <table:table-cell office:value-type="float" office:value="0.000249916000029771">
                <text:p>0.000249916000029771</text:p>
              </table:table-cell>
              <table:table-cell office:value-type="float" office:value="0.00012866999986727">
                <text:p>0.00012866999986727</text:p>
              </table:table-cell>
              <table:table-cell office:value-type="float" office:value="0.000683806000779441">
                <text:p>0.0006838060007794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00270143999841821">
                <text:p>0.000270143999841821</text:p>
              </table:table-cell>
              <table:table-cell office:value-type="float" office:value="0.000381462000405008">
                <text:p>0.000381462000405008</text:p>
              </table:table-cell>
              <table:table-cell office:value-type="float" office:value="0.000172402000316652">
                <text:p>0.000172402000316652</text:p>
              </table:table-cell>
              <table:table-cell office:value-type="float" office:value="0.000219209000533738">
                <text:p>0.000219209000533738</text:p>
              </table:table-cell>
              <table:table-cell office:value-type="float" office:value="0.000241339999774937">
                <text:p>0.000241339999774937</text:p>
              </table:table-cell>
              <table:table-cell office:value-type="float" office:value="0.00051741600054811">
                <text:p>0.000517416000548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00305019000734319">
                <text:p>0.000305019000734319</text:p>
              </table:table-cell>
              <table:table-cell office:value-type="float" office:value="0.000624966999566823">
                <text:p>0.000624966999566823</text:p>
              </table:table-cell>
              <table:table-cell office:value-type="float" office:value="0.000200042999495054">
                <text:p>0.000200042999495054</text:p>
              </table:table-cell>
              <table:table-cell office:value-type="float" office:value="0.000256950000220968">
                <text:p>0.000256950000220968</text:p>
              </table:table-cell>
              <table:table-cell office:value-type="float" office:value="0.000276265000138665">
                <text:p>0.000276265000138665</text:p>
              </table:table-cell>
              <table:table-cell office:value-type="float" office:value="0.000386722000257578">
                <text:p>0.0003867220002575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00430083000537707">
                <text:p>0.000430083000537707</text:p>
              </table:table-cell>
              <table:table-cell office:value-type="float" office:value="0.000606591999712691">
                <text:p>0.000606591999712691</text:p>
              </table:table-cell>
              <table:table-cell office:value-type="float" office:value="0.000275413999588636">
                <text:p>0.000275413999588636</text:p>
              </table:table-cell>
              <table:table-cell office:value-type="float" office:value="0.000292546000309812">
                <text:p>0.000292546000309812</text:p>
              </table:table-cell>
              <table:table-cell office:value-type="float" office:value="0.00055662900012976">
                <text:p>0.00055662900012976</text:p>
              </table:table-cell>
              <table:table-cell office:value-type="float" office:value="0.000607734000368509">
                <text:p>0.0006077340003685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00347358999533753">
                <text:p>0.000347358999533753</text:p>
              </table:table-cell>
              <table:table-cell office:value-type="float" office:value="0.000418982000155665">
                <text:p>0.000418982000155665</text:p>
              </table:table-cell>
              <table:table-cell office:value-type="float" office:value="0.000247622000642878">
                <text:p>0.000247622000642878</text:p>
              </table:table-cell>
              <table:table-cell office:value-type="float" office:value="0.000283790000139561">
                <text:p>0.000283790000139561</text:p>
              </table:table-cell>
              <table:table-cell office:value-type="float" office:value="0.000612673999967228">
                <text:p>0.000612673999967228</text:p>
              </table:table-cell>
              <table:table-cell office:value-type="float" office:value="0.000609918999543879">
                <text:p>0.0006099189995438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00267358999735734">
                <text:p>0.000267358999735734</text:p>
              </table:table-cell>
              <table:table-cell office:value-type="float" office:value="0.000289591000182554">
                <text:p>0.000289591000182554</text:p>
              </table:table-cell>
              <table:table-cell office:value-type="float" office:value="0.000251780000326107">
                <text:p>0.000251780000326107</text:p>
              </table:table-cell>
              <table:table-cell office:value-type="float" office:value="0.000183613000444893">
                <text:p>0.000183613000444893</text:p>
              </table:table-cell>
              <table:table-cell office:value-type="float" office:value="0.000190164999366971">
                <text:p>0.000190164999366971</text:p>
              </table:table-cell>
              <table:table-cell office:value-type="float" office:value="0.000830711999697087">
                <text:p>0.0008307119996970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00330527999722108">
                <text:p>0.000330527999722108</text:p>
              </table:table-cell>
              <table:table-cell office:value-type="float" office:value="0.000267029000497132">
                <text:p>0.000267029000497132</text:p>
              </table:table-cell>
              <table:table-cell office:value-type="float" office:value="0.000206625999453536">
                <text:p>0.000206625999453536</text:p>
              </table:table-cell>
              <table:table-cell office:value-type="float" office:value="0.000196857999981148">
                <text:p>0.000196857999981148</text:p>
              </table:table-cell>
              <table:table-cell office:value-type="float" office:value="0.000233366000429669">
                <text:p>0.000233366000429669</text:p>
              </table:table-cell>
              <table:table-cell office:value-type="float" office:value="0.00041644799966889">
                <text:p>0.000416447999668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00404845999582903">
                <text:p>0.000404845999582903</text:p>
              </table:table-cell>
              <table:table-cell office:value-type="float" office:value="0.000237072999880183">
                <text:p>0.000237072999880183</text:p>
              </table:table-cell>
              <table:table-cell office:value-type="float" office:value="0.000242572999923141">
                <text:p>0.000242572999923141</text:p>
              </table:table-cell>
              <table:table-cell office:value-type="float" office:value="0.000236923000556999">
                <text:p>0.000236923000556999</text:p>
              </table:table-cell>
              <table:table-cell office:value-type="float" office:value="0.000213068000448402">
                <text:p>0.000213068000448402</text:p>
              </table:table-cell>
              <table:table-cell office:value-type="float" office:value="0.000331148999975994">
                <text:p>0.0003311489999759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00301322999803233">
                <text:p>0.000301322999803233</text:p>
              </table:table-cell>
              <table:table-cell office:value-type="float" office:value="0.000636288999885437">
                <text:p>0.000636288999885437</text:p>
              </table:table-cell>
              <table:table-cell office:value-type="float" office:value="0.000140011999974377">
                <text:p>0.000140011999974377</text:p>
              </table:table-cell>
              <table:table-cell office:value-type="float" office:value="0.000184264000381518">
                <text:p>0.000184264000381518</text:p>
              </table:table-cell>
              <table:table-cell office:value-type="float" office:value="0.000155189999532013">
                <text:p>0.000155189999532013</text:p>
              </table:table-cell>
              <table:table-cell office:value-type="float" office:value="0.000549585999578994">
                <text:p>0.0005495859995789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00317592999635963">
                <text:p>0.000317592999635963</text:p>
              </table:table-cell>
              <table:table-cell office:value-type="float" office:value="0.000621029999820166">
                <text:p>0.000621029999820166</text:p>
              </table:table-cell>
              <table:table-cell office:value-type="float" office:value="0.000329756000610359">
                <text:p>0.000329756000610359</text:p>
              </table:table-cell>
              <table:table-cell office:value-type="float" office:value="0.000319716999911179">
                <text:p>0.000319716999911179</text:p>
              </table:table-cell>
              <table:table-cell office:value-type="float" office:value="0.000157414000568679">
                <text:p>0.000157414000568679</text:p>
              </table:table-cell>
              <table:table-cell office:value-type="float" office:value="0.00044265699943935">
                <text:p>0.000442656999439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00368648999938159">
                <text:p>0.000368648999938159</text:p>
              </table:table-cell>
              <table:table-cell office:value-type="float" office:value="0.000591905999499431">
                <text:p>0.000591905999499431</text:p>
              </table:table-cell>
              <table:table-cell office:value-type="float" office:value="0.000221915000111039">
                <text:p>0.000221915000111039</text:p>
              </table:table-cell>
              <table:table-cell office:value-type="float" office:value="0.000323404000482697">
                <text:p>0.000323404000482697</text:p>
              </table:table-cell>
              <table:table-cell office:value-type="float" office:value="0.000371945000551932">
                <text:p>0.000371945000551932</text:p>
              </table:table-cell>
              <table:table-cell office:value-type="float" office:value="0.000568842000575387">
                <text:p>0.0005688420005753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00286655999843788">
                <text:p>0.000286655999843788</text:p>
              </table:table-cell>
              <table:table-cell office:value-type="float" office:value="0.000369119000424689">
                <text:p>0.000369119000424689</text:p>
              </table:table-cell>
              <table:table-cell office:value-type="float" office:value="0.000308415999825229">
                <text:p>0.000308415999825229</text:p>
              </table:table-cell>
              <table:table-cell office:value-type="float" office:value="0.000285713999801374">
                <text:p>0.000285713999801374</text:p>
              </table:table-cell>
              <table:table-cell office:value-type="float" office:value="0.000244527000177186">
                <text:p>0.000244527000177186</text:p>
              </table:table-cell>
              <table:table-cell office:value-type="float" office:value="0.000570485999560333">
                <text:p>0.000570485999560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bow-tie" chart:symbol-width="0.1cm" chart:symbol-height="0.1cm" chart:link-data-style-to-source="true"/>
      <style:graphic-properties draw:stroke="none" svg:stroke-width="0.08cm" svg:stroke-color="#314004" draw:fill-color="#31400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G2:Sheet1.G2 Sheet1.A1:Sheet1.A231" chart:data-source-has-labels="row" svg:x="1.331cm" svg:y="0.18cm" svg:width="14.349cm" svg:height="7.659cm">
          <chart:coordinate-region svg:x="2.614cm" svg:y="0.379cm" svg:width="12.787cm" svg:height="6.813cm"/>
          <chart:axis chart:dimension="x" chart:name="primary-x" chart:style-name="ch3">
            <chart:title svg:x="7.416cm" svg:y="8.019cm" chart:style-name="ch4">
              <text:p>Serveranfrage</text:p>
            </chart:title>
          </chart:axis>
          <chart:axis chart:dimension="y" chart:name="primary-y" chart:style-name="ch5">
            <chart:title svg:x="0.451cm" svg:y="6.302cm" chart:style-name="ch6">
              <text:p>MonPoly Verarbeitungszeit in s</text:p>
            </chart:title>
            <chart:grid chart:style-name="ch7" chart:class="major"/>
          </chart:axis>
          <chart:series chart:style-name="ch8" chart:values-cell-range-address="Sheet1.A1:Sheet1.A231" chart:label-cell-address="Sheet1.G2:Sheet1.G2" chart:class="chart:scatter">
            <chart:data-point chart:repeated="2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89721999656467">
                <text:p>0.000489721999656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58514999384352">
                <text:p>0.000158514999384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49069000144664">
                <text:p>0.000149069000144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89332000445575">
                <text:p>0.000189332000445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32168000568345">
                <text:p>0.000332168000568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60730000061449">
                <text:p>0.000160730000061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78913000127068">
                <text:p>0.000178913000127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81548000000475">
                <text:p>0.000181548000000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50029999531398">
                <text:p>0.000150029999531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07533999855514">
                <text:p>0.000207533999855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88691000403196">
                <text:p>0.0001886910004031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30826999743294">
                <text:p>0.000330826999743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52646000060486">
                <text:p>0.000152646000060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93660000149976">
                <text:p>0.000193660000149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15860000025714">
                <text:p>0.00021586000002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6314499953296">
                <text:p>0.000163144999532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38141000409087">
                <text:p>0.000238141000409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28163000429049">
                <text:p>0.0002281630004290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347077999322209">
                <text:p>0.000347077999322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97757000023557">
                <text:p>0.0001977570000235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99140999939118">
                <text:p>0.000199140999939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419168999542308">
                <text:p>0.0004191689995423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10561000130838">
                <text:p>0.0002105610001308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58648000453832">
                <text:p>0.000258648000453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99051999718358">
                <text:p>0.0002990519997183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337591000061366">
                <text:p>0.0003375910000613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47097000283247">
                <text:p>0.0002470970002832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74206000338017">
                <text:p>0.000174206000338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16292000004614">
                <text:p>0.000216292000004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85586999577936">
                <text:p>0.0001855869995779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88973000149417">
                <text:p>0.0001889730001494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98642000416294">
                <text:p>0.0002986420004162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302750000628293">
                <text:p>0.0003027500006282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326813000356196">
                <text:p>0.000326813000356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55574000220804">
                <text:p>0.000255574000220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45744999827002">
                <text:p>0.000145744999827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70639999851119">
                <text:p>0.0001706399998511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96255999981076">
                <text:p>0.0001962559999810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52151700037939">
                <text:p>0.00052151700037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33516899929964">
                <text:p>0.000335168999299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227794000238646">
                <text:p>0.0002277940002386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164949999998498">
                <text:p>0.0001649499999984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216052999348904">
                <text:p>0.0002160529993489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73776000337966">
                <text:p>0.0001737760003379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301668999782123">
                <text:p>0.0003016689997821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448986999799672">
                <text:p>0.000448986999799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274800000624964">
                <text:p>0.0002748000006249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306397999338515">
                <text:p>0.0003063979993385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44525999733014">
                <text:p>0.0002445259997330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20691999857081">
                <text:p>0.0002206919998570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165231000210042">
                <text:p>0.0001652310002100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83134000508289">
                <text:p>0.0001831340005082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300136999612732">
                <text:p>0.0003001369996127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31899199984764">
                <text:p>0.000318991999847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329299999975774">
                <text:p>0.0003292999999757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175250000211236">
                <text:p>0.0001752500002112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18419000702852">
                <text:p>0.000218419000702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166333999914059">
                <text:p>0.0001663339999140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71395999334345">
                <text:p>0.0002713959993343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32552399989072">
                <text:p>0.000325523999890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352913999449811">
                <text:p>0.0003529139994498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93785999929241">
                <text:p>0.0002937859999292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54753000060737">
                <text:p>0.0001547530000607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9071799943049">
                <text:p>0.000190717999430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71684000633832">
                <text:p>0.0001716840006338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05344999812951">
                <text:p>0.0002053449998129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47672999648785">
                <text:p>0.0002476729996487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344259000485181">
                <text:p>0.0003442590004851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69572999968659">
                <text:p>0.0002695729999686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167777000569913">
                <text:p>0.0001677770005699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185548999979801">
                <text:p>0.0001855489999798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217006999264413">
                <text:p>0.0002170069992644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81061000148475">
                <text:p>0.000181061000148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412684999901103">
                <text:p>0.0004126849999011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293647999569657">
                <text:p>0.0002936479995696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88207999801671">
                <text:p>0.0002882079998016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70502000401029">
                <text:p>0.0001705020004010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56845200015232">
                <text:p>0.00056845200015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20234099974914">
                <text:p>0.000202340999749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192471999980626">
                <text:p>0.0001924719999806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304577999486355">
                <text:p>0.0003045779994863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172695999935968">
                <text:p>0.0001726959999359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27635599963105">
                <text:p>0.00027635599963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48024999564223">
                <text:p>0.0002480249995642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191330999768979">
                <text:p>0.0001913309997689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285013000393519">
                <text:p>0.000285013000393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17461999959778">
                <text:p>0.000174619999597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403891000132717">
                <text:p>0.0004038910001327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179108999873279">
                <text:p>0.000179108999873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318423999488004">
                <text:p>0.0003184239994880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165544000083173">
                <text:p>0.0001655440000831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192172999959439">
                <text:p>0.0001921729999594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184327999704692">
                <text:p>0.0001843279997046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157669999680365">
                <text:p>0.0001576699996803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64495999545034">
                <text:p>0.0002644959995450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470343999950273">
                <text:p>0.0004703439999502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319436999234313">
                <text:p>0.0003194369992343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20094999945286">
                <text:p>0.000200949999452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205887999982224">
                <text:p>0.0002058879999822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226025999836565">
                <text:p>0.0002260259998365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276097000096343">
                <text:p>0.0002760970000963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710585999513569">
                <text:p>0.0007105859995135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358419000804133">
                <text:p>0.0003584190008041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225965000026918">
                <text:p>0.0002259650000269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18665300012799">
                <text:p>0.000186653000127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57440000293718">
                <text:p>0.0001574400002937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198595999790996">
                <text:p>0.0001985959997909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263514999460313">
                <text:p>0.0002635149994603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300282999887713">
                <text:p>0.0003002829998877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342339999406249">
                <text:p>0.0003423399994062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329987999975856">
                <text:p>0.0003299879999758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166036000337044">
                <text:p>0.0001660360003370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244931999986875">
                <text:p>0.000244931999986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18015200021182">
                <text:p>0.000180152000211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246474000050512">
                <text:p>0.0002464740000505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331251000716293">
                <text:p>0.0003312510007162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37090400019224">
                <text:p>0.000370904000192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249450000410434">
                <text:p>0.0002494500004104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171407000379986">
                <text:p>0.0001714070003799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438668999777292">
                <text:p>0.0004386689997772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24895899969124">
                <text:p>0.000248958999691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21220100006758">
                <text:p>0.000212201000067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234672999795293">
                <text:p>0.0002346729997952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30875999982527">
                <text:p>0.000308759999825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378427999748965">
                <text:p>0.0003784279997489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168982000104734">
                <text:p>0.0001689820001047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244812000346428">
                <text:p>0.0002448120003464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185201999556739">
                <text:p>0.0001852019995567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16222900012508">
                <text:p>0.000162229000125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408013000196661">
                <text:p>0.0004080130001966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221139000132098">
                <text:p>0.0002211390001320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311896999846795">
                <text:p>0.0003118969998467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154084999849147">
                <text:p>0.0001540849998491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209726999855775">
                <text:p>0.0002097269998557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162020000061602">
                <text:p>0.0001620200000616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19956899996032">
                <text:p>0.000199568999960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390883000363829">
                <text:p>0.0003908830003638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321153999720991">
                <text:p>0.0003211539997209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313930999254808">
                <text:p>0.0003139309992548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239193000197702">
                <text:p>0.0002391930001977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29989500035299">
                <text:p>0.000299895000352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310845999592857">
                <text:p>0.0003108459995928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192737000361376">
                <text:p>0.0001927370003613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267544999587699">
                <text:p>0.0002675449995876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395862999539531">
                <text:p>0.0003958629995395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136933000248973">
                <text:p>0.0001369330002489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169013000231644">
                <text:p>0.0001690130002316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308280999888666">
                <text:p>0.0003082809998886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143315000059374">
                <text:p>0.0001433150000593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187908000043535">
                <text:p>0.0001879080000435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317328000164707">
                <text:p>0.0003173280001647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226518999625114">
                <text:p>0.0002265189996251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240495999605628">
                <text:p>0.0002404959996056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218004000089422">
                <text:p>0.0002180040000894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25403100062249">
                <text:p>0.000254031000622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201072999516327">
                <text:p>0.0002010729995163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137846000143327">
                <text:p>0.0001378460001433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348426000527979">
                <text:p>0.0003484260005279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261385000158043">
                <text:p>0.0002613850001580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276443000075233">
                <text:p>0.0002764430000752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171978999787825">
                <text:p>0.0001719789997878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183180000021821">
                <text:p>0.0001831800000218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16871300067578">
                <text:p>0.000168713000675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367882999853464">
                <text:p>0.0003678829998534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234365000324033">
                <text:p>0.0002343650003240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229304999265878">
                <text:p>0.0002293049992658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344609000421769">
                <text:p>0.0003446090004217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194891999854008">
                <text:p>0.0001948919998540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167802000760275">
                <text:p>0.0001678020007602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257077999776811">
                <text:p>0.0002570779997768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344148999829486">
                <text:p>0.0003441489998294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332366999828082">
                <text:p>0.0003323669998280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237931999436114">
                <text:p>0.0002379319994361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409451000450645">
                <text:p>0.0004094510004506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142324999615084">
                <text:p>0.0001423249996150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245736999204382">
                <text:p>0.0002457369992043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204640000447398">
                <text:p>0.0002046400004473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154788000145345">
                <text:p>0.0001547880001453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564779999876919">
                <text:p>0.0005647799998769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269070000285865">
                <text:p>0.0002690700002858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497353999890038">
                <text:p>0.0004973539998900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30499799959216">
                <text:p>0.000304997999592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189001999387983">
                <text:p>0.0001890019993879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198889999410312">
                <text:p>0.0001988899994103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161671000569186">
                <text:p>0.0001616710005691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34009299997706">
                <text:p>0.000340092999977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383213000532123">
                <text:p>0.0003832130005321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290550999125117">
                <text:p>0.0002905509991251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154376999489614">
                <text:p>0.0001543769994896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231230000281357">
                <text:p>0.0002312300002813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197276999642781">
                <text:p>0.0001972769996427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192357999367232">
                <text:p>0.0001923579993672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275663000138593">
                <text:p>0.0002756630001385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395246000152838">
                <text:p>0.0003952460001528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304457000311231">
                <text:p>0.0003044570003112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251497999670391">
                <text:p>0.0002514979996703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169566000295163">
                <text:p>0.0001695660002951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239286000578431">
                <text:p>0.0002392860005784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222974999815051">
                <text:p>0.0002229749998150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42839800062211">
                <text:p>0.000428398000622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3410260005694">
                <text:p>0.0003410260005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361091999366181">
                <text:p>0.0003610919993661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226553000175045">
                <text:p>0.0002265530001750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160769999638433">
                <text:p>0.0001607699996384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163265000082902">
                <text:p>0.0001632650000829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201025000023947">
                <text:p>0.0002010250000239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369449000572786">
                <text:p>0.0003694490005727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204801999643678">
                <text:p>0.0002048019996436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286845000118774">
                <text:p>0.0002868450001187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14236599963624">
                <text:p>0.000142365999636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195515000086743">
                <text:p>0.0001955150000867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158836000082374">
                <text:p>0.0001588360000823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236943000345491">
                <text:p>0.0002369430003454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337229999786359">
                <text:p>0.0003372299997863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279111000054399">
                <text:p>0.0002791110000543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32459599970025">
                <text:p>0.000324595999700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157794999722682">
                <text:p>0.0001577949997226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27459299963084">
                <text:p>0.000274592999630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182881000000634">
                <text:p>0.0001828810000006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172402000316652">
                <text:p>0.0001724020003166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200042999495054">
                <text:p>0.0002000429994950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275413999588636">
                <text:p>0.0002754139995886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247622000642878">
                <text:p>0.0002476220006428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251780000326107">
                <text:p>0.0002517800003261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206625999453536">
                <text:p>0.0002066259994535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242572999923141">
                <text:p>0.0002425729999231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140011999974377">
                <text:p>0.0001400119999743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329756000610359">
                <text:p>0.0003297560006103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221915000111039">
                <text:p>0.0002219150001110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308415999825229">
                <text:p>0.0003084159998252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1:Sheet1.B231" chart:data-source-has-labels="row" svg:x="1.331cm" svg:y="0.18cm" svg:width="14.349cm" svg:height="7.659cm">
          <chart:coordinate-region svg:x="2.614cm" svg:y="0.379cm" svg:width="12.787cm" svg:height="6.813cm"/>
          <chart:axis chart:dimension="x" chart:name="primary-x" chart:style-name="ch3">
            <chart:title svg:x="7.416cm" svg:y="8.019cm" chart:style-name="ch4">
              <text:p>Serveranfrage</text:p>
            </chart:title>
          </chart:axis>
          <chart:axis chart:dimension="y" chart:name="primary-y" chart:style-name="ch5">
            <chart:title svg:x="0.451cm" svg:y="6.302cm" chart:style-name="ch6">
              <text:p>MonPoly Verarbeitungszeit in s</text:p>
            </chart:title>
            <chart:grid chart:style-name="ch7" chart:class="major"/>
          </chart:axis>
          <chart:series chart:style-name="ch8" chart:values-cell-range-address="Sheet1.B2:Sheet1.B231" chart:label-cell-address="Sheet1.B1:Sheet1.B1" chart:class="chart:scatter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ter, Personalmeng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732690999939223">
                <text:p>0.000732690999939223</text:p>
                <draw:g>
                  <svg:desc>Sheet1.B2:Sheet1.B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80815999758488">
                <text:p>0.0002808159997584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97986999612476">
                <text:p>0.000297986999612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21780000376748">
                <text:p>0.000321780000376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20067000757263">
                <text:p>0.000320067000757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72852000307466">
                <text:p>0.0002728520003074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44191000092542">
                <text:p>0.000244191000092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9207699935796">
                <text:p>0.00029207699935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8037699960114">
                <text:p>0.00038037699960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48157999724208">
                <text:p>0.000348157999724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09709000248404">
                <text:p>0.000309709000248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31779000589449">
                <text:p>0.000331779000589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90945999950054">
                <text:p>0.000290945999950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324086000546231">
                <text:p>0.000324086000546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07895999867469">
                <text:p>0.000307895999867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442148999354686">
                <text:p>0.000442148999354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45926100028737">
                <text:p>0.00045926100028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82310000329744">
                <text:p>0.0002823100003297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17815000016708">
                <text:p>0.0003178150000167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332200999764609">
                <text:p>0.0003322009997646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41530999726092">
                <text:p>0.000541530999726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733978999960527">
                <text:p>0.0007339789999605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21562999488378">
                <text:p>0.0003215629994883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35064500025328">
                <text:p>0.00035064500025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362896999831719">
                <text:p>0.000362896999831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414861999161076">
                <text:p>0.000414861999161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95315000585106">
                <text:p>0.0002953150005851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19299999521172">
                <text:p>0.0004192999995211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516126999173139">
                <text:p>0.0005161269991731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549686999875121">
                <text:p>0.000549686999875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542474999747356">
                <text:p>0.0005424749997473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313018000269949">
                <text:p>0.000313018000269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3065999923565">
                <text:p>0.000330659999235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455336999948486">
                <text:p>0.0004553369999484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72935999419133">
                <text:p>0.0002729359994191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456079000286991">
                <text:p>0.000456079000286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83915999716555">
                <text:p>0.000283915999716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411246999647119">
                <text:p>0.0004112469996471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296528000035323">
                <text:p>0.0002965280000353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04592999782471">
                <text:p>0.0003045929997824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91739999738638">
                <text:p>0.0002917399997386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25305999952252">
                <text:p>0.000253059999522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36908099991706">
                <text:p>0.000369080999917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277795999863883">
                <text:p>0.0002777959998638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471467999886954">
                <text:p>0.0004714679998869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27102400053991">
                <text:p>0.00027102400053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340390000019397">
                <text:p>0.0003403900000193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29499699940061">
                <text:p>0.000294996999400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62718000158202">
                <text:p>0.0002627180001582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379350999537564">
                <text:p>0.0003793509995375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88625999928627">
                <text:p>0.0002886259999286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443687999904796">
                <text:p>0.000443687999904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290239000605652">
                <text:p>0.0002902390006056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296069999421888">
                <text:p>0.0002960699994218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91209999886632">
                <text:p>0.000291209999886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87445000139996">
                <text:p>0.0002874450001399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498219000292011">
                <text:p>0.0004982190002920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86924000647559">
                <text:p>0.0002869240006475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342584999998508">
                <text:p>0.000342584999998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55576000199653">
                <text:p>0.0002555760001996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61877999946591">
                <text:p>0.0002618779999465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3030130001207">
                <text:p>0.00030301300012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465821000034339">
                <text:p>0.0004658210000343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464167999780329">
                <text:p>0.0004641679997803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317801000164764">
                <text:p>0.0003178010001647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515622999955667">
                <text:p>0.000515622999955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390683999285102">
                <text:p>0.0003906839992851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7124600001116">
                <text:p>0.000271246000011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98665999252989">
                <text:p>0.0002986659992529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74922999778937">
                <text:p>0.0002749229997789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33150699982798">
                <text:p>0.000331506999827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387177999982669">
                <text:p>0.0003871779999826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431438999839884">
                <text:p>0.0004314389998398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329673000123876">
                <text:p>0.0003296730001238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304087000586151">
                <text:p>0.0003040870005861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289960999907635">
                <text:p>0.0002899609999076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592149994598">
                <text:p>0.00025921499945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56521500027884">
                <text:p>0.000565215000278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50497499978519">
                <text:p>0.000504974999785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328781999996863">
                <text:p>0.0003287819999968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27840999973705">
                <text:p>0.000278409999737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307462999444397">
                <text:p>0.0003074629994443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302224000733986">
                <text:p>0.0003022240007339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313255000037316">
                <text:p>0.0003132550000373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449485000899585">
                <text:p>0.0004494850008995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94249999569729">
                <text:p>0.0002942499995697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510486999701243">
                <text:p>0.0005104869997012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30928000039421">
                <text:p>0.0003309280000394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393592999898829">
                <text:p>0.0003935929998988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80283999927633">
                <text:p>0.0002802839999276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261099000454124">
                <text:p>0.0002610990004541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343280999913986">
                <text:p>0.0003432809999139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99209000331757">
                <text:p>0.0002992090003317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76397999186884">
                <text:p>0.0002763979991868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58081699989998">
                <text:p>0.00058081699989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517270000273129">
                <text:p>0.0005172700002731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31746300010127">
                <text:p>0.000317463000101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315530999614566">
                <text:p>0.0003155309996145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396309000279871">
                <text:p>0.0003963090002798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379277999854821">
                <text:p>0.0003792779998548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29262799944263">
                <text:p>0.00029262799944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267692000306852">
                <text:p>0.0002676920003068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280405000012252">
                <text:p>0.0002804050000122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313757000185433">
                <text:p>0.0003137570001854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469954999971378">
                <text:p>0.000469954999971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321372000144038">
                <text:p>0.0003213720001440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28434300020308">
                <text:p>0.000284343000203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288801999886346">
                <text:p>0.0002888019998863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271300000349584">
                <text:p>0.0002713000003495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251012000262563">
                <text:p>0.0002510120002625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304189999951632">
                <text:p>0.0003041899999516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274225999419286">
                <text:p>0.0002742259994192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598233000346227">
                <text:p>0.0005982330003462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317906000418589">
                <text:p>0.0003179060004185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307606999740528">
                <text:p>0.0003076069997405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380972000129987">
                <text:p>0.0003809720001299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341900000421447">
                <text:p>0.0003419000004214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23710699952062">
                <text:p>0.000237106999520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364483000339533">
                <text:p>0.0003644830003395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288172000182385">
                <text:p>0.0002881720001823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294473000394646">
                <text:p>0.0002944730003946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301375999697484">
                <text:p>0.0003013759996974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308880000375211">
                <text:p>0.0003088800003752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234522000027937">
                <text:p>0.0002345220000279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375673000235111">
                <text:p>0.0003756730002351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295084999379469">
                <text:p>0.0002950849993794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318348000291735">
                <text:p>0.0003183480002917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50943099995493">
                <text:p>0.000509430999954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452235000011569">
                <text:p>0.0004522350000115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235043999964546">
                <text:p>0.0002350439999645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237449000451306">
                <text:p>0.0002374490004513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285477000034007">
                <text:p>0.0002854770000340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263818000348692">
                <text:p>0.0002638180003486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28096000005462">
                <text:p>0.000280960000054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389870999242703">
                <text:p>0.0003898709992427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282082000012451">
                <text:p>0.0002820820000124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390010999581136">
                <text:p>0.0003900109995811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461653000456863">
                <text:p>0.0004616530004568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307608999719378">
                <text:p>0.0003076089997193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528988999576541">
                <text:p>0.0005289889995765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321213999995962">
                <text:p>0.0003212139999959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398928000322485">
                <text:p>0.00039892800032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426308999522007">
                <text:p>0.0004263089995220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281431000075827">
                <text:p>0.0002814310000758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168141000358446">
                <text:p>0.0001681410003584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287611999738147">
                <text:p>0.0002876119997381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271462999990035">
                <text:p>0.000271462999990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474278000183404">
                <text:p>0.0004742780001834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444012000116345">
                <text:p>0.0004440120001163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454051000815525">
                <text:p>0.0004540510008155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2958180002679">
                <text:p>0.00029581800026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245514999733132">
                <text:p>0.0002455149997331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377770000341116">
                <text:p>0.0003777700003411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266875000306754">
                <text:p>0.0002668750003067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562473000172759">
                <text:p>0.0005624730001727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371348000044236">
                <text:p>0.0003713480000442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451347000307578">
                <text:p>0.0004513470003075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296408999929554">
                <text:p>0.0002964089999295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322267999763426">
                <text:p>0.0003222679997634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22133099992061">
                <text:p>0.000221330999920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265202000264253">
                <text:p>0.0002652020002642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306568999803858">
                <text:p>0.0003065689998038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278305999927397">
                <text:p>0.0002783059999273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419126999986474">
                <text:p>0.0004191269999864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338097000167181">
                <text:p>0.000338097000167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21887599996262">
                <text:p>0.000218875999962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449564000518876">
                <text:p>0.0004495640005188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354318000063358">
                <text:p>0.0003543180000633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310246000481129">
                <text:p>0.0003102460004811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277937000646489">
                <text:p>0.0002779370006464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458190999779617">
                <text:p>0.0004581909997796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287773999843921">
                <text:p>0.0002877739998439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307351000628842">
                <text:p>0.0003073510006288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374215000192635">
                <text:p>0.0003742150001926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311789000079443">
                <text:p>0.0003117890000794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339340000209631">
                <text:p>0.0003393400002096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353307000295899">
                <text:p>0.0003533070002958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293825999506225">
                <text:p>0.0002938259995062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370658999599982">
                <text:p>0.0003706589995999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346685000295111">
                <text:p>0.0003466850002951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302020999697561">
                <text:p>0.0003020209996975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344682000104513">
                <text:p>0.0003446820001045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500490999911563">
                <text:p>0.0005004909999115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289908999548061">
                <text:p>0.0002899089995480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315876999593456">
                <text:p>0.0003158769995934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321938000524824">
                <text:p>0.0003219380005248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408951000281377">
                <text:p>0.0004089510002813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429739000537666">
                <text:p>0.0004297390005376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307883000459697">
                <text:p>0.0003078830004596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312693000523723">
                <text:p>0.0003126930005237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503598000250349">
                <text:p>0.0005035980002503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447313000222493">
                <text:p>0.0004473130002224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51855599940609">
                <text:p>0.000518555999406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34602400046424">
                <text:p>0.000346024000464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31468599991058">
                <text:p>0.000314685999910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33056500069506">
                <text:p>0.000330565000695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299438000183727">
                <text:p>0.0002994380001837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631095999779063">
                <text:p>0.0006310959997790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345604000358435">
                <text:p>0.0003456040003584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38347400004568">
                <text:p>0.000383474000045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306030000501778">
                <text:p>0.0003060300005017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324494999404124">
                <text:p>0.0003244949994041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31146999936027">
                <text:p>0.000311469999360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306792000628775">
                <text:p>0.0003067920006287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279349999800615">
                <text:p>0.0002793499998006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35512300019036">
                <text:p>0.000355123000190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297153999781585">
                <text:p>0.0002971539997815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286032999611052">
                <text:p>0.0002860329996110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360062000254402">
                <text:p>0.0003600620002544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277877999906195">
                <text:p>0.0002778779999061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435202000517165">
                <text:p>0.0004352020005171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37986900042597">
                <text:p>0.000379869000425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362877000043227">
                <text:p>0.0003628770000432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3037670003323">
                <text:p>0.00030376700033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219259000004968">
                <text:p>0.0002192590000049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324155000271276">
                <text:p>0.0003241550002712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273761000244122">
                <text:p>0.0002737610002441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393935999454698">
                <text:p>0.0003939359994546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304317999507475">
                <text:p>0.0003043179995074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270143999841821">
                <text:p>0.0002701439998418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305019000734319">
                <text:p>0.0003050190007343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430083000537707">
                <text:p>0.0004300830005377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347358999533753">
                <text:p>0.0003473589995337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267358999735734">
                <text:p>0.0002673589997357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330527999722108">
                <text:p>0.0003305279997221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404845999582903">
                <text:p>0.0004048459995829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301322999803233">
                <text:p>0.0003013229998032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317592999635963">
                <text:p>0.0003175929996359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368648999938159">
                <text:p>0.0003686489999381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286655999843788">
                <text:p>0.0002866559998437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1:Sheet1.C231" chart:data-source-has-labels="row" svg:x="1.331cm" svg:y="0.18cm" svg:width="14.349cm" svg:height="7.659cm">
          <chart:coordinate-region svg:x="2.614cm" svg:y="0.379cm" svg:width="12.787cm" svg:height="6.813cm"/>
          <chart:axis chart:dimension="x" chart:name="primary-x" chart:style-name="ch3">
            <chart:title svg:x="7.416cm" svg:y="8.019cm" chart:style-name="ch4">
              <text:p>Serveranfrage</text:p>
            </chart:title>
          </chart:axis>
          <chart:axis chart:dimension="y" chart:name="primary-y" chart:style-name="ch5">
            <chart:title svg:x="0.451cm" svg:y="6.302cm" chart:style-name="ch6">
              <text:p>MonPoly Verarbeitungszeit in s</text:p>
            </chart:title>
            <chart:grid chart:style-name="ch7" chart:class="major"/>
          </chart:axis>
          <chart:series chart:style-name="ch8" chart:values-cell-range-address="Sheet1.C2:Sheet1.C231" chart:label-cell-address="Sheet1.C1:Sheet1.C1" chart:class="chart:scatter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rliner Sichtung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876989999596844">
                <text:p>0.000876989999596844</text:p>
                <draw:g>
                  <svg:desc>Sheet1.C2:Sheet1.C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15809000312584">
                <text:p>0.000315809000312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00121000186482">
                <text:p>0.000500121000186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08235000172863">
                <text:p>0.000208235000172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718954999683774">
                <text:p>0.000718954999683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89211999895633">
                <text:p>0.000189211999895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498009998817">
                <text:p>0.0002498009998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96816000627587">
                <text:p>0.000296816000627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76030999784416">
                <text:p>0.000676030999784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659379999888188">
                <text:p>0.000659379999888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4504200064257">
                <text:p>0.00024504200064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487270000121498">
                <text:p>0.000487270000121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23282999286312">
                <text:p>0.000223282999286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567094999496476">
                <text:p>0.000567094999496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06554000214965">
                <text:p>0.000206554000214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493190999804938">
                <text:p>0.000493190999804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25447999582684">
                <text:p>0.000225447999582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48870000177703">
                <text:p>0.0002488700001777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78043999262445">
                <text:p>0.000378043999262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545666999641981">
                <text:p>0.000545666999641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4339100036741">
                <text:p>0.000243391000367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16276599965204">
                <text:p>0.001162765999652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05533000755531">
                <text:p>0.0003055330007555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379627000256733">
                <text:p>0.000379627000256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336991000040143">
                <text:p>0.000336991000040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663892999909876">
                <text:p>0.000663892999909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304301000142004">
                <text:p>0.000304301000142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87119999282004">
                <text:p>0.0001871199992820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48150000516034">
                <text:p>0.000248150000516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565976999496343">
                <text:p>0.000565976999496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6564200015855">
                <text:p>0.000265642000158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694450000082725">
                <text:p>0.0006944500000827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64591999641561">
                <text:p>0.000364591999641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803537999672699">
                <text:p>0.000803537999672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576106999687909">
                <text:p>0.0005761069996879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24358000195934">
                <text:p>0.0002243580001959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576157000068633">
                <text:p>0.0005761570000686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598807999267592">
                <text:p>0.0005988079992675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588539000091259">
                <text:p>0.000588539000091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580345000344096">
                <text:p>0.0005803450003440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632229000075313">
                <text:p>0.0006322290000753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223666999772831">
                <text:p>0.0002236669997728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6627399984136">
                <text:p>0.000266273999841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200313999812352">
                <text:p>0.000200313999812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286731999949552">
                <text:p>0.0002867319999495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621029999820166">
                <text:p>0.0006210299998201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593669999943813">
                <text:p>0.000593669999943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478429999930086">
                <text:p>0.0004784299999300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65396099944337">
                <text:p>0.000653960999443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199152999812213">
                <text:p>0.0001991529998122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47560999923735">
                <text:p>0.0002475609999237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49304900039715">
                <text:p>0.000493049000397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665421999656246">
                <text:p>0.0006654219996562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337905999913346">
                <text:p>0.0003379059999133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702569999702973">
                <text:p>0.0007025699997029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73474000500573">
                <text:p>0.0004734740005005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696701999913785">
                <text:p>0.0006967019999137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22957000005408">
                <text:p>0.0002229570000054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29739000133122">
                <text:p>0.0002297390001331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29102999987663">
                <text:p>0.0004291029999876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342034000823332">
                <text:p>0.000342034000823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463866000245616">
                <text:p>0.0004638660002456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99585000700608">
                <text:p>0.000199585000700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352824999936274">
                <text:p>0.0003528249999362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12707999708073">
                <text:p>0.0002127079997080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838292000480578">
                <text:p>0.0008382920004805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78167999567813">
                <text:p>0.0002781679995678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716348999958427">
                <text:p>0.0007163489999584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185019000127795">
                <text:p>0.0001850190001277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389873000131047">
                <text:p>0.000389873000131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439864999862039">
                <text:p>0.0004398649998620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190198999916902">
                <text:p>0.0001901989999169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739203000193811">
                <text:p>0.0007392030001938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619723999989219">
                <text:p>0.000619723999989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692106999849784">
                <text:p>0.0006921069998497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611337999544048">
                <text:p>0.0006113379995440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02690999685728">
                <text:p>0.0002026909996857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245250000261876">
                <text:p>0.0002452500002618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212490000194521">
                <text:p>0.0002124900001945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285052999970503">
                <text:p>0.0002850529999705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694993999786675">
                <text:p>0.0006949939997866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64547300007689">
                <text:p>0.00064547300007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297205000606482">
                <text:p>0.0002972050006064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387821000003896">
                <text:p>0.0003878210000038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303266000628355">
                <text:p>0.0003032660006283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488036000206193">
                <text:p>0.0004880360002061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300761999824317">
                <text:p>0.0003007619998243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653568999950949">
                <text:p>0.0006535689999509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643700999717112">
                <text:p>0.000643700999717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437423000221315">
                <text:p>0.0004374230002213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659862000247813">
                <text:p>0.0006598620002478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31895999604603">
                <text:p>0.0002318959996046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560528999812959">
                <text:p>0.0005605289998129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413229000514548">
                <text:p>0.0004132290005145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770374999774504">
                <text:p>0.0007703749997745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886738999724912">
                <text:p>0.0008867389997249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345825000295008">
                <text:p>0.000345825000295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242717000219272">
                <text:p>0.0002427170002192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713972999619728">
                <text:p>0.0007139729996197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271199000053457">
                <text:p>0.0002711990000534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403242000174942">
                <text:p>0.0004032420001749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696762000188755">
                <text:p>0.0006967620001887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424251000367804">
                <text:p>0.0004242510003678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61013200047455">
                <text:p>0.000610132000474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258435999967332">
                <text:p>0.0002584359999673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408722999964084">
                <text:p>0.0004087229999640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465176000034262">
                <text:p>0.0004651760000342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371703999917372">
                <text:p>0.0003717039999173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753516999793646">
                <text:p>0.0007535169997936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615643999481108">
                <text:p>0.0006156439994811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627274999715155">
                <text:p>0.0006272749997151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21999499949743">
                <text:p>0.000219994999497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25156399988191">
                <text:p>0.000251563999881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713855999492807">
                <text:p>0.0007138559994928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174741999217076">
                <text:p>0.0001747419992170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849094999466615">
                <text:p>0.0008490949994666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631965000138735">
                <text:p>0.0006319650001387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469695999527175">
                <text:p>0.000469695999527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421095999627141">
                <text:p>0.0004210959996271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489332999677572">
                <text:p>0.0004893329996775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432809000812995">
                <text:p>0.0004328090008129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220866999370628">
                <text:p>0.0002208669993706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231607000387157">
                <text:p>0.0002316070003871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457344000096782">
                <text:p>0.0004573440000967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748811999983445">
                <text:p>0.0007488119999834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176927000211435">
                <text:p>0.0001769270002114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226318000386527">
                <text:p>0.0002263180003865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380702999791538">
                <text:p>0.0003807029997915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893299999916053">
                <text:p>0.0008932999999160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473103999865998">
                <text:p>0.0004731039998659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356458000169368">
                <text:p>0.0003564580001693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314560999868263">
                <text:p>0.0003145609998682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435003999882611">
                <text:p>0.0004350039998826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20760400002473">
                <text:p>0.000207604000024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237068000387808">
                <text:p>0.0002370680003878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655922000078135">
                <text:p>0.0006559220000781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613404000432638">
                <text:p>0.0006134040004326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376906999917992">
                <text:p>0.0003769069999179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533335999534756">
                <text:p>0.0005333359995347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202363999960653">
                <text:p>0.0002023639999606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722146999578399">
                <text:p>0.0007221469995783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754386000153318">
                <text:p>0.0007543860001533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842849999571627">
                <text:p>0.0008428499995716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563182999940182">
                <text:p>0.0005631829999401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8083960001386">
                <text:p>0.00080839600013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655724000353075">
                <text:p>0.0006557240003530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397977000829997">
                <text:p>0.0003979770008299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282783999864478">
                <text:p>0.0002827839998644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271974000497721">
                <text:p>0.0002719740004977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357662000169512">
                <text:p>0.0003576620001695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757874000555603">
                <text:p>0.0007578740005556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524482000400894">
                <text:p>0.0005244820004008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63284299994848">
                <text:p>0.000632842999948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598859999627166">
                <text:p>0.0005988599996271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236548999964725">
                <text:p>0.0002365489999647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248921000093105">
                <text:p>0.0002489210000931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880112000231748">
                <text:p>0.0008801120002317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59647599937307">
                <text:p>0.000596475999373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623475999418588">
                <text:p>0.0006234759994185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448611999672721">
                <text:p>0.0004486119996727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232561999837344">
                <text:p>0.0002325619998373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271905000772676">
                <text:p>0.0002719050007726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30893399980414">
                <text:p>0.000308933999804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195972999790683">
                <text:p>0.0001959729997906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620371999502822">
                <text:p>0.0006203719995028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65947400071309">
                <text:p>0.000659474000713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04322600054729">
                <text:p>0.001043226000547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206233000426437">
                <text:p>0.0002062330004264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293045000034908">
                <text:p>0.0002930450000349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316106999889598">
                <text:p>0.0003161069998895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815183999293367">
                <text:p>0.0008151839992933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568886999644747">
                <text:p>0.0005688869996447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619219999862253">
                <text:p>0.0006192199998622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416382999901543">
                <text:p>0.0004163829999015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19552300000214">
                <text:p>0.000195523000002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19982199955848">
                <text:p>0.000199821999558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253541000347468">
                <text:p>0.0002535410003474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245016000008036">
                <text:p>0.0002450160000080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855480000609532">
                <text:p>0.0008554800006095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839080000332615">
                <text:p>0.0008390800003326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78646200017829">
                <text:p>0.000786462000178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272757000857382">
                <text:p>0.0002727570008573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303224999697704">
                <text:p>0.0003032249996977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299958000141487">
                <text:p>0.0002999580001414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622638000095321">
                <text:p>0.0006226380000953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667682000312198">
                <text:p>0.0006676820003121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750576000427827">
                <text:p>0.0007505760004278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463372000012896">
                <text:p>0.0004633720000128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165217999892775">
                <text:p>0.0001652179998927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234897000154888">
                <text:p>0.0002348970001548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279269999737153">
                <text:p>0.0002792699997371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225148999561497">
                <text:p>0.0002251489995614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887281999894185">
                <text:p>0.0008872819998941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736611000320409">
                <text:p>0.0007366110003204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310096999783127">
                <text:p>0.0003100969997831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277216000540648">
                <text:p>0.0002772160005406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243253000007826">
                <text:p>0.0002432530000078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370650999684585">
                <text:p>0.0003706509996845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970958999459981">
                <text:p>0.0009709589994599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852246999784256">
                <text:p>0.0008522469997842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678804999552085">
                <text:p>0.0006788049995520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886040999830584">
                <text:p>0.0008860409998305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49243800003751">
                <text:p>0.000492438000037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405906999731087">
                <text:p>0.0004059069997310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28009200013912">
                <text:p>0.000280092000139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686180000229797">
                <text:p>0.0006861800002297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591572999837808">
                <text:p>0.0005915729998378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607543000114674">
                <text:p>0.0006075430001146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743395999961649">
                <text:p>0.0007433959999616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223547000132385">
                <text:p>0.0002235470001323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530418999915128">
                <text:p>0.0005304189999151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280191999991075">
                <text:p>0.0002801919999910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767061000260583">
                <text:p>0.0007670610002605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158896000357345">
                <text:p>0.0001588960003573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690226999722654">
                <text:p>0.0006902269997226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625998000032268">
                <text:p>0.0006259980000322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557149999622197">
                <text:p>0.0005571499996221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569984000321711">
                <text:p>0.0005699840003217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367165999705321">
                <text:p>0.0003671659997053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381462000405008">
                <text:p>0.0003814620004050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624966999566823">
                <text:p>0.0006249669995668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606591999712691">
                <text:p>0.0006065919997126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418982000155665">
                <text:p>0.0004189820001556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289591000182554">
                <text:p>0.0002895910001825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267029000497132">
                <text:p>0.0002670290004971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237072999880183">
                <text:p>0.0002370729998801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636288999885437">
                <text:p>0.0006362889998854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621029999820166">
                <text:p>0.0006210299998201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591905999499431">
                <text:p>0.0005919059994994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369119000424689">
                <text:p>0.0003691190004246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1cm" svg:stroke-color="#ffeb3b"/>
    </style:style>
    <style:style style:name="ch10" style:family="chart" style:data-style-name="N0">
      <style:chart-properties chart:symbol-type="named-symbol" chart:symbol-name="bow-tie" chart:symbol-width="0.1cm" chart:symbol-height="0.1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1cm" svg:stroke-color="#9c27b0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1cm"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9cm" svg:height="10.227cm" xlink:href=".." xlink:type="simple" chart:class="chart:scatter" chart:column-mapping="1 0 2" chart:style-name="ch1">
        <chart:legend chart:legend-position="end" svg:x="13.643cm" svg:y="2.332cm" style:legend-expansion="custom" svg:width="4.337cm" svg:height="3.92cm" style:legend-expansion-aspect-ratio="1.10637755102041" chart:style-name="ch2"/>
        <chart:plot-area chart:style-name="ch3" table:cell-range-address="Sheet1.A1:Sheet1.C231" chart:data-source-has-labels="row" svg:x="1.374cm" svg:y="0.204cm" svg:width="11.749cm" svg:height="8.838cm">
          <chart:coordinate-region svg:x="2.657cm" svg:y="0.403cm" svg:width="10.186cm" svg:height="7.992cm"/>
          <chart:axis chart:dimension="x" chart:name="primary-x" chart:style-name="ch4">
            <chart:title svg:x="6.159cm" svg:y="9.246cm" chart:style-name="ch5">
              <text:p>Serveranfrage</text:p>
            </chart:title>
          </chart:axis>
          <chart:axis chart:dimension="y" chart:name="primary-y" chart:style-name="ch4">
            <chart:title svg:x="0.451cm" svg:y="6.916cm" chart:style-name="ch6">
              <text:p>MonPoly Verarbeitungszeit in s</text:p>
            </chart:title>
            <chart:grid chart:style-name="ch7" chart:class="major"/>
          </chart:axis>
          <chart:series chart:style-name="ch8" chart:values-cell-range-address="Sheet1.B2:Sheet1.B231" chart:label-cell-address="Sheet1.B1:Sheet1.B1" chart:class="chart:scatter">
            <chart:regression-curve chart:style-name="ch9"/>
            <chart:data-point chart:repeated="230"/>
          </chart:series>
          <chart:series chart:style-name="ch10" chart:values-cell-range-address="Sheet1.A2:Sheet1.A231" chart:label-cell-address="Sheet1.A1:Sheet1.A1" chart:class="chart:scatter">
            <chart:regression-curve chart:style-name="ch11"/>
            <chart:data-point chart:repeated="230"/>
          </chart:series>
          <chart:series chart:style-name="ch12" chart:values-cell-range-address="Sheet1.C2:Sheet1.C231" chart:label-cell-address="Sheet1.C1:Sheet1.C1" chart:class="chart:scatter">
            <chart:regression-curve chart:style-name="ch13"/>
            <chart:data-point chart:repeated="2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ter, Personalmenge</text:p>
                <draw:g>
                  <svg:desc>Sheet1.B1:Sheet1.B1</svg:desc>
                </draw:g>
              </table:table-cell>
              <table:table-cell office:value-type="string">
                <text:p>Filter, triagiert</text:p>
                <draw:g>
                  <svg:desc>Sheet1.A1:Sheet1.A1</svg:desc>
                </draw:g>
              </table:table-cell>
              <table:table-cell office:value-type="string">
                <text:p>Berliner Sichtung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732690999939223">
                <text:p>0.000732690999939223</text:p>
                <draw:g>
                  <svg:desc>Sheet1.B2:Sheet1.B231</svg:desc>
                </draw:g>
              </table:table-cell>
              <table:table-cell office:value-type="float" office:value="0.000489721999656467">
                <text:p>0.000489721999656467</text:p>
                <draw:g>
                  <svg:desc>Sheet1.A2:Sheet1.A231</svg:desc>
                </draw:g>
              </table:table-cell>
              <table:table-cell office:value-type="float" office:value="0.000876989999596844">
                <text:p>0.000876989999596844</text:p>
                <draw:g>
                  <svg:desc>Sheet1.C2:Sheet1.C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80815999758488">
                <text:p>0.000280815999758488</text:p>
              </table:table-cell>
              <table:table-cell office:value-type="float" office:value="0.000158514999384352">
                <text:p>0.000158514999384352</text:p>
              </table:table-cell>
              <table:table-cell office:value-type="float" office:value="0.000315809000312584">
                <text:p>0.000315809000312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97986999612476">
                <text:p>0.000297986999612476</text:p>
              </table:table-cell>
              <table:table-cell office:value-type="float" office:value="0.000149069000144664">
                <text:p>0.000149069000144664</text:p>
              </table:table-cell>
              <table:table-cell office:value-type="float" office:value="0.000500121000186482">
                <text:p>0.000500121000186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21780000376748">
                <text:p>0.000321780000376748</text:p>
              </table:table-cell>
              <table:table-cell office:value-type="float" office:value="0.000189332000445575">
                <text:p>0.000189332000445575</text:p>
              </table:table-cell>
              <table:table-cell office:value-type="float" office:value="0.000208235000172863">
                <text:p>0.000208235000172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20067000757263">
                <text:p>0.000320067000757263</text:p>
              </table:table-cell>
              <table:table-cell office:value-type="float" office:value="0.000332168000568345">
                <text:p>0.000332168000568345</text:p>
              </table:table-cell>
              <table:table-cell office:value-type="float" office:value="0.000718954999683774">
                <text:p>0.000718954999683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72852000307466">
                <text:p>0.000272852000307466</text:p>
              </table:table-cell>
              <table:table-cell office:value-type="float" office:value="0.000160730000061449">
                <text:p>0.000160730000061449</text:p>
              </table:table-cell>
              <table:table-cell office:value-type="float" office:value="0.000189211999895633">
                <text:p>0.000189211999895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44191000092542">
                <text:p>0.000244191000092542</text:p>
              </table:table-cell>
              <table:table-cell office:value-type="float" office:value="0.000178913000127068">
                <text:p>0.000178913000127068</text:p>
              </table:table-cell>
              <table:table-cell office:value-type="float" office:value="0.0002498009998817">
                <text:p>0.0002498009998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9207699935796">
                <text:p>0.00029207699935796</text:p>
              </table:table-cell>
              <table:table-cell office:value-type="float" office:value="0.000181548000000475">
                <text:p>0.000181548000000475</text:p>
              </table:table-cell>
              <table:table-cell office:value-type="float" office:value="0.000296816000627587">
                <text:p>0.000296816000627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8037699960114">
                <text:p>0.00038037699960114</text:p>
              </table:table-cell>
              <table:table-cell office:value-type="float" office:value="0.000150029999531398">
                <text:p>0.000150029999531398</text:p>
              </table:table-cell>
              <table:table-cell office:value-type="float" office:value="0.000676030999784416">
                <text:p>0.000676030999784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48157999724208">
                <text:p>0.000348157999724208</text:p>
              </table:table-cell>
              <table:table-cell office:value-type="float" office:value="0.000207533999855514">
                <text:p>0.000207533999855514</text:p>
              </table:table-cell>
              <table:table-cell office:value-type="float" office:value="0.000659379999888188">
                <text:p>0.000659379999888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09709000248404">
                <text:p>0.000309709000248404</text:p>
              </table:table-cell>
              <table:table-cell office:value-type="float" office:value="0.000188691000403196">
                <text:p>0.000188691000403196</text:p>
              </table:table-cell>
              <table:table-cell office:value-type="float" office:value="0.00024504200064257">
                <text:p>0.00024504200064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31779000589449">
                <text:p>0.000331779000589449</text:p>
              </table:table-cell>
              <table:table-cell office:value-type="float" office:value="0.000330826999743294">
                <text:p>0.000330826999743294</text:p>
              </table:table-cell>
              <table:table-cell office:value-type="float" office:value="0.000487270000121498">
                <text:p>0.000487270000121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90945999950054">
                <text:p>0.000290945999950054</text:p>
              </table:table-cell>
              <table:table-cell office:value-type="float" office:value="0.000152646000060486">
                <text:p>0.000152646000060486</text:p>
              </table:table-cell>
              <table:table-cell office:value-type="float" office:value="0.000223282999286312">
                <text:p>0.000223282999286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324086000546231">
                <text:p>0.000324086000546231</text:p>
              </table:table-cell>
              <table:table-cell office:value-type="float" office:value="0.000193660000149976">
                <text:p>0.000193660000149976</text:p>
              </table:table-cell>
              <table:table-cell office:value-type="float" office:value="0.000567094999496476">
                <text:p>0.000567094999496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07895999867469">
                <text:p>0.000307895999867469</text:p>
              </table:table-cell>
              <table:table-cell office:value-type="float" office:value="0.000215860000025714">
                <text:p>0.000215860000025714</text:p>
              </table:table-cell>
              <table:table-cell office:value-type="float" office:value="0.000206554000214965">
                <text:p>0.000206554000214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442148999354686">
                <text:p>0.000442148999354686</text:p>
              </table:table-cell>
              <table:table-cell office:value-type="float" office:value="0.00016314499953296">
                <text:p>0.00016314499953296</text:p>
              </table:table-cell>
              <table:table-cell office:value-type="float" office:value="0.000493190999804938">
                <text:p>0.000493190999804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45926100028737">
                <text:p>0.00045926100028737</text:p>
              </table:table-cell>
              <table:table-cell office:value-type="float" office:value="0.000238141000409087">
                <text:p>0.000238141000409087</text:p>
              </table:table-cell>
              <table:table-cell office:value-type="float" office:value="0.000225447999582684">
                <text:p>0.000225447999582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82310000329744">
                <text:p>0.000282310000329744</text:p>
              </table:table-cell>
              <table:table-cell office:value-type="float" office:value="0.000228163000429049">
                <text:p>0.000228163000429049</text:p>
              </table:table-cell>
              <table:table-cell office:value-type="float" office:value="0.000248870000177703">
                <text:p>0.0002488700001777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17815000016708">
                <text:p>0.000317815000016708</text:p>
              </table:table-cell>
              <table:table-cell office:value-type="float" office:value="0.000347077999322209">
                <text:p>0.000347077999322209</text:p>
              </table:table-cell>
              <table:table-cell office:value-type="float" office:value="0.000378043999262445">
                <text:p>0.000378043999262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332200999764609">
                <text:p>0.000332200999764609</text:p>
              </table:table-cell>
              <table:table-cell office:value-type="float" office:value="0.000197757000023557">
                <text:p>0.000197757000023557</text:p>
              </table:table-cell>
              <table:table-cell office:value-type="float" office:value="0.000545666999641981">
                <text:p>0.000545666999641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41530999726092">
                <text:p>0.000541530999726092</text:p>
              </table:table-cell>
              <table:table-cell office:value-type="float" office:value="0.000199140999939118">
                <text:p>0.000199140999939118</text:p>
              </table:table-cell>
              <table:table-cell office:value-type="float" office:value="0.00024339100036741">
                <text:p>0.000243391000367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733978999960527">
                <text:p>0.000733978999960527</text:p>
              </table:table-cell>
              <table:table-cell office:value-type="float" office:value="0.000419168999542308">
                <text:p>0.000419168999542308</text:p>
              </table:table-cell>
              <table:table-cell office:value-type="float" office:value="0.00116276599965204">
                <text:p>0.001162765999652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21562999488378">
                <text:p>0.000321562999488378</text:p>
              </table:table-cell>
              <table:table-cell office:value-type="float" office:value="0.000210561000130838">
                <text:p>0.000210561000130838</text:p>
              </table:table-cell>
              <table:table-cell office:value-type="float" office:value="0.000305533000755531">
                <text:p>0.0003055330007555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35064500025328">
                <text:p>0.00035064500025328</text:p>
              </table:table-cell>
              <table:table-cell office:value-type="float" office:value="0.000258648000453832">
                <text:p>0.000258648000453832</text:p>
              </table:table-cell>
              <table:table-cell office:value-type="float" office:value="0.000379627000256733">
                <text:p>0.000379627000256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362896999831719">
                <text:p>0.000362896999831719</text:p>
              </table:table-cell>
              <table:table-cell office:value-type="float" office:value="0.000299051999718358">
                <text:p>0.000299051999718358</text:p>
              </table:table-cell>
              <table:table-cell office:value-type="float" office:value="0.000336991000040143">
                <text:p>0.000336991000040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414861999161076">
                <text:p>0.000414861999161076</text:p>
              </table:table-cell>
              <table:table-cell office:value-type="float" office:value="0.000337591000061366">
                <text:p>0.000337591000061366</text:p>
              </table:table-cell>
              <table:table-cell office:value-type="float" office:value="0.000663892999909876">
                <text:p>0.000663892999909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95315000585106">
                <text:p>0.000295315000585106</text:p>
              </table:table-cell>
              <table:table-cell office:value-type="float" office:value="0.000247097000283247">
                <text:p>0.000247097000283247</text:p>
              </table:table-cell>
              <table:table-cell office:value-type="float" office:value="0.000304301000142004">
                <text:p>0.000304301000142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19299999521172">
                <text:p>0.000419299999521172</text:p>
              </table:table-cell>
              <table:table-cell office:value-type="float" office:value="0.000174206000338017">
                <text:p>0.000174206000338017</text:p>
              </table:table-cell>
              <table:table-cell office:value-type="float" office:value="0.000187119999282004">
                <text:p>0.0001871199992820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516126999173139">
                <text:p>0.000516126999173139</text:p>
              </table:table-cell>
              <table:table-cell office:value-type="float" office:value="0.000216292000004614">
                <text:p>0.000216292000004614</text:p>
              </table:table-cell>
              <table:table-cell office:value-type="float" office:value="0.000248150000516034">
                <text:p>0.000248150000516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549686999875121">
                <text:p>0.000549686999875121</text:p>
              </table:table-cell>
              <table:table-cell office:value-type="float" office:value="0.000185586999577936">
                <text:p>0.000185586999577936</text:p>
              </table:table-cell>
              <table:table-cell office:value-type="float" office:value="0.000565976999496343">
                <text:p>0.000565976999496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542474999747356">
                <text:p>0.000542474999747356</text:p>
              </table:table-cell>
              <table:table-cell office:value-type="float" office:value="0.000188973000149417">
                <text:p>0.000188973000149417</text:p>
              </table:table-cell>
              <table:table-cell office:value-type="float" office:value="0.00026564200015855">
                <text:p>0.000265642000158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313018000269949">
                <text:p>0.000313018000269949</text:p>
              </table:table-cell>
              <table:table-cell office:value-type="float" office:value="0.000298642000416294">
                <text:p>0.000298642000416294</text:p>
              </table:table-cell>
              <table:table-cell office:value-type="float" office:value="0.000694450000082725">
                <text:p>0.0006944500000827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3065999923565">
                <text:p>0.00033065999923565</text:p>
              </table:table-cell>
              <table:table-cell office:value-type="float" office:value="0.000302750000628293">
                <text:p>0.000302750000628293</text:p>
              </table:table-cell>
              <table:table-cell office:value-type="float" office:value="0.000364591999641561">
                <text:p>0.000364591999641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455336999948486">
                <text:p>0.000455336999948486</text:p>
              </table:table-cell>
              <table:table-cell office:value-type="float" office:value="0.000326813000356196">
                <text:p>0.000326813000356196</text:p>
              </table:table-cell>
              <table:table-cell office:value-type="float" office:value="0.000803537999672699">
                <text:p>0.000803537999672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72935999419133">
                <text:p>0.000272935999419133</text:p>
              </table:table-cell>
              <table:table-cell office:value-type="float" office:value="0.000255574000220804">
                <text:p>0.000255574000220804</text:p>
              </table:table-cell>
              <table:table-cell office:value-type="float" office:value="0.000576106999687909">
                <text:p>0.0005761069996879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456079000286991">
                <text:p>0.000456079000286991</text:p>
              </table:table-cell>
              <table:table-cell office:value-type="float" office:value="0.000145744999827002">
                <text:p>0.000145744999827002</text:p>
              </table:table-cell>
              <table:table-cell office:value-type="float" office:value="0.000224358000195934">
                <text:p>0.0002243580001959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83915999716555">
                <text:p>0.000283915999716555</text:p>
              </table:table-cell>
              <table:table-cell office:value-type="float" office:value="0.000170639999851119">
                <text:p>0.000170639999851119</text:p>
              </table:table-cell>
              <table:table-cell office:value-type="float" office:value="0.000576157000068633">
                <text:p>0.0005761570000686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411246999647119">
                <text:p>0.000411246999647119</text:p>
              </table:table-cell>
              <table:table-cell office:value-type="float" office:value="0.000196255999981076">
                <text:p>0.000196255999981076</text:p>
              </table:table-cell>
              <table:table-cell office:value-type="float" office:value="0.000598807999267592">
                <text:p>0.0005988079992675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296528000035323">
                <text:p>0.000296528000035323</text:p>
              </table:table-cell>
              <table:table-cell office:value-type="float" office:value="0.00052151700037939">
                <text:p>0.00052151700037939</text:p>
              </table:table-cell>
              <table:table-cell office:value-type="float" office:value="0.000588539000091259">
                <text:p>0.000588539000091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04592999782471">
                <text:p>0.000304592999782471</text:p>
              </table:table-cell>
              <table:table-cell office:value-type="float" office:value="0.00033516899929964">
                <text:p>0.00033516899929964</text:p>
              </table:table-cell>
              <table:table-cell office:value-type="float" office:value="0.000580345000344096">
                <text:p>0.0005803450003440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91739999738638">
                <text:p>0.000291739999738638</text:p>
              </table:table-cell>
              <table:table-cell office:value-type="float" office:value="0.000227794000238646">
                <text:p>0.000227794000238646</text:p>
              </table:table-cell>
              <table:table-cell office:value-type="float" office:value="0.000632229000075313">
                <text:p>0.0006322290000753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25305999952252">
                <text:p>0.00025305999952252</text:p>
              </table:table-cell>
              <table:table-cell office:value-type="float" office:value="0.000164949999998498">
                <text:p>0.000164949999998498</text:p>
              </table:table-cell>
              <table:table-cell office:value-type="float" office:value="0.000223666999772831">
                <text:p>0.0002236669997728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36908099991706">
                <text:p>0.00036908099991706</text:p>
              </table:table-cell>
              <table:table-cell office:value-type="float" office:value="0.000216052999348904">
                <text:p>0.000216052999348904</text:p>
              </table:table-cell>
              <table:table-cell office:value-type="float" office:value="0.00026627399984136">
                <text:p>0.000266273999841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277795999863883">
                <text:p>0.000277795999863883</text:p>
              </table:table-cell>
              <table:table-cell office:value-type="float" office:value="0.000173776000337966">
                <text:p>0.000173776000337966</text:p>
              </table:table-cell>
              <table:table-cell office:value-type="float" office:value="0.000200313999812352">
                <text:p>0.000200313999812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471467999886954">
                <text:p>0.000471467999886954</text:p>
              </table:table-cell>
              <table:table-cell office:value-type="float" office:value="0.000301668999782123">
                <text:p>0.000301668999782123</text:p>
              </table:table-cell>
              <table:table-cell office:value-type="float" office:value="0.000286731999949552">
                <text:p>0.0002867319999495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27102400053991">
                <text:p>0.00027102400053991</text:p>
              </table:table-cell>
              <table:table-cell office:value-type="float" office:value="0.000448986999799672">
                <text:p>0.000448986999799672</text:p>
              </table:table-cell>
              <table:table-cell office:value-type="float" office:value="0.000621029999820166">
                <text:p>0.0006210299998201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340390000019397">
                <text:p>0.000340390000019397</text:p>
              </table:table-cell>
              <table:table-cell office:value-type="float" office:value="0.000274800000624964">
                <text:p>0.000274800000624964</text:p>
              </table:table-cell>
              <table:table-cell office:value-type="float" office:value="0.000593669999943813">
                <text:p>0.000593669999943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29499699940061">
                <text:p>0.00029499699940061</text:p>
              </table:table-cell>
              <table:table-cell office:value-type="float" office:value="0.000306397999338515">
                <text:p>0.000306397999338515</text:p>
              </table:table-cell>
              <table:table-cell office:value-type="float" office:value="0.000478429999930086">
                <text:p>0.0004784299999300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62718000158202">
                <text:p>0.000262718000158202</text:p>
              </table:table-cell>
              <table:table-cell office:value-type="float" office:value="0.000244525999733014">
                <text:p>0.000244525999733014</text:p>
              </table:table-cell>
              <table:table-cell office:value-type="float" office:value="0.00065396099944337">
                <text:p>0.000653960999443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379350999537564">
                <text:p>0.000379350999537564</text:p>
              </table:table-cell>
              <table:table-cell office:value-type="float" office:value="0.000220691999857081">
                <text:p>0.000220691999857081</text:p>
              </table:table-cell>
              <table:table-cell office:value-type="float" office:value="0.000199152999812213">
                <text:p>0.0001991529998122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88625999928627">
                <text:p>0.000288625999928627</text:p>
              </table:table-cell>
              <table:table-cell office:value-type="float" office:value="0.000165231000210042">
                <text:p>0.000165231000210042</text:p>
              </table:table-cell>
              <table:table-cell office:value-type="float" office:value="0.000247560999923735">
                <text:p>0.0002475609999237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443687999904796">
                <text:p>0.000443687999904796</text:p>
              </table:table-cell>
              <table:table-cell office:value-type="float" office:value="0.000183134000508289">
                <text:p>0.000183134000508289</text:p>
              </table:table-cell>
              <table:table-cell office:value-type="float" office:value="0.00049304900039715">
                <text:p>0.000493049000397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290239000605652">
                <text:p>0.000290239000605652</text:p>
              </table:table-cell>
              <table:table-cell office:value-type="float" office:value="0.000300136999612732">
                <text:p>0.000300136999612732</text:p>
              </table:table-cell>
              <table:table-cell office:value-type="float" office:value="0.000665421999656246">
                <text:p>0.0006654219996562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296069999421888">
                <text:p>0.000296069999421888</text:p>
              </table:table-cell>
              <table:table-cell office:value-type="float" office:value="0.00031899199984764">
                <text:p>0.00031899199984764</text:p>
              </table:table-cell>
              <table:table-cell office:value-type="float" office:value="0.000337905999913346">
                <text:p>0.0003379059999133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91209999886632">
                <text:p>0.000291209999886632</text:p>
              </table:table-cell>
              <table:table-cell office:value-type="float" office:value="0.000329299999975774">
                <text:p>0.000329299999975774</text:p>
              </table:table-cell>
              <table:table-cell office:value-type="float" office:value="0.000702569999702973">
                <text:p>0.0007025699997029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87445000139996">
                <text:p>0.000287445000139996</text:p>
              </table:table-cell>
              <table:table-cell office:value-type="float" office:value="0.000175250000211236">
                <text:p>0.000175250000211236</text:p>
              </table:table-cell>
              <table:table-cell office:value-type="float" office:value="0.000473474000500573">
                <text:p>0.0004734740005005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498219000292011">
                <text:p>0.000498219000292011</text:p>
              </table:table-cell>
              <table:table-cell office:value-type="float" office:value="0.000218419000702852">
                <text:p>0.000218419000702852</text:p>
              </table:table-cell>
              <table:table-cell office:value-type="float" office:value="0.000696701999913785">
                <text:p>0.0006967019999137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86924000647559">
                <text:p>0.000286924000647559</text:p>
              </table:table-cell>
              <table:table-cell office:value-type="float" office:value="0.000166333999914059">
                <text:p>0.000166333999914059</text:p>
              </table:table-cell>
              <table:table-cell office:value-type="float" office:value="0.000222957000005408">
                <text:p>0.0002229570000054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342584999998508">
                <text:p>0.000342584999998508</text:p>
              </table:table-cell>
              <table:table-cell office:value-type="float" office:value="0.000271395999334345">
                <text:p>0.000271395999334345</text:p>
              </table:table-cell>
              <table:table-cell office:value-type="float" office:value="0.000229739000133122">
                <text:p>0.0002297390001331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55576000199653">
                <text:p>0.000255576000199653</text:p>
              </table:table-cell>
              <table:table-cell office:value-type="float" office:value="0.00032552399989072">
                <text:p>0.00032552399989072</text:p>
              </table:table-cell>
              <table:table-cell office:value-type="float" office:value="0.000429102999987663">
                <text:p>0.0004291029999876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61877999946591">
                <text:p>0.000261877999946591</text:p>
              </table:table-cell>
              <table:table-cell office:value-type="float" office:value="0.000352913999449811">
                <text:p>0.000352913999449811</text:p>
              </table:table-cell>
              <table:table-cell office:value-type="float" office:value="0.000342034000823332">
                <text:p>0.000342034000823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3030130001207">
                <text:p>0.0003030130001207</text:p>
              </table:table-cell>
              <table:table-cell office:value-type="float" office:value="0.000293785999929241">
                <text:p>0.000293785999929241</text:p>
              </table:table-cell>
              <table:table-cell office:value-type="float" office:value="0.000463866000245616">
                <text:p>0.0004638660002456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465821000034339">
                <text:p>0.000465821000034339</text:p>
              </table:table-cell>
              <table:table-cell office:value-type="float" office:value="0.000154753000060737">
                <text:p>0.000154753000060737</text:p>
              </table:table-cell>
              <table:table-cell office:value-type="float" office:value="0.000199585000700608">
                <text:p>0.000199585000700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464167999780329">
                <text:p>0.000464167999780329</text:p>
              </table:table-cell>
              <table:table-cell office:value-type="float" office:value="0.00019071799943049">
                <text:p>0.00019071799943049</text:p>
              </table:table-cell>
              <table:table-cell office:value-type="float" office:value="0.000352824999936274">
                <text:p>0.0003528249999362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317801000164764">
                <text:p>0.000317801000164764</text:p>
              </table:table-cell>
              <table:table-cell office:value-type="float" office:value="0.000171684000633832">
                <text:p>0.000171684000633832</text:p>
              </table:table-cell>
              <table:table-cell office:value-type="float" office:value="0.000212707999708073">
                <text:p>0.0002127079997080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515622999955667">
                <text:p>0.000515622999955667</text:p>
              </table:table-cell>
              <table:table-cell office:value-type="float" office:value="0.000205344999812951">
                <text:p>0.000205344999812951</text:p>
              </table:table-cell>
              <table:table-cell office:value-type="float" office:value="0.000838292000480578">
                <text:p>0.0008382920004805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390683999285102">
                <text:p>0.000390683999285102</text:p>
              </table:table-cell>
              <table:table-cell office:value-type="float" office:value="0.000247672999648785">
                <text:p>0.000247672999648785</text:p>
              </table:table-cell>
              <table:table-cell office:value-type="float" office:value="0.000278167999567813">
                <text:p>0.0002781679995678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7124600001116">
                <text:p>0.00027124600001116</text:p>
              </table:table-cell>
              <table:table-cell office:value-type="float" office:value="0.000344259000485181">
                <text:p>0.000344259000485181</text:p>
              </table:table-cell>
              <table:table-cell office:value-type="float" office:value="0.000716348999958427">
                <text:p>0.0007163489999584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98665999252989">
                <text:p>0.000298665999252989</text:p>
              </table:table-cell>
              <table:table-cell office:value-type="float" office:value="0.000269572999968659">
                <text:p>0.000269572999968659</text:p>
              </table:table-cell>
              <table:table-cell office:value-type="float" office:value="0.000185019000127795">
                <text:p>0.0001850190001277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74922999778937">
                <text:p>0.000274922999778937</text:p>
              </table:table-cell>
              <table:table-cell office:value-type="float" office:value="0.000167777000569913">
                <text:p>0.000167777000569913</text:p>
              </table:table-cell>
              <table:table-cell office:value-type="float" office:value="0.000389873000131047">
                <text:p>0.000389873000131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33150699982798">
                <text:p>0.00033150699982798</text:p>
              </table:table-cell>
              <table:table-cell office:value-type="float" office:value="0.000185548999979801">
                <text:p>0.000185548999979801</text:p>
              </table:table-cell>
              <table:table-cell office:value-type="float" office:value="0.000439864999862039">
                <text:p>0.0004398649998620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387177999982669">
                <text:p>0.000387177999982669</text:p>
              </table:table-cell>
              <table:table-cell office:value-type="float" office:value="0.000217006999264413">
                <text:p>0.000217006999264413</text:p>
              </table:table-cell>
              <table:table-cell office:value-type="float" office:value="0.000190198999916902">
                <text:p>0.0001901989999169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431438999839884">
                <text:p>0.000431438999839884</text:p>
              </table:table-cell>
              <table:table-cell office:value-type="float" office:value="0.000181061000148475">
                <text:p>0.000181061000148475</text:p>
              </table:table-cell>
              <table:table-cell office:value-type="float" office:value="0.000739203000193811">
                <text:p>0.0007392030001938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329673000123876">
                <text:p>0.000329673000123876</text:p>
              </table:table-cell>
              <table:table-cell office:value-type="float" office:value="0.000412684999901103">
                <text:p>0.000412684999901103</text:p>
              </table:table-cell>
              <table:table-cell office:value-type="float" office:value="0.000619723999989219">
                <text:p>0.000619723999989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304087000586151">
                <text:p>0.000304087000586151</text:p>
              </table:table-cell>
              <table:table-cell office:value-type="float" office:value="0.000293647999569657">
                <text:p>0.000293647999569657</text:p>
              </table:table-cell>
              <table:table-cell office:value-type="float" office:value="0.000692106999849784">
                <text:p>0.0006921069998497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289960999907635">
                <text:p>0.000289960999907635</text:p>
              </table:table-cell>
              <table:table-cell office:value-type="float" office:value="0.000288207999801671">
                <text:p>0.000288207999801671</text:p>
              </table:table-cell>
              <table:table-cell office:value-type="float" office:value="0.000611337999544048">
                <text:p>0.0006113379995440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592149994598">
                <text:p>0.0002592149994598</text:p>
              </table:table-cell>
              <table:table-cell office:value-type="float" office:value="0.000170502000401029">
                <text:p>0.000170502000401029</text:p>
              </table:table-cell>
              <table:table-cell office:value-type="float" office:value="0.000202690999685728">
                <text:p>0.0002026909996857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56521500027884">
                <text:p>0.00056521500027884</text:p>
              </table:table-cell>
              <table:table-cell office:value-type="float" office:value="0.00056845200015232">
                <text:p>0.00056845200015232</text:p>
              </table:table-cell>
              <table:table-cell office:value-type="float" office:value="0.000245250000261876">
                <text:p>0.0002452500002618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50497499978519">
                <text:p>0.00050497499978519</text:p>
              </table:table-cell>
              <table:table-cell office:value-type="float" office:value="0.00020234099974914">
                <text:p>0.00020234099974914</text:p>
              </table:table-cell>
              <table:table-cell office:value-type="float" office:value="0.000212490000194521">
                <text:p>0.0002124900001945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328781999996863">
                <text:p>0.000328781999996863</text:p>
              </table:table-cell>
              <table:table-cell office:value-type="float" office:value="0.000192471999980626">
                <text:p>0.000192471999980626</text:p>
              </table:table-cell>
              <table:table-cell office:value-type="float" office:value="0.000285052999970503">
                <text:p>0.0002850529999705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27840999973705">
                <text:p>0.00027840999973705</text:p>
              </table:table-cell>
              <table:table-cell office:value-type="float" office:value="0.000304577999486355">
                <text:p>0.000304577999486355</text:p>
              </table:table-cell>
              <table:table-cell office:value-type="float" office:value="0.000694993999786675">
                <text:p>0.0006949939997866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307462999444397">
                <text:p>0.000307462999444397</text:p>
              </table:table-cell>
              <table:table-cell office:value-type="float" office:value="0.000172695999935968">
                <text:p>0.000172695999935968</text:p>
              </table:table-cell>
              <table:table-cell office:value-type="float" office:value="0.00064547300007689">
                <text:p>0.00064547300007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302224000733986">
                <text:p>0.000302224000733986</text:p>
              </table:table-cell>
              <table:table-cell office:value-type="float" office:value="0.00027635599963105">
                <text:p>0.00027635599963105</text:p>
              </table:table-cell>
              <table:table-cell office:value-type="float" office:value="0.000297205000606482">
                <text:p>0.0002972050006064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313255000037316">
                <text:p>0.000313255000037316</text:p>
              </table:table-cell>
              <table:table-cell office:value-type="float" office:value="0.000248024999564223">
                <text:p>0.000248024999564223</text:p>
              </table:table-cell>
              <table:table-cell office:value-type="float" office:value="0.000387821000003896">
                <text:p>0.0003878210000038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449485000899585">
                <text:p>0.000449485000899585</text:p>
              </table:table-cell>
              <table:table-cell office:value-type="float" office:value="0.000191330999768979">
                <text:p>0.000191330999768979</text:p>
              </table:table-cell>
              <table:table-cell office:value-type="float" office:value="0.000303266000628355">
                <text:p>0.0003032660006283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94249999569729">
                <text:p>0.000294249999569729</text:p>
              </table:table-cell>
              <table:table-cell office:value-type="float" office:value="0.000285013000393519">
                <text:p>0.000285013000393519</text:p>
              </table:table-cell>
              <table:table-cell office:value-type="float" office:value="0.000488036000206193">
                <text:p>0.0004880360002061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510486999701243">
                <text:p>0.000510486999701243</text:p>
              </table:table-cell>
              <table:table-cell office:value-type="float" office:value="0.00017461999959778">
                <text:p>0.00017461999959778</text:p>
              </table:table-cell>
              <table:table-cell office:value-type="float" office:value="0.000300761999824317">
                <text:p>0.0003007619998243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30928000039421">
                <text:p>0.000330928000039421</text:p>
              </table:table-cell>
              <table:table-cell office:value-type="float" office:value="0.000403891000132717">
                <text:p>0.000403891000132717</text:p>
              </table:table-cell>
              <table:table-cell office:value-type="float" office:value="0.000653568999950949">
                <text:p>0.0006535689999509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393592999898829">
                <text:p>0.000393592999898829</text:p>
              </table:table-cell>
              <table:table-cell office:value-type="float" office:value="0.000179108999873279">
                <text:p>0.000179108999873279</text:p>
              </table:table-cell>
              <table:table-cell office:value-type="float" office:value="0.000643700999717112">
                <text:p>0.000643700999717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80283999927633">
                <text:p>0.000280283999927633</text:p>
              </table:table-cell>
              <table:table-cell office:value-type="float" office:value="0.000318423999488004">
                <text:p>0.000318423999488004</text:p>
              </table:table-cell>
              <table:table-cell office:value-type="float" office:value="0.000437423000221315">
                <text:p>0.0004374230002213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261099000454124">
                <text:p>0.000261099000454124</text:p>
              </table:table-cell>
              <table:table-cell office:value-type="float" office:value="0.000165544000083173">
                <text:p>0.000165544000083173</text:p>
              </table:table-cell>
              <table:table-cell office:value-type="float" office:value="0.000659862000247813">
                <text:p>0.0006598620002478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343280999913986">
                <text:p>0.000343280999913986</text:p>
              </table:table-cell>
              <table:table-cell office:value-type="float" office:value="0.000192172999959439">
                <text:p>0.000192172999959439</text:p>
              </table:table-cell>
              <table:table-cell office:value-type="float" office:value="0.000231895999604603">
                <text:p>0.0002318959996046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99209000331757">
                <text:p>0.000299209000331757</text:p>
              </table:table-cell>
              <table:table-cell office:value-type="float" office:value="0.000184327999704692">
                <text:p>0.000184327999704692</text:p>
              </table:table-cell>
              <table:table-cell office:value-type="float" office:value="0.000560528999812959">
                <text:p>0.0005605289998129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76397999186884">
                <text:p>0.000276397999186884</text:p>
              </table:table-cell>
              <table:table-cell office:value-type="float" office:value="0.000157669999680365">
                <text:p>0.000157669999680365</text:p>
              </table:table-cell>
              <table:table-cell office:value-type="float" office:value="0.000413229000514548">
                <text:p>0.0004132290005145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58081699989998">
                <text:p>0.00058081699989998</text:p>
              </table:table-cell>
              <table:table-cell office:value-type="float" office:value="0.000264495999545034">
                <text:p>0.000264495999545034</text:p>
              </table:table-cell>
              <table:table-cell office:value-type="float" office:value="0.000770374999774504">
                <text:p>0.0007703749997745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517270000273129">
                <text:p>0.000517270000273129</text:p>
              </table:table-cell>
              <table:table-cell office:value-type="float" office:value="0.000470343999950273">
                <text:p>0.000470343999950273</text:p>
              </table:table-cell>
              <table:table-cell office:value-type="float" office:value="0.000886738999724912">
                <text:p>0.0008867389997249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31746300010127">
                <text:p>0.00031746300010127</text:p>
              </table:table-cell>
              <table:table-cell office:value-type="float" office:value="0.000319436999234313">
                <text:p>0.000319436999234313</text:p>
              </table:table-cell>
              <table:table-cell office:value-type="float" office:value="0.000345825000295008">
                <text:p>0.000345825000295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315530999614566">
                <text:p>0.000315530999614566</text:p>
              </table:table-cell>
              <table:table-cell office:value-type="float" office:value="0.00020094999945286">
                <text:p>0.00020094999945286</text:p>
              </table:table-cell>
              <table:table-cell office:value-type="float" office:value="0.000242717000219272">
                <text:p>0.0002427170002192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396309000279871">
                <text:p>0.000396309000279871</text:p>
              </table:table-cell>
              <table:table-cell office:value-type="float" office:value="0.000205887999982224">
                <text:p>0.000205887999982224</text:p>
              </table:table-cell>
              <table:table-cell office:value-type="float" office:value="0.000713972999619728">
                <text:p>0.0007139729996197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379277999854821">
                <text:p>0.000379277999854821</text:p>
              </table:table-cell>
              <table:table-cell office:value-type="float" office:value="0.000226025999836565">
                <text:p>0.000226025999836565</text:p>
              </table:table-cell>
              <table:table-cell office:value-type="float" office:value="0.000271199000053457">
                <text:p>0.0002711990000534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29262799944263">
                <text:p>0.00029262799944263</text:p>
              </table:table-cell>
              <table:table-cell office:value-type="float" office:value="0.000276097000096343">
                <text:p>0.000276097000096343</text:p>
              </table:table-cell>
              <table:table-cell office:value-type="float" office:value="0.000403242000174942">
                <text:p>0.0004032420001749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267692000306852">
                <text:p>0.000267692000306852</text:p>
              </table:table-cell>
              <table:table-cell office:value-type="float" office:value="0.000710585999513569">
                <text:p>0.000710585999513569</text:p>
              </table:table-cell>
              <table:table-cell office:value-type="float" office:value="0.000696762000188755">
                <text:p>0.0006967620001887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280405000012252">
                <text:p>0.000280405000012252</text:p>
              </table:table-cell>
              <table:table-cell office:value-type="float" office:value="0.000358419000804133">
                <text:p>0.000358419000804133</text:p>
              </table:table-cell>
              <table:table-cell office:value-type="float" office:value="0.000424251000367804">
                <text:p>0.0004242510003678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313757000185433">
                <text:p>0.000313757000185433</text:p>
              </table:table-cell>
              <table:table-cell office:value-type="float" office:value="0.000225965000026918">
                <text:p>0.000225965000026918</text:p>
              </table:table-cell>
              <table:table-cell office:value-type="float" office:value="0.00061013200047455">
                <text:p>0.000610132000474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469954999971378">
                <text:p>0.000469954999971378</text:p>
              </table:table-cell>
              <table:table-cell office:value-type="float" office:value="0.00018665300012799">
                <text:p>0.00018665300012799</text:p>
              </table:table-cell>
              <table:table-cell office:value-type="float" office:value="0.000258435999967332">
                <text:p>0.0002584359999673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321372000144038">
                <text:p>0.000321372000144038</text:p>
              </table:table-cell>
              <table:table-cell office:value-type="float" office:value="0.000157440000293718">
                <text:p>0.000157440000293718</text:p>
              </table:table-cell>
              <table:table-cell office:value-type="float" office:value="0.000408722999964084">
                <text:p>0.0004087229999640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28434300020308">
                <text:p>0.00028434300020308</text:p>
              </table:table-cell>
              <table:table-cell office:value-type="float" office:value="0.000198595999790996">
                <text:p>0.000198595999790996</text:p>
              </table:table-cell>
              <table:table-cell office:value-type="float" office:value="0.000465176000034262">
                <text:p>0.0004651760000342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288801999886346">
                <text:p>0.000288801999886346</text:p>
              </table:table-cell>
              <table:table-cell office:value-type="float" office:value="0.000263514999460313">
                <text:p>0.000263514999460313</text:p>
              </table:table-cell>
              <table:table-cell office:value-type="float" office:value="0.000371703999917372">
                <text:p>0.0003717039999173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271300000349584">
                <text:p>0.000271300000349584</text:p>
              </table:table-cell>
              <table:table-cell office:value-type="float" office:value="0.000300282999887713">
                <text:p>0.000300282999887713</text:p>
              </table:table-cell>
              <table:table-cell office:value-type="float" office:value="0.000753516999793646">
                <text:p>0.0007535169997936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251012000262563">
                <text:p>0.000251012000262563</text:p>
              </table:table-cell>
              <table:table-cell office:value-type="float" office:value="0.000342339999406249">
                <text:p>0.000342339999406249</text:p>
              </table:table-cell>
              <table:table-cell office:value-type="float" office:value="0.000615643999481108">
                <text:p>0.0006156439994811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304189999951632">
                <text:p>0.000304189999951632</text:p>
              </table:table-cell>
              <table:table-cell office:value-type="float" office:value="0.000329987999975856">
                <text:p>0.000329987999975856</text:p>
              </table:table-cell>
              <table:table-cell office:value-type="float" office:value="0.000627274999715155">
                <text:p>0.0006272749997151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274225999419286">
                <text:p>0.000274225999419286</text:p>
              </table:table-cell>
              <table:table-cell office:value-type="float" office:value="0.000166036000337044">
                <text:p>0.000166036000337044</text:p>
              </table:table-cell>
              <table:table-cell office:value-type="float" office:value="0.00021999499949743">
                <text:p>0.000219994999497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598233000346227">
                <text:p>0.000598233000346227</text:p>
              </table:table-cell>
              <table:table-cell office:value-type="float" office:value="0.000244931999986875">
                <text:p>0.000244931999986875</text:p>
              </table:table-cell>
              <table:table-cell office:value-type="float" office:value="0.00025156399988191">
                <text:p>0.000251563999881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317906000418589">
                <text:p>0.000317906000418589</text:p>
              </table:table-cell>
              <table:table-cell office:value-type="float" office:value="0.00018015200021182">
                <text:p>0.00018015200021182</text:p>
              </table:table-cell>
              <table:table-cell office:value-type="float" office:value="0.000713855999492807">
                <text:p>0.0007138559994928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307606999740528">
                <text:p>0.000307606999740528</text:p>
              </table:table-cell>
              <table:table-cell office:value-type="float" office:value="0.000246474000050512">
                <text:p>0.000246474000050512</text:p>
              </table:table-cell>
              <table:table-cell office:value-type="float" office:value="0.000174741999217076">
                <text:p>0.0001747419992170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380972000129987">
                <text:p>0.000380972000129987</text:p>
              </table:table-cell>
              <table:table-cell office:value-type="float" office:value="0.000331251000716293">
                <text:p>0.000331251000716293</text:p>
              </table:table-cell>
              <table:table-cell office:value-type="float" office:value="0.000849094999466615">
                <text:p>0.0008490949994666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341900000421447">
                <text:p>0.000341900000421447</text:p>
              </table:table-cell>
              <table:table-cell office:value-type="float" office:value="0.00037090400019224">
                <text:p>0.00037090400019224</text:p>
              </table:table-cell>
              <table:table-cell office:value-type="float" office:value="0.000631965000138735">
                <text:p>0.0006319650001387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23710699952062">
                <text:p>0.00023710699952062</text:p>
              </table:table-cell>
              <table:table-cell office:value-type="float" office:value="0.000249450000410434">
                <text:p>0.000249450000410434</text:p>
              </table:table-cell>
              <table:table-cell office:value-type="float" office:value="0.000469695999527175">
                <text:p>0.000469695999527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364483000339533">
                <text:p>0.000364483000339533</text:p>
              </table:table-cell>
              <table:table-cell office:value-type="float" office:value="0.000171407000379986">
                <text:p>0.000171407000379986</text:p>
              </table:table-cell>
              <table:table-cell office:value-type="float" office:value="0.000421095999627141">
                <text:p>0.0004210959996271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288172000182385">
                <text:p>0.000288172000182385</text:p>
              </table:table-cell>
              <table:table-cell office:value-type="float" office:value="0.000438668999777292">
                <text:p>0.000438668999777292</text:p>
              </table:table-cell>
              <table:table-cell office:value-type="float" office:value="0.000489332999677572">
                <text:p>0.0004893329996775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294473000394646">
                <text:p>0.000294473000394646</text:p>
              </table:table-cell>
              <table:table-cell office:value-type="float" office:value="0.00024895899969124">
                <text:p>0.00024895899969124</text:p>
              </table:table-cell>
              <table:table-cell office:value-type="float" office:value="0.000432809000812995">
                <text:p>0.0004328090008129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301375999697484">
                <text:p>0.000301375999697484</text:p>
              </table:table-cell>
              <table:table-cell office:value-type="float" office:value="0.00021220100006758">
                <text:p>0.00021220100006758</text:p>
              </table:table-cell>
              <table:table-cell office:value-type="float" office:value="0.000220866999370628">
                <text:p>0.0002208669993706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308880000375211">
                <text:p>0.000308880000375211</text:p>
              </table:table-cell>
              <table:table-cell office:value-type="float" office:value="0.000234672999795293">
                <text:p>0.000234672999795293</text:p>
              </table:table-cell>
              <table:table-cell office:value-type="float" office:value="0.000231607000387157">
                <text:p>0.0002316070003871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234522000027937">
                <text:p>0.000234522000027937</text:p>
              </table:table-cell>
              <table:table-cell office:value-type="float" office:value="0.00030875999982527">
                <text:p>0.00030875999982527</text:p>
              </table:table-cell>
              <table:table-cell office:value-type="float" office:value="0.000457344000096782">
                <text:p>0.0004573440000967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375673000235111">
                <text:p>0.000375673000235111</text:p>
              </table:table-cell>
              <table:table-cell office:value-type="float" office:value="0.000378427999748965">
                <text:p>0.000378427999748965</text:p>
              </table:table-cell>
              <table:table-cell office:value-type="float" office:value="0.000748811999983445">
                <text:p>0.0007488119999834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295084999379469">
                <text:p>0.000295084999379469</text:p>
              </table:table-cell>
              <table:table-cell office:value-type="float" office:value="0.000168982000104734">
                <text:p>0.000168982000104734</text:p>
              </table:table-cell>
              <table:table-cell office:value-type="float" office:value="0.000176927000211435">
                <text:p>0.0001769270002114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318348000291735">
                <text:p>0.000318348000291735</text:p>
              </table:table-cell>
              <table:table-cell office:value-type="float" office:value="0.000244812000346428">
                <text:p>0.000244812000346428</text:p>
              </table:table-cell>
              <table:table-cell office:value-type="float" office:value="0.000226318000386527">
                <text:p>0.0002263180003865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50943099995493">
                <text:p>0.00050943099995493</text:p>
              </table:table-cell>
              <table:table-cell office:value-type="float" office:value="0.000185201999556739">
                <text:p>0.000185201999556739</text:p>
              </table:table-cell>
              <table:table-cell office:value-type="float" office:value="0.000380702999791538">
                <text:p>0.0003807029997915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452235000011569">
                <text:p>0.000452235000011569</text:p>
              </table:table-cell>
              <table:table-cell office:value-type="float" office:value="0.00016222900012508">
                <text:p>0.00016222900012508</text:p>
              </table:table-cell>
              <table:table-cell office:value-type="float" office:value="0.000893299999916053">
                <text:p>0.0008932999999160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235043999964546">
                <text:p>0.000235043999964546</text:p>
              </table:table-cell>
              <table:table-cell office:value-type="float" office:value="0.000408013000196661">
                <text:p>0.000408013000196661</text:p>
              </table:table-cell>
              <table:table-cell office:value-type="float" office:value="0.000473103999865998">
                <text:p>0.0004731039998659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237449000451306">
                <text:p>0.000237449000451306</text:p>
              </table:table-cell>
              <table:table-cell office:value-type="float" office:value="0.000221139000132098">
                <text:p>0.000221139000132098</text:p>
              </table:table-cell>
              <table:table-cell office:value-type="float" office:value="0.000356458000169368">
                <text:p>0.0003564580001693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285477000034007">
                <text:p>0.000285477000034007</text:p>
              </table:table-cell>
              <table:table-cell office:value-type="float" office:value="0.000311896999846795">
                <text:p>0.000311896999846795</text:p>
              </table:table-cell>
              <table:table-cell office:value-type="float" office:value="0.000314560999868263">
                <text:p>0.0003145609998682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263818000348692">
                <text:p>0.000263818000348692</text:p>
              </table:table-cell>
              <table:table-cell office:value-type="float" office:value="0.000154084999849147">
                <text:p>0.000154084999849147</text:p>
              </table:table-cell>
              <table:table-cell office:value-type="float" office:value="0.000435003999882611">
                <text:p>0.0004350039998826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28096000005462">
                <text:p>0.00028096000005462</text:p>
              </table:table-cell>
              <table:table-cell office:value-type="float" office:value="0.000209726999855775">
                <text:p>0.000209726999855775</text:p>
              </table:table-cell>
              <table:table-cell office:value-type="float" office:value="0.00020760400002473">
                <text:p>0.000207604000024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389870999242703">
                <text:p>0.000389870999242703</text:p>
              </table:table-cell>
              <table:table-cell office:value-type="float" office:value="0.000162020000061602">
                <text:p>0.000162020000061602</text:p>
              </table:table-cell>
              <table:table-cell office:value-type="float" office:value="0.000237068000387808">
                <text:p>0.0002370680003878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282082000012451">
                <text:p>0.000282082000012451</text:p>
              </table:table-cell>
              <table:table-cell office:value-type="float" office:value="0.00019956899996032">
                <text:p>0.00019956899996032</text:p>
              </table:table-cell>
              <table:table-cell office:value-type="float" office:value="0.000655922000078135">
                <text:p>0.0006559220000781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390010999581136">
                <text:p>0.000390010999581136</text:p>
              </table:table-cell>
              <table:table-cell office:value-type="float" office:value="0.000390883000363829">
                <text:p>0.000390883000363829</text:p>
              </table:table-cell>
              <table:table-cell office:value-type="float" office:value="0.000613404000432638">
                <text:p>0.0006134040004326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461653000456863">
                <text:p>0.000461653000456863</text:p>
              </table:table-cell>
              <table:table-cell office:value-type="float" office:value="0.000321153999720991">
                <text:p>0.000321153999720991</text:p>
              </table:table-cell>
              <table:table-cell office:value-type="float" office:value="0.000376906999917992">
                <text:p>0.0003769069999179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307608999719378">
                <text:p>0.000307608999719378</text:p>
              </table:table-cell>
              <table:table-cell office:value-type="float" office:value="0.000313930999254808">
                <text:p>0.000313930999254808</text:p>
              </table:table-cell>
              <table:table-cell office:value-type="float" office:value="0.000533335999534756">
                <text:p>0.0005333359995347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528988999576541">
                <text:p>0.000528988999576541</text:p>
              </table:table-cell>
              <table:table-cell office:value-type="float" office:value="0.000239193000197702">
                <text:p>0.000239193000197702</text:p>
              </table:table-cell>
              <table:table-cell office:value-type="float" office:value="0.000202363999960653">
                <text:p>0.0002023639999606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321213999995962">
                <text:p>0.000321213999995962</text:p>
              </table:table-cell>
              <table:table-cell office:value-type="float" office:value="0.00029989500035299">
                <text:p>0.00029989500035299</text:p>
              </table:table-cell>
              <table:table-cell office:value-type="float" office:value="0.000722146999578399">
                <text:p>0.0007221469995783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398928000322485">
                <text:p>0.000398928000322485</text:p>
              </table:table-cell>
              <table:table-cell office:value-type="float" office:value="0.000310845999592857">
                <text:p>0.000310845999592857</text:p>
              </table:table-cell>
              <table:table-cell office:value-type="float" office:value="0.000754386000153318">
                <text:p>0.0007543860001533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426308999522007">
                <text:p>0.000426308999522007</text:p>
              </table:table-cell>
              <table:table-cell office:value-type="float" office:value="0.000192737000361376">
                <text:p>0.000192737000361376</text:p>
              </table:table-cell>
              <table:table-cell office:value-type="float" office:value="0.000842849999571627">
                <text:p>0.0008428499995716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281431000075827">
                <text:p>0.000281431000075827</text:p>
              </table:table-cell>
              <table:table-cell office:value-type="float" office:value="0.000267544999587699">
                <text:p>0.000267544999587699</text:p>
              </table:table-cell>
              <table:table-cell office:value-type="float" office:value="0.000563182999940182">
                <text:p>0.0005631829999401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168141000358446">
                <text:p>0.000168141000358446</text:p>
              </table:table-cell>
              <table:table-cell office:value-type="float" office:value="0.000395862999539531">
                <text:p>0.000395862999539531</text:p>
              </table:table-cell>
              <table:table-cell office:value-type="float" office:value="0.0008083960001386">
                <text:p>0.00080839600013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287611999738147">
                <text:p>0.000287611999738147</text:p>
              </table:table-cell>
              <table:table-cell office:value-type="float" office:value="0.000136933000248973">
                <text:p>0.000136933000248973</text:p>
              </table:table-cell>
              <table:table-cell office:value-type="float" office:value="0.000655724000353075">
                <text:p>0.0006557240003530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271462999990035">
                <text:p>0.000271462999990035</text:p>
              </table:table-cell>
              <table:table-cell office:value-type="float" office:value="0.000169013000231644">
                <text:p>0.000169013000231644</text:p>
              </table:table-cell>
              <table:table-cell office:value-type="float" office:value="0.000397977000829997">
                <text:p>0.0003979770008299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474278000183404">
                <text:p>0.000474278000183404</text:p>
              </table:table-cell>
              <table:table-cell office:value-type="float" office:value="0.000308280999888666">
                <text:p>0.000308280999888666</text:p>
              </table:table-cell>
              <table:table-cell office:value-type="float" office:value="0.000282783999864478">
                <text:p>0.0002827839998644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444012000116345">
                <text:p>0.000444012000116345</text:p>
              </table:table-cell>
              <table:table-cell office:value-type="float" office:value="0.000143315000059374">
                <text:p>0.000143315000059374</text:p>
              </table:table-cell>
              <table:table-cell office:value-type="float" office:value="0.000271974000497721">
                <text:p>0.0002719740004977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454051000815525">
                <text:p>0.000454051000815525</text:p>
              </table:table-cell>
              <table:table-cell office:value-type="float" office:value="0.000187908000043535">
                <text:p>0.000187908000043535</text:p>
              </table:table-cell>
              <table:table-cell office:value-type="float" office:value="0.000357662000169512">
                <text:p>0.0003576620001695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2958180002679">
                <text:p>0.0002958180002679</text:p>
              </table:table-cell>
              <table:table-cell office:value-type="float" office:value="0.000317328000164707">
                <text:p>0.000317328000164707</text:p>
              </table:table-cell>
              <table:table-cell office:value-type="float" office:value="0.000757874000555603">
                <text:p>0.0007578740005556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245514999733132">
                <text:p>0.000245514999733132</text:p>
              </table:table-cell>
              <table:table-cell office:value-type="float" office:value="0.000226518999625114">
                <text:p>0.000226518999625114</text:p>
              </table:table-cell>
              <table:table-cell office:value-type="float" office:value="0.000524482000400894">
                <text:p>0.0005244820004008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377770000341116">
                <text:p>0.000377770000341116</text:p>
              </table:table-cell>
              <table:table-cell office:value-type="float" office:value="0.000240495999605628">
                <text:p>0.000240495999605628</text:p>
              </table:table-cell>
              <table:table-cell office:value-type="float" office:value="0.00063284299994848">
                <text:p>0.000632842999948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266875000306754">
                <text:p>0.000266875000306754</text:p>
              </table:table-cell>
              <table:table-cell office:value-type="float" office:value="0.000218004000089422">
                <text:p>0.000218004000089422</text:p>
              </table:table-cell>
              <table:table-cell office:value-type="float" office:value="0.000598859999627166">
                <text:p>0.0005988599996271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562473000172759">
                <text:p>0.000562473000172759</text:p>
              </table:table-cell>
              <table:table-cell office:value-type="float" office:value="0.00025403100062249">
                <text:p>0.00025403100062249</text:p>
              </table:table-cell>
              <table:table-cell office:value-type="float" office:value="0.000236548999964725">
                <text:p>0.0002365489999647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371348000044236">
                <text:p>0.000371348000044236</text:p>
              </table:table-cell>
              <table:table-cell office:value-type="float" office:value="0.000201072999516327">
                <text:p>0.000201072999516327</text:p>
              </table:table-cell>
              <table:table-cell office:value-type="float" office:value="0.000248921000093105">
                <text:p>0.0002489210000931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451347000307578">
                <text:p>0.000451347000307578</text:p>
              </table:table-cell>
              <table:table-cell office:value-type="float" office:value="0.000137846000143327">
                <text:p>0.000137846000143327</text:p>
              </table:table-cell>
              <table:table-cell office:value-type="float" office:value="0.000880112000231748">
                <text:p>0.0008801120002317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296408999929554">
                <text:p>0.000296408999929554</text:p>
              </table:table-cell>
              <table:table-cell office:value-type="float" office:value="0.000348426000527979">
                <text:p>0.000348426000527979</text:p>
              </table:table-cell>
              <table:table-cell office:value-type="float" office:value="0.00059647599937307">
                <text:p>0.000596475999373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322267999763426">
                <text:p>0.000322267999763426</text:p>
              </table:table-cell>
              <table:table-cell office:value-type="float" office:value="0.000261385000158043">
                <text:p>0.000261385000158043</text:p>
              </table:table-cell>
              <table:table-cell office:value-type="float" office:value="0.000623475999418588">
                <text:p>0.0006234759994185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22133099992061">
                <text:p>0.00022133099992061</text:p>
              </table:table-cell>
              <table:table-cell office:value-type="float" office:value="0.000276443000075233">
                <text:p>0.000276443000075233</text:p>
              </table:table-cell>
              <table:table-cell office:value-type="float" office:value="0.000448611999672721">
                <text:p>0.0004486119996727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265202000264253">
                <text:p>0.000265202000264253</text:p>
              </table:table-cell>
              <table:table-cell office:value-type="float" office:value="0.000171978999787825">
                <text:p>0.000171978999787825</text:p>
              </table:table-cell>
              <table:table-cell office:value-type="float" office:value="0.000232561999837344">
                <text:p>0.0002325619998373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306568999803858">
                <text:p>0.000306568999803858</text:p>
              </table:table-cell>
              <table:table-cell office:value-type="float" office:value="0.000183180000021821">
                <text:p>0.000183180000021821</text:p>
              </table:table-cell>
              <table:table-cell office:value-type="float" office:value="0.000271905000772676">
                <text:p>0.0002719050007726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278305999927397">
                <text:p>0.000278305999927397</text:p>
              </table:table-cell>
              <table:table-cell office:value-type="float" office:value="0.00016871300067578">
                <text:p>0.00016871300067578</text:p>
              </table:table-cell>
              <table:table-cell office:value-type="float" office:value="0.00030893399980414">
                <text:p>0.000308933999804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419126999986474">
                <text:p>0.000419126999986474</text:p>
              </table:table-cell>
              <table:table-cell office:value-type="float" office:value="0.000367882999853464">
                <text:p>0.000367882999853464</text:p>
              </table:table-cell>
              <table:table-cell office:value-type="float" office:value="0.000195972999790683">
                <text:p>0.0001959729997906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338097000167181">
                <text:p>0.000338097000167181</text:p>
              </table:table-cell>
              <table:table-cell office:value-type="float" office:value="0.000234365000324033">
                <text:p>0.000234365000324033</text:p>
              </table:table-cell>
              <table:table-cell office:value-type="float" office:value="0.000620371999502822">
                <text:p>0.0006203719995028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21887599996262">
                <text:p>0.00021887599996262</text:p>
              </table:table-cell>
              <table:table-cell office:value-type="float" office:value="0.000229304999265878">
                <text:p>0.000229304999265878</text:p>
              </table:table-cell>
              <table:table-cell office:value-type="float" office:value="0.00065947400071309">
                <text:p>0.000659474000713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449564000518876">
                <text:p>0.000449564000518876</text:p>
              </table:table-cell>
              <table:table-cell office:value-type="float" office:value="0.000344609000421769">
                <text:p>0.000344609000421769</text:p>
              </table:table-cell>
              <table:table-cell office:value-type="float" office:value="0.00104322600054729">
                <text:p>0.001043226000547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354318000063358">
                <text:p>0.000354318000063358</text:p>
              </table:table-cell>
              <table:table-cell office:value-type="float" office:value="0.000194891999854008">
                <text:p>0.000194891999854008</text:p>
              </table:table-cell>
              <table:table-cell office:value-type="float" office:value="0.000206233000426437">
                <text:p>0.0002062330004264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310246000481129">
                <text:p>0.000310246000481129</text:p>
              </table:table-cell>
              <table:table-cell office:value-type="float" office:value="0.000167802000760275">
                <text:p>0.000167802000760275</text:p>
              </table:table-cell>
              <table:table-cell office:value-type="float" office:value="0.000293045000034908">
                <text:p>0.0002930450000349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277937000646489">
                <text:p>0.000277937000646489</text:p>
              </table:table-cell>
              <table:table-cell office:value-type="float" office:value="0.000257077999776811">
                <text:p>0.000257077999776811</text:p>
              </table:table-cell>
              <table:table-cell office:value-type="float" office:value="0.000316106999889598">
                <text:p>0.0003161069998895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458190999779617">
                <text:p>0.000458190999779617</text:p>
              </table:table-cell>
              <table:table-cell office:value-type="float" office:value="0.000344148999829486">
                <text:p>0.000344148999829486</text:p>
              </table:table-cell>
              <table:table-cell office:value-type="float" office:value="0.000815183999293367">
                <text:p>0.0008151839992933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287773999843921">
                <text:p>0.000287773999843921</text:p>
              </table:table-cell>
              <table:table-cell office:value-type="float" office:value="0.000332366999828082">
                <text:p>0.000332366999828082</text:p>
              </table:table-cell>
              <table:table-cell office:value-type="float" office:value="0.000568886999644747">
                <text:p>0.0005688869996447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307351000628842">
                <text:p>0.000307351000628842</text:p>
              </table:table-cell>
              <table:table-cell office:value-type="float" office:value="0.000237931999436114">
                <text:p>0.000237931999436114</text:p>
              </table:table-cell>
              <table:table-cell office:value-type="float" office:value="0.000619219999862253">
                <text:p>0.0006192199998622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374215000192635">
                <text:p>0.000374215000192635</text:p>
              </table:table-cell>
              <table:table-cell office:value-type="float" office:value="0.000409451000450645">
                <text:p>0.000409451000450645</text:p>
              </table:table-cell>
              <table:table-cell office:value-type="float" office:value="0.000416382999901543">
                <text:p>0.0004163829999015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311789000079443">
                <text:p>0.000311789000079443</text:p>
              </table:table-cell>
              <table:table-cell office:value-type="float" office:value="0.000142324999615084">
                <text:p>0.000142324999615084</text:p>
              </table:table-cell>
              <table:table-cell office:value-type="float" office:value="0.00019552300000214">
                <text:p>0.000195523000002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339340000209631">
                <text:p>0.000339340000209631</text:p>
              </table:table-cell>
              <table:table-cell office:value-type="float" office:value="0.000245736999204382">
                <text:p>0.000245736999204382</text:p>
              </table:table-cell>
              <table:table-cell office:value-type="float" office:value="0.00019982199955848">
                <text:p>0.000199821999558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353307000295899">
                <text:p>0.000353307000295899</text:p>
              </table:table-cell>
              <table:table-cell office:value-type="float" office:value="0.000204640000447398">
                <text:p>0.000204640000447398</text:p>
              </table:table-cell>
              <table:table-cell office:value-type="float" office:value="0.000253541000347468">
                <text:p>0.0002535410003474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293825999506225">
                <text:p>0.000293825999506225</text:p>
              </table:table-cell>
              <table:table-cell office:value-type="float" office:value="0.000154788000145345">
                <text:p>0.000154788000145345</text:p>
              </table:table-cell>
              <table:table-cell office:value-type="float" office:value="0.000245016000008036">
                <text:p>0.0002450160000080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370658999599982">
                <text:p>0.000370658999599982</text:p>
              </table:table-cell>
              <table:table-cell office:value-type="float" office:value="0.000564779999876919">
                <text:p>0.000564779999876919</text:p>
              </table:table-cell>
              <table:table-cell office:value-type="float" office:value="0.000855480000609532">
                <text:p>0.0008554800006095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346685000295111">
                <text:p>0.000346685000295111</text:p>
              </table:table-cell>
              <table:table-cell office:value-type="float" office:value="0.000269070000285865">
                <text:p>0.000269070000285865</text:p>
              </table:table-cell>
              <table:table-cell office:value-type="float" office:value="0.000839080000332615">
                <text:p>0.0008390800003326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302020999697561">
                <text:p>0.000302020999697561</text:p>
              </table:table-cell>
              <table:table-cell office:value-type="float" office:value="0.000497353999890038">
                <text:p>0.000497353999890038</text:p>
              </table:table-cell>
              <table:table-cell office:value-type="float" office:value="0.00078646200017829">
                <text:p>0.000786462000178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344682000104513">
                <text:p>0.000344682000104513</text:p>
              </table:table-cell>
              <table:table-cell office:value-type="float" office:value="0.00030499799959216">
                <text:p>0.00030499799959216</text:p>
              </table:table-cell>
              <table:table-cell office:value-type="float" office:value="0.000272757000857382">
                <text:p>0.0002727570008573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500490999911563">
                <text:p>0.000500490999911563</text:p>
              </table:table-cell>
              <table:table-cell office:value-type="float" office:value="0.000189001999387983">
                <text:p>0.000189001999387983</text:p>
              </table:table-cell>
              <table:table-cell office:value-type="float" office:value="0.000303224999697704">
                <text:p>0.0003032249996977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289908999548061">
                <text:p>0.000289908999548061</text:p>
              </table:table-cell>
              <table:table-cell office:value-type="float" office:value="0.000198889999410312">
                <text:p>0.000198889999410312</text:p>
              </table:table-cell>
              <table:table-cell office:value-type="float" office:value="0.000299958000141487">
                <text:p>0.0002999580001414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315876999593456">
                <text:p>0.000315876999593456</text:p>
              </table:table-cell>
              <table:table-cell office:value-type="float" office:value="0.000161671000569186">
                <text:p>0.000161671000569186</text:p>
              </table:table-cell>
              <table:table-cell office:value-type="float" office:value="0.000622638000095321">
                <text:p>0.0006226380000953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321938000524824">
                <text:p>0.000321938000524824</text:p>
              </table:table-cell>
              <table:table-cell office:value-type="float" office:value="0.00034009299997706">
                <text:p>0.00034009299997706</text:p>
              </table:table-cell>
              <table:table-cell office:value-type="float" office:value="0.000667682000312198">
                <text:p>0.0006676820003121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408951000281377">
                <text:p>0.000408951000281377</text:p>
              </table:table-cell>
              <table:table-cell office:value-type="float" office:value="0.000383213000532123">
                <text:p>0.000383213000532123</text:p>
              </table:table-cell>
              <table:table-cell office:value-type="float" office:value="0.000750576000427827">
                <text:p>0.0007505760004278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429739000537666">
                <text:p>0.000429739000537666</text:p>
              </table:table-cell>
              <table:table-cell office:value-type="float" office:value="0.000290550999125117">
                <text:p>0.000290550999125117</text:p>
              </table:table-cell>
              <table:table-cell office:value-type="float" office:value="0.000463372000012896">
                <text:p>0.0004633720000128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307883000459697">
                <text:p>0.000307883000459697</text:p>
              </table:table-cell>
              <table:table-cell office:value-type="float" office:value="0.000154376999489614">
                <text:p>0.000154376999489614</text:p>
              </table:table-cell>
              <table:table-cell office:value-type="float" office:value="0.000165217999892775">
                <text:p>0.0001652179998927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312693000523723">
                <text:p>0.000312693000523723</text:p>
              </table:table-cell>
              <table:table-cell office:value-type="float" office:value="0.000231230000281357">
                <text:p>0.000231230000281357</text:p>
              </table:table-cell>
              <table:table-cell office:value-type="float" office:value="0.000234897000154888">
                <text:p>0.0002348970001548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503598000250349">
                <text:p>0.000503598000250349</text:p>
              </table:table-cell>
              <table:table-cell office:value-type="float" office:value="0.000197276999642781">
                <text:p>0.000197276999642781</text:p>
              </table:table-cell>
              <table:table-cell office:value-type="float" office:value="0.000279269999737153">
                <text:p>0.0002792699997371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447313000222493">
                <text:p>0.000447313000222493</text:p>
              </table:table-cell>
              <table:table-cell office:value-type="float" office:value="0.000192357999367232">
                <text:p>0.000192357999367232</text:p>
              </table:table-cell>
              <table:table-cell office:value-type="float" office:value="0.000225148999561497">
                <text:p>0.0002251489995614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51855599940609">
                <text:p>0.00051855599940609</text:p>
              </table:table-cell>
              <table:table-cell office:value-type="float" office:value="0.000275663000138593">
                <text:p>0.000275663000138593</text:p>
              </table:table-cell>
              <table:table-cell office:value-type="float" office:value="0.000887281999894185">
                <text:p>0.0008872819998941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34602400046424">
                <text:p>0.00034602400046424</text:p>
              </table:table-cell>
              <table:table-cell office:value-type="float" office:value="0.000395246000152838">
                <text:p>0.000395246000152838</text:p>
              </table:table-cell>
              <table:table-cell office:value-type="float" office:value="0.000736611000320409">
                <text:p>0.0007366110003204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31468599991058">
                <text:p>0.00031468599991058</text:p>
              </table:table-cell>
              <table:table-cell office:value-type="float" office:value="0.000304457000311231">
                <text:p>0.000304457000311231</text:p>
              </table:table-cell>
              <table:table-cell office:value-type="float" office:value="0.000310096999783127">
                <text:p>0.0003100969997831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33056500069506">
                <text:p>0.00033056500069506</text:p>
              </table:table-cell>
              <table:table-cell office:value-type="float" office:value="0.000251497999670391">
                <text:p>0.000251497999670391</text:p>
              </table:table-cell>
              <table:table-cell office:value-type="float" office:value="0.000277216000540648">
                <text:p>0.0002772160005406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299438000183727">
                <text:p>0.000299438000183727</text:p>
              </table:table-cell>
              <table:table-cell office:value-type="float" office:value="0.000169566000295163">
                <text:p>0.000169566000295163</text:p>
              </table:table-cell>
              <table:table-cell office:value-type="float" office:value="0.000243253000007826">
                <text:p>0.0002432530000078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631095999779063">
                <text:p>0.000631095999779063</text:p>
              </table:table-cell>
              <table:table-cell office:value-type="float" office:value="0.000239286000578431">
                <text:p>0.000239286000578431</text:p>
              </table:table-cell>
              <table:table-cell office:value-type="float" office:value="0.000370650999684585">
                <text:p>0.0003706509996845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345604000358435">
                <text:p>0.000345604000358435</text:p>
              </table:table-cell>
              <table:table-cell office:value-type="float" office:value="0.000222974999815051">
                <text:p>0.000222974999815051</text:p>
              </table:table-cell>
              <table:table-cell office:value-type="float" office:value="0.000970958999459981">
                <text:p>0.0009709589994599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38347400004568">
                <text:p>0.00038347400004568</text:p>
              </table:table-cell>
              <table:table-cell office:value-type="float" office:value="0.00042839800062211">
                <text:p>0.00042839800062211</text:p>
              </table:table-cell>
              <table:table-cell office:value-type="float" office:value="0.000852246999784256">
                <text:p>0.0008522469997842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306030000501778">
                <text:p>0.000306030000501778</text:p>
              </table:table-cell>
              <table:table-cell office:value-type="float" office:value="0.0003410260005694">
                <text:p>0.0003410260005694</text:p>
              </table:table-cell>
              <table:table-cell office:value-type="float" office:value="0.000678804999552085">
                <text:p>0.0006788049995520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324494999404124">
                <text:p>0.000324494999404124</text:p>
              </table:table-cell>
              <table:table-cell office:value-type="float" office:value="0.000361091999366181">
                <text:p>0.000361091999366181</text:p>
              </table:table-cell>
              <table:table-cell office:value-type="float" office:value="0.000886040999830584">
                <text:p>0.0008860409998305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31146999936027">
                <text:p>0.00031146999936027</text:p>
              </table:table-cell>
              <table:table-cell office:value-type="float" office:value="0.000226553000175045">
                <text:p>0.000226553000175045</text:p>
              </table:table-cell>
              <table:table-cell office:value-type="float" office:value="0.00049243800003751">
                <text:p>0.000492438000037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306792000628775">
                <text:p>0.000306792000628775</text:p>
              </table:table-cell>
              <table:table-cell office:value-type="float" office:value="0.000160769999638433">
                <text:p>0.000160769999638433</text:p>
              </table:table-cell>
              <table:table-cell office:value-type="float" office:value="0.000405906999731087">
                <text:p>0.0004059069997310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279349999800615">
                <text:p>0.000279349999800615</text:p>
              </table:table-cell>
              <table:table-cell office:value-type="float" office:value="0.000163265000082902">
                <text:p>0.000163265000082902</text:p>
              </table:table-cell>
              <table:table-cell office:value-type="float" office:value="0.00028009200013912">
                <text:p>0.000280092000139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35512300019036">
                <text:p>0.00035512300019036</text:p>
              </table:table-cell>
              <table:table-cell office:value-type="float" office:value="0.000201025000023947">
                <text:p>0.000201025000023947</text:p>
              </table:table-cell>
              <table:table-cell office:value-type="float" office:value="0.000686180000229797">
                <text:p>0.0006861800002297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297153999781585">
                <text:p>0.000297153999781585</text:p>
              </table:table-cell>
              <table:table-cell office:value-type="float" office:value="0.000369449000572786">
                <text:p>0.000369449000572786</text:p>
              </table:table-cell>
              <table:table-cell office:value-type="float" office:value="0.000591572999837808">
                <text:p>0.0005915729998378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286032999611052">
                <text:p>0.000286032999611052</text:p>
              </table:table-cell>
              <table:table-cell office:value-type="float" office:value="0.000204801999643678">
                <text:p>0.000204801999643678</text:p>
              </table:table-cell>
              <table:table-cell office:value-type="float" office:value="0.000607543000114674">
                <text:p>0.0006075430001146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360062000254402">
                <text:p>0.000360062000254402</text:p>
              </table:table-cell>
              <table:table-cell office:value-type="float" office:value="0.000286845000118774">
                <text:p>0.000286845000118774</text:p>
              </table:table-cell>
              <table:table-cell office:value-type="float" office:value="0.000743395999961649">
                <text:p>0.0007433959999616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277877999906195">
                <text:p>0.000277877999906195</text:p>
              </table:table-cell>
              <table:table-cell office:value-type="float" office:value="0.00014236599963624">
                <text:p>0.00014236599963624</text:p>
              </table:table-cell>
              <table:table-cell office:value-type="float" office:value="0.000223547000132385">
                <text:p>0.0002235470001323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435202000517165">
                <text:p>0.000435202000517165</text:p>
              </table:table-cell>
              <table:table-cell office:value-type="float" office:value="0.000195515000086743">
                <text:p>0.000195515000086743</text:p>
              </table:table-cell>
              <table:table-cell office:value-type="float" office:value="0.000530418999915128">
                <text:p>0.0005304189999151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37986900042597">
                <text:p>0.00037986900042597</text:p>
              </table:table-cell>
              <table:table-cell office:value-type="float" office:value="0.000158836000082374">
                <text:p>0.000158836000082374</text:p>
              </table:table-cell>
              <table:table-cell office:value-type="float" office:value="0.000280191999991075">
                <text:p>0.0002801919999910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362877000043227">
                <text:p>0.000362877000043227</text:p>
              </table:table-cell>
              <table:table-cell office:value-type="float" office:value="0.000236943000345491">
                <text:p>0.000236943000345491</text:p>
              </table:table-cell>
              <table:table-cell office:value-type="float" office:value="0.000767061000260583">
                <text:p>0.0007670610002605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3037670003323">
                <text:p>0.0003037670003323</text:p>
              </table:table-cell>
              <table:table-cell office:value-type="float" office:value="0.000337229999786359">
                <text:p>0.000337229999786359</text:p>
              </table:table-cell>
              <table:table-cell office:value-type="float" office:value="0.000158896000357345">
                <text:p>0.0001588960003573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219259000004968">
                <text:p>0.000219259000004968</text:p>
              </table:table-cell>
              <table:table-cell office:value-type="float" office:value="0.000279111000054399">
                <text:p>0.000279111000054399</text:p>
              </table:table-cell>
              <table:table-cell office:value-type="float" office:value="0.000690226999722654">
                <text:p>0.0006902269997226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324155000271276">
                <text:p>0.000324155000271276</text:p>
              </table:table-cell>
              <table:table-cell office:value-type="float" office:value="0.00032459599970025">
                <text:p>0.00032459599970025</text:p>
              </table:table-cell>
              <table:table-cell office:value-type="float" office:value="0.000625998000032268">
                <text:p>0.0006259980000322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273761000244122">
                <text:p>0.000273761000244122</text:p>
              </table:table-cell>
              <table:table-cell office:value-type="float" office:value="0.000157794999722682">
                <text:p>0.000157794999722682</text:p>
              </table:table-cell>
              <table:table-cell office:value-type="float" office:value="0.000557149999622197">
                <text:p>0.0005571499996221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393935999454698">
                <text:p>0.000393935999454698</text:p>
              </table:table-cell>
              <table:table-cell office:value-type="float" office:value="0.00027459299963084">
                <text:p>0.00027459299963084</text:p>
              </table:table-cell>
              <table:table-cell office:value-type="float" office:value="0.000569984000321711">
                <text:p>0.0005699840003217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304317999507475">
                <text:p>0.000304317999507475</text:p>
              </table:table-cell>
              <table:table-cell office:value-type="float" office:value="0.000182881000000634">
                <text:p>0.000182881000000634</text:p>
              </table:table-cell>
              <table:table-cell office:value-type="float" office:value="0.000367165999705321">
                <text:p>0.0003671659997053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270143999841821">
                <text:p>0.000270143999841821</text:p>
              </table:table-cell>
              <table:table-cell office:value-type="float" office:value="0.000172402000316652">
                <text:p>0.000172402000316652</text:p>
              </table:table-cell>
              <table:table-cell office:value-type="float" office:value="0.000381462000405008">
                <text:p>0.0003814620004050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305019000734319">
                <text:p>0.000305019000734319</text:p>
              </table:table-cell>
              <table:table-cell office:value-type="float" office:value="0.000200042999495054">
                <text:p>0.000200042999495054</text:p>
              </table:table-cell>
              <table:table-cell office:value-type="float" office:value="0.000624966999566823">
                <text:p>0.0006249669995668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430083000537707">
                <text:p>0.000430083000537707</text:p>
              </table:table-cell>
              <table:table-cell office:value-type="float" office:value="0.000275413999588636">
                <text:p>0.000275413999588636</text:p>
              </table:table-cell>
              <table:table-cell office:value-type="float" office:value="0.000606591999712691">
                <text:p>0.0006065919997126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347358999533753">
                <text:p>0.000347358999533753</text:p>
              </table:table-cell>
              <table:table-cell office:value-type="float" office:value="0.000247622000642878">
                <text:p>0.000247622000642878</text:p>
              </table:table-cell>
              <table:table-cell office:value-type="float" office:value="0.000418982000155665">
                <text:p>0.0004189820001556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267358999735734">
                <text:p>0.000267358999735734</text:p>
              </table:table-cell>
              <table:table-cell office:value-type="float" office:value="0.000251780000326107">
                <text:p>0.000251780000326107</text:p>
              </table:table-cell>
              <table:table-cell office:value-type="float" office:value="0.000289591000182554">
                <text:p>0.0002895910001825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330527999722108">
                <text:p>0.000330527999722108</text:p>
              </table:table-cell>
              <table:table-cell office:value-type="float" office:value="0.000206625999453536">
                <text:p>0.000206625999453536</text:p>
              </table:table-cell>
              <table:table-cell office:value-type="float" office:value="0.000267029000497132">
                <text:p>0.0002670290004971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404845999582903">
                <text:p>0.000404845999582903</text:p>
              </table:table-cell>
              <table:table-cell office:value-type="float" office:value="0.000242572999923141">
                <text:p>0.000242572999923141</text:p>
              </table:table-cell>
              <table:table-cell office:value-type="float" office:value="0.000237072999880183">
                <text:p>0.0002370729998801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301322999803233">
                <text:p>0.000301322999803233</text:p>
              </table:table-cell>
              <table:table-cell office:value-type="float" office:value="0.000140011999974377">
                <text:p>0.000140011999974377</text:p>
              </table:table-cell>
              <table:table-cell office:value-type="float" office:value="0.000636288999885437">
                <text:p>0.0006362889998854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317592999635963">
                <text:p>0.000317592999635963</text:p>
              </table:table-cell>
              <table:table-cell office:value-type="float" office:value="0.000329756000610359">
                <text:p>0.000329756000610359</text:p>
              </table:table-cell>
              <table:table-cell office:value-type="float" office:value="0.000621029999820166">
                <text:p>0.0006210299998201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368648999938159">
                <text:p>0.000368648999938159</text:p>
              </table:table-cell>
              <table:table-cell office:value-type="float" office:value="0.000221915000111039">
                <text:p>0.000221915000111039</text:p>
              </table:table-cell>
              <table:table-cell office:value-type="float" office:value="0.000591905999499431">
                <text:p>0.0005919059994994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286655999843788">
                <text:p>0.000286655999843788</text:p>
              </table:table-cell>
              <table:table-cell office:value-type="float" office:value="0.000308415999825229">
                <text:p>0.000308415999825229</text:p>
              </table:table-cell>
              <table:table-cell office:value-type="float" office:value="0.000369119000424689">
                <text:p>0.0003691190004246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E1:Sheet1.E231" chart:data-source-has-labels="row" svg:x="1.331cm" svg:y="0.18cm" svg:width="14.349cm" svg:height="7.659cm">
          <chart:coordinate-region svg:x="2.614cm" svg:y="0.38cm" svg:width="12.787cm" svg:height="6.812cm"/>
          <chart:axis chart:dimension="x" chart:name="primary-x" chart:style-name="ch3">
            <chart:title svg:x="7.416cm" svg:y="8.019cm" chart:style-name="ch4">
              <text:p>Serveranfrage</text:p>
            </chart:title>
          </chart:axis>
          <chart:axis chart:dimension="y" chart:name="primary-y" chart:style-name="ch5">
            <chart:title svg:x="0.451cm" svg:y="6.302cm" chart:style-name="ch6">
              <text:p>MonPoly Verarbeitungszeit in s</text:p>
            </chart:title>
            <chart:grid chart:style-name="ch7" chart:class="major"/>
          </chart:axis>
          <chart:series chart:style-name="ch8" chart:values-cell-range-address="Sheet1.E2:Sheet1.E231" chart:label-cell-address="Sheet1.E1:Sheet1.E1" chart:class="chart:scatter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age,  Anweisung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83622999228828">
                <text:p>0.000983622999228828</text:p>
                <draw:g>
                  <svg:desc>Sheet1.E2:Sheet1.E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14305999179487">
                <text:p>0.000214305999179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5355699997599">
                <text:p>0.00015355699997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75956999555638">
                <text:p>0.000175956999555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65137000294635">
                <text:p>0.000165137000294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78701999175246">
                <text:p>0.000178701999175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79693999598385">
                <text:p>0.000179693999598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15509000554448">
                <text:p>0.000215509000554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21489000068686">
                <text:p>0.0002214890000686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47396999839111">
                <text:p>0.000247396999839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54829000166501">
                <text:p>0.000154829000166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25075999878754">
                <text:p>0.000225075999878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50892999954522">
                <text:p>0.0001508929999545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3682800019742">
                <text:p>0.000236828000197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09609000194177">
                <text:p>0.000209609000194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0024200057378">
                <text:p>0.000200242000573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54319000102987">
                <text:p>0.000154319000102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90115000098012">
                <text:p>0.000290115000098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36256999414763">
                <text:p>0.000236256999414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478505000501173">
                <text:p>0.0004785050005011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79505999969842">
                <text:p>0.000279505999969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859385999319784">
                <text:p>0.000859385999319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11754000702058">
                <text:p>0.0002117540007020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43581000177073">
                <text:p>0.000243581000177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345645999914268">
                <text:p>0.0003456459999142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340567000421288">
                <text:p>0.0003405670004212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90374999874621">
                <text:p>0.0001903749998746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53087999933632">
                <text:p>0.000153087999933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90056000267214">
                <text:p>0.000290056000267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45395000092685">
                <text:p>0.0002453950000926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32681999477791">
                <text:p>0.0002326819994777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85537000106706">
                <text:p>0.0001855370001067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32792000133486">
                <text:p>0.0002327920001334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589880000006815">
                <text:p>0.000589880000006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48439999975381">
                <text:p>0.0001484399999753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55953000103182">
                <text:p>0.000155953000103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88983000043663">
                <text:p>0.0001889830000436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208569000278658">
                <text:p>0.0002085690002786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51841000540298">
                <text:p>0.0004518410005402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65409999681287">
                <text:p>0.0001654099996812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342111999998451">
                <text:p>0.000342111999998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62486000590434">
                <text:p>0.0001624860005904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17732300057105">
                <text:p>0.00017732300057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63437000082922">
                <text:p>0.0001634370000829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256927000009455">
                <text:p>0.000256927000009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314001999868196">
                <text:p>0.0003140019998681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216744000681501">
                <text:p>0.000216744000681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238763999732328">
                <text:p>0.0002387639997323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193852999473165">
                <text:p>0.0001938529994731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195976999748382">
                <text:p>0.000195976999748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183254000148736">
                <text:p>0.0001832540001487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18943500072055">
                <text:p>0.000189435000720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21555300008913">
                <text:p>0.000215553000089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261146000411827">
                <text:p>0.0002611460004118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585487000535068">
                <text:p>0.0005854870005350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36982000387798">
                <text:p>0.0002369820003877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166914999681467">
                <text:p>0.0001669149996814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197530999685114">
                <text:p>0.000197530999685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36711999605177">
                <text:p>0.000236711999605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02124000174808">
                <text:p>0.0004021240001748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34227999499126">
                <text:p>0.0002342279994991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6191800043307">
                <text:p>0.000261918000433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99754999812285">
                <text:p>0.0001997549998122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61525000294205">
                <text:p>0.0001615250002942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18879999920318">
                <text:p>0.0002188799999203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25110999963363">
                <text:p>0.0002251109999633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62741000369715">
                <text:p>0.0002627410003697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61837999460113">
                <text:p>0.0002618379994601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94498999210191">
                <text:p>0.0002944989992101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158048999765015">
                <text:p>0.0001580489997650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45929999437067">
                <text:p>0.0002459299994370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308664000840508">
                <text:p>0.0003086640008405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230841999837139">
                <text:p>0.0002308419998371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50183999721776">
                <text:p>0.0001501839997217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61505000505713">
                <text:p>0.0001615050005057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18246000056388">
                <text:p>0.000118246000056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158469999405497">
                <text:p>0.0001584699994054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5089699991222">
                <text:p>0.000150896999912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151968000864144">
                <text:p>0.0001519680008641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202911999622302">
                <text:p>0.0002029119996223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173708000147599">
                <text:p>0.0001737080001475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506587999552721">
                <text:p>0.0005065879995527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292325999907916">
                <text:p>0.0002923259999079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197583000044688">
                <text:p>0.0001975830000446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43567000325129">
                <text:p>0.0002435670003251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304328999845893">
                <text:p>0.0003043289998458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194406000446179">
                <text:p>0.0001944060004461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181673000042792">
                <text:p>0.0001816730000427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493706000270322">
                <text:p>0.0004937060002703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310209000417672">
                <text:p>0.0003102090004176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233108000429638">
                <text:p>0.0002331080004296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34921000810573">
                <text:p>0.0002349210008105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25534000492189">
                <text:p>0.0002255340004921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180551999619638">
                <text:p>0.0001805519996196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529162000020733">
                <text:p>0.0005291620000207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676602999192255">
                <text:p>0.000676602999192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229731999752403">
                <text:p>0.0002297319997524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321461000567069">
                <text:p>0.00032146100056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190800999916974">
                <text:p>0.0001908009999169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170602999787661">
                <text:p>0.0001706029997876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283981999928073">
                <text:p>0.000283981999928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276679000307922">
                <text:p>0.0002766790003079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39424499937013">
                <text:p>0.000394244999370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421585000367486">
                <text:p>0.0004215850003674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280094999652647">
                <text:p>0.0002800949996526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175362999470963">
                <text:p>0.0001753629994709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98736000129429">
                <text:p>0.0001987360001294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218502999814518">
                <text:p>0.000218502999814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179130000105943">
                <text:p>0.0001791300001059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378486999579763">
                <text:p>0.0003784869995797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265007999587397">
                <text:p>0.0002650079995873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23057499947754">
                <text:p>0.000230574999477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266400999862526">
                <text:p>0.0002664009998625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16304000018863">
                <text:p>0.000163040000188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180062000254111">
                <text:p>0.0001800620002541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177967999661632">
                <text:p>0.0001779679996616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158742999701644">
                <text:p>0.0001587429997016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426186000368034">
                <text:p>0.0004261860003680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231436999456491">
                <text:p>0.0002314369994564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266611999904853">
                <text:p>0.0002666119999048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303881000036199">
                <text:p>0.0003038810000361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192174000403611">
                <text:p>0.0001921740004036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305835000290244">
                <text:p>0.0003058350002902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31841700001678">
                <text:p>0.000318417000016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751216000026034">
                <text:p>0.000751216000026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273946000561409">
                <text:p>0.0002739460005614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269848999778333">
                <text:p>0.000269848999778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203565999981947">
                <text:p>0.0002035659999819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277092000033008">
                <text:p>0.0002770920000330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248690000262286">
                <text:p>0.0002486900002622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325321000673284">
                <text:p>0.0003253210006732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209938000807597">
                <text:p>0.0002099380008075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252176000685722">
                <text:p>0.0002521760006857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159373999849777">
                <text:p>0.0001593739998497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307598999825132">
                <text:p>0.0003075989998251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226118000682618">
                <text:p>0.0002261180006826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170796000020346">
                <text:p>0.0001707960000203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385052000638098">
                <text:p>0.0003850520006380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164783999935025">
                <text:p>0.0001647839999350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23771999985911">
                <text:p>0.000237719999859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266473000010592">
                <text:p>0.0002664730000105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268125999355107">
                <text:p>0.0002681259993551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399299000491737">
                <text:p>0.0003992990004917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498403000165126">
                <text:p>0.0004984030001651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531444000444026">
                <text:p>0.0005314440004440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281962000372005">
                <text:p>0.0002819620003720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153584999679879">
                <text:p>0.0001535849996798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190864000614965">
                <text:p>0.0001908640006149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159586000336276">
                <text:p>0.0001595860003362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170276000062586">
                <text:p>0.0001702760000625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254581999797665">
                <text:p>0.0002545819997976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551641999663843">
                <text:p>0.0005516419996638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365638000403123">
                <text:p>0.0003656380004031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230587999794807">
                <text:p>0.0002305879997948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146651000250131">
                <text:p>0.0001466510002501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184472000000824">
                <text:p>0.0001844720000008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208006000320893">
                <text:p>0.0002080060003208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255874000686163">
                <text:p>0.0002558740006861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301217999549408">
                <text:p>0.0003012179995494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149526999848604">
                <text:p>0.0001495269998486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216491999708523">
                <text:p>0.0002164919997085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205671000003349">
                <text:p>0.0002056710000033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204379000024346">
                <text:p>0.0002043790000243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209658999665407">
                <text:p>0.0002096589996654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140911000016786">
                <text:p>0.0001409110000167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196896000488778">
                <text:p>0.000196896000488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852152000334172">
                <text:p>0.0008521520003341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154637000377988">
                <text:p>0.0001546370003779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226069999371248">
                <text:p>0.0002260699993712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156941000568622">
                <text:p>0.0001569410005686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307741999677091">
                <text:p>0.0003077419996770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316388000101142">
                <text:p>0.0003163880001011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31250999927579">
                <text:p>0.000312509999275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346875000104774">
                <text:p>0.0003468750001047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143828000545909">
                <text:p>0.0001438280005459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127516999782529">
                <text:p>0.0001275169997825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175235999449797">
                <text:p>0.0001752359994497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178240999957779">
                <text:p>0.0001782409999577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41646500085335">
                <text:p>0.000416465000853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546024999493966">
                <text:p>0.0005460249994939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527359999978216">
                <text:p>0.0005273599999782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197807999938959">
                <text:p>0.0001978079999389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207866999517137">
                <text:p>0.0002078669995171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205581999580318">
                <text:p>0.0002055819995803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196926000171516">
                <text:p>0.0001969260001715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144519000059518">
                <text:p>0.0001445190000595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225369000872888">
                <text:p>0.0002253690008728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268689999757044">
                <text:p>0.0002686899997570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192298000001756">
                <text:p>0.0001922980000017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239295000028505">
                <text:p>0.0002392950000285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196306000361801">
                <text:p>0.0001963060003618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297493999823928">
                <text:p>0.0002974939998239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755396000386099">
                <text:p>0.0007553960003860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178903000232822">
                <text:p>0.0001789030002328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261776999650465">
                <text:p>0.0002617769996504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199590999727661">
                <text:p>0.0001995909997276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271595999947749">
                <text:p>0.0002715959999477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193030000446015">
                <text:p>0.0001930300004460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242851999246341">
                <text:p>0.0002428519992463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580010999328806">
                <text:p>0.0005800109993288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623039999481989">
                <text:p>0.0006230399994819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249484999585547">
                <text:p>0.0002494849995855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235318999330048">
                <text:p>0.0002353189993300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165839000146661">
                <text:p>0.0001658390001466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192309000340174">
                <text:p>0.0001923090003401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237501999436063">
                <text:p>0.0002375019994360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157002999912947">
                <text:p>0.0001570029999129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567929000681033">
                <text:p>0.0005679290006810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16682099976606">
                <text:p>0.000166820999766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169435999850975">
                <text:p>0.0001694359998509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244124999881024">
                <text:p>0.0002441249998810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207406999834348">
                <text:p>0.0002074069998343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19765799970628">
                <text:p>0.000197657999706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28201699933561">
                <text:p>0.000282016999335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25729000026331">
                <text:p>0.000257290000263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389476999771432">
                <text:p>0.0003894769997714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188742000318598">
                <text:p>0.0001887420003185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254635999226593">
                <text:p>0.0002546359992265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12866999986727">
                <text:p>0.000128669999867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241339999774937">
                <text:p>0.0002413399997749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276265000138665">
                <text:p>0.0002762650001386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55662900012976">
                <text:p>0.000556629000129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612673999967228">
                <text:p>0.0006126739999672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190164999366971">
                <text:p>0.0001901649993669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233366000429669">
                <text:p>0.0002333660004296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213068000448402">
                <text:p>0.0002130680004484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155189999532013">
                <text:p>0.0001551899995320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157414000568679">
                <text:p>0.0001574140005686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371945000551932">
                <text:p>0.0003719450005519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244527000177186">
                <text:p>0.0002445270001771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F1:Sheet1.F231" chart:data-source-has-labels="row" svg:x="1.331cm" svg:y="0.18cm" svg:width="14.349cm" svg:height="7.659cm">
          <chart:coordinate-region svg:x="2.614cm" svg:y="0.38cm" svg:width="12.787cm" svg:height="6.812cm"/>
          <chart:axis chart:dimension="x" chart:name="primary-x" chart:style-name="ch3">
            <chart:title svg:x="7.416cm" svg:y="8.019cm" chart:style-name="ch4">
              <text:p>Serveranfrage</text:p>
            </chart:title>
          </chart:axis>
          <chart:axis chart:dimension="y" chart:name="primary-y" chart:style-name="ch5">
            <chart:title svg:x="0.451cm" svg:y="5.297cm" chart:style-name="ch6">
              <text:p>Verarbeitung in s</text:p>
            </chart:title>
            <chart:grid chart:style-name="ch7" chart:class="major"/>
          </chart:axis>
          <chart:series chart:style-name="ch8" chart:values-cell-range-address="Sheet1.F2:Sheet1.F231" chart:label-cell-address="Sheet1.F1:Sheet1.F1" chart:class="chart:scatter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mptom Kombination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07444000302348">
                <text:p>0.000407444000302348</text:p>
                <draw:g>
                  <svg:desc>Sheet1.F2:Sheet1.F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80676000329549">
                <text:p>0.000280676000329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6893499984435">
                <text:p>0.00046893499984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27088999660919">
                <text:p>0.0005270889996609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97686999147118">
                <text:p>0.000297686999147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36265999774332">
                <text:p>0.000236265999774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741799000024912">
                <text:p>0.000741799000024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65780000315863">
                <text:p>0.000165780000315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44120999923325">
                <text:p>0.000244120999923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901216000784189">
                <text:p>0.000901216000784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612775999798032">
                <text:p>0.0006127759997980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611063000178547">
                <text:p>0.000611063000178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99390000489075">
                <text:p>0.000199390000489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51190499925724">
                <text:p>0.000511904999257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33873000070162">
                <text:p>0.000233873000070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663851000354043">
                <text:p>0.000663851000354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99350999739545">
                <text:p>0.000299350999739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571454000237281">
                <text:p>0.0005714540002372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774901000113459">
                <text:p>0.000774901000113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669840999762528">
                <text:p>0.000669840999762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312865999148926">
                <text:p>0.0003128659991489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504653999996663">
                <text:p>0.000504653999996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575973000195518">
                <text:p>0.000575973000195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338822999765398">
                <text:p>0.0003388229997653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590589999774238">
                <text:p>0.000590589999774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672849000693532">
                <text:p>0.0006728490006935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04009999833943">
                <text:p>0.0002040099998339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310402999275539">
                <text:p>0.0003104029992755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663883999550308">
                <text:p>0.000663883999550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32087199997477">
                <text:p>0.00032087199997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713403999725415">
                <text:p>0.000713403999725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616398000602203">
                <text:p>0.0006163980006022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566396999602148">
                <text:p>0.000566396999602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624704000074416">
                <text:p>0.000624704000074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370382999790309">
                <text:p>0.000370382999790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718895999852975">
                <text:p>0.0007188959998529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69109000328172">
                <text:p>0.000269109000328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688060000356927">
                <text:p>0.0006880600003569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811173999863968">
                <text:p>0.0008111739998639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658857999951579">
                <text:p>0.0006588579999515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81642000118154">
                <text:p>0.000281642000118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627913000244007">
                <text:p>0.000627913000244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520906999554427">
                <text:p>0.0005209069995544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365304000297328">
                <text:p>0.000365304000297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767696999901091">
                <text:p>0.0007676969999010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441393000073731">
                <text:p>0.000441393000073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582439999561757">
                <text:p>0.0005824399995617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579674999244162">
                <text:p>0.0005796749992441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608639000347466">
                <text:p>0.0006086390003474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844569000037154">
                <text:p>0.000844569000037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609200000326382">
                <text:p>0.0006092000003263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625489999947604">
                <text:p>0.0006254899999476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535156000296411">
                <text:p>0.0005351560002964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89805000345223">
                <text:p>0.000589805000345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540183999873989">
                <text:p>0.0005401839998739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620492000052764">
                <text:p>0.0006204920000527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822110000626708">
                <text:p>0.000822110000626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750579999476031">
                <text:p>0.000750579999476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561655000637984">
                <text:p>0.0005616550006379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563397999940207">
                <text:p>0.0005633979999402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805220000074769">
                <text:p>0.0008052200000747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639165999928082">
                <text:p>0.0006391659999280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343267000062042">
                <text:p>0.0003432670000620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483252999401884">
                <text:p>0.000483252999401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620283999523963">
                <text:p>0.0006202839995239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792588999502186">
                <text:p>0.0007925889995021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193002000742126">
                <text:p>0.0001930020007421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532803000169224">
                <text:p>0.0005328030001692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612019000072905">
                <text:p>0.0006120190000729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678561999848171">
                <text:p>0.0006785619998481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422133000029135">
                <text:p>0.0004221330000291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303746000099636">
                <text:p>0.0003037460000996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539047000529536">
                <text:p>0.000539047000529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680365000334859">
                <text:p>0.0006803650003348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342176999765798">
                <text:p>0.0003421769997657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598475000515464">
                <text:p>0.000598475000515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665278999804286">
                <text:p>0.0006652789998042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553875000150583">
                <text:p>0.0005538750001505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302653999824543">
                <text:p>0.0003026539998245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50502000098641">
                <text:p>0.0006505020000986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515503999849898">
                <text:p>0.0005155039998498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844738000523648">
                <text:p>0.000844738000523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55960600002436">
                <text:p>0.000559606000024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665251000100398">
                <text:p>0.0006652510001003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543185999958951">
                <text:p>0.0005431859999589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531886000317172">
                <text:p>0.000531886000317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866849999511032">
                <text:p>0.0008668499995110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687030000335653">
                <text:p>0.0006870300003356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64282000039384">
                <text:p>0.000642820000393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576698000259057">
                <text:p>0.0005766980002590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283970999589656">
                <text:p>0.000283970999589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710053999682714">
                <text:p>0.000710053999682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731203000214009">
                <text:p>0.0007312030002140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361413999598881">
                <text:p>0.0003614139995988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594992000515049">
                <text:p>0.0005949920005150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810670000646496">
                <text:p>0.000810670000646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695116999850143">
                <text:p>0.0006951169998501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563435999538342">
                <text:p>0.0005634359995383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886890999936441">
                <text:p>0.0008868909999364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14117900011479">
                <text:p>0.001141179000114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635618999694998">
                <text:p>0.0006356189996949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664380999296554">
                <text:p>0.0006643809992965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663300000269373">
                <text:p>0.0006633000002693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139134999699309">
                <text:p>0.0001391349996993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289001999590255">
                <text:p>0.000289001999590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94853599966882">
                <text:p>0.000948535999668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687175000166462">
                <text:p>0.0006871750001664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515239000378642">
                <text:p>0.000515239000378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482167000882328">
                <text:p>0.0004821670008823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623238000116544">
                <text:p>0.0006232380001165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562817000172799">
                <text:p>0.0005628170001727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301504999697499">
                <text:p>0.0003015049996974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835759999972652">
                <text:p>0.0008357599999726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355195000338426">
                <text:p>0.0003551950003384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173560000803263">
                <text:p>0.0001735600008032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688839999384072">
                <text:p>0.0006888399993840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575510999624385">
                <text:p>0.0005755109996243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660787999549939">
                <text:p>0.0006607879995499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796198999523767">
                <text:p>0.0007961989995237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594707999880484">
                <text:p>0.0005947079998804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588916999731737">
                <text:p>0.0005889169997317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282760999652965">
                <text:p>0.0002827609996529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580009999794129">
                <text:p>0.0005800099997941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674154000080307">
                <text:p>0.0006741540000803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766885000302864">
                <text:p>0.0007668850003028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290867000330763">
                <text:p>0.0002908670003307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793123999756062">
                <text:p>0.0007931239997560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447146000624343">
                <text:p>0.0004471460006243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802260999989812">
                <text:p>0.0008022609999898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704761999259063">
                <text:p>0.0007047619992590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678073000017321">
                <text:p>0.0006780730000173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586733000091044">
                <text:p>0.0005867330000910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672784000016691">
                <text:p>0.0006727840000166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560627000595559">
                <text:p>0.0005606270005955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368752000213135">
                <text:p>0.0003687520002131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815869000689418">
                <text:p>0.0008158690006894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689454999701411">
                <text:p>0.0006894549997014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936130999434681">
                <text:p>0.0009361309994346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622741000370297">
                <text:p>0.0006227410003702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818364999759069">
                <text:p>0.0008183649997590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804528999651666">
                <text:p>0.0008045289996516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311546999910206">
                <text:p>0.0003115469999102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595391999922867">
                <text:p>0.0005953919999228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152661999891279">
                <text:p>0.0001526619998912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415638999584189">
                <text:p>0.0004156389995841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635096000223712">
                <text:p>0.0006350960002237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621120999312552">
                <text:p>0.0006211209993125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596415000472916">
                <text:p>0.0005964150004729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313760999233637">
                <text:p>0.0003137609992336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534769999831042">
                <text:p>0.0005347699998310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630378000096243">
                <text:p>0.0006303780000962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653119999697083">
                <text:p>0.0006531199996970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750539999899047">
                <text:p>0.0007505399998990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270260999968741">
                <text:p>0.0002702609999687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568833999750495">
                <text:p>0.0005688339997504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553826000214031">
                <text:p>0.0005538260002140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246676999267947">
                <text:p>0.0002466769992679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231819999498839">
                <text:p>0.0002318199994988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529141000697564">
                <text:p>0.0005291410006975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612384999840288">
                <text:p>0.0006123849998402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291281000500021">
                <text:p>0.0002912810005000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575167000533838">
                <text:p>0.0005751670005338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653262000014365">
                <text:p>0.0006532620000143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275440999757848">
                <text:p>0.0002754409997578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545651999345864">
                <text:p>0.0005456519993458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792781000200193">
                <text:p>0.0007927810002001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890683000761783">
                <text:p>0.0008906830007617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630950999948254">
                <text:p>0.0006309509999482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315496000439452">
                <text:p>0.0003154960004394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318110000080196">
                <text:p>0.0003181100000801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522519999321958">
                <text:p>0.0005225199993219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148305000038818">
                <text:p>0.0001483050000388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630642000032822">
                <text:p>0.0006306420000328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579086000470852">
                <text:p>0.0005790860004708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634438999441045">
                <text:p>0.0006344389994410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333459000103176">
                <text:p>0.0003334590001031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654657000268344">
                <text:p>0.0006546570002683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844139000037103">
                <text:p>0.0008441390000371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642194000647578">
                <text:p>0.0006421940006475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561773999834259">
                <text:p>0.0005617739998342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756206000005477">
                <text:p>0.0007562060000054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973902000623639">
                <text:p>0.0009739020006236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369506999959412">
                <text:p>0.0003695069999594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715531000423653">
                <text:p>0.0007155310004236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335794999955397">
                <text:p>0.0003357949999553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23768199935148">
                <text:p>0.000237681999351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727894000192464">
                <text:p>0.0007278940001924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898792000043613">
                <text:p>0.0008987920000436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362384999789356">
                <text:p>0.0003623849997893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441010999566061">
                <text:p>0.0004410109995660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678673000038543">
                <text:p>0.0006786730000385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542809999387828">
                <text:p>0.0005428099993878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666921000629372">
                <text:p>0.0006669210006293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598654999521386">
                <text:p>0.0005986549995213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148086000081094">
                <text:p>0.0001480860000810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314054999762448">
                <text:p>0.0003140549997624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671922000037739">
                <text:p>0.0006719220000377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778851000177383">
                <text:p>0.0007788510001773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267096999778005">
                <text:p>0.0002670969997780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762830999519792">
                <text:p>0.0007628309995197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450338999144151">
                <text:p>0.0004503389991441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841548000607872">
                <text:p>0.0008415480006078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593536000451422">
                <text:p>0.0005935360004514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599788999352313">
                <text:p>0.0005997889993523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622200000179873">
                <text:p>0.0006222000001798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344772000062221">
                <text:p>0.0003447720000622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491816999783623">
                <text:p>0.0004918169997836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606040000093344">
                <text:p>0.0006060400000933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213657999665884">
                <text:p>0.0002136579996658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285713000266696">
                <text:p>0.0002857130002666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32833200020832">
                <text:p>0.000328332000208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439790000200446">
                <text:p>0.0004397900002004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703342999258894">
                <text:p>0.0007033429992588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576656000703224">
                <text:p>0.0005766560007032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584700999752386">
                <text:p>0.0005847009997523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727708000340499">
                <text:p>0.0007277080003404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583779999942635">
                <text:p>0.0005837799999426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630717999229091">
                <text:p>0.0006307179992290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683806000779441">
                <text:p>0.0006838060007794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51741600054811">
                <text:p>0.000517416000548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386722000257578">
                <text:p>0.0003867220002575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607734000368509">
                <text:p>0.0006077340003685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609918999543879">
                <text:p>0.0006099189995438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830711999697087">
                <text:p>0.0008307119996970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41644799966889">
                <text:p>0.000416447999668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331148999975994">
                <text:p>0.0003311489999759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549585999578994">
                <text:p>0.0005495859995789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44265699943935">
                <text:p>0.000442656999439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568842000575387">
                <text:p>0.0005688420005753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570485999560333">
                <text:p>0.000570485999560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D1:Sheet1.D231" chart:data-source-has-labels="row" svg:x="1.331cm" svg:y="0.18cm" svg:width="14.349cm" svg:height="7.659cm">
          <chart:coordinate-region svg:x="2.614cm" svg:y="0.379cm" svg:width="12.787cm" svg:height="6.813cm"/>
          <chart:axis chart:dimension="x" chart:name="primary-x" chart:style-name="ch3">
            <chart:title svg:x="7.416cm" svg:y="8.019cm" chart:style-name="ch4">
              <text:p>Serveranfrage</text:p>
            </chart:title>
          </chart:axis>
          <chart:axis chart:dimension="y" chart:name="primary-y" chart:style-name="ch5">
            <chart:title svg:x="0.451cm" svg:y="6.302cm" chart:style-name="ch6">
              <text:p>MonPoly Verarbeitungszeit in s</text:p>
            </chart:title>
            <chart:grid chart:style-name="ch7" chart:class="major"/>
          </chart:axis>
          <chart:series chart:style-name="ch8" chart:values-cell-range-address="Sheet1.D2:Sheet1.D231" chart:label-cell-address="Sheet1.D1:Sheet1.D1" chart:class="chart:scatter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sonalprioritä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3449399992096">
                <text:p>0.00093449399992096</text:p>
                <draw:g>
                  <svg:desc>Sheet1.D2:Sheet1.D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03376000172284">
                <text:p>0.000203376000172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34572999943339">
                <text:p>0.000234572999943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7440500050725">
                <text:p>0.00017440500050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6601900026435">
                <text:p>0.00026601900026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47816999944916">
                <text:p>0.000247816999944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94420999832801">
                <text:p>0.000194420999832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21629999941797">
                <text:p>0.000221629999941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50752000283683">
                <text:p>0.000250752000283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96375000086846">
                <text:p>0.0001963750000868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8828000065696">
                <text:p>0.000188280000656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85826000233646">
                <text:p>0.000185826000233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96486000277218">
                <text:p>0.0001964860002772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22262000534101">
                <text:p>0.000222262000534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68935999883979">
                <text:p>0.000268935999883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75297000168939">
                <text:p>0.0001752970001689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70737999724224">
                <text:p>0.000170737999724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305452000247897">
                <text:p>0.0003054520002478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89963999421161">
                <text:p>0.000289963999421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98509999993257">
                <text:p>0.000298509999993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96255000446399">
                <text:p>0.000196255000446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54911999945762">
                <text:p>0.0002549119999457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13266000173462">
                <text:p>0.000213266000173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7574799949216">
                <text:p>0.00017574799949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70760999228514">
                <text:p>0.0002707609992285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319759999911184">
                <text:p>0.0003197599999111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6263600011589">
                <text:p>0.000262636000115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89614000191796">
                <text:p>0.0001896140001917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3633900036657">
                <text:p>0.000236339000366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42950000028941">
                <text:p>0.000242950000028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90767000478809">
                <text:p>0.000290767000478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82994000372128">
                <text:p>0.0002829940003721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0222799978219">
                <text:p>0.000302227999782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362677999873995">
                <text:p>0.000362677999873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39835999309435">
                <text:p>0.0002398359993094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48813999153208">
                <text:p>0.000348813999153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79036000190536">
                <text:p>0.0001790360001905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82434999664838">
                <text:p>0.0003824349996648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95108000702749">
                <text:p>0.0003951080007027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478250000014668">
                <text:p>0.0004782500000146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18154700066953">
                <text:p>0.001181547000669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99854000129562">
                <text:p>0.0001998540001295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317828000333975">
                <text:p>0.0003178280003339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200944999960484">
                <text:p>0.0002009449999604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260104000517458">
                <text:p>0.000260104000517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286692000372568">
                <text:p>0.0002866920003725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8255200029671">
                <text:p>0.000182552000296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243041999965499">
                <text:p>0.0002430419999654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53471999712929">
                <text:p>0.000253471999712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89857999632659">
                <text:p>0.0002898579996326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11515000046347">
                <text:p>0.0002115150000463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43123000473133">
                <text:p>0.0002431230004731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291010000182723">
                <text:p>0.0002910100001827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399487999857229">
                <text:p>0.0003994879998572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98334000035538">
                <text:p>0.0002983340000355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184507000085432">
                <text:p>0.0001845070000854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300818999676267">
                <text:p>0.000300818999676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35118999626138">
                <text:p>0.000235118999626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443038999947021">
                <text:p>0.000443038999947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303593999888108">
                <text:p>0.000303593999888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86419999408827">
                <text:p>0.0001864199994088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436426999840478">
                <text:p>0.0004364269998404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31874000746757">
                <text:p>0.0002318740007467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237054000535863">
                <text:p>0.0002370540005358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31002999498742">
                <text:p>0.0002310029994987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57600999248098">
                <text:p>0.0002576009992480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555270002631">
                <text:p>0.00025552700026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333919999320642">
                <text:p>0.0003339199993206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44667000515619">
                <text:p>0.0002446670005156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90441999823088">
                <text:p>0.0002904419998230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182623999535281">
                <text:p>0.0001826239995352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31834000260278">
                <text:p>0.0002318340002602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203262000468385">
                <text:p>0.0002032620004683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37293999816757">
                <text:p>0.000237293999816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33446300039941">
                <text:p>0.00033446300039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28875899988634">
                <text:p>0.000288758999886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44959000156086">
                <text:p>0.0002449590001560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901191000593826">
                <text:p>0.0009011910005938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280042999293073">
                <text:p>0.0002800429992930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346695000189356">
                <text:p>0.0003466950001893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237714999457239">
                <text:p>0.0002377149994572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403810000534577">
                <text:p>0.0004038100005345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263202999121859">
                <text:p>0.0002632029991218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217368999983591">
                <text:p>0.0002173689999835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434116999713297">
                <text:p>0.0004341169997132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38247000197589">
                <text:p>0.0002382470001975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22449200059782">
                <text:p>0.00022449200059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32509999680042">
                <text:p>0.0003325099996800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205065999580256">
                <text:p>0.0002050659995802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310358999740856">
                <text:p>0.000310358999740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192243999663333">
                <text:p>0.00019224399966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83520999801112">
                <text:p>0.0002835209998011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28149000577105">
                <text:p>0.0002281490005771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193164999473083">
                <text:p>0.0001931649994730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317893999635999">
                <text:p>0.000317893999635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511209000251256">
                <text:p>0.000511209000251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378304999685497">
                <text:p>0.0003783049996854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21598700004688">
                <text:p>0.000215987000046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196180999409989">
                <text:p>0.0001961809994099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283210999441508">
                <text:p>0.0002832109994415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321641000482487">
                <text:p>0.0003216410004824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325759000588732">
                <text:p>0.0003257590005887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228369999604183">
                <text:p>0.0002283699996041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305923000269104">
                <text:p>0.0003059230002691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317864999487938">
                <text:p>0.0003178649994879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316241999826161">
                <text:p>0.0003162419998261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224753999646055">
                <text:p>0.0002247539996460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184460000127729">
                <text:p>0.0001844600001277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309089000438689">
                <text:p>0.0003090890004386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541527000677888">
                <text:p>0.0005415270006778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175123000190069">
                <text:p>0.0001751230001900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200479000341147">
                <text:p>0.0002004790003411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278352999885101">
                <text:p>0.0002783529998851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260189000073296">
                <text:p>0.0002601890000732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209695999728865">
                <text:p>0.0002096959997288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246253999648616">
                <text:p>0.0002462539996486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351938999301638">
                <text:p>0.0003519389993016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292919000457914">
                <text:p>0.0002929190004579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208835999728763">
                <text:p>0.0002088359997287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261172000136867">
                <text:p>0.0002611720001368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285996999991767">
                <text:p>0.0002859969999917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229674000365776">
                <text:p>0.0002296740003657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336721999701695">
                <text:p>0.0003367219997016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369601999409497">
                <text:p>0.0003696019994094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529998000274645">
                <text:p>0.0005299980002746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218473999666458">
                <text:p>0.0002184739996664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240694000240182">
                <text:p>0.0002406940002401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219937000110804">
                <text:p>0.0002199370001108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224374000026728">
                <text:p>0.0002243740000267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310524000269652">
                <text:p>0.0003105240002696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309320999804186">
                <text:p>0.0003093209998041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308339999719465">
                <text:p>0.0003083399997194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22010699922248">
                <text:p>0.000220106999222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214315999983228">
                <text:p>0.0002143159999832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181815999894752">
                <text:p>0.0001818159998947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246094999965862">
                <text:p>0.0002460949999658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295266000648553">
                <text:p>0.0002952660006485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367528999959177">
                <text:p>0.0003675289999591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316435000058846">
                <text:p>0.0003164350000588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218715000301017">
                <text:p>0.0002187150003010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250133000008645">
                <text:p>0.0002501330000086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216379999983474">
                <text:p>0.0002163799999834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260110999988683">
                <text:p>0.0002601109999886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309203000142588">
                <text:p>0.0003092030001425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413714999922377">
                <text:p>0.0004137149999223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330672000018239">
                <text:p>0.0003306720000182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241448000451783">
                <text:p>0.0002414480004517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223283999730484">
                <text:p>0.0002232839997304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281761999758601">
                <text:p>0.0002817619997586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30721899929631">
                <text:p>0.000307218999296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455944999885105">
                <text:p>0.0004559449998851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341963000209944">
                <text:p>0.0003419630002099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165417000062007">
                <text:p>0.0001654170000620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21653099975083">
                <text:p>0.000216530999750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330161999954726">
                <text:p>0.0003301619999547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225277999561513">
                <text:p>0.0002252779995615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29589899986604">
                <text:p>0.000295898999866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392638000448642">
                <text:p>0.0003926380004486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26774599973578">
                <text:p>0.000267745999735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250845000664412">
                <text:p>0.0002508450006644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215240000215999">
                <text:p>0.000215240000215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228844999583089">
                <text:p>0.0002288449995830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276812999800313">
                <text:p>0.0002768129998003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323980999382911">
                <text:p>0.0003239809993829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300497000353062">
                <text:p>0.0003004970003530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241668999478861">
                <text:p>0.0002416689994788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306930000078864">
                <text:p>0.0003069300000788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279539000075601">
                <text:p>0.0002795390000756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1928579995365">
                <text:p>0.00019285799953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197757000023557">
                <text:p>0.0001977570000235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294227000267711">
                <text:p>0.0002942270002677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32607499997539">
                <text:p>0.000326074999975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263388999883318">
                <text:p>0.0002633889998833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289758000690199">
                <text:p>0.0002897580006901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218285999835643">
                <text:p>0.0002182859998356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269491000835842">
                <text:p>0.0002694910008358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359769000169763">
                <text:p>0.0003597690001697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291672000457766">
                <text:p>0.0002916720004577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482978000036383">
                <text:p>0.0004829780000363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608191000537772">
                <text:p>0.0006081910005377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335553999320837">
                <text:p>0.0003355539993208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346274000548874">
                <text:p>0.0003462740005488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212074000046414">
                <text:p>0.0002120740000464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33438200080127">
                <text:p>0.000334382000801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251307999860728">
                <text:p>0.0002513079998607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396047000322142">
                <text:p>0.0003960470003221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173182000253291">
                <text:p>0.0001731820002532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311449000037101">
                <text:p>0.0003114490000371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21211500006757">
                <text:p>0.000212115000067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210572000469256">
                <text:p>0.0002105720004692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248641999860411">
                <text:p>0.0002486419998604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377563000256487">
                <text:p>0.0003775630002564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412387999858765">
                <text:p>0.0004123879998587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175336999745923">
                <text:p>0.0001753369997459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365951000276254">
                <text:p>0.0003659510002762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206675000299583">
                <text:p>0.0002066750002995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60541800030478">
                <text:p>0.000605418000304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258341000517248">
                <text:p>0.0002583410005172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241350000578677">
                <text:p>0.0002413500005786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279890999991039">
                <text:p>0.0002798909999910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659057999655488">
                <text:p>0.0006590579996554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270953999461199">
                <text:p>0.0002709539994611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347738000527897">
                <text:p>0.0003477380005278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254304000009142">
                <text:p>0.0002543040000091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245087000621425">
                <text:p>0.0002450870006214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262047999967763">
                <text:p>0.0002620479999677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324634999742557">
                <text:p>0.0003246349997425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177751999217435">
                <text:p>0.0001777519992174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286643999970693">
                <text:p>0.0002866439999706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18965399976878">
                <text:p>0.000189653999768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282426000012492">
                <text:p>0.0002824260000124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314697000248998">
                <text:p>0.0003146970002489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236591000430053">
                <text:p>0.0002365910004300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164277000294533">
                <text:p>0.0001642770002945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253162000262819">
                <text:p>0.0002531620002628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218608000068343">
                <text:p>0.0002186080000683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220561999412894">
                <text:p>0.0002205619994128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248084000304516">
                <text:p>0.0002480840003045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249916000029771">
                <text:p>0.0002499160000297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219209000533738">
                <text:p>0.0002192090005337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256950000220968">
                <text:p>0.0002569500002209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292546000309812">
                <text:p>0.0002925460003098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283790000139561">
                <text:p>0.0002837900001395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183613000444893">
                <text:p>0.0001836130004448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196857999981148">
                <text:p>0.0001968579999811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236923000556999">
                <text:p>0.0002369230005569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184264000381518">
                <text:p>0.0001842640003815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319716999911179">
                <text:p>0.0003197169999111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323404000482697">
                <text:p>0.0003234040004826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285713999801374">
                <text:p>0.0002857139998013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-dash="Double_20_Dash_20_Dot" svg:stroke-width="0.051cm" svg:stroke-color="#9c27b0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1cm" svg:stroke-color="#ff1744"/>
    </style:style>
    <style:style style:name="ch13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1cm" svg:stroke-color="#1a237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91cm" svg:height="9.829cm" xlink:href=".." xlink:type="simple" chart:class="chart:scatter" chart:style-name="ch1">
        <chart:legend chart:legend-position="end" svg:x="13.89cm" svg:y="2.259cm" style:legend-expansion="custom" svg:width="3.868cm" svg:height="4.815cm" style:legend-expansion-aspect-ratio="0.803322949117342" chart:style-name="ch2"/>
        <chart:plot-area chart:style-name="ch3" table:cell-range-address="Sheet1.D1:Sheet1.F231" chart:data-source-has-labels="row" svg:x="1.37cm" svg:y="0.196cm" svg:width="11.981cm" svg:height="8.456cm">
          <chart:coordinate-region svg:x="2.653cm" svg:y="0.395cm" svg:width="10.418cm" svg:height="7.61cm"/>
          <chart:axis chart:dimension="x" chart:name="primary-x" chart:style-name="ch4">
            <chart:title svg:x="6.271cm" svg:y="8.848cm" chart:style-name="ch5">
              <text:p>Serveranfrage</text:p>
            </chart:title>
          </chart:axis>
          <chart:axis chart:dimension="y" chart:name="primary-y" chart:style-name="ch6">
            <chart:title svg:x="0.451cm" svg:y="6.717cm" chart:style-name="ch7">
              <text:p>MonPoly Verarbeitungszeit in s</text:p>
            </chart:title>
            <chart:grid chart:style-name="ch8" chart:class="major"/>
          </chart:axis>
          <chart:series chart:style-name="ch9" chart:values-cell-range-address="Sheet1.D2:Sheet1.D231" chart:label-cell-address="Sheet1.D1:Sheet1.D1" chart:class="chart:scatter">
            <chart:regression-curve chart:style-name="ch10"/>
            <chart:data-point chart:repeated="230"/>
          </chart:series>
          <chart:series chart:style-name="ch11" chart:values-cell-range-address="Sheet1.E2:Sheet1.E231" chart:label-cell-address="Sheet1.E1:Sheet1.E1" chart:class="chart:scatter">
            <chart:regression-curve chart:style-name="ch12"/>
            <chart:data-point chart:repeated="230"/>
          </chart:series>
          <chart:series chart:style-name="ch13" chart:values-cell-range-address="Sheet1.F2:Sheet1.F231" chart:label-cell-address="Sheet1.F1:Sheet1.F1" chart:class="chart:scatter">
            <chart:regression-curve chart:style-name="ch14"/>
            <chart:data-point chart:repeated="2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sonalpriorität</text:p>
                <draw:g>
                  <svg:desc>Sheet1.D1:Sheet1.D1</svg:desc>
                </draw:g>
              </table:table-cell>
              <table:table-cell office:value-type="string">
                <text:p>Triage,  Anweisung</text:p>
                <draw:g>
                  <svg:desc>Sheet1.E1:Sheet1.E1</svg:desc>
                </draw:g>
              </table:table-cell>
              <table:table-cell office:value-type="string">
                <text:p>Symptom Kombination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3449399992096">
                <text:p>0.00093449399992096</text:p>
                <draw:g>
                  <svg:desc>Sheet1.D2:Sheet1.D231</svg:desc>
                </draw:g>
              </table:table-cell>
              <table:table-cell office:value-type="float" office:value="0.000983622999228828">
                <text:p>0.000983622999228828</text:p>
                <draw:g>
                  <svg:desc>Sheet1.E2:Sheet1.E231</svg:desc>
                </draw:g>
              </table:table-cell>
              <table:table-cell office:value-type="float" office:value="0.000407444000302348">
                <text:p>0.000407444000302348</text:p>
                <draw:g>
                  <svg:desc>Sheet1.F2:Sheet1.F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03376000172284">
                <text:p>0.000203376000172284</text:p>
              </table:table-cell>
              <table:table-cell office:value-type="float" office:value="0.000214305999179487">
                <text:p>0.000214305999179487</text:p>
              </table:table-cell>
              <table:table-cell office:value-type="float" office:value="0.000280676000329549">
                <text:p>0.000280676000329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34572999943339">
                <text:p>0.000234572999943339</text:p>
              </table:table-cell>
              <table:table-cell office:value-type="float" office:value="0.00015355699997599">
                <text:p>0.00015355699997599</text:p>
              </table:table-cell>
              <table:table-cell office:value-type="float" office:value="0.00046893499984435">
                <text:p>0.00046893499984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7440500050725">
                <text:p>0.00017440500050725</text:p>
              </table:table-cell>
              <table:table-cell office:value-type="float" office:value="0.000175956999555638">
                <text:p>0.000175956999555638</text:p>
              </table:table-cell>
              <table:table-cell office:value-type="float" office:value="0.000527088999660919">
                <text:p>0.0005270889996609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6601900026435">
                <text:p>0.00026601900026435</text:p>
              </table:table-cell>
              <table:table-cell office:value-type="float" office:value="0.000165137000294635">
                <text:p>0.000165137000294635</text:p>
              </table:table-cell>
              <table:table-cell office:value-type="float" office:value="0.000297686999147118">
                <text:p>0.000297686999147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47816999944916">
                <text:p>0.000247816999944916</text:p>
              </table:table-cell>
              <table:table-cell office:value-type="float" office:value="0.000178701999175246">
                <text:p>0.000178701999175246</text:p>
              </table:table-cell>
              <table:table-cell office:value-type="float" office:value="0.000236265999774332">
                <text:p>0.000236265999774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94420999832801">
                <text:p>0.000194420999832801</text:p>
              </table:table-cell>
              <table:table-cell office:value-type="float" office:value="0.000179693999598385">
                <text:p>0.000179693999598385</text:p>
              </table:table-cell>
              <table:table-cell office:value-type="float" office:value="0.000741799000024912">
                <text:p>0.000741799000024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21629999941797">
                <text:p>0.000221629999941797</text:p>
              </table:table-cell>
              <table:table-cell office:value-type="float" office:value="0.000215509000554448">
                <text:p>0.000215509000554448</text:p>
              </table:table-cell>
              <table:table-cell office:value-type="float" office:value="0.000165780000315863">
                <text:p>0.000165780000315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50752000283683">
                <text:p>0.000250752000283683</text:p>
              </table:table-cell>
              <table:table-cell office:value-type="float" office:value="0.000221489000068686">
                <text:p>0.000221489000068686</text:p>
              </table:table-cell>
              <table:table-cell office:value-type="float" office:value="0.000244120999923325">
                <text:p>0.000244120999923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96375000086846">
                <text:p>0.000196375000086846</text:p>
              </table:table-cell>
              <table:table-cell office:value-type="float" office:value="0.000247396999839111">
                <text:p>0.000247396999839111</text:p>
              </table:table-cell>
              <table:table-cell office:value-type="float" office:value="0.000901216000784189">
                <text:p>0.000901216000784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8828000065696">
                <text:p>0.00018828000065696</text:p>
              </table:table-cell>
              <table:table-cell office:value-type="float" office:value="0.000154829000166501">
                <text:p>0.000154829000166501</text:p>
              </table:table-cell>
              <table:table-cell office:value-type="float" office:value="0.000612775999798032">
                <text:p>0.0006127759997980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85826000233646">
                <text:p>0.000185826000233646</text:p>
              </table:table-cell>
              <table:table-cell office:value-type="float" office:value="0.000225075999878754">
                <text:p>0.000225075999878754</text:p>
              </table:table-cell>
              <table:table-cell office:value-type="float" office:value="0.000611063000178547">
                <text:p>0.000611063000178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96486000277218">
                <text:p>0.000196486000277218</text:p>
              </table:table-cell>
              <table:table-cell office:value-type="float" office:value="0.000150892999954522">
                <text:p>0.000150892999954522</text:p>
              </table:table-cell>
              <table:table-cell office:value-type="float" office:value="0.000199390000489075">
                <text:p>0.000199390000489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22262000534101">
                <text:p>0.000222262000534101</text:p>
              </table:table-cell>
              <table:table-cell office:value-type="float" office:value="0.00023682800019742">
                <text:p>0.00023682800019742</text:p>
              </table:table-cell>
              <table:table-cell office:value-type="float" office:value="0.00051190499925724">
                <text:p>0.000511904999257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68935999883979">
                <text:p>0.000268935999883979</text:p>
              </table:table-cell>
              <table:table-cell office:value-type="float" office:value="0.000209609000194177">
                <text:p>0.000209609000194177</text:p>
              </table:table-cell>
              <table:table-cell office:value-type="float" office:value="0.000233873000070162">
                <text:p>0.000233873000070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75297000168939">
                <text:p>0.000175297000168939</text:p>
              </table:table-cell>
              <table:table-cell office:value-type="float" office:value="0.00020024200057378">
                <text:p>0.00020024200057378</text:p>
              </table:table-cell>
              <table:table-cell office:value-type="float" office:value="0.000663851000354043">
                <text:p>0.000663851000354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70737999724224">
                <text:p>0.000170737999724224</text:p>
              </table:table-cell>
              <table:table-cell office:value-type="float" office:value="0.000154319000102987">
                <text:p>0.000154319000102987</text:p>
              </table:table-cell>
              <table:table-cell office:value-type="float" office:value="0.000299350999739545">
                <text:p>0.000299350999739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305452000247897">
                <text:p>0.000305452000247897</text:p>
              </table:table-cell>
              <table:table-cell office:value-type="float" office:value="0.000290115000098012">
                <text:p>0.000290115000098012</text:p>
              </table:table-cell>
              <table:table-cell office:value-type="float" office:value="0.000571454000237281">
                <text:p>0.0005714540002372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89963999421161">
                <text:p>0.000289963999421161</text:p>
              </table:table-cell>
              <table:table-cell office:value-type="float" office:value="0.000236256999414763">
                <text:p>0.000236256999414763</text:p>
              </table:table-cell>
              <table:table-cell office:value-type="float" office:value="0.000774901000113459">
                <text:p>0.000774901000113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98509999993257">
                <text:p>0.000298509999993257</text:p>
              </table:table-cell>
              <table:table-cell office:value-type="float" office:value="0.000478505000501173">
                <text:p>0.000478505000501173</text:p>
              </table:table-cell>
              <table:table-cell office:value-type="float" office:value="0.000669840999762528">
                <text:p>0.000669840999762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96255000446399">
                <text:p>0.000196255000446399</text:p>
              </table:table-cell>
              <table:table-cell office:value-type="float" office:value="0.000279505999969842">
                <text:p>0.000279505999969842</text:p>
              </table:table-cell>
              <table:table-cell office:value-type="float" office:value="0.000312865999148926">
                <text:p>0.0003128659991489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54911999945762">
                <text:p>0.000254911999945762</text:p>
              </table:table-cell>
              <table:table-cell office:value-type="float" office:value="0.000859385999319784">
                <text:p>0.000859385999319784</text:p>
              </table:table-cell>
              <table:table-cell office:value-type="float" office:value="0.000504653999996663">
                <text:p>0.000504653999996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13266000173462">
                <text:p>0.000213266000173462</text:p>
              </table:table-cell>
              <table:table-cell office:value-type="float" office:value="0.000211754000702058">
                <text:p>0.000211754000702058</text:p>
              </table:table-cell>
              <table:table-cell office:value-type="float" office:value="0.000575973000195518">
                <text:p>0.000575973000195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7574799949216">
                <text:p>0.00017574799949216</text:p>
              </table:table-cell>
              <table:table-cell office:value-type="float" office:value="0.000243581000177073">
                <text:p>0.000243581000177073</text:p>
              </table:table-cell>
              <table:table-cell office:value-type="float" office:value="0.000338822999765398">
                <text:p>0.0003388229997653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70760999228514">
                <text:p>0.000270760999228514</text:p>
              </table:table-cell>
              <table:table-cell office:value-type="float" office:value="0.000345645999914268">
                <text:p>0.000345645999914268</text:p>
              </table:table-cell>
              <table:table-cell office:value-type="float" office:value="0.000590589999774238">
                <text:p>0.000590589999774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319759999911184">
                <text:p>0.000319759999911184</text:p>
              </table:table-cell>
              <table:table-cell office:value-type="float" office:value="0.000340567000421288">
                <text:p>0.000340567000421288</text:p>
              </table:table-cell>
              <table:table-cell office:value-type="float" office:value="0.000672849000693532">
                <text:p>0.0006728490006935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6263600011589">
                <text:p>0.00026263600011589</text:p>
              </table:table-cell>
              <table:table-cell office:value-type="float" office:value="0.000190374999874621">
                <text:p>0.000190374999874621</text:p>
              </table:table-cell>
              <table:table-cell office:value-type="float" office:value="0.000204009999833943">
                <text:p>0.0002040099998339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89614000191796">
                <text:p>0.000189614000191796</text:p>
              </table:table-cell>
              <table:table-cell office:value-type="float" office:value="0.000153087999933632">
                <text:p>0.000153087999933632</text:p>
              </table:table-cell>
              <table:table-cell office:value-type="float" office:value="0.000310402999275539">
                <text:p>0.0003104029992755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3633900036657">
                <text:p>0.00023633900036657</text:p>
              </table:table-cell>
              <table:table-cell office:value-type="float" office:value="0.000290056000267214">
                <text:p>0.000290056000267214</text:p>
              </table:table-cell>
              <table:table-cell office:value-type="float" office:value="0.000663883999550308">
                <text:p>0.000663883999550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42950000028941">
                <text:p>0.000242950000028941</text:p>
              </table:table-cell>
              <table:table-cell office:value-type="float" office:value="0.000245395000092685">
                <text:p>0.000245395000092685</text:p>
              </table:table-cell>
              <table:table-cell office:value-type="float" office:value="0.00032087199997477">
                <text:p>0.00032087199997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90767000478809">
                <text:p>0.000290767000478809</text:p>
              </table:table-cell>
              <table:table-cell office:value-type="float" office:value="0.000232681999477791">
                <text:p>0.000232681999477791</text:p>
              </table:table-cell>
              <table:table-cell office:value-type="float" office:value="0.000713403999725415">
                <text:p>0.000713403999725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82994000372128">
                <text:p>0.000282994000372128</text:p>
              </table:table-cell>
              <table:table-cell office:value-type="float" office:value="0.000185537000106706">
                <text:p>0.000185537000106706</text:p>
              </table:table-cell>
              <table:table-cell office:value-type="float" office:value="0.000616398000602203">
                <text:p>0.0006163980006022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0222799978219">
                <text:p>0.00030222799978219</text:p>
              </table:table-cell>
              <table:table-cell office:value-type="float" office:value="0.000232792000133486">
                <text:p>0.000232792000133486</text:p>
              </table:table-cell>
              <table:table-cell office:value-type="float" office:value="0.000566396999602148">
                <text:p>0.000566396999602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362677999873995">
                <text:p>0.000362677999873995</text:p>
              </table:table-cell>
              <table:table-cell office:value-type="float" office:value="0.000589880000006815">
                <text:p>0.000589880000006815</text:p>
              </table:table-cell>
              <table:table-cell office:value-type="float" office:value="0.000624704000074416">
                <text:p>0.000624704000074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39835999309435">
                <text:p>0.000239835999309435</text:p>
              </table:table-cell>
              <table:table-cell office:value-type="float" office:value="0.000148439999975381">
                <text:p>0.000148439999975381</text:p>
              </table:table-cell>
              <table:table-cell office:value-type="float" office:value="0.000370382999790309">
                <text:p>0.000370382999790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48813999153208">
                <text:p>0.000348813999153208</text:p>
              </table:table-cell>
              <table:table-cell office:value-type="float" office:value="0.000155953000103182">
                <text:p>0.000155953000103182</text:p>
              </table:table-cell>
              <table:table-cell office:value-type="float" office:value="0.000718895999852975">
                <text:p>0.0007188959998529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79036000190536">
                <text:p>0.000179036000190536</text:p>
              </table:table-cell>
              <table:table-cell office:value-type="float" office:value="0.000188983000043663">
                <text:p>0.000188983000043663</text:p>
              </table:table-cell>
              <table:table-cell office:value-type="float" office:value="0.000269109000328172">
                <text:p>0.000269109000328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82434999664838">
                <text:p>0.000382434999664838</text:p>
              </table:table-cell>
              <table:table-cell office:value-type="float" office:value="0.000208569000278658">
                <text:p>0.000208569000278658</text:p>
              </table:table-cell>
              <table:table-cell office:value-type="float" office:value="0.000688060000356927">
                <text:p>0.0006880600003569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95108000702749">
                <text:p>0.000395108000702749</text:p>
              </table:table-cell>
              <table:table-cell office:value-type="float" office:value="0.000451841000540298">
                <text:p>0.000451841000540298</text:p>
              </table:table-cell>
              <table:table-cell office:value-type="float" office:value="0.000811173999863968">
                <text:p>0.0008111739998639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478250000014668">
                <text:p>0.000478250000014668</text:p>
              </table:table-cell>
              <table:table-cell office:value-type="float" office:value="0.000165409999681287">
                <text:p>0.000165409999681287</text:p>
              </table:table-cell>
              <table:table-cell office:value-type="float" office:value="0.000658857999951579">
                <text:p>0.0006588579999515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18154700066953">
                <text:p>0.00118154700066953</text:p>
              </table:table-cell>
              <table:table-cell office:value-type="float" office:value="0.000342111999998451">
                <text:p>0.000342111999998451</text:p>
              </table:table-cell>
              <table:table-cell office:value-type="float" office:value="0.000281642000118154">
                <text:p>0.000281642000118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99854000129562">
                <text:p>0.000199854000129562</text:p>
              </table:table-cell>
              <table:table-cell office:value-type="float" office:value="0.000162486000590434">
                <text:p>0.000162486000590434</text:p>
              </table:table-cell>
              <table:table-cell office:value-type="float" office:value="0.000627913000244007">
                <text:p>0.000627913000244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317828000333975">
                <text:p>0.000317828000333975</text:p>
              </table:table-cell>
              <table:table-cell office:value-type="float" office:value="0.00017732300057105">
                <text:p>0.00017732300057105</text:p>
              </table:table-cell>
              <table:table-cell office:value-type="float" office:value="0.000520906999554427">
                <text:p>0.0005209069995544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200944999960484">
                <text:p>0.000200944999960484</text:p>
              </table:table-cell>
              <table:table-cell office:value-type="float" office:value="0.000163437000082922">
                <text:p>0.000163437000082922</text:p>
              </table:table-cell>
              <table:table-cell office:value-type="float" office:value="0.000365304000297328">
                <text:p>0.000365304000297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260104000517458">
                <text:p>0.000260104000517458</text:p>
              </table:table-cell>
              <table:table-cell office:value-type="float" office:value="0.000256927000009455">
                <text:p>0.000256927000009455</text:p>
              </table:table-cell>
              <table:table-cell office:value-type="float" office:value="0.000767696999901091">
                <text:p>0.0007676969999010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286692000372568">
                <text:p>0.000286692000372568</text:p>
              </table:table-cell>
              <table:table-cell office:value-type="float" office:value="0.000314001999868196">
                <text:p>0.000314001999868196</text:p>
              </table:table-cell>
              <table:table-cell office:value-type="float" office:value="0.000441393000073731">
                <text:p>0.000441393000073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8255200029671">
                <text:p>0.00018255200029671</text:p>
              </table:table-cell>
              <table:table-cell office:value-type="float" office:value="0.000216744000681501">
                <text:p>0.000216744000681501</text:p>
              </table:table-cell>
              <table:table-cell office:value-type="float" office:value="0.000582439999561757">
                <text:p>0.0005824399995617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243041999965499">
                <text:p>0.000243041999965499</text:p>
              </table:table-cell>
              <table:table-cell office:value-type="float" office:value="0.000238763999732328">
                <text:p>0.000238763999732328</text:p>
              </table:table-cell>
              <table:table-cell office:value-type="float" office:value="0.000579674999244162">
                <text:p>0.0005796749992441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53471999712929">
                <text:p>0.000253471999712929</text:p>
              </table:table-cell>
              <table:table-cell office:value-type="float" office:value="0.000193852999473165">
                <text:p>0.000193852999473165</text:p>
              </table:table-cell>
              <table:table-cell office:value-type="float" office:value="0.000608639000347466">
                <text:p>0.0006086390003474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89857999632659">
                <text:p>0.000289857999632659</text:p>
              </table:table-cell>
              <table:table-cell office:value-type="float" office:value="0.000195976999748382">
                <text:p>0.000195976999748382</text:p>
              </table:table-cell>
              <table:table-cell office:value-type="float" office:value="0.000844569000037154">
                <text:p>0.000844569000037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11515000046347">
                <text:p>0.000211515000046347</text:p>
              </table:table-cell>
              <table:table-cell office:value-type="float" office:value="0.000183254000148736">
                <text:p>0.000183254000148736</text:p>
              </table:table-cell>
              <table:table-cell office:value-type="float" office:value="0.000609200000326382">
                <text:p>0.0006092000003263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43123000473133">
                <text:p>0.000243123000473133</text:p>
              </table:table-cell>
              <table:table-cell office:value-type="float" office:value="0.00018943500072055">
                <text:p>0.00018943500072055</text:p>
              </table:table-cell>
              <table:table-cell office:value-type="float" office:value="0.000625489999947604">
                <text:p>0.0006254899999476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291010000182723">
                <text:p>0.000291010000182723</text:p>
              </table:table-cell>
              <table:table-cell office:value-type="float" office:value="0.00021555300008913">
                <text:p>0.00021555300008913</text:p>
              </table:table-cell>
              <table:table-cell office:value-type="float" office:value="0.000535156000296411">
                <text:p>0.0005351560002964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399487999857229">
                <text:p>0.000399487999857229</text:p>
              </table:table-cell>
              <table:table-cell office:value-type="float" office:value="0.000261146000411827">
                <text:p>0.000261146000411827</text:p>
              </table:table-cell>
              <table:table-cell office:value-type="float" office:value="0.000589805000345223">
                <text:p>0.000589805000345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98334000035538">
                <text:p>0.000298334000035538</text:p>
              </table:table-cell>
              <table:table-cell office:value-type="float" office:value="0.000585487000535068">
                <text:p>0.000585487000535068</text:p>
              </table:table-cell>
              <table:table-cell office:value-type="float" office:value="0.000540183999873989">
                <text:p>0.0005401839998739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184507000085432">
                <text:p>0.000184507000085432</text:p>
              </table:table-cell>
              <table:table-cell office:value-type="float" office:value="0.000236982000387798">
                <text:p>0.000236982000387798</text:p>
              </table:table-cell>
              <table:table-cell office:value-type="float" office:value="0.000620492000052764">
                <text:p>0.0006204920000527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300818999676267">
                <text:p>0.000300818999676267</text:p>
              </table:table-cell>
              <table:table-cell office:value-type="float" office:value="0.000166914999681467">
                <text:p>0.000166914999681467</text:p>
              </table:table-cell>
              <table:table-cell office:value-type="float" office:value="0.000822110000626708">
                <text:p>0.000822110000626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35118999626138">
                <text:p>0.000235118999626138</text:p>
              </table:table-cell>
              <table:table-cell office:value-type="float" office:value="0.000197530999685114">
                <text:p>0.000197530999685114</text:p>
              </table:table-cell>
              <table:table-cell office:value-type="float" office:value="0.000750579999476031">
                <text:p>0.000750579999476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443038999947021">
                <text:p>0.000443038999947021</text:p>
              </table:table-cell>
              <table:table-cell office:value-type="float" office:value="0.000236711999605177">
                <text:p>0.000236711999605177</text:p>
              </table:table-cell>
              <table:table-cell office:value-type="float" office:value="0.000561655000637984">
                <text:p>0.0005616550006379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303593999888108">
                <text:p>0.000303593999888108</text:p>
              </table:table-cell>
              <table:table-cell office:value-type="float" office:value="0.000402124000174808">
                <text:p>0.000402124000174808</text:p>
              </table:table-cell>
              <table:table-cell office:value-type="float" office:value="0.000563397999940207">
                <text:p>0.0005633979999402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86419999408827">
                <text:p>0.000186419999408827</text:p>
              </table:table-cell>
              <table:table-cell office:value-type="float" office:value="0.000234227999499126">
                <text:p>0.000234227999499126</text:p>
              </table:table-cell>
              <table:table-cell office:value-type="float" office:value="0.000805220000074769">
                <text:p>0.0008052200000747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436426999840478">
                <text:p>0.000436426999840478</text:p>
              </table:table-cell>
              <table:table-cell office:value-type="float" office:value="0.00026191800043307">
                <text:p>0.00026191800043307</text:p>
              </table:table-cell>
              <table:table-cell office:value-type="float" office:value="0.000639165999928082">
                <text:p>0.0006391659999280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31874000746757">
                <text:p>0.000231874000746757</text:p>
              </table:table-cell>
              <table:table-cell office:value-type="float" office:value="0.000199754999812285">
                <text:p>0.000199754999812285</text:p>
              </table:table-cell>
              <table:table-cell office:value-type="float" office:value="0.000343267000062042">
                <text:p>0.0003432670000620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237054000535863">
                <text:p>0.000237054000535863</text:p>
              </table:table-cell>
              <table:table-cell office:value-type="float" office:value="0.000161525000294205">
                <text:p>0.000161525000294205</text:p>
              </table:table-cell>
              <table:table-cell office:value-type="float" office:value="0.000483252999401884">
                <text:p>0.000483252999401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31002999498742">
                <text:p>0.000231002999498742</text:p>
              </table:table-cell>
              <table:table-cell office:value-type="float" office:value="0.000218879999920318">
                <text:p>0.000218879999920318</text:p>
              </table:table-cell>
              <table:table-cell office:value-type="float" office:value="0.000620283999523963">
                <text:p>0.0006202839995239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57600999248098">
                <text:p>0.000257600999248098</text:p>
              </table:table-cell>
              <table:table-cell office:value-type="float" office:value="0.000225110999963363">
                <text:p>0.000225110999963363</text:p>
              </table:table-cell>
              <table:table-cell office:value-type="float" office:value="0.000792588999502186">
                <text:p>0.0007925889995021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555270002631">
                <text:p>0.0002555270002631</text:p>
              </table:table-cell>
              <table:table-cell office:value-type="float" office:value="0.000262741000369715">
                <text:p>0.000262741000369715</text:p>
              </table:table-cell>
              <table:table-cell office:value-type="float" office:value="0.000193002000742126">
                <text:p>0.0001930020007421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333919999320642">
                <text:p>0.000333919999320642</text:p>
              </table:table-cell>
              <table:table-cell office:value-type="float" office:value="0.000261837999460113">
                <text:p>0.000261837999460113</text:p>
              </table:table-cell>
              <table:table-cell office:value-type="float" office:value="0.000532803000169224">
                <text:p>0.0005328030001692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44667000515619">
                <text:p>0.000244667000515619</text:p>
              </table:table-cell>
              <table:table-cell office:value-type="float" office:value="0.000294498999210191">
                <text:p>0.000294498999210191</text:p>
              </table:table-cell>
              <table:table-cell office:value-type="float" office:value="0.000612019000072905">
                <text:p>0.0006120190000729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90441999823088">
                <text:p>0.000290441999823088</text:p>
              </table:table-cell>
              <table:table-cell office:value-type="float" office:value="0.000158048999765015">
                <text:p>0.000158048999765015</text:p>
              </table:table-cell>
              <table:table-cell office:value-type="float" office:value="0.000678561999848171">
                <text:p>0.0006785619998481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182623999535281">
                <text:p>0.000182623999535281</text:p>
              </table:table-cell>
              <table:table-cell office:value-type="float" office:value="0.000245929999437067">
                <text:p>0.000245929999437067</text:p>
              </table:table-cell>
              <table:table-cell office:value-type="float" office:value="0.000422133000029135">
                <text:p>0.0004221330000291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31834000260278">
                <text:p>0.000231834000260278</text:p>
              </table:table-cell>
              <table:table-cell office:value-type="float" office:value="0.000308664000840508">
                <text:p>0.000308664000840508</text:p>
              </table:table-cell>
              <table:table-cell office:value-type="float" office:value="0.000303746000099636">
                <text:p>0.0003037460000996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203262000468385">
                <text:p>0.000203262000468385</text:p>
              </table:table-cell>
              <table:table-cell office:value-type="float" office:value="0.000230841999837139">
                <text:p>0.000230841999837139</text:p>
              </table:table-cell>
              <table:table-cell office:value-type="float" office:value="0.000539047000529536">
                <text:p>0.000539047000529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37293999816757">
                <text:p>0.000237293999816757</text:p>
              </table:table-cell>
              <table:table-cell office:value-type="float" office:value="0.000150183999721776">
                <text:p>0.000150183999721776</text:p>
              </table:table-cell>
              <table:table-cell office:value-type="float" office:value="0.000680365000334859">
                <text:p>0.0006803650003348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33446300039941">
                <text:p>0.00033446300039941</text:p>
              </table:table-cell>
              <table:table-cell office:value-type="float" office:value="0.000161505000505713">
                <text:p>0.000161505000505713</text:p>
              </table:table-cell>
              <table:table-cell office:value-type="float" office:value="0.000342176999765798">
                <text:p>0.0003421769997657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28875899988634">
                <text:p>0.00028875899988634</text:p>
              </table:table-cell>
              <table:table-cell office:value-type="float" office:value="0.000118246000056388">
                <text:p>0.000118246000056388</text:p>
              </table:table-cell>
              <table:table-cell office:value-type="float" office:value="0.000598475000515464">
                <text:p>0.000598475000515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44959000156086">
                <text:p>0.000244959000156086</text:p>
              </table:table-cell>
              <table:table-cell office:value-type="float" office:value="0.000158469999405497">
                <text:p>0.000158469999405497</text:p>
              </table:table-cell>
              <table:table-cell office:value-type="float" office:value="0.000665278999804286">
                <text:p>0.0006652789998042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901191000593826">
                <text:p>0.000901191000593826</text:p>
              </table:table-cell>
              <table:table-cell office:value-type="float" office:value="0.00015089699991222">
                <text:p>0.00015089699991222</text:p>
              </table:table-cell>
              <table:table-cell office:value-type="float" office:value="0.000553875000150583">
                <text:p>0.0005538750001505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280042999293073">
                <text:p>0.000280042999293073</text:p>
              </table:table-cell>
              <table:table-cell office:value-type="float" office:value="0.000151968000864144">
                <text:p>0.000151968000864144</text:p>
              </table:table-cell>
              <table:table-cell office:value-type="float" office:value="0.000302653999824543">
                <text:p>0.0003026539998245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346695000189356">
                <text:p>0.000346695000189356</text:p>
              </table:table-cell>
              <table:table-cell office:value-type="float" office:value="0.000202911999622302">
                <text:p>0.000202911999622302</text:p>
              </table:table-cell>
              <table:table-cell office:value-type="float" office:value="0.000650502000098641">
                <text:p>0.0006505020000986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237714999457239">
                <text:p>0.000237714999457239</text:p>
              </table:table-cell>
              <table:table-cell office:value-type="float" office:value="0.000173708000147599">
                <text:p>0.000173708000147599</text:p>
              </table:table-cell>
              <table:table-cell office:value-type="float" office:value="0.000515503999849898">
                <text:p>0.0005155039998498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403810000534577">
                <text:p>0.000403810000534577</text:p>
              </table:table-cell>
              <table:table-cell office:value-type="float" office:value="0.000506587999552721">
                <text:p>0.000506587999552721</text:p>
              </table:table-cell>
              <table:table-cell office:value-type="float" office:value="0.000844738000523648">
                <text:p>0.000844738000523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263202999121859">
                <text:p>0.000263202999121859</text:p>
              </table:table-cell>
              <table:table-cell office:value-type="float" office:value="0.000292325999907916">
                <text:p>0.000292325999907916</text:p>
              </table:table-cell>
              <table:table-cell office:value-type="float" office:value="0.00055960600002436">
                <text:p>0.000559606000024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217368999983591">
                <text:p>0.000217368999983591</text:p>
              </table:table-cell>
              <table:table-cell office:value-type="float" office:value="0.000197583000044688">
                <text:p>0.000197583000044688</text:p>
              </table:table-cell>
              <table:table-cell office:value-type="float" office:value="0.000665251000100398">
                <text:p>0.0006652510001003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434116999713297">
                <text:p>0.000434116999713297</text:p>
              </table:table-cell>
              <table:table-cell office:value-type="float" office:value="0.000243567000325129">
                <text:p>0.000243567000325129</text:p>
              </table:table-cell>
              <table:table-cell office:value-type="float" office:value="0.000543185999958951">
                <text:p>0.0005431859999589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38247000197589">
                <text:p>0.000238247000197589</text:p>
              </table:table-cell>
              <table:table-cell office:value-type="float" office:value="0.000304328999845893">
                <text:p>0.000304328999845893</text:p>
              </table:table-cell>
              <table:table-cell office:value-type="float" office:value="0.000531886000317172">
                <text:p>0.000531886000317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22449200059782">
                <text:p>0.00022449200059782</text:p>
              </table:table-cell>
              <table:table-cell office:value-type="float" office:value="0.000194406000446179">
                <text:p>0.000194406000446179</text:p>
              </table:table-cell>
              <table:table-cell office:value-type="float" office:value="0.000866849999511032">
                <text:p>0.0008668499995110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32509999680042">
                <text:p>0.000332509999680042</text:p>
              </table:table-cell>
              <table:table-cell office:value-type="float" office:value="0.000181673000042792">
                <text:p>0.000181673000042792</text:p>
              </table:table-cell>
              <table:table-cell office:value-type="float" office:value="0.000687030000335653">
                <text:p>0.0006870300003356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205065999580256">
                <text:p>0.000205065999580256</text:p>
              </table:table-cell>
              <table:table-cell office:value-type="float" office:value="0.000493706000270322">
                <text:p>0.000493706000270322</text:p>
              </table:table-cell>
              <table:table-cell office:value-type="float" office:value="0.00064282000039384">
                <text:p>0.000642820000393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310358999740856">
                <text:p>0.000310358999740856</text:p>
              </table:table-cell>
              <table:table-cell office:value-type="float" office:value="0.000310209000417672">
                <text:p>0.000310209000417672</text:p>
              </table:table-cell>
              <table:table-cell office:value-type="float" office:value="0.000576698000259057">
                <text:p>0.0005766980002590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192243999663333">
                <text:p>0.000192243999663333</text:p>
              </table:table-cell>
              <table:table-cell office:value-type="float" office:value="0.000233108000429638">
                <text:p>0.000233108000429638</text:p>
              </table:table-cell>
              <table:table-cell office:value-type="float" office:value="0.000283970999589656">
                <text:p>0.000283970999589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83520999801112">
                <text:p>0.000283520999801112</text:p>
              </table:table-cell>
              <table:table-cell office:value-type="float" office:value="0.000234921000810573">
                <text:p>0.000234921000810573</text:p>
              </table:table-cell>
              <table:table-cell office:value-type="float" office:value="0.000710053999682714">
                <text:p>0.000710053999682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28149000577105">
                <text:p>0.000228149000577105</text:p>
              </table:table-cell>
              <table:table-cell office:value-type="float" office:value="0.000225534000492189">
                <text:p>0.000225534000492189</text:p>
              </table:table-cell>
              <table:table-cell office:value-type="float" office:value="0.000731203000214009">
                <text:p>0.0007312030002140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193164999473083">
                <text:p>0.000193164999473083</text:p>
              </table:table-cell>
              <table:table-cell office:value-type="float" office:value="0.000180551999619638">
                <text:p>0.000180551999619638</text:p>
              </table:table-cell>
              <table:table-cell office:value-type="float" office:value="0.000361413999598881">
                <text:p>0.0003614139995988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317893999635999">
                <text:p>0.000317893999635999</text:p>
              </table:table-cell>
              <table:table-cell office:value-type="float" office:value="0.000529162000020733">
                <text:p>0.000529162000020733</text:p>
              </table:table-cell>
              <table:table-cell office:value-type="float" office:value="0.000594992000515049">
                <text:p>0.0005949920005150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511209000251256">
                <text:p>0.000511209000251256</text:p>
              </table:table-cell>
              <table:table-cell office:value-type="float" office:value="0.000676602999192255">
                <text:p>0.000676602999192255</text:p>
              </table:table-cell>
              <table:table-cell office:value-type="float" office:value="0.000810670000646496">
                <text:p>0.000810670000646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378304999685497">
                <text:p>0.000378304999685497</text:p>
              </table:table-cell>
              <table:table-cell office:value-type="float" office:value="0.000229731999752403">
                <text:p>0.000229731999752403</text:p>
              </table:table-cell>
              <table:table-cell office:value-type="float" office:value="0.000695116999850143">
                <text:p>0.0006951169998501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21598700004688">
                <text:p>0.00021598700004688</text:p>
              </table:table-cell>
              <table:table-cell office:value-type="float" office:value="0.000321461000567069">
                <text:p>0.000321461000567069</text:p>
              </table:table-cell>
              <table:table-cell office:value-type="float" office:value="0.000563435999538342">
                <text:p>0.0005634359995383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196180999409989">
                <text:p>0.000196180999409989</text:p>
              </table:table-cell>
              <table:table-cell office:value-type="float" office:value="0.000190800999916974">
                <text:p>0.000190800999916974</text:p>
              </table:table-cell>
              <table:table-cell office:value-type="float" office:value="0.000886890999936441">
                <text:p>0.0008868909999364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283210999441508">
                <text:p>0.000283210999441508</text:p>
              </table:table-cell>
              <table:table-cell office:value-type="float" office:value="0.000170602999787661">
                <text:p>0.000170602999787661</text:p>
              </table:table-cell>
              <table:table-cell office:value-type="float" office:value="0.00114117900011479">
                <text:p>0.001141179000114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321641000482487">
                <text:p>0.000321641000482487</text:p>
              </table:table-cell>
              <table:table-cell office:value-type="float" office:value="0.000283981999928073">
                <text:p>0.000283981999928073</text:p>
              </table:table-cell>
              <table:table-cell office:value-type="float" office:value="0.000635618999694998">
                <text:p>0.0006356189996949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325759000588732">
                <text:p>0.000325759000588732</text:p>
              </table:table-cell>
              <table:table-cell office:value-type="float" office:value="0.000276679000307922">
                <text:p>0.000276679000307922</text:p>
              </table:table-cell>
              <table:table-cell office:value-type="float" office:value="0.000664380999296554">
                <text:p>0.0006643809992965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228369999604183">
                <text:p>0.000228369999604183</text:p>
              </table:table-cell>
              <table:table-cell office:value-type="float" office:value="0.00039424499937013">
                <text:p>0.00039424499937013</text:p>
              </table:table-cell>
              <table:table-cell office:value-type="float" office:value="0.000663300000269373">
                <text:p>0.0006633000002693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305923000269104">
                <text:p>0.000305923000269104</text:p>
              </table:table-cell>
              <table:table-cell office:value-type="float" office:value="0.000421585000367486">
                <text:p>0.000421585000367486</text:p>
              </table:table-cell>
              <table:table-cell office:value-type="float" office:value="0.000139134999699309">
                <text:p>0.0001391349996993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317864999487938">
                <text:p>0.000317864999487938</text:p>
              </table:table-cell>
              <table:table-cell office:value-type="float" office:value="0.000280094999652647">
                <text:p>0.000280094999652647</text:p>
              </table:table-cell>
              <table:table-cell office:value-type="float" office:value="0.000289001999590255">
                <text:p>0.000289001999590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316241999826161">
                <text:p>0.000316241999826161</text:p>
              </table:table-cell>
              <table:table-cell office:value-type="float" office:value="0.000175362999470963">
                <text:p>0.000175362999470963</text:p>
              </table:table-cell>
              <table:table-cell office:value-type="float" office:value="0.00094853599966882">
                <text:p>0.000948535999668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224753999646055">
                <text:p>0.000224753999646055</text:p>
              </table:table-cell>
              <table:table-cell office:value-type="float" office:value="0.000198736000129429">
                <text:p>0.000198736000129429</text:p>
              </table:table-cell>
              <table:table-cell office:value-type="float" office:value="0.000687175000166462">
                <text:p>0.0006871750001664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184460000127729">
                <text:p>0.000184460000127729</text:p>
              </table:table-cell>
              <table:table-cell office:value-type="float" office:value="0.000218502999814518">
                <text:p>0.000218502999814518</text:p>
              </table:table-cell>
              <table:table-cell office:value-type="float" office:value="0.000515239000378642">
                <text:p>0.000515239000378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309089000438689">
                <text:p>0.000309089000438689</text:p>
              </table:table-cell>
              <table:table-cell office:value-type="float" office:value="0.000179130000105943">
                <text:p>0.000179130000105943</text:p>
              </table:table-cell>
              <table:table-cell office:value-type="float" office:value="0.000482167000882328">
                <text:p>0.0004821670008823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541527000677888">
                <text:p>0.000541527000677888</text:p>
              </table:table-cell>
              <table:table-cell office:value-type="float" office:value="0.000378486999579763">
                <text:p>0.000378486999579763</text:p>
              </table:table-cell>
              <table:table-cell office:value-type="float" office:value="0.000623238000116544">
                <text:p>0.0006232380001165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175123000190069">
                <text:p>0.000175123000190069</text:p>
              </table:table-cell>
              <table:table-cell office:value-type="float" office:value="0.000265007999587397">
                <text:p>0.000265007999587397</text:p>
              </table:table-cell>
              <table:table-cell office:value-type="float" office:value="0.000562817000172799">
                <text:p>0.0005628170001727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200479000341147">
                <text:p>0.000200479000341147</text:p>
              </table:table-cell>
              <table:table-cell office:value-type="float" office:value="0.00023057499947754">
                <text:p>0.00023057499947754</text:p>
              </table:table-cell>
              <table:table-cell office:value-type="float" office:value="0.000301504999697499">
                <text:p>0.0003015049996974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278352999885101">
                <text:p>0.000278352999885101</text:p>
              </table:table-cell>
              <table:table-cell office:value-type="float" office:value="0.000266400999862526">
                <text:p>0.000266400999862526</text:p>
              </table:table-cell>
              <table:table-cell office:value-type="float" office:value="0.000835759999972652">
                <text:p>0.0008357599999726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260189000073296">
                <text:p>0.000260189000073296</text:p>
              </table:table-cell>
              <table:table-cell office:value-type="float" office:value="0.00016304000018863">
                <text:p>0.00016304000018863</text:p>
              </table:table-cell>
              <table:table-cell office:value-type="float" office:value="0.000355195000338426">
                <text:p>0.0003551950003384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209695999728865">
                <text:p>0.000209695999728865</text:p>
              </table:table-cell>
              <table:table-cell office:value-type="float" office:value="0.000180062000254111">
                <text:p>0.000180062000254111</text:p>
              </table:table-cell>
              <table:table-cell office:value-type="float" office:value="0.000173560000803263">
                <text:p>0.0001735600008032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246253999648616">
                <text:p>0.000246253999648616</text:p>
              </table:table-cell>
              <table:table-cell office:value-type="float" office:value="0.000177967999661632">
                <text:p>0.000177967999661632</text:p>
              </table:table-cell>
              <table:table-cell office:value-type="float" office:value="0.000688839999384072">
                <text:p>0.0006888399993840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351938999301638">
                <text:p>0.000351938999301638</text:p>
              </table:table-cell>
              <table:table-cell office:value-type="float" office:value="0.000158742999701644">
                <text:p>0.000158742999701644</text:p>
              </table:table-cell>
              <table:table-cell office:value-type="float" office:value="0.000575510999624385">
                <text:p>0.0005755109996243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292919000457914">
                <text:p>0.000292919000457914</text:p>
              </table:table-cell>
              <table:table-cell office:value-type="float" office:value="0.000426186000368034">
                <text:p>0.000426186000368034</text:p>
              </table:table-cell>
              <table:table-cell office:value-type="float" office:value="0.000660787999549939">
                <text:p>0.0006607879995499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208835999728763">
                <text:p>0.000208835999728763</text:p>
              </table:table-cell>
              <table:table-cell office:value-type="float" office:value="0.000231436999456491">
                <text:p>0.000231436999456491</text:p>
              </table:table-cell>
              <table:table-cell office:value-type="float" office:value="0.000796198999523767">
                <text:p>0.0007961989995237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261172000136867">
                <text:p>0.000261172000136867</text:p>
              </table:table-cell>
              <table:table-cell office:value-type="float" office:value="0.000266611999904853">
                <text:p>0.000266611999904853</text:p>
              </table:table-cell>
              <table:table-cell office:value-type="float" office:value="0.000594707999880484">
                <text:p>0.0005947079998804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285996999991767">
                <text:p>0.000285996999991767</text:p>
              </table:table-cell>
              <table:table-cell office:value-type="float" office:value="0.000303881000036199">
                <text:p>0.000303881000036199</text:p>
              </table:table-cell>
              <table:table-cell office:value-type="float" office:value="0.000588916999731737">
                <text:p>0.0005889169997317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229674000365776">
                <text:p>0.000229674000365776</text:p>
              </table:table-cell>
              <table:table-cell office:value-type="float" office:value="0.000192174000403611">
                <text:p>0.000192174000403611</text:p>
              </table:table-cell>
              <table:table-cell office:value-type="float" office:value="0.000282760999652965">
                <text:p>0.0002827609996529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336721999701695">
                <text:p>0.000336721999701695</text:p>
              </table:table-cell>
              <table:table-cell office:value-type="float" office:value="0.000305835000290244">
                <text:p>0.000305835000290244</text:p>
              </table:table-cell>
              <table:table-cell office:value-type="float" office:value="0.000580009999794129">
                <text:p>0.0005800099997941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369601999409497">
                <text:p>0.000369601999409497</text:p>
              </table:table-cell>
              <table:table-cell office:value-type="float" office:value="0.00031841700001678">
                <text:p>0.00031841700001678</text:p>
              </table:table-cell>
              <table:table-cell office:value-type="float" office:value="0.000674154000080307">
                <text:p>0.0006741540000803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529998000274645">
                <text:p>0.000529998000274645</text:p>
              </table:table-cell>
              <table:table-cell office:value-type="float" office:value="0.000751216000026034">
                <text:p>0.000751216000026034</text:p>
              </table:table-cell>
              <table:table-cell office:value-type="float" office:value="0.000766885000302864">
                <text:p>0.0007668850003028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218473999666458">
                <text:p>0.000218473999666458</text:p>
              </table:table-cell>
              <table:table-cell office:value-type="float" office:value="0.000273946000561409">
                <text:p>0.000273946000561409</text:p>
              </table:table-cell>
              <table:table-cell office:value-type="float" office:value="0.000290867000330763">
                <text:p>0.0002908670003307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240694000240182">
                <text:p>0.000240694000240182</text:p>
              </table:table-cell>
              <table:table-cell office:value-type="float" office:value="0.000269848999778333">
                <text:p>0.000269848999778333</text:p>
              </table:table-cell>
              <table:table-cell office:value-type="float" office:value="0.000793123999756062">
                <text:p>0.0007931239997560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219937000110804">
                <text:p>0.000219937000110804</text:p>
              </table:table-cell>
              <table:table-cell office:value-type="float" office:value="0.000203565999981947">
                <text:p>0.000203565999981947</text:p>
              </table:table-cell>
              <table:table-cell office:value-type="float" office:value="0.000447146000624343">
                <text:p>0.0004471460006243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224374000026728">
                <text:p>0.000224374000026728</text:p>
              </table:table-cell>
              <table:table-cell office:value-type="float" office:value="0.000277092000033008">
                <text:p>0.000277092000033008</text:p>
              </table:table-cell>
              <table:table-cell office:value-type="float" office:value="0.000802260999989812">
                <text:p>0.0008022609999898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310524000269652">
                <text:p>0.000310524000269652</text:p>
              </table:table-cell>
              <table:table-cell office:value-type="float" office:value="0.000248690000262286">
                <text:p>0.000248690000262286</text:p>
              </table:table-cell>
              <table:table-cell office:value-type="float" office:value="0.000704761999259063">
                <text:p>0.0007047619992590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309320999804186">
                <text:p>0.000309320999804186</text:p>
              </table:table-cell>
              <table:table-cell office:value-type="float" office:value="0.000325321000673284">
                <text:p>0.000325321000673284</text:p>
              </table:table-cell>
              <table:table-cell office:value-type="float" office:value="0.000678073000017321">
                <text:p>0.0006780730000173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308339999719465">
                <text:p>0.000308339999719465</text:p>
              </table:table-cell>
              <table:table-cell office:value-type="float" office:value="0.000209938000807597">
                <text:p>0.000209938000807597</text:p>
              </table:table-cell>
              <table:table-cell office:value-type="float" office:value="0.000586733000091044">
                <text:p>0.0005867330000910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22010699922248">
                <text:p>0.00022010699922248</text:p>
              </table:table-cell>
              <table:table-cell office:value-type="float" office:value="0.000252176000685722">
                <text:p>0.000252176000685722</text:p>
              </table:table-cell>
              <table:table-cell office:value-type="float" office:value="0.000672784000016691">
                <text:p>0.0006727840000166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214315999983228">
                <text:p>0.000214315999983228</text:p>
              </table:table-cell>
              <table:table-cell office:value-type="float" office:value="0.000159373999849777">
                <text:p>0.000159373999849777</text:p>
              </table:table-cell>
              <table:table-cell office:value-type="float" office:value="0.000560627000595559">
                <text:p>0.0005606270005955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181815999894752">
                <text:p>0.000181815999894752</text:p>
              </table:table-cell>
              <table:table-cell office:value-type="float" office:value="0.000307598999825132">
                <text:p>0.000307598999825132</text:p>
              </table:table-cell>
              <table:table-cell office:value-type="float" office:value="0.000368752000213135">
                <text:p>0.0003687520002131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246094999965862">
                <text:p>0.000246094999965862</text:p>
              </table:table-cell>
              <table:table-cell office:value-type="float" office:value="0.000226118000682618">
                <text:p>0.000226118000682618</text:p>
              </table:table-cell>
              <table:table-cell office:value-type="float" office:value="0.000815869000689418">
                <text:p>0.0008158690006894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295266000648553">
                <text:p>0.000295266000648553</text:p>
              </table:table-cell>
              <table:table-cell office:value-type="float" office:value="0.000170796000020346">
                <text:p>0.000170796000020346</text:p>
              </table:table-cell>
              <table:table-cell office:value-type="float" office:value="0.000689454999701411">
                <text:p>0.0006894549997014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367528999959177">
                <text:p>0.000367528999959177</text:p>
              </table:table-cell>
              <table:table-cell office:value-type="float" office:value="0.000385052000638098">
                <text:p>0.000385052000638098</text:p>
              </table:table-cell>
              <table:table-cell office:value-type="float" office:value="0.000936130999434681">
                <text:p>0.0009361309994346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316435000058846">
                <text:p>0.000316435000058846</text:p>
              </table:table-cell>
              <table:table-cell office:value-type="float" office:value="0.000164783999935025">
                <text:p>0.000164783999935025</text:p>
              </table:table-cell>
              <table:table-cell office:value-type="float" office:value="0.000622741000370297">
                <text:p>0.0006227410003702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218715000301017">
                <text:p>0.000218715000301017</text:p>
              </table:table-cell>
              <table:table-cell office:value-type="float" office:value="0.00023771999985911">
                <text:p>0.00023771999985911</text:p>
              </table:table-cell>
              <table:table-cell office:value-type="float" office:value="0.000818364999759069">
                <text:p>0.0008183649997590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250133000008645">
                <text:p>0.000250133000008645</text:p>
              </table:table-cell>
              <table:table-cell office:value-type="float" office:value="0.000266473000010592">
                <text:p>0.000266473000010592</text:p>
              </table:table-cell>
              <table:table-cell office:value-type="float" office:value="0.000804528999651666">
                <text:p>0.0008045289996516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216379999983474">
                <text:p>0.000216379999983474</text:p>
              </table:table-cell>
              <table:table-cell office:value-type="float" office:value="0.000268125999355107">
                <text:p>0.000268125999355107</text:p>
              </table:table-cell>
              <table:table-cell office:value-type="float" office:value="0.000311546999910206">
                <text:p>0.0003115469999102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260110999988683">
                <text:p>0.000260110999988683</text:p>
              </table:table-cell>
              <table:table-cell office:value-type="float" office:value="0.000399299000491737">
                <text:p>0.000399299000491737</text:p>
              </table:table-cell>
              <table:table-cell office:value-type="float" office:value="0.000595391999922867">
                <text:p>0.0005953919999228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309203000142588">
                <text:p>0.000309203000142588</text:p>
              </table:table-cell>
              <table:table-cell office:value-type="float" office:value="0.000498403000165126">
                <text:p>0.000498403000165126</text:p>
              </table:table-cell>
              <table:table-cell office:value-type="float" office:value="0.000152661999891279">
                <text:p>0.0001526619998912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413714999922377">
                <text:p>0.000413714999922377</text:p>
              </table:table-cell>
              <table:table-cell office:value-type="float" office:value="0.000531444000444026">
                <text:p>0.000531444000444026</text:p>
              </table:table-cell>
              <table:table-cell office:value-type="float" office:value="0.000415638999584189">
                <text:p>0.0004156389995841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330672000018239">
                <text:p>0.000330672000018239</text:p>
              </table:table-cell>
              <table:table-cell office:value-type="float" office:value="0.000281962000372005">
                <text:p>0.000281962000372005</text:p>
              </table:table-cell>
              <table:table-cell office:value-type="float" office:value="0.000635096000223712">
                <text:p>0.0006350960002237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241448000451783">
                <text:p>0.000241448000451783</text:p>
              </table:table-cell>
              <table:table-cell office:value-type="float" office:value="0.000153584999679879">
                <text:p>0.000153584999679879</text:p>
              </table:table-cell>
              <table:table-cell office:value-type="float" office:value="0.000621120999312552">
                <text:p>0.0006211209993125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223283999730484">
                <text:p>0.000223283999730484</text:p>
              </table:table-cell>
              <table:table-cell office:value-type="float" office:value="0.000190864000614965">
                <text:p>0.000190864000614965</text:p>
              </table:table-cell>
              <table:table-cell office:value-type="float" office:value="0.000596415000472916">
                <text:p>0.0005964150004729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281761999758601">
                <text:p>0.000281761999758601</text:p>
              </table:table-cell>
              <table:table-cell office:value-type="float" office:value="0.000159586000336276">
                <text:p>0.000159586000336276</text:p>
              </table:table-cell>
              <table:table-cell office:value-type="float" office:value="0.000313760999233637">
                <text:p>0.0003137609992336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30721899929631">
                <text:p>0.00030721899929631</text:p>
              </table:table-cell>
              <table:table-cell office:value-type="float" office:value="0.000170276000062586">
                <text:p>0.000170276000062586</text:p>
              </table:table-cell>
              <table:table-cell office:value-type="float" office:value="0.000534769999831042">
                <text:p>0.0005347699998310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455944999885105">
                <text:p>0.000455944999885105</text:p>
              </table:table-cell>
              <table:table-cell office:value-type="float" office:value="0.000254581999797665">
                <text:p>0.000254581999797665</text:p>
              </table:table-cell>
              <table:table-cell office:value-type="float" office:value="0.000630378000096243">
                <text:p>0.0006303780000962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341963000209944">
                <text:p>0.000341963000209944</text:p>
              </table:table-cell>
              <table:table-cell office:value-type="float" office:value="0.000551641999663843">
                <text:p>0.000551641999663843</text:p>
              </table:table-cell>
              <table:table-cell office:value-type="float" office:value="0.000653119999697083">
                <text:p>0.0006531199996970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165417000062007">
                <text:p>0.000165417000062007</text:p>
              </table:table-cell>
              <table:table-cell office:value-type="float" office:value="0.000365638000403123">
                <text:p>0.000365638000403123</text:p>
              </table:table-cell>
              <table:table-cell office:value-type="float" office:value="0.000750539999899047">
                <text:p>0.0007505399998990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21653099975083">
                <text:p>0.00021653099975083</text:p>
              </table:table-cell>
              <table:table-cell office:value-type="float" office:value="0.000230587999794807">
                <text:p>0.000230587999794807</text:p>
              </table:table-cell>
              <table:table-cell office:value-type="float" office:value="0.000270260999968741">
                <text:p>0.0002702609999687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330161999954726">
                <text:p>0.000330161999954726</text:p>
              </table:table-cell>
              <table:table-cell office:value-type="float" office:value="0.000146651000250131">
                <text:p>0.000146651000250131</text:p>
              </table:table-cell>
              <table:table-cell office:value-type="float" office:value="0.000568833999750495">
                <text:p>0.0005688339997504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225277999561513">
                <text:p>0.000225277999561513</text:p>
              </table:table-cell>
              <table:table-cell office:value-type="float" office:value="0.000184472000000824">
                <text:p>0.000184472000000824</text:p>
              </table:table-cell>
              <table:table-cell office:value-type="float" office:value="0.000553826000214031">
                <text:p>0.0005538260002140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29589899986604">
                <text:p>0.00029589899986604</text:p>
              </table:table-cell>
              <table:table-cell office:value-type="float" office:value="0.000208006000320893">
                <text:p>0.000208006000320893</text:p>
              </table:table-cell>
              <table:table-cell office:value-type="float" office:value="0.000246676999267947">
                <text:p>0.0002466769992679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392638000448642">
                <text:p>0.000392638000448642</text:p>
              </table:table-cell>
              <table:table-cell office:value-type="float" office:value="0.000255874000686163">
                <text:p>0.000255874000686163</text:p>
              </table:table-cell>
              <table:table-cell office:value-type="float" office:value="0.000231819999498839">
                <text:p>0.0002318199994988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26774599973578">
                <text:p>0.00026774599973578</text:p>
              </table:table-cell>
              <table:table-cell office:value-type="float" office:value="0.000301217999549408">
                <text:p>0.000301217999549408</text:p>
              </table:table-cell>
              <table:table-cell office:value-type="float" office:value="0.000529141000697564">
                <text:p>0.0005291410006975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250845000664412">
                <text:p>0.000250845000664412</text:p>
              </table:table-cell>
              <table:table-cell office:value-type="float" office:value="0.000149526999848604">
                <text:p>0.000149526999848604</text:p>
              </table:table-cell>
              <table:table-cell office:value-type="float" office:value="0.000612384999840288">
                <text:p>0.0006123849998402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215240000215999">
                <text:p>0.000215240000215999</text:p>
              </table:table-cell>
              <table:table-cell office:value-type="float" office:value="0.000216491999708523">
                <text:p>0.000216491999708523</text:p>
              </table:table-cell>
              <table:table-cell office:value-type="float" office:value="0.000291281000500021">
                <text:p>0.0002912810005000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228844999583089">
                <text:p>0.000228844999583089</text:p>
              </table:table-cell>
              <table:table-cell office:value-type="float" office:value="0.000205671000003349">
                <text:p>0.000205671000003349</text:p>
              </table:table-cell>
              <table:table-cell office:value-type="float" office:value="0.000575167000533838">
                <text:p>0.0005751670005338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276812999800313">
                <text:p>0.000276812999800313</text:p>
              </table:table-cell>
              <table:table-cell office:value-type="float" office:value="0.000204379000024346">
                <text:p>0.000204379000024346</text:p>
              </table:table-cell>
              <table:table-cell office:value-type="float" office:value="0.000653262000014365">
                <text:p>0.0006532620000143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323980999382911">
                <text:p>0.000323980999382911</text:p>
              </table:table-cell>
              <table:table-cell office:value-type="float" office:value="0.000209658999665407">
                <text:p>0.000209658999665407</text:p>
              </table:table-cell>
              <table:table-cell office:value-type="float" office:value="0.000275440999757848">
                <text:p>0.0002754409997578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300497000353062">
                <text:p>0.000300497000353062</text:p>
              </table:table-cell>
              <table:table-cell office:value-type="float" office:value="0.000140911000016786">
                <text:p>0.000140911000016786</text:p>
              </table:table-cell>
              <table:table-cell office:value-type="float" office:value="0.000545651999345864">
                <text:p>0.0005456519993458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241668999478861">
                <text:p>0.000241668999478861</text:p>
              </table:table-cell>
              <table:table-cell office:value-type="float" office:value="0.000196896000488778">
                <text:p>0.000196896000488778</text:p>
              </table:table-cell>
              <table:table-cell office:value-type="float" office:value="0.000792781000200193">
                <text:p>0.0007927810002001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306930000078864">
                <text:p>0.000306930000078864</text:p>
              </table:table-cell>
              <table:table-cell office:value-type="float" office:value="0.000852152000334172">
                <text:p>0.000852152000334172</text:p>
              </table:table-cell>
              <table:table-cell office:value-type="float" office:value="0.000890683000761783">
                <text:p>0.0008906830007617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279539000075601">
                <text:p>0.000279539000075601</text:p>
              </table:table-cell>
              <table:table-cell office:value-type="float" office:value="0.000154637000377988">
                <text:p>0.000154637000377988</text:p>
              </table:table-cell>
              <table:table-cell office:value-type="float" office:value="0.000630950999948254">
                <text:p>0.0006309509999482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1928579995365">
                <text:p>0.0001928579995365</text:p>
              </table:table-cell>
              <table:table-cell office:value-type="float" office:value="0.000226069999371248">
                <text:p>0.000226069999371248</text:p>
              </table:table-cell>
              <table:table-cell office:value-type="float" office:value="0.000315496000439452">
                <text:p>0.0003154960004394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197757000023557">
                <text:p>0.000197757000023557</text:p>
              </table:table-cell>
              <table:table-cell office:value-type="float" office:value="0.000156941000568622">
                <text:p>0.000156941000568622</text:p>
              </table:table-cell>
              <table:table-cell office:value-type="float" office:value="0.000318110000080196">
                <text:p>0.0003181100000801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294227000267711">
                <text:p>0.000294227000267711</text:p>
              </table:table-cell>
              <table:table-cell office:value-type="float" office:value="0.000307741999677091">
                <text:p>0.000307741999677091</text:p>
              </table:table-cell>
              <table:table-cell office:value-type="float" office:value="0.000522519999321958">
                <text:p>0.0005225199993219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32607499997539">
                <text:p>0.00032607499997539</text:p>
              </table:table-cell>
              <table:table-cell office:value-type="float" office:value="0.000316388000101142">
                <text:p>0.000316388000101142</text:p>
              </table:table-cell>
              <table:table-cell office:value-type="float" office:value="0.000148305000038818">
                <text:p>0.0001483050000388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263388999883318">
                <text:p>0.000263388999883318</text:p>
              </table:table-cell>
              <table:table-cell office:value-type="float" office:value="0.00031250999927579">
                <text:p>0.00031250999927579</text:p>
              </table:table-cell>
              <table:table-cell office:value-type="float" office:value="0.000630642000032822">
                <text:p>0.0006306420000328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289758000690199">
                <text:p>0.000289758000690199</text:p>
              </table:table-cell>
              <table:table-cell office:value-type="float" office:value="0.000346875000104774">
                <text:p>0.000346875000104774</text:p>
              </table:table-cell>
              <table:table-cell office:value-type="float" office:value="0.000579086000470852">
                <text:p>0.0005790860004708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218285999835643">
                <text:p>0.000218285999835643</text:p>
              </table:table-cell>
              <table:table-cell office:value-type="float" office:value="0.000143828000545909">
                <text:p>0.000143828000545909</text:p>
              </table:table-cell>
              <table:table-cell office:value-type="float" office:value="0.000634438999441045">
                <text:p>0.0006344389994410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269491000835842">
                <text:p>0.000269491000835842</text:p>
              </table:table-cell>
              <table:table-cell office:value-type="float" office:value="0.000127516999782529">
                <text:p>0.000127516999782529</text:p>
              </table:table-cell>
              <table:table-cell office:value-type="float" office:value="0.000333459000103176">
                <text:p>0.0003334590001031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359769000169763">
                <text:p>0.000359769000169763</text:p>
              </table:table-cell>
              <table:table-cell office:value-type="float" office:value="0.000175235999449797">
                <text:p>0.000175235999449797</text:p>
              </table:table-cell>
              <table:table-cell office:value-type="float" office:value="0.000654657000268344">
                <text:p>0.0006546570002683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291672000457766">
                <text:p>0.000291672000457766</text:p>
              </table:table-cell>
              <table:table-cell office:value-type="float" office:value="0.000178240999957779">
                <text:p>0.000178240999957779</text:p>
              </table:table-cell>
              <table:table-cell office:value-type="float" office:value="0.000844139000037103">
                <text:p>0.0008441390000371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482978000036383">
                <text:p>0.000482978000036383</text:p>
              </table:table-cell>
              <table:table-cell office:value-type="float" office:value="0.00041646500085335">
                <text:p>0.00041646500085335</text:p>
              </table:table-cell>
              <table:table-cell office:value-type="float" office:value="0.000642194000647578">
                <text:p>0.0006421940006475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608191000537772">
                <text:p>0.000608191000537772</text:p>
              </table:table-cell>
              <table:table-cell office:value-type="float" office:value="0.000546024999493966">
                <text:p>0.000546024999493966</text:p>
              </table:table-cell>
              <table:table-cell office:value-type="float" office:value="0.000561773999834259">
                <text:p>0.0005617739998342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335553999320837">
                <text:p>0.000335553999320837</text:p>
              </table:table-cell>
              <table:table-cell office:value-type="float" office:value="0.000527359999978216">
                <text:p>0.000527359999978216</text:p>
              </table:table-cell>
              <table:table-cell office:value-type="float" office:value="0.000756206000005477">
                <text:p>0.0007562060000054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346274000548874">
                <text:p>0.000346274000548874</text:p>
              </table:table-cell>
              <table:table-cell office:value-type="float" office:value="0.000197807999938959">
                <text:p>0.000197807999938959</text:p>
              </table:table-cell>
              <table:table-cell office:value-type="float" office:value="0.000973902000623639">
                <text:p>0.0009739020006236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212074000046414">
                <text:p>0.000212074000046414</text:p>
              </table:table-cell>
              <table:table-cell office:value-type="float" office:value="0.000207866999517137">
                <text:p>0.000207866999517137</text:p>
              </table:table-cell>
              <table:table-cell office:value-type="float" office:value="0.000369506999959412">
                <text:p>0.0003695069999594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33438200080127">
                <text:p>0.00033438200080127</text:p>
              </table:table-cell>
              <table:table-cell office:value-type="float" office:value="0.000205581999580318">
                <text:p>0.000205581999580318</text:p>
              </table:table-cell>
              <table:table-cell office:value-type="float" office:value="0.000715531000423653">
                <text:p>0.0007155310004236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251307999860728">
                <text:p>0.000251307999860728</text:p>
              </table:table-cell>
              <table:table-cell office:value-type="float" office:value="0.000196926000171516">
                <text:p>0.000196926000171516</text:p>
              </table:table-cell>
              <table:table-cell office:value-type="float" office:value="0.000335794999955397">
                <text:p>0.0003357949999553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396047000322142">
                <text:p>0.000396047000322142</text:p>
              </table:table-cell>
              <table:table-cell office:value-type="float" office:value="0.000144519000059518">
                <text:p>0.000144519000059518</text:p>
              </table:table-cell>
              <table:table-cell office:value-type="float" office:value="0.00023768199935148">
                <text:p>0.000237681999351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173182000253291">
                <text:p>0.000173182000253291</text:p>
              </table:table-cell>
              <table:table-cell office:value-type="float" office:value="0.000225369000872888">
                <text:p>0.000225369000872888</text:p>
              </table:table-cell>
              <table:table-cell office:value-type="float" office:value="0.000727894000192464">
                <text:p>0.0007278940001924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311449000037101">
                <text:p>0.000311449000037101</text:p>
              </table:table-cell>
              <table:table-cell office:value-type="float" office:value="0.000268689999757044">
                <text:p>0.000268689999757044</text:p>
              </table:table-cell>
              <table:table-cell office:value-type="float" office:value="0.000898792000043613">
                <text:p>0.0008987920000436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21211500006757">
                <text:p>0.00021211500006757</text:p>
              </table:table-cell>
              <table:table-cell office:value-type="float" office:value="0.000192298000001756">
                <text:p>0.000192298000001756</text:p>
              </table:table-cell>
              <table:table-cell office:value-type="float" office:value="0.000362384999789356">
                <text:p>0.0003623849997893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210572000469256">
                <text:p>0.000210572000469256</text:p>
              </table:table-cell>
              <table:table-cell office:value-type="float" office:value="0.000239295000028505">
                <text:p>0.000239295000028505</text:p>
              </table:table-cell>
              <table:table-cell office:value-type="float" office:value="0.000441010999566061">
                <text:p>0.0004410109995660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248641999860411">
                <text:p>0.000248641999860411</text:p>
              </table:table-cell>
              <table:table-cell office:value-type="float" office:value="0.000196306000361801">
                <text:p>0.000196306000361801</text:p>
              </table:table-cell>
              <table:table-cell office:value-type="float" office:value="0.000678673000038543">
                <text:p>0.0006786730000385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377563000256487">
                <text:p>0.000377563000256487</text:p>
              </table:table-cell>
              <table:table-cell office:value-type="float" office:value="0.000297493999823928">
                <text:p>0.000297493999823928</text:p>
              </table:table-cell>
              <table:table-cell office:value-type="float" office:value="0.000542809999387828">
                <text:p>0.0005428099993878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412387999858765">
                <text:p>0.000412387999858765</text:p>
              </table:table-cell>
              <table:table-cell office:value-type="float" office:value="0.000755396000386099">
                <text:p>0.000755396000386099</text:p>
              </table:table-cell>
              <table:table-cell office:value-type="float" office:value="0.000666921000629372">
                <text:p>0.0006669210006293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175336999745923">
                <text:p>0.000175336999745923</text:p>
              </table:table-cell>
              <table:table-cell office:value-type="float" office:value="0.000178903000232822">
                <text:p>0.000178903000232822</text:p>
              </table:table-cell>
              <table:table-cell office:value-type="float" office:value="0.000598654999521386">
                <text:p>0.0005986549995213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365951000276254">
                <text:p>0.000365951000276254</text:p>
              </table:table-cell>
              <table:table-cell office:value-type="float" office:value="0.000261776999650465">
                <text:p>0.000261776999650465</text:p>
              </table:table-cell>
              <table:table-cell office:value-type="float" office:value="0.000148086000081094">
                <text:p>0.0001480860000810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206675000299583">
                <text:p>0.000206675000299583</text:p>
              </table:table-cell>
              <table:table-cell office:value-type="float" office:value="0.000199590999727661">
                <text:p>0.000199590999727661</text:p>
              </table:table-cell>
              <table:table-cell office:value-type="float" office:value="0.000314054999762448">
                <text:p>0.0003140549997624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60541800030478">
                <text:p>0.00060541800030478</text:p>
              </table:table-cell>
              <table:table-cell office:value-type="float" office:value="0.000271595999947749">
                <text:p>0.000271595999947749</text:p>
              </table:table-cell>
              <table:table-cell office:value-type="float" office:value="0.000671922000037739">
                <text:p>0.0006719220000377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258341000517248">
                <text:p>0.000258341000517248</text:p>
              </table:table-cell>
              <table:table-cell office:value-type="float" office:value="0.000193030000446015">
                <text:p>0.000193030000446015</text:p>
              </table:table-cell>
              <table:table-cell office:value-type="float" office:value="0.000778851000177383">
                <text:p>0.0007788510001773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241350000578677">
                <text:p>0.000241350000578677</text:p>
              </table:table-cell>
              <table:table-cell office:value-type="float" office:value="0.000242851999246341">
                <text:p>0.000242851999246341</text:p>
              </table:table-cell>
              <table:table-cell office:value-type="float" office:value="0.000267096999778005">
                <text:p>0.0002670969997780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279890999991039">
                <text:p>0.000279890999991039</text:p>
              </table:table-cell>
              <table:table-cell office:value-type="float" office:value="0.000580010999328806">
                <text:p>0.000580010999328806</text:p>
              </table:table-cell>
              <table:table-cell office:value-type="float" office:value="0.000762830999519792">
                <text:p>0.0007628309995197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659057999655488">
                <text:p>0.000659057999655488</text:p>
              </table:table-cell>
              <table:table-cell office:value-type="float" office:value="0.000623039999481989">
                <text:p>0.000623039999481989</text:p>
              </table:table-cell>
              <table:table-cell office:value-type="float" office:value="0.000450338999144151">
                <text:p>0.0004503389991441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270953999461199">
                <text:p>0.000270953999461199</text:p>
              </table:table-cell>
              <table:table-cell office:value-type="float" office:value="0.000249484999585547">
                <text:p>0.000249484999585547</text:p>
              </table:table-cell>
              <table:table-cell office:value-type="float" office:value="0.000841548000607872">
                <text:p>0.0008415480006078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347738000527897">
                <text:p>0.000347738000527897</text:p>
              </table:table-cell>
              <table:table-cell office:value-type="float" office:value="0.000235318999330048">
                <text:p>0.000235318999330048</text:p>
              </table:table-cell>
              <table:table-cell office:value-type="float" office:value="0.000593536000451422">
                <text:p>0.0005935360004514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254304000009142">
                <text:p>0.000254304000009142</text:p>
              </table:table-cell>
              <table:table-cell office:value-type="float" office:value="0.000165839000146661">
                <text:p>0.000165839000146661</text:p>
              </table:table-cell>
              <table:table-cell office:value-type="float" office:value="0.000599788999352313">
                <text:p>0.0005997889993523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245087000621425">
                <text:p>0.000245087000621425</text:p>
              </table:table-cell>
              <table:table-cell office:value-type="float" office:value="0.000192309000340174">
                <text:p>0.000192309000340174</text:p>
              </table:table-cell>
              <table:table-cell office:value-type="float" office:value="0.000622200000179873">
                <text:p>0.0006222000001798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262047999967763">
                <text:p>0.000262047999967763</text:p>
              </table:table-cell>
              <table:table-cell office:value-type="float" office:value="0.000237501999436063">
                <text:p>0.000237501999436063</text:p>
              </table:table-cell>
              <table:table-cell office:value-type="float" office:value="0.000344772000062221">
                <text:p>0.0003447720000622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324634999742557">
                <text:p>0.000324634999742557</text:p>
              </table:table-cell>
              <table:table-cell office:value-type="float" office:value="0.000157002999912947">
                <text:p>0.000157002999912947</text:p>
              </table:table-cell>
              <table:table-cell office:value-type="float" office:value="0.000491816999783623">
                <text:p>0.0004918169997836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177751999217435">
                <text:p>0.000177751999217435</text:p>
              </table:table-cell>
              <table:table-cell office:value-type="float" office:value="0.000567929000681033">
                <text:p>0.000567929000681033</text:p>
              </table:table-cell>
              <table:table-cell office:value-type="float" office:value="0.000606040000093344">
                <text:p>0.0006060400000933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286643999970693">
                <text:p>0.000286643999970693</text:p>
              </table:table-cell>
              <table:table-cell office:value-type="float" office:value="0.00016682099976606">
                <text:p>0.00016682099976606</text:p>
              </table:table-cell>
              <table:table-cell office:value-type="float" office:value="0.000213657999665884">
                <text:p>0.0002136579996658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18965399976878">
                <text:p>0.00018965399976878</text:p>
              </table:table-cell>
              <table:table-cell office:value-type="float" office:value="0.000169435999850975">
                <text:p>0.000169435999850975</text:p>
              </table:table-cell>
              <table:table-cell office:value-type="float" office:value="0.000285713000266696">
                <text:p>0.0002857130002666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282426000012492">
                <text:p>0.000282426000012492</text:p>
              </table:table-cell>
              <table:table-cell office:value-type="float" office:value="0.000244124999881024">
                <text:p>0.000244124999881024</text:p>
              </table:table-cell>
              <table:table-cell office:value-type="float" office:value="0.00032833200020832">
                <text:p>0.000328332000208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314697000248998">
                <text:p>0.000314697000248998</text:p>
              </table:table-cell>
              <table:table-cell office:value-type="float" office:value="0.000207406999834348">
                <text:p>0.000207406999834348</text:p>
              </table:table-cell>
              <table:table-cell office:value-type="float" office:value="0.000439790000200446">
                <text:p>0.0004397900002004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236591000430053">
                <text:p>0.000236591000430053</text:p>
              </table:table-cell>
              <table:table-cell office:value-type="float" office:value="0.00019765799970628">
                <text:p>0.00019765799970628</text:p>
              </table:table-cell>
              <table:table-cell office:value-type="float" office:value="0.000703342999258894">
                <text:p>0.0007033429992588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164277000294533">
                <text:p>0.000164277000294533</text:p>
              </table:table-cell>
              <table:table-cell office:value-type="float" office:value="0.00028201699933561">
                <text:p>0.00028201699933561</text:p>
              </table:table-cell>
              <table:table-cell office:value-type="float" office:value="0.000576656000703224">
                <text:p>0.0005766560007032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253162000262819">
                <text:p>0.000253162000262819</text:p>
              </table:table-cell>
              <table:table-cell office:value-type="float" office:value="0.00025729000026331">
                <text:p>0.00025729000026331</text:p>
              </table:table-cell>
              <table:table-cell office:value-type="float" office:value="0.000584700999752386">
                <text:p>0.0005847009997523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218608000068343">
                <text:p>0.000218608000068343</text:p>
              </table:table-cell>
              <table:table-cell office:value-type="float" office:value="0.000389476999771432">
                <text:p>0.000389476999771432</text:p>
              </table:table-cell>
              <table:table-cell office:value-type="float" office:value="0.000727708000340499">
                <text:p>0.0007277080003404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220561999412894">
                <text:p>0.000220561999412894</text:p>
              </table:table-cell>
              <table:table-cell office:value-type="float" office:value="0.000188742000318598">
                <text:p>0.000188742000318598</text:p>
              </table:table-cell>
              <table:table-cell office:value-type="float" office:value="0.000583779999942635">
                <text:p>0.0005837799999426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248084000304516">
                <text:p>0.000248084000304516</text:p>
              </table:table-cell>
              <table:table-cell office:value-type="float" office:value="0.000254635999226593">
                <text:p>0.000254635999226593</text:p>
              </table:table-cell>
              <table:table-cell office:value-type="float" office:value="0.000630717999229091">
                <text:p>0.0006307179992290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249916000029771">
                <text:p>0.000249916000029771</text:p>
              </table:table-cell>
              <table:table-cell office:value-type="float" office:value="0.00012866999986727">
                <text:p>0.00012866999986727</text:p>
              </table:table-cell>
              <table:table-cell office:value-type="float" office:value="0.000683806000779441">
                <text:p>0.0006838060007794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219209000533738">
                <text:p>0.000219209000533738</text:p>
              </table:table-cell>
              <table:table-cell office:value-type="float" office:value="0.000241339999774937">
                <text:p>0.000241339999774937</text:p>
              </table:table-cell>
              <table:table-cell office:value-type="float" office:value="0.00051741600054811">
                <text:p>0.000517416000548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256950000220968">
                <text:p>0.000256950000220968</text:p>
              </table:table-cell>
              <table:table-cell office:value-type="float" office:value="0.000276265000138665">
                <text:p>0.000276265000138665</text:p>
              </table:table-cell>
              <table:table-cell office:value-type="float" office:value="0.000386722000257578">
                <text:p>0.0003867220002575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292546000309812">
                <text:p>0.000292546000309812</text:p>
              </table:table-cell>
              <table:table-cell office:value-type="float" office:value="0.00055662900012976">
                <text:p>0.00055662900012976</text:p>
              </table:table-cell>
              <table:table-cell office:value-type="float" office:value="0.000607734000368509">
                <text:p>0.0006077340003685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283790000139561">
                <text:p>0.000283790000139561</text:p>
              </table:table-cell>
              <table:table-cell office:value-type="float" office:value="0.000612673999967228">
                <text:p>0.000612673999967228</text:p>
              </table:table-cell>
              <table:table-cell office:value-type="float" office:value="0.000609918999543879">
                <text:p>0.0006099189995438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183613000444893">
                <text:p>0.000183613000444893</text:p>
              </table:table-cell>
              <table:table-cell office:value-type="float" office:value="0.000190164999366971">
                <text:p>0.000190164999366971</text:p>
              </table:table-cell>
              <table:table-cell office:value-type="float" office:value="0.000830711999697087">
                <text:p>0.0008307119996970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196857999981148">
                <text:p>0.000196857999981148</text:p>
              </table:table-cell>
              <table:table-cell office:value-type="float" office:value="0.000233366000429669">
                <text:p>0.000233366000429669</text:p>
              </table:table-cell>
              <table:table-cell office:value-type="float" office:value="0.00041644799966889">
                <text:p>0.000416447999668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236923000556999">
                <text:p>0.000236923000556999</text:p>
              </table:table-cell>
              <table:table-cell office:value-type="float" office:value="0.000213068000448402">
                <text:p>0.000213068000448402</text:p>
              </table:table-cell>
              <table:table-cell office:value-type="float" office:value="0.000331148999975994">
                <text:p>0.0003311489999759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184264000381518">
                <text:p>0.000184264000381518</text:p>
              </table:table-cell>
              <table:table-cell office:value-type="float" office:value="0.000155189999532013">
                <text:p>0.000155189999532013</text:p>
              </table:table-cell>
              <table:table-cell office:value-type="float" office:value="0.000549585999578994">
                <text:p>0.0005495859995789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319716999911179">
                <text:p>0.000319716999911179</text:p>
              </table:table-cell>
              <table:table-cell office:value-type="float" office:value="0.000157414000568679">
                <text:p>0.000157414000568679</text:p>
              </table:table-cell>
              <table:table-cell office:value-type="float" office:value="0.00044265699943935">
                <text:p>0.000442656999439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323404000482697">
                <text:p>0.000323404000482697</text:p>
              </table:table-cell>
              <table:table-cell office:value-type="float" office:value="0.000371945000551932">
                <text:p>0.000371945000551932</text:p>
              </table:table-cell>
              <table:table-cell office:value-type="float" office:value="0.000568842000575387">
                <text:p>0.0005688420005753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285713999801374">
                <text:p>0.000285713999801374</text:p>
              </table:table-cell>
              <table:table-cell office:value-type="float" office:value="0.000244527000177186">
                <text:p>0.000244527000177186</text:p>
              </table:table-cell>
              <table:table-cell office:value-type="float" office:value="0.000570485999560333">
                <text:p>0.000570485999560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uble_20_Dash_20_Dot" draw:display-name="Double Dash Dot" draw:style="rect" draw:dots1="1" draw:dots1-length="800%" draw:dots2="1" draw:dots2-length="100%" draw:distance="300%"/>
  </office:styles>
</office:document-styles>
</file>